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4.71cm"/>
    </style:style>
    <style:style style:name="co7" style:family="table-column">
      <style:table-column-properties fo:break-before="auto" style:column-width="4.226cm"/>
    </style:style>
    <style:style style:name="co8" style:family="table-column">
      <style:table-column-properties fo:break-before="auto" style:column-width="1.907cm"/>
    </style:style>
    <style:style style:name="co9" style:family="table-column">
      <style:table-column-properties fo:break-before="auto" style:column-width="2.357cm"/>
    </style:style>
    <style:style style:name="co10" style:family="table-column">
      <style:table-column-properties fo:break-before="auto" style:column-width="6.99cm"/>
    </style:style>
    <style:style style:name="co11" style:family="table-column">
      <style:table-column-properties fo:break-before="auto" style:column-width="7.008cm"/>
    </style:style>
    <style:style style:name="co12" style:family="table-column">
      <style:table-column-properties fo:break-before="auto" style:column-width="1.81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1.713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238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3.39cm"/>
    </style:style>
    <style:style style:name="co22" style:family="table-column">
      <style:table-column-properties fo:break-before="auto" style:column-width="2.274cm"/>
    </style:style>
    <style:style style:name="co23" style:family="table-column">
      <style:table-column-properties fo:break-before="auto" style:column-width="1.838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2.26cm"/>
    </style:style>
    <style:style style:name="co26" style:family="table-column">
      <style:table-column-properties fo:break-before="auto" style:column-width="2.055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1.076cm"/>
    </style:style>
    <style:style style:name="co29" style:family="table-column">
      <style:table-column-properties fo:break-before="auto" style:column-width="0.857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0.967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0.788cm"/>
    </style:style>
    <style:style style:name="co34" style:family="table-column">
      <style:table-column-properties fo:break-before="auto" style:column-width="3.157cm"/>
    </style:style>
    <style:style style:name="co35" style:family="table-column">
      <style:table-column-properties fo:break-before="auto" style:column-width="6.763cm"/>
    </style:style>
    <style:style style:name="co36" style:family="table-column">
      <style:table-column-properties fo:break-before="auto" style:column-width="0.907cm"/>
    </style:style>
    <style:style style:name="co37" style:family="table-column">
      <style:table-column-properties fo:break-before="auto" style:column-width="0.714cm"/>
    </style:style>
    <style:style style:name="co38" style:family="table-column">
      <style:table-column-properties fo:break-before="auto" style:column-width="5.766cm"/>
    </style:style>
    <style:style style:name="co39" style:family="table-column">
      <style:table-column-properties fo:break-before="auto" style:column-width="9.021cm"/>
    </style:style>
    <style:style style:name="co40" style:family="table-column">
      <style:table-column-properties fo:break-before="auto" style:column-width="11.109cm"/>
    </style:style>
    <style:style style:name="co41" style:family="table-column">
      <style:table-column-properties fo:break-before="auto" style:column-width="3.688cm"/>
    </style:style>
    <style:style style:name="co42" style:family="table-column">
      <style:table-column-properties fo:break-before="auto" style:column-width="3.399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3.56cm"/>
    </style:style>
    <style:style style:name="co45" style:family="table-column">
      <style:table-column-properties fo:break-before="auto" style:column-width="10.9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818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erif" style:font-name-asian="DejaVu Sans" style:font-name-complex="Noto Sans Arabic UI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ddc8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4e4e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fo:background-color="#fddc88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4e4e4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ff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ferenze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://excelwelt.eu/Excelallg/farbRAL.html</text:p>
          </table:table-cell>
        </table:table-row>
        <table:table-row table:style-name="ro1">
          <table:table-cell office:value-type="string" calcext:value-type="string">
            <text:p>https://encycolorpedia.de</text:p>
          </table:table-cell>
        </table:table-row>
        <table:table-row table:style-name="ro1">
          <table:table-cell office:value-type="string" calcext:value-type="string">
            <text:p>https://www.gyges.dk/Digital%20Luftwaffe%20WW2%20colours.pdf</text:p>
          </table:table-cell>
        </table:table-row>
        <table:table-row table:style-name="ro1">
          <table:table-cell office:value-type="string" calcext:value-type="string">
            <text:p>https://www.hyperscale.com/images/Digital%20RLM%20Colours.pdf</text:p>
          </table:table-cell>
        </table:table-row>
        <table:table-row table:style-name="ro2">
          <table:table-cell office:value-type="string" calcext:value-type="string">
            <text:p><text:a xlink:href="https://emmasplanes.com/index.php/paints/rlm-colors/" xlink:type="simple">https://emmasplanes.com/index.php/paints/rlm-colors/</text:a></text:p>
          </table:table-cell>
        </table:table-row>
        <table:table-row table:style-name="ro1">
          <table:table-cell office:value-type="string" calcext:value-type="string">
            <text:p>http://bwmod.de/index.php/tutorials/farbtabelle</text:p>
          </table:table-cell>
        </table:table-row>
      </table:table>
      <table:table table:name="Ral-Colo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10"/>
          <table:table-cell office:value-type="string" calcext:value-type="string">
            <text:p>GIMP-PALETTE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Name: RAL Farben – Klassisch 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# Version: 1.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# Date: 2024-09-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Export EN</text:p>
          </table:table-cell>
          <table:table-cell office:value-type="string" calcext:value-type="string">
            <text:p># Export DE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reen beige </text:p>
          </table:table-cell>
          <table:table-cell office:value-type="string" calcext:value-type="string">
            <text:p><text:s/>Grünbeige </text:p>
          </table:table-cell>
          <table:table-cell office:value-type="string" calcext:value-type="string">
            <text:p>#CDBA88</text:p>
          </table:table-cell>
          <table:table-cell table:formula="of:=DECIMAL(MID([.$D6];2;2);16)" office:value-type="float" office:value="205" calcext:value-type="float">
            <text:p>205</text:p>
          </table:table-cell>
          <table:table-cell table:formula="of:=DECIMAL(MID([.$D6];4;2);16)" office:value-type="float" office:value="186" calcext:value-type="float">
            <text:p>186</text:p>
          </table:table-cell>
          <table:table-cell table:formula="of:=DECIMAL(MID([.$D6];6;2);16)" office:value-type="float" office:value="136" calcext:value-type="float">
            <text:p>136</text:p>
          </table:table-cell>
          <table:table-cell table:number-columns-repeated="2"/>
          <table:table-cell table:formula="of:=CONCATENATE([.E6];&quot; &quot;;[.F6];&quot; &quot;;[.G6];&quot; &quot;;&quot;RAL&quot;;[.A6];&quot; &quot;;[.B6])" office:value-type="string" office:string-value="205 186 136 RAL1000  Green beige " calcext:value-type="string">
            <text:p>205 186 136 RAL1000 <text:s/>Green beige </text:p>
          </table:table-cell>
          <table:table-cell table:formula="of:=CONCATENATE([.E6];&quot;-&quot;;[.F6];&quot;-&quot;;[.G6];&quot;+&quot;;&quot;RAL&quot;;[.A6];&quot;:&quot;;[.C6])" office:value-type="string" office:string-value="205-186-136+RAL1000: Grünbeige " calcext:value-type="string">
            <text:p>205-186-136+RAL1000: Grünbeige 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<text:s/>Beige </text:p>
          </table:table-cell>
          <table:table-cell office:value-type="string" calcext:value-type="string">
            <text:p>#D2B48C</text:p>
          </table:table-cell>
          <table:table-cell table:formula="of:=DECIMAL(MID([.$D7];2;2);16)" office:value-type="float" office:value="210" calcext:value-type="float">
            <text:p>210</text:p>
          </table:table-cell>
          <table:table-cell table:formula="of:=DECIMAL(MID([.$D7];4;2);16)" office:value-type="float" office:value="180" calcext:value-type="float">
            <text:p>180</text:p>
          </table:table-cell>
          <table:table-cell table:formula="of:=DECIMAL(MID([.$D7];6;2);16)" office:value-type="float" office:value="140" calcext:value-type="float">
            <text:p>140</text:p>
          </table:table-cell>
          <table:table-cell table:number-columns-repeated="2"/>
          <table:table-cell table:formula="of:=CONCATENATE([.E7];&quot; &quot;;[.F7];&quot; &quot;;[.G7];&quot; &quot;;&quot;RAL&quot;;[.A7];&quot; &quot;;[.B7])" office:value-type="string" office:string-value="210 180 140 RAL1001  Beige " calcext:value-type="string">
            <text:p>210 180 140 RAL1001 <text:s/>Beige </text:p>
          </table:table-cell>
          <table:table-cell table:formula="of:=CONCATENATE([.E7];&quot;-&quot;;[.F7];&quot;-&quot;;[.G7];&quot;+&quot;;&quot;RAL&quot;;[.A7];&quot;:&quot;;[.C7])" office:value-type="string" office:string-value="210-180-140+RAL1001: Beige " calcext:value-type="string">
            <text:p>210-180-140+RAL1001: Beige 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Sand yellow </text:p>
          </table:table-cell>
          <table:table-cell office:value-type="string" calcext:value-type="string">
            <text:p><text:s/>Sandgelb </text:p>
          </table:table-cell>
          <table:table-cell office:value-type="string" calcext:value-type="string">
            <text:p>#D5AE77</text:p>
          </table:table-cell>
          <table:table-cell table:formula="of:=DECIMAL(MID([.$D8];2;2);16)" office:value-type="float" office:value="213" calcext:value-type="float">
            <text:p>213</text:p>
          </table:table-cell>
          <table:table-cell table:formula="of:=DECIMAL(MID([.$D8];4;2);16)" office:value-type="float" office:value="174" calcext:value-type="float">
            <text:p>174</text:p>
          </table:table-cell>
          <table:table-cell table:formula="of:=DECIMAL(MID([.$D8];6;2);16)" office:value-type="float" office:value="119" calcext:value-type="float">
            <text:p>119</text:p>
          </table:table-cell>
          <table:table-cell table:number-columns-repeated="2"/>
          <table:table-cell table:formula="of:=CONCATENATE([.E8];&quot; &quot;;[.F8];&quot; &quot;;[.G8];&quot; &quot;;&quot;RAL&quot;;[.A8];&quot; &quot;;[.B8])" office:value-type="string" office:string-value="213 174 119 RAL1002  Sand yellow " calcext:value-type="string">
            <text:p>213 174 119 RAL1002 <text:s/>Sand yellow </text:p>
          </table:table-cell>
          <table:table-cell table:formula="of:=CONCATENATE([.E8];&quot;-&quot;;[.F8];&quot;-&quot;;[.G8];&quot;+&quot;;&quot;RAL&quot;;[.A8];&quot;:&quot;;[.C8])" office:value-type="string" office:string-value="213-174-119+RAL1002: Sandgelb " calcext:value-type="string">
            <text:p>213-174-119+RAL1002: Sandgelb 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Signal yellow </text:p>
          </table:table-cell>
          <table:table-cell office:value-type="string" calcext:value-type="string">
            <text:p><text:s/>Signalgelb </text:p>
          </table:table-cell>
          <table:table-cell office:value-type="string" calcext:value-type="string">
            <text:p>#FAAC26</text:p>
          </table:table-cell>
          <table:table-cell table:formula="of:=DECIMAL(MID([.$D9];2;2);16)" office:value-type="float" office:value="250" calcext:value-type="float">
            <text:p>250</text:p>
          </table:table-cell>
          <table:table-cell table:formula="of:=DECIMAL(MID([.$D9];4;2);16)" office:value-type="float" office:value="172" calcext:value-type="float">
            <text:p>172</text:p>
          </table:table-cell>
          <table:table-cell table:formula="of:=DECIMAL(MID([.$D9];6;2);16)" office:value-type="float" office:value="38" calcext:value-type="float">
            <text:p>38</text:p>
          </table:table-cell>
          <table:table-cell table:number-columns-repeated="2"/>
          <table:table-cell table:formula="of:=CONCATENATE([.E9];&quot; &quot;;[.F9];&quot; &quot;;[.G9];&quot; &quot;;&quot;RAL&quot;;[.A9];&quot; &quot;;[.B9])" office:value-type="string" office:string-value="250 172 38 RAL1003  Signal yellow " calcext:value-type="string">
            <text:p>250 172 38 RAL1003 <text:s/>Signal yellow </text:p>
          </table:table-cell>
          <table:table-cell table:formula="of:=CONCATENATE([.E9];&quot;-&quot;;[.F9];&quot;-&quot;;[.G9];&quot;+&quot;;&quot;RAL&quot;;[.A9];&quot;:&quot;;[.C9])" office:value-type="string" office:string-value="250-172-38+RAL1003: Signalgelb " calcext:value-type="string">
            <text:p>250-172-38+RAL1003: Signalgelb 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Golden yellow </text:p>
          </table:table-cell>
          <table:table-cell office:value-type="string" calcext:value-type="string">
            <text:p><text:s/>Goldgelb </text:p>
          </table:table-cell>
          <table:table-cell office:value-type="string" calcext:value-type="string">
            <text:p>#E6A222</text:p>
          </table:table-cell>
          <table:table-cell table:formula="of:=DECIMAL(MID([.$D10];2;2);16)" office:value-type="float" office:value="230" calcext:value-type="float">
            <text:p>230</text:p>
          </table:table-cell>
          <table:table-cell table:formula="of:=DECIMAL(MID([.$D10];4;2);16)" office:value-type="float" office:value="162" calcext:value-type="float">
            <text:p>162</text:p>
          </table:table-cell>
          <table:table-cell table:formula="of:=DECIMAL(MID([.$D10];6;2);16)" office:value-type="float" office:value="34" calcext:value-type="float">
            <text:p>34</text:p>
          </table:table-cell>
          <table:table-cell table:number-columns-repeated="2"/>
          <table:table-cell table:formula="of:=CONCATENATE([.E10];&quot; &quot;;[.F10];&quot; &quot;;[.G10];&quot; &quot;;&quot;RAL&quot;;[.A10];&quot; &quot;;[.B10])" office:value-type="string" office:string-value="230 162 34 RAL1004  Golden yellow " calcext:value-type="string">
            <text:p>230 162 34 RAL1004 <text:s/>Golden yellow </text:p>
          </table:table-cell>
          <table:table-cell table:formula="of:=CONCATENATE([.E10];&quot;-&quot;;[.F10];&quot;-&quot;;[.G10];&quot;+&quot;;&quot;RAL&quot;;[.A10];&quot;:&quot;;[.C10])" office:value-type="string" office:string-value="230-162-34+RAL1004: Goldgelb " calcext:value-type="string">
            <text:p>230-162-34+RAL1004: Goldgelb 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Honey yellow </text:p>
          </table:table-cell>
          <table:table-cell office:value-type="string" calcext:value-type="string">
            <text:p><text:s/>Honiggelb </text:p>
          </table:table-cell>
          <table:table-cell office:value-type="string" calcext:value-type="string">
            <text:p>#CF9527</text:p>
          </table:table-cell>
          <table:table-cell table:formula="of:=DECIMAL(MID([.$D11];2;2);16)" office:value-type="float" office:value="207" calcext:value-type="float">
            <text:p>207</text:p>
          </table:table-cell>
          <table:table-cell table:formula="of:=DECIMAL(MID([.$D11];4;2);16)" office:value-type="float" office:value="149" calcext:value-type="float">
            <text:p>149</text:p>
          </table:table-cell>
          <table:table-cell table:formula="of:=DECIMAL(MID([.$D11];6;2);16)" office:value-type="float" office:value="39" calcext:value-type="float">
            <text:p>39</text:p>
          </table:table-cell>
          <table:table-cell table:number-columns-repeated="2"/>
          <table:table-cell table:formula="of:=CONCATENATE([.E11];&quot; &quot;;[.F11];&quot; &quot;;[.G11];&quot; &quot;;&quot;RAL&quot;;[.A11];&quot; &quot;;[.B11])" office:value-type="string" office:string-value="207 149 39 RAL1005  Honey yellow " calcext:value-type="string">
            <text:p>207 149 39 RAL1005 <text:s/>Honey yellow </text:p>
          </table:table-cell>
          <table:table-cell table:formula="of:=CONCATENATE([.E11];&quot;-&quot;;[.F11];&quot;-&quot;;[.G11];&quot;+&quot;;&quot;RAL&quot;;[.A11];&quot;:&quot;;[.C11])" office:value-type="string" office:string-value="207-149-39+RAL1005: Honiggelb " calcext:value-type="string">
            <text:p>207-149-39+RAL1005: Honiggelb 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Maize yellow </text:p>
          </table:table-cell>
          <table:table-cell office:value-type="string" calcext:value-type="string">
            <text:p><text:s/>Maisgelb </text:p>
          </table:table-cell>
          <table:table-cell office:value-type="string" calcext:value-type="string">
            <text:p>#E49624</text:p>
          </table:table-cell>
          <table:table-cell table:formula="of:=DECIMAL(MID([.$D12];2;2);16)" office:value-type="float" office:value="228" calcext:value-type="float">
            <text:p>228</text:p>
          </table:table-cell>
          <table:table-cell table:formula="of:=DECIMAL(MID([.$D12];4;2);16)" office:value-type="float" office:value="150" calcext:value-type="float">
            <text:p>150</text:p>
          </table:table-cell>
          <table:table-cell table:formula="of:=DECIMAL(MID([.$D12];6;2);16)" office:value-type="float" office:value="36" calcext:value-type="float">
            <text:p>36</text:p>
          </table:table-cell>
          <table:table-cell table:number-columns-repeated="2"/>
          <table:table-cell table:formula="of:=CONCATENATE([.E12];&quot; &quot;;[.F12];&quot; &quot;;[.G12];&quot; &quot;;&quot;RAL&quot;;[.A12];&quot; &quot;;[.B12])" office:value-type="string" office:string-value="228 150 36 RAL1006  Maize yellow " calcext:value-type="string">
            <text:p>228 150 36 RAL1006 <text:s/>Maize yellow </text:p>
          </table:table-cell>
          <table:table-cell table:formula="of:=CONCATENATE([.E12];&quot;-&quot;;[.F12];&quot;-&quot;;[.G12];&quot;+&quot;;&quot;RAL&quot;;[.A12];&quot;:&quot;;[.C12])" office:value-type="string" office:string-value="228-150-36+RAL1006: Maisgelb " calcext:value-type="string">
            <text:p>228-150-36+RAL1006: Maisgelb 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Daffodil yellow </text:p>
          </table:table-cell>
          <table:table-cell office:value-type="string" calcext:value-type="string">
            <text:p><text:s/>Narzissengelb </text:p>
          </table:table-cell>
          <table:table-cell office:value-type="string" calcext:value-type="string">
            <text:p>#EB9322</text:p>
          </table:table-cell>
          <table:table-cell table:formula="of:=DECIMAL(MID([.$D13];2;2);16)" office:value-type="float" office:value="235" calcext:value-type="float">
            <text:p>235</text:p>
          </table:table-cell>
          <table:table-cell table:formula="of:=DECIMAL(MID([.$D13];4;2);16)" office:value-type="float" office:value="147" calcext:value-type="float">
            <text:p>147</text:p>
          </table:table-cell>
          <table:table-cell table:formula="of:=DECIMAL(MID([.$D13];6;2);16)" office:value-type="float" office:value="34" calcext:value-type="float">
            <text:p>34</text:p>
          </table:table-cell>
          <table:table-cell table:number-columns-repeated="2"/>
          <table:table-cell table:formula="of:=CONCATENATE([.E13];&quot; &quot;;[.F13];&quot; &quot;;[.G13];&quot; &quot;;&quot;RAL&quot;;[.A13];&quot; &quot;;[.B13])" office:value-type="string" office:string-value="235 147 34 RAL1007  Daffodil yellow " calcext:value-type="string">
            <text:p>235 147 34 RAL1007 <text:s/>Daffodil yellow </text:p>
          </table:table-cell>
          <table:table-cell table:formula="of:=CONCATENATE([.E13];&quot;-&quot;;[.F13];&quot;-&quot;;[.G13];&quot;+&quot;;&quot;RAL&quot;;[.A13];&quot;:&quot;;[.C13])" office:value-type="string" office:string-value="235-147-34+RAL1007: Narzissengelb " calcext:value-type="string">
            <text:p>235-147-34+RAL1007: Narzissengelb 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Brown beige </text:p>
          </table:table-cell>
          <table:table-cell office:value-type="string" calcext:value-type="string">
            <text:p><text:s/>Braunbeige </text:p>
          </table:table-cell>
          <table:table-cell office:value-type="string" calcext:value-type="string">
            <text:p>#B4885D</text:p>
          </table:table-cell>
          <table:table-cell table:formula="of:=DECIMAL(MID([.$D14];2;2);16)" office:value-type="float" office:value="180" calcext:value-type="float">
            <text:p>180</text:p>
          </table:table-cell>
          <table:table-cell table:formula="of:=DECIMAL(MID([.$D14];4;2);16)" office:value-type="float" office:value="136" calcext:value-type="float">
            <text:p>136</text:p>
          </table:table-cell>
          <table:table-cell table:formula="of:=DECIMAL(MID([.$D14];6;2);16)" office:value-type="float" office:value="93" calcext:value-type="float">
            <text:p>93</text:p>
          </table:table-cell>
          <table:table-cell table:number-columns-repeated="2"/>
          <table:table-cell table:formula="of:=CONCATENATE([.E14];&quot; &quot;;[.F14];&quot; &quot;;[.G14];&quot; &quot;;&quot;RAL&quot;;[.A14];&quot; &quot;;[.B14])" office:value-type="string" office:string-value="180 136 93 RAL1011  Brown beige " calcext:value-type="string">
            <text:p>180 136 93 RAL1011 <text:s/>Brown beige </text:p>
          </table:table-cell>
          <table:table-cell table:formula="of:=CONCATENATE([.E14];&quot;-&quot;;[.F14];&quot;-&quot;;[.G14];&quot;+&quot;;&quot;RAL&quot;;[.A14];&quot;:&quot;;[.C14])" office:value-type="string" office:string-value="180-136-93+RAL1011: Braunbeige " calcext:value-type="string">
            <text:p>180-136-93+RAL1011: Braunbeige 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Lemon yellow </text:p>
          </table:table-cell>
          <table:table-cell office:value-type="string" calcext:value-type="string">
            <text:p><text:s/>Zitronengelb </text:p>
          </table:table-cell>
          <table:table-cell office:value-type="string" calcext:value-type="string">
            <text:p>#DFB342</text:p>
          </table:table-cell>
          <table:table-cell table:formula="of:=DECIMAL(MID([.$D15];2;2);16)" office:value-type="float" office:value="223" calcext:value-type="float">
            <text:p>223</text:p>
          </table:table-cell>
          <table:table-cell table:formula="of:=DECIMAL(MID([.$D15];4;2);16)" office:value-type="float" office:value="179" calcext:value-type="float">
            <text:p>179</text:p>
          </table:table-cell>
          <table:table-cell table:formula="of:=DECIMAL(MID([.$D15];6;2);16)" office:value-type="float" office:value="66" calcext:value-type="float">
            <text:p>66</text:p>
          </table:table-cell>
          <table:table-cell table:number-columns-repeated="2"/>
          <table:table-cell table:formula="of:=CONCATENATE([.E15];&quot; &quot;;[.F15];&quot; &quot;;[.G15];&quot; &quot;;&quot;RAL&quot;;[.A15];&quot; &quot;;[.B15])" office:value-type="string" office:string-value="223 179 66 RAL1012  Lemon yellow " calcext:value-type="string">
            <text:p>223 179 66 RAL1012 <text:s/>Lemon yellow </text:p>
          </table:table-cell>
          <table:table-cell table:formula="of:=CONCATENATE([.E15];&quot;-&quot;;[.F15];&quot;-&quot;;[.G15];&quot;+&quot;;&quot;RAL&quot;;[.A15];&quot;:&quot;;[.C15])" office:value-type="string" office:string-value="223-179-66+RAL1012: Zitronengelb " calcext:value-type="string">
            <text:p>223-179-66+RAL1012: Zitronengelb 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Oyster white </text:p>
          </table:table-cell>
          <table:table-cell office:value-type="string" calcext:value-type="string">
            <text:p><text:s/>Perlweiß </text:p>
          </table:table-cell>
          <table:table-cell office:value-type="string" calcext:value-type="string">
            <text:p>#E5DCCB</text:p>
          </table:table-cell>
          <table:table-cell table:formula="of:=DECIMAL(MID([.$D16];2;2);16)" office:value-type="float" office:value="229" calcext:value-type="float">
            <text:p>229</text:p>
          </table:table-cell>
          <table:table-cell table:formula="of:=DECIMAL(MID([.$D16];4;2);16)" office:value-type="float" office:value="220" calcext:value-type="float">
            <text:p>220</text:p>
          </table:table-cell>
          <table:table-cell table:formula="of:=DECIMAL(MID([.$D16];6;2);16)" office:value-type="float" office:value="203" calcext:value-type="float">
            <text:p>203</text:p>
          </table:table-cell>
          <table:table-cell table:number-columns-repeated="2"/>
          <table:table-cell table:formula="of:=CONCATENATE([.E16];&quot; &quot;;[.F16];&quot; &quot;;[.G16];&quot; &quot;;&quot;RAL&quot;;[.A16];&quot; &quot;;[.B16])" office:value-type="string" office:string-value="229 220 203 RAL1013  Oyster white " calcext:value-type="string">
            <text:p>229 220 203 RAL1013 <text:s/>Oyster white </text:p>
          </table:table-cell>
          <table:table-cell table:formula="of:=CONCATENATE([.E16];&quot;-&quot;;[.F16];&quot;-&quot;;[.G16];&quot;+&quot;;&quot;RAL&quot;;[.A16];&quot;:&quot;;[.C16])" office:value-type="string" office:string-value="229-220-203+RAL1013: Perlweiß " calcext:value-type="string">
            <text:p>229-220-203+RAL1013: Perlweiß 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Ivory </text:p>
          </table:table-cell>
          <table:table-cell office:value-type="string" calcext:value-type="string">
            <text:p><text:s/>Elfenbein </text:p>
          </table:table-cell>
          <table:table-cell office:value-type="string" calcext:value-type="string">
            <text:p>#DFC79F</text:p>
          </table:table-cell>
          <table:table-cell table:formula="of:=DECIMAL(MID([.$D17];2;2);16)" office:value-type="float" office:value="223" calcext:value-type="float">
            <text:p>223</text:p>
          </table:table-cell>
          <table:table-cell table:formula="of:=DECIMAL(MID([.$D17];4;2);16)" office:value-type="float" office:value="199" calcext:value-type="float">
            <text:p>199</text:p>
          </table:table-cell>
          <table:table-cell table:formula="of:=DECIMAL(MID([.$D17];6;2);16)" office:value-type="float" office:value="159" calcext:value-type="float">
            <text:p>159</text:p>
          </table:table-cell>
          <table:table-cell table:number-columns-repeated="2"/>
          <table:table-cell table:formula="of:=CONCATENATE([.E17];&quot; &quot;;[.F17];&quot; &quot;;[.G17];&quot; &quot;;&quot;RAL&quot;;[.A17];&quot; &quot;;[.B17])" office:value-type="string" office:string-value="223 199 159 RAL1014  Ivory " calcext:value-type="string">
            <text:p>223 199 159 RAL1014 <text:s/>Ivory </text:p>
          </table:table-cell>
          <table:table-cell table:formula="of:=CONCATENATE([.E17];&quot;-&quot;;[.F17];&quot;-&quot;;[.G17];&quot;+&quot;;&quot;RAL&quot;;[.A17];&quot;:&quot;;[.C17])" office:value-type="string" office:string-value="223-199-159+RAL1014: Elfenbein " calcext:value-type="string">
            <text:p>223-199-159+RAL1014: Elfenbein 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Light ivory </text:p>
          </table:table-cell>
          <table:table-cell office:value-type="string" calcext:value-type="string">
            <text:p><text:s/>Hellelfenbein </text:p>
          </table:table-cell>
          <table:table-cell office:value-type="string" calcext:value-type="string">
            <text:p>#E8D6BB</text:p>
          </table:table-cell>
          <table:table-cell table:formula="of:=DECIMAL(MID([.$D18];2;2);16)" office:value-type="float" office:value="232" calcext:value-type="float">
            <text:p>232</text:p>
          </table:table-cell>
          <table:table-cell table:formula="of:=DECIMAL(MID([.$D18];4;2);16)" office:value-type="float" office:value="214" calcext:value-type="float">
            <text:p>214</text:p>
          </table:table-cell>
          <table:table-cell table:formula="of:=DECIMAL(MID([.$D18];6;2);16)" office:value-type="float" office:value="187" calcext:value-type="float">
            <text:p>187</text:p>
          </table:table-cell>
          <table:table-cell table:number-columns-repeated="2"/>
          <table:table-cell table:formula="of:=CONCATENATE([.E18];&quot; &quot;;[.F18];&quot; &quot;;[.G18];&quot; &quot;;&quot;RAL&quot;;[.A18];&quot; &quot;;[.B18])" office:value-type="string" office:string-value="232 214 187 RAL1015  Light ivory " calcext:value-type="string">
            <text:p>232 214 187 RAL1015 <text:s/>Light ivory </text:p>
          </table:table-cell>
          <table:table-cell table:formula="of:=CONCATENATE([.E18];&quot;-&quot;;[.F18];&quot;-&quot;;[.G18];&quot;+&quot;;&quot;RAL&quot;;[.A18];&quot;:&quot;;[.C18])" office:value-type="string" office:string-value="232-214-187+RAL1015: Hellelfenbein " calcext:value-type="string">
            <text:p>232-214-187+RAL1015: Hellelfenbein 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Sulfur yellow </text:p>
          </table:table-cell>
          <table:table-cell office:value-type="string" calcext:value-type="string">
            <text:p><text:s/>Schwefelgelb </text:p>
          </table:table-cell>
          <table:table-cell office:value-type="string" calcext:value-type="string">
            <text:p>#F3E04C</text:p>
          </table:table-cell>
          <table:table-cell table:formula="of:=DECIMAL(MID([.$D19];2;2);16)" office:value-type="float" office:value="243" calcext:value-type="float">
            <text:p>243</text:p>
          </table:table-cell>
          <table:table-cell table:formula="of:=DECIMAL(MID([.$D19];4;2);16)" office:value-type="float" office:value="224" calcext:value-type="float">
            <text:p>224</text:p>
          </table:table-cell>
          <table:table-cell table:formula="of:=DECIMAL(MID([.$D19];6;2);16)" office:value-type="float" office:value="76" calcext:value-type="float">
            <text:p>76</text:p>
          </table:table-cell>
          <table:table-cell table:number-columns-repeated="2"/>
          <table:table-cell table:formula="of:=CONCATENATE([.E19];&quot; &quot;;[.F19];&quot; &quot;;[.G19];&quot; &quot;;&quot;RAL&quot;;[.A19];&quot; &quot;;[.B19])" office:value-type="string" office:string-value="243 224 76 RAL1016  Sulfur yellow " calcext:value-type="string">
            <text:p>243 224 76 RAL1016 <text:s/>Sulfur yellow </text:p>
          </table:table-cell>
          <table:table-cell table:formula="of:=CONCATENATE([.E19];&quot;-&quot;;[.F19];&quot;-&quot;;[.G19];&quot;+&quot;;&quot;RAL&quot;;[.A19];&quot;:&quot;;[.C19])" office:value-type="string" office:string-value="243-224-76+RAL1016: Schwefelgelb " calcext:value-type="string">
            <text:p>243-224-76+RAL1016: Schwefelgelb 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Saffron yellow </text:p>
          </table:table-cell>
          <table:table-cell office:value-type="string" calcext:value-type="string">
            <text:p><text:s/>Safrangelb </text:p>
          </table:table-cell>
          <table:table-cell office:value-type="string" calcext:value-type="string">
            <text:p>#F7AD5D</text:p>
          </table:table-cell>
          <table:table-cell table:formula="of:=DECIMAL(MID([.$D20];2;2);16)" office:value-type="float" office:value="247" calcext:value-type="float">
            <text:p>247</text:p>
          </table:table-cell>
          <table:table-cell table:formula="of:=DECIMAL(MID([.$D20];4;2);16)" office:value-type="float" office:value="173" calcext:value-type="float">
            <text:p>173</text:p>
          </table:table-cell>
          <table:table-cell table:formula="of:=DECIMAL(MID([.$D20];6;2);16)" office:value-type="float" office:value="93" calcext:value-type="float">
            <text:p>93</text:p>
          </table:table-cell>
          <table:table-cell table:number-columns-repeated="2"/>
          <table:table-cell table:formula="of:=CONCATENATE([.E20];&quot; &quot;;[.F20];&quot; &quot;;[.G20];&quot; &quot;;&quot;RAL&quot;;[.A20];&quot; &quot;;[.B20])" office:value-type="string" office:string-value="247 173 93 RAL1017  Saffron yellow " calcext:value-type="string">
            <text:p>247 173 93 RAL1017 <text:s/>Saffron yellow </text:p>
          </table:table-cell>
          <table:table-cell table:formula="of:=CONCATENATE([.E20];&quot;-&quot;;[.F20];&quot;-&quot;;[.G20];&quot;+&quot;;&quot;RAL&quot;;[.A20];&quot;:&quot;;[.C20])" office:value-type="string" office:string-value="247-173-93+RAL1017: Safrangelb " calcext:value-type="string">
            <text:p>247-173-93+RAL1017: Safrangelb 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Zinc yellow </text:p>
          </table:table-cell>
          <table:table-cell office:value-type="string" calcext:value-type="string">
            <text:p><text:s/>Zinkgelb </text:p>
          </table:table-cell>
          <table:table-cell office:value-type="string" calcext:value-type="string">
            <text:p>#FDCF49</text:p>
          </table:table-cell>
          <table:table-cell table:formula="of:=DECIMAL(MID([.$D21];2;2);16)" office:value-type="float" office:value="253" calcext:value-type="float">
            <text:p>253</text:p>
          </table:table-cell>
          <table:table-cell table:formula="of:=DECIMAL(MID([.$D21];4;2);16)" office:value-type="float" office:value="207" calcext:value-type="float">
            <text:p>207</text:p>
          </table:table-cell>
          <table:table-cell table:formula="of:=DECIMAL(MID([.$D21];6;2);16)" office:value-type="float" office:value="73" calcext:value-type="float">
            <text:p>73</text:p>
          </table:table-cell>
          <table:table-cell table:number-columns-repeated="2"/>
          <table:table-cell table:formula="of:=CONCATENATE([.E21];&quot; &quot;;[.F21];&quot; &quot;;[.G21];&quot; &quot;;&quot;RAL&quot;;[.A21];&quot; &quot;;[.B21])" office:value-type="string" office:string-value="253 207 73 RAL1018  Zinc yellow " calcext:value-type="string">
            <text:p>253 207 73 RAL1018 <text:s/>Zinc yellow </text:p>
          </table:table-cell>
          <table:table-cell table:formula="of:=CONCATENATE([.E21];&quot;-&quot;;[.F21];&quot;-&quot;;[.G21];&quot;+&quot;;&quot;RAL&quot;;[.A21];&quot;:&quot;;[.C21])" office:value-type="string" office:string-value="253-207-73+RAL1018: Zinkgelb " calcext:value-type="string">
            <text:p>253-207-73+RAL1018: Zinkgelb 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Grey beige </text:p>
          </table:table-cell>
          <table:table-cell office:value-type="string" calcext:value-type="string">
            <text:p><text:s/>Graubeige </text:p>
          </table:table-cell>
          <table:table-cell office:value-type="string" calcext:value-type="string">
            <text:p>#A89481</text:p>
          </table:table-cell>
          <table:table-cell table:formula="of:=DECIMAL(MID([.$D22];2;2);16)" office:value-type="float" office:value="168" calcext:value-type="float">
            <text:p>168</text:p>
          </table:table-cell>
          <table:table-cell table:formula="of:=DECIMAL(MID([.$D22];4;2);16)" office:value-type="float" office:value="148" calcext:value-type="float">
            <text:p>148</text:p>
          </table:table-cell>
          <table:table-cell table:formula="of:=DECIMAL(MID([.$D22];6;2);16)" office:value-type="float" office:value="129" calcext:value-type="float">
            <text:p>129</text:p>
          </table:table-cell>
          <table:table-cell table:number-columns-repeated="2"/>
          <table:table-cell table:formula="of:=CONCATENATE([.E22];&quot; &quot;;[.F22];&quot; &quot;;[.G22];&quot; &quot;;&quot;RAL&quot;;[.A22];&quot; &quot;;[.B22])" office:value-type="string" office:string-value="168 148 129 RAL1019  Grey beige " calcext:value-type="string">
            <text:p>168 148 129 RAL1019 <text:s/>Grey beige </text:p>
          </table:table-cell>
          <table:table-cell table:formula="of:=CONCATENATE([.E22];&quot;-&quot;;[.F22];&quot;-&quot;;[.G22];&quot;+&quot;;&quot;RAL&quot;;[.A22];&quot;:&quot;;[.C22])" office:value-type="string" office:string-value="168-148-129+RAL1019: Graubeige " calcext:value-type="string">
            <text:p>168-148-129+RAL1019: Graubeige 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Olive yellow </text:p>
          </table:table-cell>
          <table:table-cell office:value-type="string" calcext:value-type="string">
            <text:p><text:s/>Olivgelb </text:p>
          </table:table-cell>
          <table:table-cell office:value-type="string" calcext:value-type="string">
            <text:p>#A5946D</text:p>
          </table:table-cell>
          <table:table-cell table:formula="of:=DECIMAL(MID([.$D23];2;2);16)" office:value-type="float" office:value="165" calcext:value-type="float">
            <text:p>165</text:p>
          </table:table-cell>
          <table:table-cell table:formula="of:=DECIMAL(MID([.$D23];4;2);16)" office:value-type="float" office:value="148" calcext:value-type="float">
            <text:p>148</text:p>
          </table:table-cell>
          <table:table-cell table:formula="of:=DECIMAL(MID([.$D23];6;2);16)" office:value-type="float" office:value="109" calcext:value-type="float">
            <text:p>109</text:p>
          </table:table-cell>
          <table:table-cell table:number-columns-repeated="2"/>
          <table:table-cell table:formula="of:=CONCATENATE([.E23];&quot; &quot;;[.F23];&quot; &quot;;[.G23];&quot; &quot;;&quot;RAL&quot;;[.A23];&quot; &quot;;[.B23])" office:value-type="string" office:string-value="165 148 109 RAL1020  Olive yellow " calcext:value-type="string">
            <text:p>165 148 109 RAL1020 <text:s/>Olive yellow </text:p>
          </table:table-cell>
          <table:table-cell table:formula="of:=CONCATENATE([.E23];&quot;-&quot;;[.F23];&quot;-&quot;;[.G23];&quot;+&quot;;&quot;RAL&quot;;[.A23];&quot;:&quot;;[.C23])" office:value-type="string" office:string-value="165-148-109+RAL1020: Olivgelb " calcext:value-type="string">
            <text:p>165-148-109+RAL1020: Olivgelb 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Colza yellow </text:p>
          </table:table-cell>
          <table:table-cell office:value-type="string" calcext:value-type="string">
            <text:p><text:s/>Rapsgelb </text:p>
          </table:table-cell>
          <table:table-cell office:value-type="string" calcext:value-type="string">
            <text:p>#F8B900</text:p>
          </table:table-cell>
          <table:table-cell table:formula="of:=DECIMAL(MID([.$D24];2;2);16)" office:value-type="float" office:value="248" calcext:value-type="float">
            <text:p>248</text:p>
          </table:table-cell>
          <table:table-cell table:formula="of:=DECIMAL(MID([.$D24];4;2);16)" office:value-type="float" office:value="185" calcext:value-type="float">
            <text:p>185</text:p>
          </table:table-cell>
          <table:table-cell table:formula="of:=DECIMAL(MID([.$D24];6;2);16)" office:value-type="float" office:value="0" calcext:value-type="float">
            <text:p>0</text:p>
          </table:table-cell>
          <table:table-cell table:number-columns-repeated="2"/>
          <table:table-cell table:formula="of:=CONCATENATE([.E24];&quot; &quot;;[.F24];&quot; &quot;;[.G24];&quot; &quot;;&quot;RAL&quot;;[.A24];&quot; &quot;;[.B24])" office:value-type="string" office:string-value="248 185 0 RAL1021  Colza yellow " calcext:value-type="string">
            <text:p>248 185 0 RAL1021 <text:s/>Colza yellow </text:p>
          </table:table-cell>
          <table:table-cell table:formula="of:=CONCATENATE([.E24];&quot;-&quot;;[.F24];&quot;-&quot;;[.G24];&quot;+&quot;;&quot;RAL&quot;;[.A24];&quot;:&quot;;[.C24])" office:value-type="string" office:string-value="248-185-0+RAL1021: Rapsgelb " calcext:value-type="string">
            <text:p>248-185-0+RAL1021: Rapsgelb 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Traffic yellow </text:p>
          </table:table-cell>
          <table:table-cell office:value-type="string" calcext:value-type="string">
            <text:p><text:s/>Verkehrsgelb </text:p>
          </table:table-cell>
          <table:table-cell office:value-type="string" calcext:value-type="string">
            <text:p>#F9BA09</text:p>
          </table:table-cell>
          <table:table-cell table:formula="of:=DECIMAL(MID([.$D25];2;2);16)" office:value-type="float" office:value="249" calcext:value-type="float">
            <text:p>249</text:p>
          </table:table-cell>
          <table:table-cell table:formula="of:=DECIMAL(MID([.$D25];4;2);16)" office:value-type="float" office:value="186" calcext:value-type="float">
            <text:p>186</text:p>
          </table:table-cell>
          <table:table-cell table:formula="of:=DECIMAL(MID([.$D25];6;2);16)" office:value-type="float" office:value="9" calcext:value-type="float">
            <text:p>9</text:p>
          </table:table-cell>
          <table:table-cell table:number-columns-repeated="2"/>
          <table:table-cell table:formula="of:=CONCATENATE([.E25];&quot; &quot;;[.F25];&quot; &quot;;[.G25];&quot; &quot;;&quot;RAL&quot;;[.A25];&quot; &quot;;[.B25])" office:value-type="string" office:string-value="249 186 9 RAL1023  Traffic yellow " calcext:value-type="string">
            <text:p>249 186 9 RAL1023 <text:s/>Traffic yellow </text:p>
          </table:table-cell>
          <table:table-cell table:formula="of:=CONCATENATE([.E25];&quot;-&quot;;[.F25];&quot;-&quot;;[.G25];&quot;+&quot;;&quot;RAL&quot;;[.A25];&quot;:&quot;;[.C25])" office:value-type="string" office:string-value="249-186-9+RAL1023: Verkehrsgelb " calcext:value-type="string">
            <text:p>249-186-9+RAL1023: Verkehrsgelb 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Ochre yellow </text:p>
          </table:table-cell>
          <table:table-cell office:value-type="string" calcext:value-type="string">
            <text:p><text:s/>Ockergelb </text:p>
          </table:table-cell>
          <table:table-cell office:value-type="string" calcext:value-type="string">
            <text:p>#BD955A</text:p>
          </table:table-cell>
          <table:table-cell table:formula="of:=DECIMAL(MID([.$D26];2;2);16)" office:value-type="float" office:value="189" calcext:value-type="float">
            <text:p>189</text:p>
          </table:table-cell>
          <table:table-cell table:formula="of:=DECIMAL(MID([.$D26];4;2);16)" office:value-type="float" office:value="149" calcext:value-type="float">
            <text:p>149</text:p>
          </table:table-cell>
          <table:table-cell table:formula="of:=DECIMAL(MID([.$D26];6;2);16)" office:value-type="float" office:value="90" calcext:value-type="float">
            <text:p>90</text:p>
          </table:table-cell>
          <table:table-cell table:number-columns-repeated="2"/>
          <table:table-cell table:formula="of:=CONCATENATE([.E26];&quot; &quot;;[.F26];&quot; &quot;;[.G26];&quot; &quot;;&quot;RAL&quot;;[.A26];&quot; &quot;;[.B26])" office:value-type="string" office:string-value="189 149 90 RAL1024  Ochre yellow " calcext:value-type="string">
            <text:p>189 149 90 RAL1024 <text:s/>Ochre yellow </text:p>
          </table:table-cell>
          <table:table-cell table:formula="of:=CONCATENATE([.E26];&quot;-&quot;;[.F26];&quot;-&quot;;[.G26];&quot;+&quot;;&quot;RAL&quot;;[.A26];&quot;:&quot;;[.C26])" office:value-type="string" office:string-value="189-149-90+RAL1024: Ockergelb " calcext:value-type="string">
            <text:p>189-149-90+RAL1024: Ockergelb 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Luminous yellow </text:p>
          </table:table-cell>
          <table:table-cell office:value-type="string" calcext:value-type="string">
            <text:p><text:s/>Leuchtgelb </text:p>
          </table:table-cell>
          <table:table-cell office:value-type="string" calcext:value-type="string">
            <text:p>#FEFA00</text:p>
          </table:table-cell>
          <table:table-cell table:formula="of:=DECIMAL(MID([.$D27];2;2);16)" office:value-type="float" office:value="254" calcext:value-type="float">
            <text:p>254</text:p>
          </table:table-cell>
          <table:table-cell table:formula="of:=DECIMAL(MID([.$D27];4;2);16)" office:value-type="float" office:value="250" calcext:value-type="float">
            <text:p>250</text:p>
          </table:table-cell>
          <table:table-cell table:formula="of:=DECIMAL(MID([.$D27];6;2);16)" office:value-type="float" office:value="0" calcext:value-type="float">
            <text:p>0</text:p>
          </table:table-cell>
          <table:table-cell table:number-columns-repeated="2"/>
          <table:table-cell table:formula="of:=CONCATENATE([.E27];&quot; &quot;;[.F27];&quot; &quot;;[.G27];&quot; &quot;;&quot;RAL&quot;;[.A27];&quot; &quot;;[.B27])" office:value-type="string" office:string-value="254 250 0 RAL1026  Luminous yellow " calcext:value-type="string">
            <text:p>254 250 0 RAL1026 <text:s/>Luminous yellow </text:p>
          </table:table-cell>
          <table:table-cell table:formula="of:=CONCATENATE([.E27];&quot;-&quot;;[.F27];&quot;-&quot;;[.G27];&quot;+&quot;;&quot;RAL&quot;;[.A27];&quot;:&quot;;[.C27])" office:value-type="string" office:string-value="254-250-0+RAL1026: Leuchtgelb " calcext:value-type="string">
            <text:p>254-250-0+RAL1026: Leuchtgelb 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Curry </text:p>
          </table:table-cell>
          <table:table-cell office:value-type="string" calcext:value-type="string">
            <text:p><text:s/>Currygelb </text:p>
          </table:table-cell>
          <table:table-cell office:value-type="string" calcext:value-type="string">
            <text:p>#AC8635</text:p>
          </table:table-cell>
          <table:table-cell table:formula="of:=DECIMAL(MID([.$D28];2;2);16)" office:value-type="float" office:value="172" calcext:value-type="float">
            <text:p>172</text:p>
          </table:table-cell>
          <table:table-cell table:formula="of:=DECIMAL(MID([.$D28];4;2);16)" office:value-type="float" office:value="134" calcext:value-type="float">
            <text:p>134</text:p>
          </table:table-cell>
          <table:table-cell table:formula="of:=DECIMAL(MID([.$D28];6;2);16)" office:value-type="float" office:value="53" calcext:value-type="float">
            <text:p>53</text:p>
          </table:table-cell>
          <table:table-cell table:number-columns-repeated="2"/>
          <table:table-cell table:formula="of:=CONCATENATE([.E28];&quot; &quot;;[.F28];&quot; &quot;;[.G28];&quot; &quot;;&quot;RAL&quot;;[.A28];&quot; &quot;;[.B28])" office:value-type="string" office:string-value="172 134 53 RAL1027  Curry " calcext:value-type="string">
            <text:p>172 134 53 RAL1027 <text:s/>Curry </text:p>
          </table:table-cell>
          <table:table-cell table:formula="of:=CONCATENATE([.E28];&quot;-&quot;;[.F28];&quot;-&quot;;[.G28];&quot;+&quot;;&quot;RAL&quot;;[.A28];&quot;:&quot;;[.C28])" office:value-type="string" office:string-value="172-134-53+RAL1027: Currygelb " calcext:value-type="string">
            <text:p>172-134-53+RAL1027: Currygelb 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Melon yellow </text:p>
          </table:table-cell>
          <table:table-cell office:value-type="string" calcext:value-type="string">
            <text:p><text:s/>Melonengelb </text:p>
          </table:table-cell>
          <table:table-cell office:value-type="string" calcext:value-type="string">
            <text:p>#FFA100</text:p>
          </table:table-cell>
          <table:table-cell table:formula="of:=DECIMAL(MID([.$D29];2;2);16)" office:value-type="float" office:value="255" calcext:value-type="float">
            <text:p>255</text:p>
          </table:table-cell>
          <table:table-cell table:formula="of:=DECIMAL(MID([.$D29];4;2);16)" office:value-type="float" office:value="161" calcext:value-type="float">
            <text:p>161</text:p>
          </table:table-cell>
          <table:table-cell table:formula="of:=DECIMAL(MID([.$D29];6;2);16)" office:value-type="float" office:value="0" calcext:value-type="float">
            <text:p>0</text:p>
          </table:table-cell>
          <table:table-cell table:number-columns-repeated="2"/>
          <table:table-cell table:formula="of:=CONCATENATE([.E29];&quot; &quot;;[.F29];&quot; &quot;;[.G29];&quot; &quot;;&quot;RAL&quot;;[.A29];&quot; &quot;;[.B29])" office:value-type="string" office:string-value="255 161 0 RAL1028  Melon yellow " calcext:value-type="string">
            <text:p>255 161 0 RAL1028 <text:s/>Melon yellow </text:p>
          </table:table-cell>
          <table:table-cell table:formula="of:=CONCATENATE([.E29];&quot;-&quot;;[.F29];&quot;-&quot;;[.G29];&quot;+&quot;;&quot;RAL&quot;;[.A29];&quot;:&quot;;[.C29])" office:value-type="string" office:string-value="255-161-0+RAL1028: Melonengelb " calcext:value-type="string">
            <text:p>255-161-0+RAL1028: Melonengelb 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Broom yellow </text:p>
          </table:table-cell>
          <table:table-cell office:value-type="string" calcext:value-type="string">
            <text:p><text:s/>Ginstergelb </text:p>
          </table:table-cell>
          <table:table-cell office:value-type="string" calcext:value-type="string">
            <text:p>#E4A72C</text:p>
          </table:table-cell>
          <table:table-cell table:formula="of:=DECIMAL(MID([.$D30];2;2);16)" office:value-type="float" office:value="228" calcext:value-type="float">
            <text:p>228</text:p>
          </table:table-cell>
          <table:table-cell table:formula="of:=DECIMAL(MID([.$D30];4;2);16)" office:value-type="float" office:value="167" calcext:value-type="float">
            <text:p>167</text:p>
          </table:table-cell>
          <table:table-cell table:formula="of:=DECIMAL(MID([.$D30];6;2);16)" office:value-type="float" office:value="44" calcext:value-type="float">
            <text:p>44</text:p>
          </table:table-cell>
          <table:table-cell table:number-columns-repeated="2"/>
          <table:table-cell table:formula="of:=CONCATENATE([.E30];&quot; &quot;;[.F30];&quot; &quot;;[.G30];&quot; &quot;;&quot;RAL&quot;;[.A30];&quot; &quot;;[.B30])" office:value-type="string" office:string-value="228 167 44 RAL1032  Broom yellow " calcext:value-type="string">
            <text:p>228 167 44 RAL1032 <text:s/>Broom yellow </text:p>
          </table:table-cell>
          <table:table-cell table:formula="of:=CONCATENATE([.E30];&quot;-&quot;;[.F30];&quot;-&quot;;[.G30];&quot;+&quot;;&quot;RAL&quot;;[.A30];&quot;:&quot;;[.C30])" office:value-type="string" office:string-value="228-167-44+RAL1032: Ginstergelb " calcext:value-type="string">
            <text:p>228-167-44+RAL1032: Ginstergelb 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Dahlia yellow </text:p>
          </table:table-cell>
          <table:table-cell office:value-type="string" calcext:value-type="string">
            <text:p><text:s/>Dahliengelb </text:p>
          </table:table-cell>
          <table:table-cell office:value-type="string" calcext:value-type="string">
            <text:p>#FB9F3A</text:p>
          </table:table-cell>
          <table:table-cell table:formula="of:=DECIMAL(MID([.$D31];2;2);16)" office:value-type="float" office:value="251" calcext:value-type="float">
            <text:p>251</text:p>
          </table:table-cell>
          <table:table-cell table:formula="of:=DECIMAL(MID([.$D31];4;2);16)" office:value-type="float" office:value="159" calcext:value-type="float">
            <text:p>159</text:p>
          </table:table-cell>
          <table:table-cell table:formula="of:=DECIMAL(MID([.$D31];6;2);16)" office:value-type="float" office:value="58" calcext:value-type="float">
            <text:p>58</text:p>
          </table:table-cell>
          <table:table-cell table:number-columns-repeated="2"/>
          <table:table-cell table:formula="of:=CONCATENATE([.E31];&quot; &quot;;[.F31];&quot; &quot;;[.G31];&quot; &quot;;&quot;RAL&quot;;[.A31];&quot; &quot;;[.B31])" office:value-type="string" office:string-value="251 159 58 RAL1033  Dahlia yellow " calcext:value-type="string">
            <text:p>251 159 58 RAL1033 <text:s/>Dahlia yellow </text:p>
          </table:table-cell>
          <table:table-cell table:formula="of:=CONCATENATE([.E31];&quot;-&quot;;[.F31];&quot;-&quot;;[.G31];&quot;+&quot;;&quot;RAL&quot;;[.A31];&quot;:&quot;;[.C31])" office:value-type="string" office:string-value="251-159-58+RAL1033: Dahliengelb " calcext:value-type="string">
            <text:p>251-159-58+RAL1033: Dahliengelb 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Pastel yellow </text:p>
          </table:table-cell>
          <table:table-cell office:value-type="string" calcext:value-type="string">
            <text:p><text:s/>Pastellgelb </text:p>
          </table:table-cell>
          <table:table-cell office:value-type="string" calcext:value-type="string">
            <text:p>#EDA260</text:p>
          </table:table-cell>
          <table:table-cell table:formula="of:=DECIMAL(MID([.$D32];2;2);16)" office:value-type="float" office:value="237" calcext:value-type="float">
            <text:p>237</text:p>
          </table:table-cell>
          <table:table-cell table:formula="of:=DECIMAL(MID([.$D32];4;2);16)" office:value-type="float" office:value="162" calcext:value-type="float">
            <text:p>162</text:p>
          </table:table-cell>
          <table:table-cell table:formula="of:=DECIMAL(MID([.$D32];6;2);16)" office:value-type="float" office:value="96" calcext:value-type="float">
            <text:p>96</text:p>
          </table:table-cell>
          <table:table-cell table:number-columns-repeated="2"/>
          <table:table-cell table:formula="of:=CONCATENATE([.E32];&quot; &quot;;[.F32];&quot; &quot;;[.G32];&quot; &quot;;&quot;RAL&quot;;[.A32];&quot; &quot;;[.B32])" office:value-type="string" office:string-value="237 162 96 RAL1034  Pastel yellow " calcext:value-type="string">
            <text:p>237 162 96 RAL1034 <text:s/>Pastel yellow </text:p>
          </table:table-cell>
          <table:table-cell table:formula="of:=CONCATENATE([.E32];&quot;-&quot;;[.F32];&quot;-&quot;;[.G32];&quot;+&quot;;&quot;RAL&quot;;[.A32];&quot;:&quot;;[.C32])" office:value-type="string" office:string-value="237-162-96+RAL1034: Pastellgelb " calcext:value-type="string">
            <text:p>237-162-96+RAL1034: Pastellgelb 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Pearl beige </text:p>
          </table:table-cell>
          <table:table-cell office:value-type="string" calcext:value-type="string">
            <text:p><text:s/>Perlbeige </text:p>
          </table:table-cell>
          <table:table-cell office:value-type="string" calcext:value-type="string">
            <text:p>#8C826F</text:p>
          </table:table-cell>
          <table:table-cell table:formula="of:=DECIMAL(MID([.$D33];2;2);16)" office:value-type="float" office:value="140" calcext:value-type="float">
            <text:p>140</text:p>
          </table:table-cell>
          <table:table-cell table:formula="of:=DECIMAL(MID([.$D33];4;2);16)" office:value-type="float" office:value="130" calcext:value-type="float">
            <text:p>130</text:p>
          </table:table-cell>
          <table:table-cell table:formula="of:=DECIMAL(MID([.$D33];6;2);16)" office:value-type="float" office:value="111" calcext:value-type="float">
            <text:p>111</text:p>
          </table:table-cell>
          <table:table-cell table:number-columns-repeated="2"/>
          <table:table-cell table:formula="of:=CONCATENATE([.E33];&quot; &quot;;[.F33];&quot; &quot;;[.G33];&quot; &quot;;&quot;RAL&quot;;[.A33];&quot; &quot;;[.B33])" office:value-type="string" office:string-value="140 130 111 RAL1035  Pearl beige " calcext:value-type="string">
            <text:p>140 130 111 RAL1035 <text:s/>Pearl beige </text:p>
          </table:table-cell>
          <table:table-cell table:formula="of:=CONCATENATE([.E33];&quot;-&quot;;[.F33];&quot;-&quot;;[.G33];&quot;+&quot;;&quot;RAL&quot;;[.A33];&quot;:&quot;;[.C33])" office:value-type="string" office:string-value="140-130-111+RAL1035: Perlbeige " calcext:value-type="string">
            <text:p>140-130-111+RAL1035: Perlbeige 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<text:s/>Pearl gold </text:p>
          </table:table-cell>
          <table:table-cell office:value-type="string" calcext:value-type="string">
            <text:p><text:s/>Perlgold </text:p>
          </table:table-cell>
          <table:table-cell office:value-type="string" calcext:value-type="string">
            <text:p>#8B7047</text:p>
          </table:table-cell>
          <table:table-cell table:formula="of:=DECIMAL(MID([.$D34];2;2);16)" office:value-type="float" office:value="139" calcext:value-type="float">
            <text:p>139</text:p>
          </table:table-cell>
          <table:table-cell table:formula="of:=DECIMAL(MID([.$D34];4;2);16)" office:value-type="float" office:value="112" calcext:value-type="float">
            <text:p>112</text:p>
          </table:table-cell>
          <table:table-cell table:formula="of:=DECIMAL(MID([.$D34];6;2);16)" office:value-type="float" office:value="71" calcext:value-type="float">
            <text:p>71</text:p>
          </table:table-cell>
          <table:table-cell table:number-columns-repeated="2"/>
          <table:table-cell table:formula="of:=CONCATENATE([.E34];&quot; &quot;;[.F34];&quot; &quot;;[.G34];&quot; &quot;;&quot;RAL&quot;;[.A34];&quot; &quot;;[.B34])" office:value-type="string" office:string-value="139 112 71 RAL1036  Pearl gold " calcext:value-type="string">
            <text:p>139 112 71 RAL1036 <text:s/>Pearl gold </text:p>
          </table:table-cell>
          <table:table-cell table:formula="of:=CONCATENATE([.E34];&quot;-&quot;;[.F34];&quot;-&quot;;[.G34];&quot;+&quot;;&quot;RAL&quot;;[.A34];&quot;:&quot;;[.C34])" office:value-type="string" office:string-value="139-112-71+RAL1036: Perlgold " calcext:value-type="string">
            <text:p>139-112-71+RAL1036: Perlgold 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Sun yellow </text:p>
          </table:table-cell>
          <table:table-cell office:value-type="string" calcext:value-type="string">
            <text:p><text:s/>Sonnengelb </text:p>
          </table:table-cell>
          <table:table-cell office:value-type="string" calcext:value-type="string">
            <text:p>#F1972F</text:p>
          </table:table-cell>
          <table:table-cell table:formula="of:=DECIMAL(MID([.$D35];2;2);16)" office:value-type="float" office:value="241" calcext:value-type="float">
            <text:p>241</text:p>
          </table:table-cell>
          <table:table-cell table:formula="of:=DECIMAL(MID([.$D35];4;2);16)" office:value-type="float" office:value="151" calcext:value-type="float">
            <text:p>151</text:p>
          </table:table-cell>
          <table:table-cell table:formula="of:=DECIMAL(MID([.$D35];6;2);16)" office:value-type="float" office:value="47" calcext:value-type="float">
            <text:p>47</text:p>
          </table:table-cell>
          <table:table-cell table:number-columns-repeated="2"/>
          <table:table-cell table:formula="of:=CONCATENATE([.E35];&quot; &quot;;[.F35];&quot; &quot;;[.G35];&quot; &quot;;&quot;RAL&quot;;[.A35];&quot; &quot;;[.B35])" office:value-type="string" office:string-value="241 151 47 RAL1037  Sun yellow " calcext:value-type="string">
            <text:p>241 151 47 RAL1037 <text:s/>Sun yellow </text:p>
          </table:table-cell>
          <table:table-cell table:formula="of:=CONCATENATE([.E35];&quot;-&quot;;[.F35];&quot;-&quot;;[.G35];&quot;+&quot;;&quot;RAL&quot;;[.A35];&quot;:&quot;;[.C35])" office:value-type="string" office:string-value="241-151-47+RAL1037: Sonnengelb " calcext:value-type="string">
            <text:p>241-151-47+RAL1037: Sonnengelb 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Yellow orange </text:p>
          </table:table-cell>
          <table:table-cell office:value-type="string" calcext:value-type="string">
            <text:p><text:s/>Gelborange </text:p>
          </table:table-cell>
          <table:table-cell office:value-type="string" calcext:value-type="string">
            <text:p>#DC772E</text:p>
          </table:table-cell>
          <table:table-cell table:formula="of:=DECIMAL(MID([.$D36];2;2);16)" office:value-type="float" office:value="220" calcext:value-type="float">
            <text:p>220</text:p>
          </table:table-cell>
          <table:table-cell table:formula="of:=DECIMAL(MID([.$D36];4;2);16)" office:value-type="float" office:value="119" calcext:value-type="float">
            <text:p>119</text:p>
          </table:table-cell>
          <table:table-cell table:formula="of:=DECIMAL(MID([.$D36];6;2);16)" office:value-type="float" office:value="46" calcext:value-type="float">
            <text:p>46</text:p>
          </table:table-cell>
          <table:table-cell table:number-columns-repeated="2"/>
          <table:table-cell table:formula="of:=CONCATENATE([.E36];&quot; &quot;;[.F36];&quot; &quot;;[.G36];&quot; &quot;;&quot;RAL&quot;;[.A36];&quot; &quot;;[.B36])" office:value-type="string" office:string-value="220 119 46 RAL2000  Yellow orange " calcext:value-type="string">
            <text:p>220 119 46 RAL2000 <text:s/>Yellow orange </text:p>
          </table:table-cell>
          <table:table-cell table:formula="of:=CONCATENATE([.E36];&quot;-&quot;;[.F36];&quot;-&quot;;[.G36];&quot;+&quot;;&quot;RAL&quot;;[.A36];&quot;:&quot;;[.C36])" office:value-type="string" office:string-value="220-119-46+RAL2000: Gelborange " calcext:value-type="string">
            <text:p>220-119-46+RAL2000: Gelborange 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Red orange </text:p>
          </table:table-cell>
          <table:table-cell office:value-type="string" calcext:value-type="string">
            <text:p><text:s/>Rotorange </text:p>
          </table:table-cell>
          <table:table-cell office:value-type="string" calcext:value-type="string">
            <text:p>#BE563C</text:p>
          </table:table-cell>
          <table:table-cell table:formula="of:=DECIMAL(MID([.$D37];2;2);16)" office:value-type="float" office:value="190" calcext:value-type="float">
            <text:p>190</text:p>
          </table:table-cell>
          <table:table-cell table:formula="of:=DECIMAL(MID([.$D37];4;2);16)" office:value-type="float" office:value="86" calcext:value-type="float">
            <text:p>86</text:p>
          </table:table-cell>
          <table:table-cell table:formula="of:=DECIMAL(MID([.$D37];6;2);16)" office:value-type="float" office:value="60" calcext:value-type="float">
            <text:p>60</text:p>
          </table:table-cell>
          <table:table-cell table:number-columns-repeated="2"/>
          <table:table-cell table:formula="of:=CONCATENATE([.E37];&quot; &quot;;[.F37];&quot; &quot;;[.G37];&quot; &quot;;&quot;RAL&quot;;[.A37];&quot; &quot;;[.B37])" office:value-type="string" office:string-value="190 86 60 RAL2001  Red orange " calcext:value-type="string">
            <text:p>190 86 60 RAL2001 <text:s/>Red orange </text:p>
          </table:table-cell>
          <table:table-cell table:formula="of:=CONCATENATE([.E37];&quot;-&quot;;[.F37];&quot;-&quot;;[.G37];&quot;+&quot;;&quot;RAL&quot;;[.A37];&quot;:&quot;;[.C37])" office:value-type="string" office:string-value="190-86-60+RAL2001: Rotorange " calcext:value-type="string">
            <text:p>190-86-60+RAL2001: Rotorange 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Vermilion </text:p>
          </table:table-cell>
          <table:table-cell office:value-type="string" calcext:value-type="string">
            <text:p><text:s/>Blutorange </text:p>
          </table:table-cell>
          <table:table-cell office:value-type="string" calcext:value-type="string">
            <text:p>#C2493B</text:p>
          </table:table-cell>
          <table:table-cell table:formula="of:=DECIMAL(MID([.$D38];2;2);16)" office:value-type="float" office:value="194" calcext:value-type="float">
            <text:p>194</text:p>
          </table:table-cell>
          <table:table-cell table:formula="of:=DECIMAL(MID([.$D38];4;2);16)" office:value-type="float" office:value="73" calcext:value-type="float">
            <text:p>73</text:p>
          </table:table-cell>
          <table:table-cell table:formula="of:=DECIMAL(MID([.$D38];6;2);16)" office:value-type="float" office:value="59" calcext:value-type="float">
            <text:p>59</text:p>
          </table:table-cell>
          <table:table-cell table:number-columns-repeated="2"/>
          <table:table-cell table:formula="of:=CONCATENATE([.E38];&quot; &quot;;[.F38];&quot; &quot;;[.G38];&quot; &quot;;&quot;RAL&quot;;[.A38];&quot; &quot;;[.B38])" office:value-type="string" office:string-value="194 73 59 RAL2002  Vermilion " calcext:value-type="string">
            <text:p>194 73 59 RAL2002 <text:s/>Vermilion </text:p>
          </table:table-cell>
          <table:table-cell table:formula="of:=CONCATENATE([.E38];&quot;-&quot;;[.F38];&quot;-&quot;;[.G38];&quot;+&quot;;&quot;RAL&quot;;[.A38];&quot;:&quot;;[.C38])" office:value-type="string" office:string-value="194-73-59+RAL2002: Blutorange " calcext:value-type="string">
            <text:p>194-73-59+RAL2002: Blutorange 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Pastel orange </text:p>
          </table:table-cell>
          <table:table-cell office:value-type="string" calcext:value-type="string">
            <text:p><text:s/>Pastellorange </text:p>
          </table:table-cell>
          <table:table-cell office:value-type="string" calcext:value-type="string">
            <text:p>#F67F43</text:p>
          </table:table-cell>
          <table:table-cell table:formula="of:=DECIMAL(MID([.$D39];2;2);16)" office:value-type="float" office:value="246" calcext:value-type="float">
            <text:p>246</text:p>
          </table:table-cell>
          <table:table-cell table:formula="of:=DECIMAL(MID([.$D39];4;2);16)" office:value-type="float" office:value="127" calcext:value-type="float">
            <text:p>127</text:p>
          </table:table-cell>
          <table:table-cell table:formula="of:=DECIMAL(MID([.$D39];6;2);16)" office:value-type="float" office:value="67" calcext:value-type="float">
            <text:p>67</text:p>
          </table:table-cell>
          <table:table-cell table:number-columns-repeated="2"/>
          <table:table-cell table:formula="of:=CONCATENATE([.E39];&quot; &quot;;[.F39];&quot; &quot;;[.G39];&quot; &quot;;&quot;RAL&quot;;[.A39];&quot; &quot;;[.B39])" office:value-type="string" office:string-value="246 127 67 RAL2003  Pastel orange " calcext:value-type="string">
            <text:p>246 127 67 RAL2003 <text:s/>Pastel orange </text:p>
          </table:table-cell>
          <table:table-cell table:formula="of:=CONCATENATE([.E39];&quot;-&quot;;[.F39];&quot;-&quot;;[.G39];&quot;+&quot;;&quot;RAL&quot;;[.A39];&quot;:&quot;;[.C39])" office:value-type="string" office:string-value="246-127-67+RAL2003: Pastellorange " calcext:value-type="string">
            <text:p>246-127-67+RAL2003: Pastellorange 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Pure orange </text:p>
          </table:table-cell>
          <table:table-cell office:value-type="string" calcext:value-type="string">
            <text:p><text:s/>Reinorange </text:p>
          </table:table-cell>
          <table:table-cell office:value-type="string" calcext:value-type="string">
            <text:p>#E55E33</text:p>
          </table:table-cell>
          <table:table-cell table:formula="of:=DECIMAL(MID([.$D40];2;2);16)" office:value-type="float" office:value="229" calcext:value-type="float">
            <text:p>229</text:p>
          </table:table-cell>
          <table:table-cell table:formula="of:=DECIMAL(MID([.$D40];4;2);16)" office:value-type="float" office:value="94" calcext:value-type="float">
            <text:p>94</text:p>
          </table:table-cell>
          <table:table-cell table:formula="of:=DECIMAL(MID([.$D40];6;2);16)" office:value-type="float" office:value="51" calcext:value-type="float">
            <text:p>51</text:p>
          </table:table-cell>
          <table:table-cell table:number-columns-repeated="2"/>
          <table:table-cell table:formula="of:=CONCATENATE([.E40];&quot; &quot;;[.F40];&quot; &quot;;[.G40];&quot; &quot;;&quot;RAL&quot;;[.A40];&quot; &quot;;[.B40])" office:value-type="string" office:string-value="229 94 51 RAL2004  Pure orange " calcext:value-type="string">
            <text:p>229 94 51 RAL2004 <text:s/>Pure orange </text:p>
          </table:table-cell>
          <table:table-cell table:formula="of:=CONCATENATE([.E40];&quot;-&quot;;[.F40];&quot;-&quot;;[.G40];&quot;+&quot;;&quot;RAL&quot;;[.A40];&quot;:&quot;;[.C40])" office:value-type="string" office:string-value="229-94-51+RAL2004: Reinorange " calcext:value-type="string">
            <text:p>229-94-51+RAL2004: Reinorange 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Luminous orange </text:p>
          </table:table-cell>
          <table:table-cell office:value-type="string" calcext:value-type="string">
            <text:p><text:s/>Leuchtorange </text:p>
          </table:table-cell>
          <table:table-cell office:value-type="string" calcext:value-type="string">
            <text:p>#FF1A00</text:p>
          </table:table-cell>
          <table:table-cell table:formula="of:=DECIMAL(MID([.$D41];2;2);16)" office:value-type="float" office:value="255" calcext:value-type="float">
            <text:p>255</text:p>
          </table:table-cell>
          <table:table-cell table:formula="of:=DECIMAL(MID([.$D41];4;2);16)" office:value-type="float" office:value="26" calcext:value-type="float">
            <text:p>26</text:p>
          </table:table-cell>
          <table:table-cell table:formula="of:=DECIMAL(MID([.$D41];6;2);16)" office:value-type="float" office:value="0" calcext:value-type="float">
            <text:p>0</text:p>
          </table:table-cell>
          <table:table-cell table:number-columns-repeated="2"/>
          <table:table-cell table:formula="of:=CONCATENATE([.E41];&quot; &quot;;[.F41];&quot; &quot;;[.G41];&quot; &quot;;&quot;RAL&quot;;[.A41];&quot; &quot;;[.B41])" office:value-type="string" office:string-value="255 26 0 RAL2005  Luminous orange " calcext:value-type="string">
            <text:p>255 26 0 RAL2005 <text:s/>Luminous orange </text:p>
          </table:table-cell>
          <table:table-cell table:formula="of:=CONCATENATE([.E41];&quot;-&quot;;[.F41];&quot;-&quot;;[.G41];&quot;+&quot;;&quot;RAL&quot;;[.A41];&quot;:&quot;;[.C41])" office:value-type="string" office:string-value="255-26-0+RAL2005: Leuchtorange " calcext:value-type="string">
            <text:p>255-26-0+RAL2005: Leuchtorange 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Luminous bright orange </text:p>
          </table:table-cell>
          <table:table-cell office:value-type="string" calcext:value-type="string">
            <text:p><text:s/>Leuchthell orange </text:p>
          </table:table-cell>
          <table:table-cell office:value-type="string" calcext:value-type="string">
            <text:p>#FF9500</text:p>
          </table:table-cell>
          <table:table-cell table:formula="of:=DECIMAL(MID([.$D42];2;2);16)" office:value-type="float" office:value="255" calcext:value-type="float">
            <text:p>255</text:p>
          </table:table-cell>
          <table:table-cell table:formula="of:=DECIMAL(MID([.$D42];4;2);16)" office:value-type="float" office:value="149" calcext:value-type="float">
            <text:p>149</text:p>
          </table:table-cell>
          <table:table-cell table:formula="of:=DECIMAL(MID([.$D42];6;2);16)" office:value-type="float" office:value="0" calcext:value-type="float">
            <text:p>0</text:p>
          </table:table-cell>
          <table:table-cell table:number-columns-repeated="2"/>
          <table:table-cell table:formula="of:=CONCATENATE([.E42];&quot; &quot;;[.F42];&quot; &quot;;[.G42];&quot; &quot;;&quot;RAL&quot;;[.A42];&quot; &quot;;[.B42])" office:value-type="string" office:string-value="255 149 0 RAL2007  Luminous bright orange " calcext:value-type="string">
            <text:p>255 149 0 RAL2007 <text:s/>Luminous bright orange </text:p>
          </table:table-cell>
          <table:table-cell table:formula="of:=CONCATENATE([.E42];&quot;-&quot;;[.F42];&quot;-&quot;;[.G42];&quot;+&quot;;&quot;RAL&quot;;[.A42];&quot;:&quot;;[.C42])" office:value-type="string" office:string-value="255-149-0+RAL2007: Leuchthell orange " calcext:value-type="string">
            <text:p>255-149-0+RAL2007: Leuchthell orange 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Bright red orange </text:p>
          </table:table-cell>
          <table:table-cell office:value-type="string" calcext:value-type="string">
            <text:p><text:s/>Hellrotorange </text:p>
          </table:table-cell>
          <table:table-cell office:value-type="string" calcext:value-type="string">
            <text:p>#EE713A</text:p>
          </table:table-cell>
          <table:table-cell table:formula="of:=DECIMAL(MID([.$D43];2;2);16)" office:value-type="float" office:value="238" calcext:value-type="float">
            <text:p>238</text:p>
          </table:table-cell>
          <table:table-cell table:formula="of:=DECIMAL(MID([.$D43];4;2);16)" office:value-type="float" office:value="113" calcext:value-type="float">
            <text:p>113</text:p>
          </table:table-cell>
          <table:table-cell table:formula="of:=DECIMAL(MID([.$D43];6;2);16)" office:value-type="float" office:value="58" calcext:value-type="float">
            <text:p>58</text:p>
          </table:table-cell>
          <table:table-cell table:number-columns-repeated="2"/>
          <table:table-cell table:formula="of:=CONCATENATE([.E43];&quot; &quot;;[.F43];&quot; &quot;;[.G43];&quot; &quot;;&quot;RAL&quot;;[.A43];&quot; &quot;;[.B43])" office:value-type="string" office:string-value="238 113 58 RAL2008  Bright red orange " calcext:value-type="string">
            <text:p>238 113 58 RAL2008 <text:s/>Bright red orange </text:p>
          </table:table-cell>
          <table:table-cell table:formula="of:=CONCATENATE([.E43];&quot;-&quot;;[.F43];&quot;-&quot;;[.G43];&quot;+&quot;;&quot;RAL&quot;;[.A43];&quot;:&quot;;[.C43])" office:value-type="string" office:string-value="238-113-58+RAL2008: Hellrotorange " calcext:value-type="string">
            <text:p>238-113-58+RAL2008: Hellrotorange 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Traffic orange </text:p>
          </table:table-cell>
          <table:table-cell office:value-type="string" calcext:value-type="string">
            <text:p><text:s/>Verkehrsorange </text:p>
          </table:table-cell>
          <table:table-cell office:value-type="string" calcext:value-type="string">
            <text:p>#DE5E32</text:p>
          </table:table-cell>
          <table:table-cell table:formula="of:=DECIMAL(MID([.$D44];2;2);16)" office:value-type="float" office:value="222" calcext:value-type="float">
            <text:p>222</text:p>
          </table:table-cell>
          <table:table-cell table:formula="of:=DECIMAL(MID([.$D44];4;2);16)" office:value-type="float" office:value="94" calcext:value-type="float">
            <text:p>94</text:p>
          </table:table-cell>
          <table:table-cell table:formula="of:=DECIMAL(MID([.$D44];6;2);16)" office:value-type="float" office:value="50" calcext:value-type="float">
            <text:p>50</text:p>
          </table:table-cell>
          <table:table-cell table:number-columns-repeated="2"/>
          <table:table-cell table:formula="of:=CONCATENATE([.E44];&quot; &quot;;[.F44];&quot; &quot;;[.G44];&quot; &quot;;&quot;RAL&quot;;[.A44];&quot; &quot;;[.B44])" office:value-type="string" office:string-value="222 94 50 RAL2009  Traffic orange " calcext:value-type="string">
            <text:p>222 94 50 RAL2009 <text:s/>Traffic orange </text:p>
          </table:table-cell>
          <table:table-cell table:formula="of:=CONCATENATE([.E44];&quot;-&quot;;[.F44];&quot;-&quot;;[.G44];&quot;+&quot;;&quot;RAL&quot;;[.A44];&quot;:&quot;;[.C44])" office:value-type="string" office:string-value="222-94-50+RAL2009: Verkehrsorange " calcext:value-type="string">
            <text:p>222-94-50+RAL2009: Verkehrsorange 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Signal orange </text:p>
          </table:table-cell>
          <table:table-cell office:value-type="string" calcext:value-type="string">
            <text:p><text:s/>Signalorange </text:p>
          </table:table-cell>
          <table:table-cell office:value-type="string" calcext:value-type="string">
            <text:p>#D2653C</text:p>
          </table:table-cell>
          <table:table-cell table:formula="of:=DECIMAL(MID([.$D45];2;2);16)" office:value-type="float" office:value="210" calcext:value-type="float">
            <text:p>210</text:p>
          </table:table-cell>
          <table:table-cell table:formula="of:=DECIMAL(MID([.$D45];4;2);16)" office:value-type="float" office:value="101" calcext:value-type="float">
            <text:p>101</text:p>
          </table:table-cell>
          <table:table-cell table:formula="of:=DECIMAL(MID([.$D45];6;2);16)" office:value-type="float" office:value="60" calcext:value-type="float">
            <text:p>60</text:p>
          </table:table-cell>
          <table:table-cell table:number-columns-repeated="2"/>
          <table:table-cell table:formula="of:=CONCATENATE([.E45];&quot; &quot;;[.F45];&quot; &quot;;[.G45];&quot; &quot;;&quot;RAL&quot;;[.A45];&quot; &quot;;[.B45])" office:value-type="string" office:string-value="210 101 60 RAL2010  Signal orange " calcext:value-type="string">
            <text:p>210 101 60 RAL2010 <text:s/>Signal orange </text:p>
          </table:table-cell>
          <table:table-cell table:formula="of:=CONCATENATE([.E45];&quot;-&quot;;[.F45];&quot;-&quot;;[.G45];&quot;+&quot;;&quot;RAL&quot;;[.A45];&quot;:&quot;;[.C45])" office:value-type="string" office:string-value="210-101-60+RAL2010: Signalorange " calcext:value-type="string">
            <text:p>210-101-60+RAL2010: Signalorange 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Deep orange </text:p>
          </table:table-cell>
          <table:table-cell office:value-type="string" calcext:value-type="string">
            <text:p><text:s/>Tieforange </text:p>
          </table:table-cell>
          <table:table-cell office:value-type="string" calcext:value-type="string">
            <text:p>#E57738</text:p>
          </table:table-cell>
          <table:table-cell table:formula="of:=DECIMAL(MID([.$D46];2;2);16)" office:value-type="float" office:value="229" calcext:value-type="float">
            <text:p>229</text:p>
          </table:table-cell>
          <table:table-cell table:formula="of:=DECIMAL(MID([.$D46];4;2);16)" office:value-type="float" office:value="119" calcext:value-type="float">
            <text:p>119</text:p>
          </table:table-cell>
          <table:table-cell table:formula="of:=DECIMAL(MID([.$D46];6;2);16)" office:value-type="float" office:value="56" calcext:value-type="float">
            <text:p>56</text:p>
          </table:table-cell>
          <table:table-cell table:number-columns-repeated="2"/>
          <table:table-cell table:formula="of:=CONCATENATE([.E46];&quot; &quot;;[.F46];&quot; &quot;;[.G46];&quot; &quot;;&quot;RAL&quot;;[.A46];&quot; &quot;;[.B46])" office:value-type="string" office:string-value="229 119 56 RAL2011  Deep orange " calcext:value-type="string">
            <text:p>229 119 56 RAL2011 <text:s/>Deep orange </text:p>
          </table:table-cell>
          <table:table-cell table:formula="of:=CONCATENATE([.E46];&quot;-&quot;;[.F46];&quot;-&quot;;[.G46];&quot;+&quot;;&quot;RAL&quot;;[.A46];&quot;:&quot;;[.C46])" office:value-type="string" office:string-value="229-119-56+RAL2011: Tieforange " calcext:value-type="string">
            <text:p>229-119-56+RAL2011: Tieforange 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almon orange </text:p>
          </table:table-cell>
          <table:table-cell office:value-type="string" calcext:value-type="string">
            <text:p><text:s/>Lachsorange </text:p>
          </table:table-cell>
          <table:table-cell office:value-type="string" calcext:value-type="string">
            <text:p>#D76C57</text:p>
          </table:table-cell>
          <table:table-cell table:formula="of:=DECIMAL(MID([.$D47];2;2);16)" office:value-type="float" office:value="215" calcext:value-type="float">
            <text:p>215</text:p>
          </table:table-cell>
          <table:table-cell table:formula="of:=DECIMAL(MID([.$D47];4;2);16)" office:value-type="float" office:value="108" calcext:value-type="float">
            <text:p>108</text:p>
          </table:table-cell>
          <table:table-cell table:formula="of:=DECIMAL(MID([.$D47];6;2);16)" office:value-type="float" office:value="87" calcext:value-type="float">
            <text:p>87</text:p>
          </table:table-cell>
          <table:table-cell table:number-columns-repeated="2"/>
          <table:table-cell table:formula="of:=CONCATENATE([.E47];&quot; &quot;;[.F47];&quot; &quot;;[.G47];&quot; &quot;;&quot;RAL&quot;;[.A47];&quot; &quot;;[.B47])" office:value-type="string" office:string-value="215 108 87 RAL2012  Salmon orange " calcext:value-type="string">
            <text:p>215 108 87 RAL2012 <text:s/>Salmon orange </text:p>
          </table:table-cell>
          <table:table-cell table:formula="of:=CONCATENATE([.E47];&quot;-&quot;;[.F47];&quot;-&quot;;[.G47];&quot;+&quot;;&quot;RAL&quot;;[.A47];&quot;:&quot;;[.C47])" office:value-type="string" office:string-value="215-108-87+RAL2012: Lachsorange " calcext:value-type="string">
            <text:p>215-108-87+RAL2012: Lachsorange 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Pearl orange </text:p>
          </table:table-cell>
          <table:table-cell office:value-type="string" calcext:value-type="string">
            <text:p><text:s/>Perlorange </text:p>
          </table:table-cell>
          <table:table-cell office:value-type="string" calcext:value-type="string">
            <text:p>#9A4828</text:p>
          </table:table-cell>
          <table:table-cell table:formula="of:=DECIMAL(MID([.$D48];2;2);16)" office:value-type="float" office:value="154" calcext:value-type="float">
            <text:p>154</text:p>
          </table:table-cell>
          <table:table-cell table:formula="of:=DECIMAL(MID([.$D48];4;2);16)" office:value-type="float" office:value="72" calcext:value-type="float">
            <text:p>72</text:p>
          </table:table-cell>
          <table:table-cell table:formula="of:=DECIMAL(MID([.$D48];6;2);16)" office:value-type="float" office:value="40" calcext:value-type="float">
            <text:p>40</text:p>
          </table:table-cell>
          <table:table-cell table:number-columns-repeated="2"/>
          <table:table-cell table:formula="of:=CONCATENATE([.E48];&quot; &quot;;[.F48];&quot; &quot;;[.G48];&quot; &quot;;&quot;RAL&quot;;[.A48];&quot; &quot;;[.B48])" office:value-type="string" office:string-value="154 72 40 RAL2013  Pearl orange " calcext:value-type="string">
            <text:p>154 72 40 RAL2013 <text:s/>Pearl orange </text:p>
          </table:table-cell>
          <table:table-cell table:formula="of:=CONCATENATE([.E48];&quot;-&quot;;[.F48];&quot;-&quot;;[.G48];&quot;+&quot;;&quot;RAL&quot;;[.A48];&quot;:&quot;;[.C48])" office:value-type="string" office:string-value="154-72-40+RAL2013: Perlorange " calcext:value-type="string">
            <text:p>154-72-40+RAL2013: Perlorange 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<text:s/>RAL orange </text:p>
          </table:table-cell>
          <table:table-cell office:value-type="string" calcext:value-type="string">
            <text:p>#fa4402</text:p>
          </table:table-cell>
          <table:table-cell table:formula="of:=DECIMAL(MID([.$D49];2;2);16)" office:value-type="float" office:value="250" calcext:value-type="float">
            <text:p>250</text:p>
          </table:table-cell>
          <table:table-cell table:formula="of:=DECIMAL(MID([.$D49];4;2);16)" office:value-type="float" office:value="68" calcext:value-type="float">
            <text:p>68</text:p>
          </table:table-cell>
          <table:table-cell table:formula="of:=DECIMAL(MID([.$D49];6;2);16)" office:value-type="float" office:value="2" calcext:value-type="float">
            <text:p>2</text:p>
          </table:table-cell>
          <table:table-cell table:number-columns-repeated="2"/>
          <table:table-cell table:formula="of:=CONCATENATE([.E49];&quot; &quot;;[.F49];&quot; &quot;;[.G49];&quot; &quot;;&quot;RAL&quot;;[.A49];&quot; &quot;;[.B49])" office:value-type="string" office:string-value="250 68 2 RAL2017  RAL orange " calcext:value-type="string">
            <text:p>250 68 2 RAL2017 <text:s/>RAL orange </text:p>
          </table:table-cell>
          <table:table-cell table:formula="of:=CONCATENATE([.E49];&quot;-&quot;;[.F49];&quot;-&quot;;[.G49];&quot;+&quot;;&quot;RAL&quot;;[.A49];&quot;:&quot;;[.C49])" office:value-type="string" office:string-value="250-68-2+RAL2017: RAL orange " calcext:value-type="string">
            <text:p>250-68-2+RAL2017: RAL orange 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Flame red </text:p>
          </table:table-cell>
          <table:table-cell office:value-type="string" calcext:value-type="string">
            <text:p><text:s/>Feuerrot </text:p>
          </table:table-cell>
          <table:table-cell office:value-type="string" calcext:value-type="string">
            <text:p>#AB413D</text:p>
          </table:table-cell>
          <table:table-cell table:formula="of:=DECIMAL(MID([.$D50];2;2);16)" office:value-type="float" office:value="171" calcext:value-type="float">
            <text:p>171</text:p>
          </table:table-cell>
          <table:table-cell table:formula="of:=DECIMAL(MID([.$D50];4;2);16)" office:value-type="float" office:value="65" calcext:value-type="float">
            <text:p>65</text:p>
          </table:table-cell>
          <table:table-cell table:formula="of:=DECIMAL(MID([.$D50];6;2);16)" office:value-type="float" office:value="61" calcext:value-type="float">
            <text:p>61</text:p>
          </table:table-cell>
          <table:table-cell table:number-columns-repeated="2"/>
          <table:table-cell table:formula="of:=CONCATENATE([.E50];&quot; &quot;;[.F50];&quot; &quot;;[.G50];&quot; &quot;;&quot;RAL&quot;;[.A50];&quot; &quot;;[.B50])" office:value-type="string" office:string-value="171 65 61 RAL3000  Flame red " calcext:value-type="string">
            <text:p>171 65 61 RAL3000 <text:s/>Flame red </text:p>
          </table:table-cell>
          <table:table-cell table:formula="of:=CONCATENATE([.E50];&quot;-&quot;;[.F50];&quot;-&quot;;[.G50];&quot;+&quot;;&quot;RAL&quot;;[.A50];&quot;:&quot;;[.C50])" office:value-type="string" office:string-value="171-65-61+RAL3000: Feuerrot " calcext:value-type="string">
            <text:p>171-65-61+RAL3000: Feuerrot 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Signal red </text:p>
          </table:table-cell>
          <table:table-cell office:value-type="string" calcext:value-type="string">
            <text:p><text:s/>Signalrot </text:p>
          </table:table-cell>
          <table:table-cell office:value-type="string" calcext:value-type="string">
            <text:p>#A13E3E</text:p>
          </table:table-cell>
          <table:table-cell table:formula="of:=DECIMAL(MID([.$D51];2;2);16)" office:value-type="float" office:value="161" calcext:value-type="float">
            <text:p>161</text:p>
          </table:table-cell>
          <table:table-cell table:formula="of:=DECIMAL(MID([.$D51];4;2);16)" office:value-type="float" office:value="62" calcext:value-type="float">
            <text:p>62</text:p>
          </table:table-cell>
          <table:table-cell table:formula="of:=DECIMAL(MID([.$D51];6;2);16)" office:value-type="float" office:value="62" calcext:value-type="float">
            <text:p>62</text:p>
          </table:table-cell>
          <table:table-cell table:number-columns-repeated="2"/>
          <table:table-cell table:formula="of:=CONCATENATE([.E51];&quot; &quot;;[.F51];&quot; &quot;;[.G51];&quot; &quot;;&quot;RAL&quot;;[.A51];&quot; &quot;;[.B51])" office:value-type="string" office:string-value="161 62 62 RAL3001  Signal red " calcext:value-type="string">
            <text:p>161 62 62 RAL3001 <text:s/>Signal red </text:p>
          </table:table-cell>
          <table:table-cell table:formula="of:=CONCATENATE([.E51];&quot;-&quot;;[.F51];&quot;-&quot;;[.G51];&quot;+&quot;;&quot;RAL&quot;;[.A51];&quot;:&quot;;[.C51])" office:value-type="string" office:string-value="161-62-62+RAL3001: Signalrot " calcext:value-type="string">
            <text:p>161-62-62+RAL3001: Signalrot </text:p>
          </table:table-cell>
          <table:table-cell table:number-columns-repeated="7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<text:s/>Carmine red </text:p>
          </table:table-cell>
          <table:table-cell office:value-type="string" calcext:value-type="string">
            <text:p><text:s/>Karminrot </text:p>
          </table:table-cell>
          <table:table-cell office:value-type="string" calcext:value-type="string">
            <text:p>#A13C3C</text:p>
          </table:table-cell>
          <table:table-cell table:formula="of:=DECIMAL(MID([.$D52];2;2);16)" office:value-type="float" office:value="161" calcext:value-type="float">
            <text:p>161</text:p>
          </table:table-cell>
          <table:table-cell table:formula="of:=DECIMAL(MID([.$D52];4;2);16)" office:value-type="float" office:value="60" calcext:value-type="float">
            <text:p>60</text:p>
          </table:table-cell>
          <table:table-cell table:formula="of:=DECIMAL(MID([.$D52];6;2);16)" office:value-type="float" office:value="60" calcext:value-type="float">
            <text:p>60</text:p>
          </table:table-cell>
          <table:table-cell table:number-columns-repeated="2"/>
          <table:table-cell table:formula="of:=CONCATENATE([.E52];&quot; &quot;;[.F52];&quot; &quot;;[.G52];&quot; &quot;;&quot;RAL&quot;;[.A52];&quot; &quot;;[.B52])" office:value-type="string" office:string-value="161 60 60 RAL3002  Carmine red " calcext:value-type="string">
            <text:p>161 60 60 RAL3002 <text:s/>Carmine red </text:p>
          </table:table-cell>
          <table:table-cell table:formula="of:=CONCATENATE([.E52];&quot;-&quot;;[.F52];&quot;-&quot;;[.G52];&quot;+&quot;;&quot;RAL&quot;;[.A52];&quot;:&quot;;[.C52])" office:value-type="string" office:string-value="161-60-60+RAL3002: Karminrot " calcext:value-type="string">
            <text:p>161-60-60+RAL3002: Karminrot </text:p>
          </table:table-cell>
          <table:table-cell table:number-columns-repeated="7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<text:s/>Ruby red </text:p>
          </table:table-cell>
          <table:table-cell office:value-type="string" calcext:value-type="string">
            <text:p><text:s/>Rubinrot </text:p>
          </table:table-cell>
          <table:table-cell office:value-type="string" calcext:value-type="string">
            <text:p>#8C393C</text:p>
          </table:table-cell>
          <table:table-cell table:formula="of:=DECIMAL(MID([.$D53];2;2);16)" office:value-type="float" office:value="140" calcext:value-type="float">
            <text:p>140</text:p>
          </table:table-cell>
          <table:table-cell table:formula="of:=DECIMAL(MID([.$D53];4;2);16)" office:value-type="float" office:value="57" calcext:value-type="float">
            <text:p>57</text:p>
          </table:table-cell>
          <table:table-cell table:formula="of:=DECIMAL(MID([.$D53];6;2);16)" office:value-type="float" office:value="60" calcext:value-type="float">
            <text:p>60</text:p>
          </table:table-cell>
          <table:table-cell table:number-columns-repeated="2"/>
          <table:table-cell table:formula="of:=CONCATENATE([.E53];&quot; &quot;;[.F53];&quot; &quot;;[.G53];&quot; &quot;;&quot;RAL&quot;;[.A53];&quot; &quot;;[.B53])" office:value-type="string" office:string-value="140 57 60 RAL3003  Ruby red " calcext:value-type="string">
            <text:p>140 57 60 RAL3003 <text:s/>Ruby red </text:p>
          </table:table-cell>
          <table:table-cell table:formula="of:=CONCATENATE([.E53];&quot;-&quot;;[.F53];&quot;-&quot;;[.G53];&quot;+&quot;;&quot;RAL&quot;;[.A53];&quot;:&quot;;[.C53])" office:value-type="string" office:string-value="140-57-60+RAL3003: Rubinrot " calcext:value-type="string">
            <text:p>140-57-60+RAL3003: Rubinrot </text:p>
          </table:table-cell>
          <table:table-cell table:number-columns-repeated="7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<text:s/>Purple red </text:p>
          </table:table-cell>
          <table:table-cell office:value-type="string" calcext:value-type="string">
            <text:p><text:s/>Purpurrot </text:p>
          </table:table-cell>
          <table:table-cell office:value-type="string" calcext:value-type="string">
            <text:p>#763D41</text:p>
          </table:table-cell>
          <table:table-cell table:formula="of:=DECIMAL(MID([.$D54];2;2);16)" office:value-type="float" office:value="118" calcext:value-type="float">
            <text:p>118</text:p>
          </table:table-cell>
          <table:table-cell table:formula="of:=DECIMAL(MID([.$D54];4;2);16)" office:value-type="float" office:value="61" calcext:value-type="float">
            <text:p>61</text:p>
          </table:table-cell>
          <table:table-cell table:formula="of:=DECIMAL(MID([.$D54];6;2);16)" office:value-type="float" office:value="65" calcext:value-type="float">
            <text:p>65</text:p>
          </table:table-cell>
          <table:table-cell table:number-columns-repeated="2"/>
          <table:table-cell table:formula="of:=CONCATENATE([.E54];&quot; &quot;;[.F54];&quot; &quot;;[.G54];&quot; &quot;;&quot;RAL&quot;;[.A54];&quot; &quot;;[.B54])" office:value-type="string" office:string-value="118 61 65 RAL3004  Purple red " calcext:value-type="string">
            <text:p>118 61 65 RAL3004 <text:s/>Purple red </text:p>
          </table:table-cell>
          <table:table-cell table:formula="of:=CONCATENATE([.E54];&quot;-&quot;;[.F54];&quot;-&quot;;[.G54];&quot;+&quot;;&quot;RAL&quot;;[.A54];&quot;:&quot;;[.C54])" office:value-type="string" office:string-value="118-61-65+RAL3004: Purpurrot " calcext:value-type="string">
            <text:p>118-61-65+RAL3004: Purpurrot </text:p>
          </table:table-cell>
          <table:table-cell table:number-columns-repeated="7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Wine red </text:p>
          </table:table-cell>
          <table:table-cell office:value-type="string" calcext:value-type="string">
            <text:p><text:s/>Weinrot </text:p>
          </table:table-cell>
          <table:table-cell office:value-type="string" calcext:value-type="string">
            <text:p>#673E41</text:p>
          </table:table-cell>
          <table:table-cell table:formula="of:=DECIMAL(MID([.$D55];2;2);16)" office:value-type="float" office:value="103" calcext:value-type="float">
            <text:p>103</text:p>
          </table:table-cell>
          <table:table-cell table:formula="of:=DECIMAL(MID([.$D55];4;2);16)" office:value-type="float" office:value="62" calcext:value-type="float">
            <text:p>62</text:p>
          </table:table-cell>
          <table:table-cell table:formula="of:=DECIMAL(MID([.$D55];6;2);16)" office:value-type="float" office:value="65" calcext:value-type="float">
            <text:p>65</text:p>
          </table:table-cell>
          <table:table-cell table:number-columns-repeated="2"/>
          <table:table-cell table:formula="of:=CONCATENATE([.E55];&quot; &quot;;[.F55];&quot; &quot;;[.G55];&quot; &quot;;&quot;RAL&quot;;[.A55];&quot; &quot;;[.B55])" office:value-type="string" office:string-value="103 62 65 RAL3005  Wine red " calcext:value-type="string">
            <text:p>103 62 65 RAL3005 <text:s/>Wine red </text:p>
          </table:table-cell>
          <table:table-cell table:formula="of:=CONCATENATE([.E55];&quot;-&quot;;[.F55];&quot;-&quot;;[.G55];&quot;+&quot;;&quot;RAL&quot;;[.A55];&quot;:&quot;;[.C55])" office:value-type="string" office:string-value="103-62-65+RAL3005: Weinrot " calcext:value-type="string">
            <text:p>103-62-65+RAL3005: Weinrot </text:p>
          </table:table-cell>
          <table:table-cell table:number-columns-repeated="7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<text:s/>Black red </text:p>
          </table:table-cell>
          <table:table-cell office:value-type="string" calcext:value-type="string">
            <text:p><text:s/>Schwarzrot </text:p>
          </table:table-cell>
          <table:table-cell office:value-type="string" calcext:value-type="string">
            <text:p>#513E40</text:p>
          </table:table-cell>
          <table:table-cell table:formula="of:=DECIMAL(MID([.$D56];2;2);16)" office:value-type="float" office:value="81" calcext:value-type="float">
            <text:p>81</text:p>
          </table:table-cell>
          <table:table-cell table:formula="of:=DECIMAL(MID([.$D56];4;2);16)" office:value-type="float" office:value="62" calcext:value-type="float">
            <text:p>62</text:p>
          </table:table-cell>
          <table:table-cell table:formula="of:=DECIMAL(MID([.$D56];6;2);16)" office:value-type="float" office:value="64" calcext:value-type="float">
            <text:p>64</text:p>
          </table:table-cell>
          <table:table-cell table:number-columns-repeated="2"/>
          <table:table-cell table:formula="of:=CONCATENATE([.E56];&quot; &quot;;[.F56];&quot; &quot;;[.G56];&quot; &quot;;&quot;RAL&quot;;[.A56];&quot; &quot;;[.B56])" office:value-type="string" office:string-value="81 62 64 RAL3007  Black red " calcext:value-type="string">
            <text:p>81 62 64 RAL3007 <text:s/>Black red </text:p>
          </table:table-cell>
          <table:table-cell table:formula="of:=CONCATENATE([.E56];&quot;-&quot;;[.F56];&quot;-&quot;;[.G56];&quot;+&quot;;&quot;RAL&quot;;[.A56];&quot;:&quot;;[.C56])" office:value-type="string" office:string-value="81-62-64+RAL3007: Schwarzrot " calcext:value-type="string">
            <text:p>81-62-64+RAL3007: Schwarzrot </text:p>
          </table:table-cell>
          <table:table-cell table:number-columns-repeated="7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<text:s/>Oxide red </text:p>
          </table:table-cell>
          <table:table-cell office:value-type="string" calcext:value-type="string">
            <text:p><text:s/>Oxidrot </text:p>
          </table:table-cell>
          <table:table-cell office:value-type="string" calcext:value-type="string">
            <text:p>#754641</text:p>
          </table:table-cell>
          <table:table-cell table:formula="of:=DECIMAL(MID([.$D57];2;2);16)" office:value-type="float" office:value="117" calcext:value-type="float">
            <text:p>117</text:p>
          </table:table-cell>
          <table:table-cell table:formula="of:=DECIMAL(MID([.$D57];4;2);16)" office:value-type="float" office:value="70" calcext:value-type="float">
            <text:p>70</text:p>
          </table:table-cell>
          <table:table-cell table:formula="of:=DECIMAL(MID([.$D57];6;2);16)" office:value-type="float" office:value="65" calcext:value-type="float">
            <text:p>65</text:p>
          </table:table-cell>
          <table:table-cell table:number-columns-repeated="2"/>
          <table:table-cell table:formula="of:=CONCATENATE([.E57];&quot; &quot;;[.F57];&quot; &quot;;[.G57];&quot; &quot;;&quot;RAL&quot;;[.A57];&quot; &quot;;[.B57])" office:value-type="string" office:string-value="117 70 65 RAL3009  Oxide red " calcext:value-type="string">
            <text:p>117 70 65 RAL3009 <text:s/>Oxide red </text:p>
          </table:table-cell>
          <table:table-cell table:formula="of:=CONCATENATE([.E57];&quot;-&quot;;[.F57];&quot;-&quot;;[.G57];&quot;+&quot;;&quot;RAL&quot;;[.A57];&quot;:&quot;;[.C57])" office:value-type="string" office:string-value="117-70-65+RAL3009: Oxidrot " calcext:value-type="string">
            <text:p>117-70-65+RAL3009: Oxidrot </text:p>
          </table:table-cell>
          <table:table-cell table:number-columns-repeated="7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Brown red </text:p>
          </table:table-cell>
          <table:table-cell office:value-type="string" calcext:value-type="string">
            <text:p><text:s/>Braunrot </text:p>
          </table:table-cell>
          <table:table-cell office:value-type="string" calcext:value-type="string">
            <text:p>#803D3D</text:p>
          </table:table-cell>
          <table:table-cell table:formula="of:=DECIMAL(MID([.$D58];2;2);16)" office:value-type="float" office:value="128" calcext:value-type="float">
            <text:p>128</text:p>
          </table:table-cell>
          <table:table-cell table:formula="of:=DECIMAL(MID([.$D58];4;2);16)" office:value-type="float" office:value="61" calcext:value-type="float">
            <text:p>61</text:p>
          </table:table-cell>
          <table:table-cell table:formula="of:=DECIMAL(MID([.$D58];6;2);16)" office:value-type="float" office:value="61" calcext:value-type="float">
            <text:p>61</text:p>
          </table:table-cell>
          <table:table-cell table:number-columns-repeated="2"/>
          <table:table-cell table:formula="of:=CONCATENATE([.E58];&quot; &quot;;[.F58];&quot; &quot;;[.G58];&quot; &quot;;&quot;RAL&quot;;[.A58];&quot; &quot;;[.B58])" office:value-type="string" office:string-value="128 61 61 RAL3011  Brown red " calcext:value-type="string">
            <text:p>128 61 61 RAL3011 <text:s/>Brown red </text:p>
          </table:table-cell>
          <table:table-cell table:formula="of:=CONCATENATE([.E58];&quot;-&quot;;[.F58];&quot;-&quot;;[.G58];&quot;+&quot;;&quot;RAL&quot;;[.A58];&quot;:&quot;;[.C58])" office:value-type="string" office:string-value="128-61-61+RAL3011: Braunrot " calcext:value-type="string">
            <text:p>128-61-61+RAL3011: Braunrot </text:p>
          </table:table-cell>
          <table:table-cell table:number-columns-repeated="7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<text:s/>Beige red </text:p>
          </table:table-cell>
          <table:table-cell office:value-type="string" calcext:value-type="string">
            <text:p><text:s/>Beigerot </text:p>
          </table:table-cell>
          <table:table-cell office:value-type="string" calcext:value-type="string">
            <text:p>#C98C77</text:p>
          </table:table-cell>
          <table:table-cell table:formula="of:=DECIMAL(MID([.$D59];2;2);16)" office:value-type="float" office:value="201" calcext:value-type="float">
            <text:p>201</text:p>
          </table:table-cell>
          <table:table-cell table:formula="of:=DECIMAL(MID([.$D59];4;2);16)" office:value-type="float" office:value="140" calcext:value-type="float">
            <text:p>140</text:p>
          </table:table-cell>
          <table:table-cell table:formula="of:=DECIMAL(MID([.$D59];6;2);16)" office:value-type="float" office:value="119" calcext:value-type="float">
            <text:p>119</text:p>
          </table:table-cell>
          <table:table-cell table:number-columns-repeated="2"/>
          <table:table-cell table:formula="of:=CONCATENATE([.E59];&quot; &quot;;[.F59];&quot; &quot;;[.G59];&quot; &quot;;&quot;RAL&quot;;[.A59];&quot; &quot;;[.B59])" office:value-type="string" office:string-value="201 140 119 RAL3012  Beige red " calcext:value-type="string">
            <text:p>201 140 119 RAL3012 <text:s/>Beige red </text:p>
          </table:table-cell>
          <table:table-cell table:formula="of:=CONCATENATE([.E59];&quot;-&quot;;[.F59];&quot;-&quot;;[.G59];&quot;+&quot;;&quot;RAL&quot;;[.A59];&quot;:&quot;;[.C59])" office:value-type="string" office:string-value="201-140-119+RAL3012: Beigerot " calcext:value-type="string">
            <text:p>201-140-119+RAL3012: Beigerot </text:p>
          </table:table-cell>
          <table:table-cell table:number-columns-repeated="7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<text:s/>Tomato red </text:p>
          </table:table-cell>
          <table:table-cell office:value-type="string" calcext:value-type="string">
            <text:p><text:s/>Tomatenrot </text:p>
          </table:table-cell>
          <table:table-cell office:value-type="string" calcext:value-type="string">
            <text:p>#9D443F</text:p>
          </table:table-cell>
          <table:table-cell table:formula="of:=DECIMAL(MID([.$D60];2;2);16)" office:value-type="float" office:value="157" calcext:value-type="float">
            <text:p>157</text:p>
          </table:table-cell>
          <table:table-cell table:formula="of:=DECIMAL(MID([.$D60];4;2);16)" office:value-type="float" office:value="68" calcext:value-type="float">
            <text:p>68</text:p>
          </table:table-cell>
          <table:table-cell table:formula="of:=DECIMAL(MID([.$D60];6;2);16)" office:value-type="float" office:value="63" calcext:value-type="float">
            <text:p>63</text:p>
          </table:table-cell>
          <table:table-cell table:number-columns-repeated="2"/>
          <table:table-cell table:formula="of:=CONCATENATE([.E60];&quot; &quot;;[.F60];&quot; &quot;;[.G60];&quot; &quot;;&quot;RAL&quot;;[.A60];&quot; &quot;;[.B60])" office:value-type="string" office:string-value="157 68 63 RAL3013  Tomato red " calcext:value-type="string">
            <text:p>157 68 63 RAL3013 <text:s/>Tomato red </text:p>
          </table:table-cell>
          <table:table-cell table:formula="of:=CONCATENATE([.E60];&quot;-&quot;;[.F60];&quot;-&quot;;[.G60];&quot;+&quot;;&quot;RAL&quot;;[.A60];&quot;:&quot;;[.C60])" office:value-type="string" office:string-value="157-68-63+RAL3013: Tomatenrot " calcext:value-type="string">
            <text:p>157-68-63+RAL3013: Tomatenrot </text:p>
          </table:table-cell>
          <table:table-cell table:number-columns-repeated="7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<text:s/>Antique pink </text:p>
          </table:table-cell>
          <table:table-cell office:value-type="string" calcext:value-type="string">
            <text:p><text:s/>Altrosa </text:p>
          </table:table-cell>
          <table:table-cell office:value-type="string" calcext:value-type="string">
            <text:p>#CD7A7C</text:p>
          </table:table-cell>
          <table:table-cell table:formula="of:=DECIMAL(MID([.$D61];2;2);16)" office:value-type="float" office:value="205" calcext:value-type="float">
            <text:p>205</text:p>
          </table:table-cell>
          <table:table-cell table:formula="of:=DECIMAL(MID([.$D61];4;2);16)" office:value-type="float" office:value="122" calcext:value-type="float">
            <text:p>122</text:p>
          </table:table-cell>
          <table:table-cell table:formula="of:=DECIMAL(MID([.$D61];6;2);16)" office:value-type="float" office:value="124" calcext:value-type="float">
            <text:p>124</text:p>
          </table:table-cell>
          <table:table-cell table:number-columns-repeated="2"/>
          <table:table-cell table:formula="of:=CONCATENATE([.E61];&quot; &quot;;[.F61];&quot; &quot;;[.G61];&quot; &quot;;&quot;RAL&quot;;[.A61];&quot; &quot;;[.B61])" office:value-type="string" office:string-value="205 122 124 RAL3014  Antique pink " calcext:value-type="string">
            <text:p>205 122 124 RAL3014 <text:s/>Antique pink </text:p>
          </table:table-cell>
          <table:table-cell table:formula="of:=CONCATENATE([.E61];&quot;-&quot;;[.F61];&quot;-&quot;;[.G61];&quot;+&quot;;&quot;RAL&quot;;[.A61];&quot;:&quot;;[.C61])" office:value-type="string" office:string-value="205-122-124+RAL3014: Altrosa " calcext:value-type="string">
            <text:p>205-122-124+RAL3014: Altrosa </text:p>
          </table:table-cell>
          <table:table-cell table:number-columns-repeated="7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<text:s/>Light pink </text:p>
          </table:table-cell>
          <table:table-cell office:value-type="string" calcext:value-type="string">
            <text:p><text:s/>Hellrosa </text:p>
          </table:table-cell>
          <table:table-cell office:value-type="string" calcext:value-type="string">
            <text:p>#DAA5AC</text:p>
          </table:table-cell>
          <table:table-cell table:formula="of:=DECIMAL(MID([.$D62];2;2);16)" office:value-type="float" office:value="218" calcext:value-type="float">
            <text:p>218</text:p>
          </table:table-cell>
          <table:table-cell table:formula="of:=DECIMAL(MID([.$D62];4;2);16)" office:value-type="float" office:value="165" calcext:value-type="float">
            <text:p>165</text:p>
          </table:table-cell>
          <table:table-cell table:formula="of:=DECIMAL(MID([.$D62];6;2);16)" office:value-type="float" office:value="172" calcext:value-type="float">
            <text:p>172</text:p>
          </table:table-cell>
          <table:table-cell table:number-columns-repeated="2"/>
          <table:table-cell table:formula="of:=CONCATENATE([.E62];&quot; &quot;;[.F62];&quot; &quot;;[.G62];&quot; &quot;;&quot;RAL&quot;;[.A62];&quot; &quot;;[.B62])" office:value-type="string" office:string-value="218 165 172 RAL3015  Light pink " calcext:value-type="string">
            <text:p>218 165 172 RAL3015 <text:s/>Light pink </text:p>
          </table:table-cell>
          <table:table-cell table:formula="of:=CONCATENATE([.E62];&quot;-&quot;;[.F62];&quot;-&quot;;[.G62];&quot;+&quot;;&quot;RAL&quot;;[.A62];&quot;:&quot;;[.C62])" office:value-type="string" office:string-value="218-165-172+RAL3015: Hellrosa " calcext:value-type="string">
            <text:p>218-165-172+RAL3015: Hellrosa 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<text:s/>Coral red </text:p>
          </table:table-cell>
          <table:table-cell office:value-type="string" calcext:value-type="string">
            <text:p><text:s/>Korallenrot </text:p>
          </table:table-cell>
          <table:table-cell office:value-type="string" calcext:value-type="string">
            <text:p>#AB4D44</text:p>
          </table:table-cell>
          <table:table-cell table:formula="of:=DECIMAL(MID([.$D63];2;2);16)" office:value-type="float" office:value="171" calcext:value-type="float">
            <text:p>171</text:p>
          </table:table-cell>
          <table:table-cell table:formula="of:=DECIMAL(MID([.$D63];4;2);16)" office:value-type="float" office:value="77" calcext:value-type="float">
            <text:p>77</text:p>
          </table:table-cell>
          <table:table-cell table:formula="of:=DECIMAL(MID([.$D63];6;2);16)" office:value-type="float" office:value="68" calcext:value-type="float">
            <text:p>68</text:p>
          </table:table-cell>
          <table:table-cell table:number-columns-repeated="2"/>
          <table:table-cell table:formula="of:=CONCATENATE([.E63];&quot; &quot;;[.F63];&quot; &quot;;[.G63];&quot; &quot;;&quot;RAL&quot;;[.A63];&quot; &quot;;[.B63])" office:value-type="string" office:string-value="171 77 68 RAL3016  Coral red " calcext:value-type="string">
            <text:p>171 77 68 RAL3016 <text:s/>Coral red </text:p>
          </table:table-cell>
          <table:table-cell table:formula="of:=CONCATENATE([.E63];&quot;-&quot;;[.F63];&quot;-&quot;;[.G63];&quot;+&quot;;&quot;RAL&quot;;[.A63];&quot;:&quot;;[.C63])" office:value-type="string" office:string-value="171-77-68+RAL3016: Korallenrot " calcext:value-type="string">
            <text:p>171-77-68+RAL3016: Korallenrot </text:p>
          </table:table-cell>
          <table:table-cell table:number-columns-repeated="7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<text:s/>Rose </text:p>
          </table:table-cell>
          <table:table-cell office:value-type="string" calcext:value-type="string">
            <text:p><text:s/>Rosé </text:p>
          </table:table-cell>
          <table:table-cell office:value-type="string" calcext:value-type="string">
            <text:p>#CD5F67</text:p>
          </table:table-cell>
          <table:table-cell table:formula="of:=DECIMAL(MID([.$D64];2;2);16)" office:value-type="float" office:value="205" calcext:value-type="float">
            <text:p>205</text:p>
          </table:table-cell>
          <table:table-cell table:formula="of:=DECIMAL(MID([.$D64];4;2);16)" office:value-type="float" office:value="95" calcext:value-type="float">
            <text:p>95</text:p>
          </table:table-cell>
          <table:table-cell table:formula="of:=DECIMAL(MID([.$D64];6;2);16)" office:value-type="float" office:value="103" calcext:value-type="float">
            <text:p>103</text:p>
          </table:table-cell>
          <table:table-cell table:number-columns-repeated="2"/>
          <table:table-cell table:formula="of:=CONCATENATE([.E64];&quot; &quot;;[.F64];&quot; &quot;;[.G64];&quot; &quot;;&quot;RAL&quot;;[.A64];&quot; &quot;;[.B64])" office:value-type="string" office:string-value="205 95 103 RAL3017  Rose " calcext:value-type="string">
            <text:p>205 95 103 RAL3017 <text:s/>Rose </text:p>
          </table:table-cell>
          <table:table-cell table:formula="of:=CONCATENATE([.E64];&quot;-&quot;;[.F64];&quot;-&quot;;[.G64];&quot;+&quot;;&quot;RAL&quot;;[.A64];&quot;:&quot;;[.C64])" office:value-type="string" office:string-value="205-95-103+RAL3017: Rosé " calcext:value-type="string">
            <text:p>205-95-103+RAL3017: Rosé </text:p>
          </table:table-cell>
          <table:table-cell table:number-columns-repeated="7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<text:s/>Strawberry red </text:p>
          </table:table-cell>
          <table:table-cell office:value-type="string" calcext:value-type="string">
            <text:p><text:s/>Erdbeerrot </text:p>
          </table:table-cell>
          <table:table-cell office:value-type="string" calcext:value-type="string">
            <text:p>#CA505A</text:p>
          </table:table-cell>
          <table:table-cell table:formula="of:=DECIMAL(MID([.$D65];2;2);16)" office:value-type="float" office:value="202" calcext:value-type="float">
            <text:p>202</text:p>
          </table:table-cell>
          <table:table-cell table:formula="of:=DECIMAL(MID([.$D65];4;2);16)" office:value-type="float" office:value="80" calcext:value-type="float">
            <text:p>80</text:p>
          </table:table-cell>
          <table:table-cell table:formula="of:=DECIMAL(MID([.$D65];6;2);16)" office:value-type="float" office:value="90" calcext:value-type="float">
            <text:p>90</text:p>
          </table:table-cell>
          <table:table-cell table:number-columns-repeated="2"/>
          <table:table-cell table:formula="of:=CONCATENATE([.E65];&quot; &quot;;[.F65];&quot; &quot;;[.G65];&quot; &quot;;&quot;RAL&quot;;[.A65];&quot; &quot;;[.B65])" office:value-type="string" office:string-value="202 80 90 RAL3018  Strawberry red " calcext:value-type="string">
            <text:p>202 80 90 RAL3018 <text:s/>Strawberry red </text:p>
          </table:table-cell>
          <table:table-cell table:formula="of:=CONCATENATE([.E65];&quot;-&quot;;[.F65];&quot;-&quot;;[.G65];&quot;+&quot;;&quot;RAL&quot;;[.A65];&quot;:&quot;;[.C65])" office:value-type="string" office:string-value="202-80-90+RAL3018: Erdbeerrot " calcext:value-type="string">
            <text:p>202-80-90+RAL3018: Erdbeerrot 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<text:s/>Traffic red </text:p>
          </table:table-cell>
          <table:table-cell office:value-type="string" calcext:value-type="string">
            <text:p><text:s/>Verkehrsrot </text:p>
          </table:table-cell>
          <table:table-cell office:value-type="string" calcext:value-type="string">
            <text:p>#BE3B37</text:p>
          </table:table-cell>
          <table:table-cell table:formula="of:=DECIMAL(MID([.$D66];2;2);16)" office:value-type="float" office:value="190" calcext:value-type="float">
            <text:p>190</text:p>
          </table:table-cell>
          <table:table-cell table:formula="of:=DECIMAL(MID([.$D66];4;2);16)" office:value-type="float" office:value="59" calcext:value-type="float">
            <text:p>59</text:p>
          </table:table-cell>
          <table:table-cell table:formula="of:=DECIMAL(MID([.$D66];6;2);16)" office:value-type="float" office:value="55" calcext:value-type="float">
            <text:p>55</text:p>
          </table:table-cell>
          <table:table-cell table:number-columns-repeated="2"/>
          <table:table-cell table:formula="of:=CONCATENATE([.E66];&quot; &quot;;[.F66];&quot; &quot;;[.G66];&quot; &quot;;&quot;RAL&quot;;[.A66];&quot; &quot;;[.B66])" office:value-type="string" office:string-value="190 59 55 RAL3020  Traffic red " calcext:value-type="string">
            <text:p>190 59 55 RAL3020 <text:s/>Traffic red </text:p>
          </table:table-cell>
          <table:table-cell table:formula="of:=CONCATENATE([.E66];&quot;-&quot;;[.F66];&quot;-&quot;;[.G66];&quot;+&quot;;&quot;RAL&quot;;[.A66];&quot;:&quot;;[.C66])" office:value-type="string" office:string-value="190-59-55+RAL3020: Verkehrsrot " calcext:value-type="string">
            <text:p>190-59-55+RAL3020: Verkehrsrot 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<text:s/>Salmon pink </text:p>
          </table:table-cell>
          <table:table-cell office:value-type="string" calcext:value-type="string">
            <text:p><text:s/>Lachsrot </text:p>
          </table:table-cell>
          <table:table-cell office:value-type="string" calcext:value-type="string">
            <text:p>#D1705E</text:p>
          </table:table-cell>
          <table:table-cell table:formula="of:=DECIMAL(MID([.$D67];2;2);16)" office:value-type="float" office:value="209" calcext:value-type="float">
            <text:p>209</text:p>
          </table:table-cell>
          <table:table-cell table:formula="of:=DECIMAL(MID([.$D67];4;2);16)" office:value-type="float" office:value="112" calcext:value-type="float">
            <text:p>112</text:p>
          </table:table-cell>
          <table:table-cell table:formula="of:=DECIMAL(MID([.$D67];6;2);16)" office:value-type="float" office:value="94" calcext:value-type="float">
            <text:p>94</text:p>
          </table:table-cell>
          <table:table-cell table:number-columns-repeated="2"/>
          <table:table-cell table:formula="of:=CONCATENATE([.E67];&quot; &quot;;[.F67];&quot; &quot;;[.G67];&quot; &quot;;&quot;RAL&quot;;[.A67];&quot; &quot;;[.B67])" office:value-type="string" office:string-value="209 112 94 RAL3022  Salmon pink " calcext:value-type="string">
            <text:p>209 112 94 RAL3022 <text:s/>Salmon pink </text:p>
          </table:table-cell>
          <table:table-cell table:formula="of:=CONCATENATE([.E67];&quot;-&quot;;[.F67];&quot;-&quot;;[.G67];&quot;+&quot;;&quot;RAL&quot;;[.A67];&quot;:&quot;;[.C67])" office:value-type="string" office:string-value="209-112-94+RAL3022: Lachsrot " calcext:value-type="string">
            <text:p>209-112-94+RAL3022: Lachsrot 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<text:s/>Luminous red </text:p>
          </table:table-cell>
          <table:table-cell office:value-type="string" calcext:value-type="string">
            <text:p><text:s/>Leuchtrot </text:p>
          </table:table-cell>
          <table:table-cell office:value-type="string" calcext:value-type="string">
            <text:p>#FC0000</text:p>
          </table:table-cell>
          <table:table-cell table:formula="of:=DECIMAL(MID([.$D68];2;2);16)" office:value-type="float" office:value="252" calcext:value-type="float">
            <text:p>252</text:p>
          </table:table-cell>
          <table:table-cell table:formula="of:=DECIMAL(MID([.$D68];4;2);16)" office:value-type="float" office:value="0" calcext:value-type="float">
            <text:p>0</text:p>
          </table:table-cell>
          <table:table-cell table:formula="of:=DECIMAL(MID([.$D68];6;2);16)" office:value-type="float" office:value="0" calcext:value-type="float">
            <text:p>0</text:p>
          </table:table-cell>
          <table:table-cell table:number-columns-repeated="2"/>
          <table:table-cell table:formula="of:=CONCATENATE([.E68];&quot; &quot;;[.F68];&quot; &quot;;[.G68];&quot; &quot;;&quot;RAL&quot;;[.A68];&quot; &quot;;[.B68])" office:value-type="string" office:string-value="252 0 0 RAL3024  Luminous red " calcext:value-type="string">
            <text:p>252 0 0 RAL3024 <text:s/>Luminous red </text:p>
          </table:table-cell>
          <table:table-cell table:formula="of:=CONCATENATE([.E68];&quot;-&quot;;[.F68];&quot;-&quot;;[.G68];&quot;+&quot;;&quot;RAL&quot;;[.A68];&quot;:&quot;;[.C68])" office:value-type="string" office:string-value="252-0-0+RAL3024: Leuchtrot " calcext:value-type="string">
            <text:p>252-0-0+RAL3024: Leuchtrot </text:p>
          </table:table-cell>
          <table:table-cell table:number-columns-repeated="7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<text:s/>Luminous bright red </text:p>
          </table:table-cell>
          <table:table-cell office:value-type="string" calcext:value-type="string">
            <text:p><text:s/>Leuchthellrot </text:p>
          </table:table-cell>
          <table:table-cell office:value-type="string" calcext:value-type="string">
            <text:p>#FF0000</text:p>
          </table:table-cell>
          <table:table-cell table:formula="of:=DECIMAL(MID([.$D69];2;2);16)" office:value-type="float" office:value="255" calcext:value-type="float">
            <text:p>255</text:p>
          </table:table-cell>
          <table:table-cell table:formula="of:=DECIMAL(MID([.$D69];4;2);16)" office:value-type="float" office:value="0" calcext:value-type="float">
            <text:p>0</text:p>
          </table:table-cell>
          <table:table-cell table:formula="of:=DECIMAL(MID([.$D69];6;2);16)" office:value-type="float" office:value="0" calcext:value-type="float">
            <text:p>0</text:p>
          </table:table-cell>
          <table:table-cell table:number-columns-repeated="2"/>
          <table:table-cell table:formula="of:=CONCATENATE([.E69];&quot; &quot;;[.F69];&quot; &quot;;[.G69];&quot; &quot;;&quot;RAL&quot;;[.A69];&quot; &quot;;[.B69])" office:value-type="string" office:string-value="255 0 0 RAL3026  Luminous bright red " calcext:value-type="string">
            <text:p>255 0 0 RAL3026 <text:s/>Luminous bright red </text:p>
          </table:table-cell>
          <table:table-cell table:formula="of:=CONCATENATE([.E69];&quot;-&quot;;[.F69];&quot;-&quot;;[.G69];&quot;+&quot;;&quot;RAL&quot;;[.A69];&quot;:&quot;;[.C69])" office:value-type="string" office:string-value="255-0-0+RAL3026: Leuchthellrot " calcext:value-type="string">
            <text:p>255-0-0+RAL3026: Leuchthellrot </text:p>
          </table:table-cell>
          <table:table-cell table:number-columns-repeated="7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<text:s/>Raspberry red </text:p>
          </table:table-cell>
          <table:table-cell office:value-type="string" calcext:value-type="string">
            <text:p><text:s/>Himbeerrot </text:p>
          </table:table-cell>
          <table:table-cell office:value-type="string" calcext:value-type="string">
            <text:p>#AF3F4E</text:p>
          </table:table-cell>
          <table:table-cell table:formula="of:=DECIMAL(MID([.$D70];2;2);16)" office:value-type="float" office:value="175" calcext:value-type="float">
            <text:p>175</text:p>
          </table:table-cell>
          <table:table-cell table:formula="of:=DECIMAL(MID([.$D70];4;2);16)" office:value-type="float" office:value="63" calcext:value-type="float">
            <text:p>63</text:p>
          </table:table-cell>
          <table:table-cell table:formula="of:=DECIMAL(MID([.$D70];6;2);16)" office:value-type="float" office:value="78" calcext:value-type="float">
            <text:p>78</text:p>
          </table:table-cell>
          <table:table-cell table:number-columns-repeated="2"/>
          <table:table-cell table:formula="of:=CONCATENATE([.E70];&quot; &quot;;[.F70];&quot; &quot;;[.G70];&quot; &quot;;&quot;RAL&quot;;[.A70];&quot; &quot;;[.B70])" office:value-type="string" office:string-value="175 63 78 RAL3027  Raspberry red " calcext:value-type="string">
            <text:p>175 63 78 RAL3027 <text:s/>Raspberry red </text:p>
          </table:table-cell>
          <table:table-cell table:formula="of:=CONCATENATE([.E70];&quot;-&quot;;[.F70];&quot;-&quot;;[.G70];&quot;+&quot;;&quot;RAL&quot;;[.A70];&quot;:&quot;;[.C70])" office:value-type="string" office:string-value="175-63-78+RAL3027: Himbeerrot " calcext:value-type="string">
            <text:p>175-63-78+RAL3027: Himbeerrot </text:p>
          </table:table-cell>
          <table:table-cell table:number-columns-repeated="7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<text:s/>Pure red </text:p>
          </table:table-cell>
          <table:table-cell office:value-type="string" calcext:value-type="string">
            <text:p><text:s/>Reinrot </text:p>
          </table:table-cell>
          <table:table-cell office:value-type="string" calcext:value-type="string">
            <text:p>#CE433F</text:p>
          </table:table-cell>
          <table:table-cell table:formula="of:=DECIMAL(MID([.$D71];2;2);16)" office:value-type="float" office:value="206" calcext:value-type="float">
            <text:p>206</text:p>
          </table:table-cell>
          <table:table-cell table:formula="of:=DECIMAL(MID([.$D71];4;2);16)" office:value-type="float" office:value="67" calcext:value-type="float">
            <text:p>67</text:p>
          </table:table-cell>
          <table:table-cell table:formula="of:=DECIMAL(MID([.$D71];6;2);16)" office:value-type="float" office:value="63" calcext:value-type="float">
            <text:p>63</text:p>
          </table:table-cell>
          <table:table-cell table:number-columns-repeated="2"/>
          <table:table-cell table:formula="of:=CONCATENATE([.E71];&quot; &quot;;[.F71];&quot; &quot;;[.G71];&quot; &quot;;&quot;RAL&quot;;[.A71];&quot; &quot;;[.B71])" office:value-type="string" office:string-value="206 67 63 RAL3028  Pure red " calcext:value-type="string">
            <text:p>206 67 63 RAL3028 <text:s/>Pure red </text:p>
          </table:table-cell>
          <table:table-cell table:formula="of:=CONCATENATE([.E71];&quot;-&quot;;[.F71];&quot;-&quot;;[.G71];&quot;+&quot;;&quot;RAL&quot;;[.A71];&quot;:&quot;;[.C71])" office:value-type="string" office:string-value="206-67-63+RAL3028: Reinrot " calcext:value-type="string">
            <text:p>206-67-63+RAL3028: Reinrot </text:p>
          </table:table-cell>
          <table:table-cell table:number-columns-repeated="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<text:s/>Orient red </text:p>
          </table:table-cell>
          <table:table-cell office:value-type="string" calcext:value-type="string">
            <text:p><text:s/>Orientrot </text:p>
          </table:table-cell>
          <table:table-cell office:value-type="string" calcext:value-type="string">
            <text:p>#AB474C</text:p>
          </table:table-cell>
          <table:table-cell table:formula="of:=DECIMAL(MID([.$D72];2;2);16)" office:value-type="float" office:value="171" calcext:value-type="float">
            <text:p>171</text:p>
          </table:table-cell>
          <table:table-cell table:formula="of:=DECIMAL(MID([.$D72];4;2);16)" office:value-type="float" office:value="71" calcext:value-type="float">
            <text:p>71</text:p>
          </table:table-cell>
          <table:table-cell table:formula="of:=DECIMAL(MID([.$D72];6;2);16)" office:value-type="float" office:value="76" calcext:value-type="float">
            <text:p>76</text:p>
          </table:table-cell>
          <table:table-cell table:number-columns-repeated="2"/>
          <table:table-cell table:formula="of:=CONCATENATE([.E72];&quot; &quot;;[.F72];&quot; &quot;;[.G72];&quot; &quot;;&quot;RAL&quot;;[.A72];&quot; &quot;;[.B72])" office:value-type="string" office:string-value="171 71 76 RAL3031  Orient red " calcext:value-type="string">
            <text:p>171 71 76 RAL3031 <text:s/>Orient red </text:p>
          </table:table-cell>
          <table:table-cell table:formula="of:=CONCATENATE([.E72];&quot;-&quot;;[.F72];&quot;-&quot;;[.G72];&quot;+&quot;;&quot;RAL&quot;;[.A72];&quot;:&quot;;[.C72])" office:value-type="string" office:string-value="171-71-76+RAL3031: Orientrot " calcext:value-type="string">
            <text:p>171-71-76+RAL3031: Orientrot </text:p>
          </table:table-cell>
          <table:table-cell table:number-columns-repeated="7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Pearl ruby red </text:p>
          </table:table-cell>
          <table:table-cell office:value-type="string" calcext:value-type="string">
            <text:p><text:s/>Perlrubinrot </text:p>
          </table:table-cell>
          <table:table-cell office:value-type="string" calcext:value-type="string">
            <text:p>#7B1A24</text:p>
          </table:table-cell>
          <table:table-cell table:formula="of:=DECIMAL(MID([.$D73];2;2);16)" office:value-type="float" office:value="123" calcext:value-type="float">
            <text:p>123</text:p>
          </table:table-cell>
          <table:table-cell table:formula="of:=DECIMAL(MID([.$D73];4;2);16)" office:value-type="float" office:value="26" calcext:value-type="float">
            <text:p>26</text:p>
          </table:table-cell>
          <table:table-cell table:formula="of:=DECIMAL(MID([.$D73];6;2);16)" office:value-type="float" office:value="36" calcext:value-type="float">
            <text:p>36</text:p>
          </table:table-cell>
          <table:table-cell table:number-columns-repeated="2"/>
          <table:table-cell table:formula="of:=CONCATENATE([.E73];&quot; &quot;;[.F73];&quot; &quot;;[.G73];&quot; &quot;;&quot;RAL&quot;;[.A73];&quot; &quot;;[.B73])" office:value-type="string" office:string-value="123 26 36 RAL3032  Pearl ruby red " calcext:value-type="string">
            <text:p>123 26 36 RAL3032 <text:s/>Pearl ruby red </text:p>
          </table:table-cell>
          <table:table-cell table:formula="of:=CONCATENATE([.E73];&quot;-&quot;;[.F73];&quot;-&quot;;[.G73];&quot;+&quot;;&quot;RAL&quot;;[.A73];&quot;:&quot;;[.C73])" office:value-type="string" office:string-value="123-26-36+RAL3032: Perlrubinrot " calcext:value-type="string">
            <text:p>123-26-36+RAL3032: Perlrubinrot </text:p>
          </table:table-cell>
          <table:table-cell table:number-columns-repeated="7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<text:s/>Pearl pink </text:p>
          </table:table-cell>
          <table:table-cell office:value-type="string" calcext:value-type="string">
            <text:p><text:s/>Perlrosa </text:p>
          </table:table-cell>
          <table:table-cell office:value-type="string" calcext:value-type="string">
            <text:p>#B4433C</text:p>
          </table:table-cell>
          <table:table-cell table:formula="of:=DECIMAL(MID([.$D74];2;2);16)" office:value-type="float" office:value="180" calcext:value-type="float">
            <text:p>180</text:p>
          </table:table-cell>
          <table:table-cell table:formula="of:=DECIMAL(MID([.$D74];4;2);16)" office:value-type="float" office:value="67" calcext:value-type="float">
            <text:p>67</text:p>
          </table:table-cell>
          <table:table-cell table:formula="of:=DECIMAL(MID([.$D74];6;2);16)" office:value-type="float" office:value="60" calcext:value-type="float">
            <text:p>60</text:p>
          </table:table-cell>
          <table:table-cell table:number-columns-repeated="2"/>
          <table:table-cell table:formula="of:=CONCATENATE([.E74];&quot; &quot;;[.F74];&quot; &quot;;[.G74];&quot; &quot;;&quot;RAL&quot;;[.A74];&quot; &quot;;[.B74])" office:value-type="string" office:string-value="180 67 60 RAL3033  Pearl pink " calcext:value-type="string">
            <text:p>180 67 60 RAL3033 <text:s/>Pearl pink </text:p>
          </table:table-cell>
          <table:table-cell table:formula="of:=CONCATENATE([.E74];&quot;-&quot;;[.F74];&quot;-&quot;;[.G74];&quot;+&quot;;&quot;RAL&quot;;[.A74];&quot;:&quot;;[.C74])" office:value-type="string" office:string-value="180-67-60+RAL3033: Perlrosa " calcext:value-type="string">
            <text:p>180-67-60+RAL3033: Perlrosa 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<text:s/>Red lilac </text:p>
          </table:table-cell>
          <table:table-cell office:value-type="string" calcext:value-type="string">
            <text:p><text:s/>Rotlila </text:p>
          </table:table-cell>
          <table:table-cell office:value-type="string" calcext:value-type="string">
            <text:p>#886B8B</text:p>
          </table:table-cell>
          <table:table-cell table:formula="of:=DECIMAL(MID([.$D75];2;2);16)" office:value-type="float" office:value="136" calcext:value-type="float">
            <text:p>136</text:p>
          </table:table-cell>
          <table:table-cell table:formula="of:=DECIMAL(MID([.$D75];4;2);16)" office:value-type="float" office:value="107" calcext:value-type="float">
            <text:p>107</text:p>
          </table:table-cell>
          <table:table-cell table:formula="of:=DECIMAL(MID([.$D75];6;2);16)" office:value-type="float" office:value="139" calcext:value-type="float">
            <text:p>139</text:p>
          </table:table-cell>
          <table:table-cell table:number-columns-repeated="2"/>
          <table:table-cell table:formula="of:=CONCATENATE([.E75];&quot; &quot;;[.F75];&quot; &quot;;[.G75];&quot; &quot;;&quot;RAL&quot;;[.A75];&quot; &quot;;[.B75])" office:value-type="string" office:string-value="136 107 139 RAL4001  Red lilac " calcext:value-type="string">
            <text:p>136 107 139 RAL4001 <text:s/>Red lilac </text:p>
          </table:table-cell>
          <table:table-cell table:formula="of:=CONCATENATE([.E75];&quot;-&quot;;[.F75];&quot;-&quot;;[.G75];&quot;+&quot;;&quot;RAL&quot;;[.A75];&quot;:&quot;;[.C75])" office:value-type="string" office:string-value="136-107-139+RAL4001: Rotlila " calcext:value-type="string">
            <text:p>136-107-139+RAL4001: Rotlila 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<text:s/>Red violet </text:p>
          </table:table-cell>
          <table:table-cell office:value-type="string" calcext:value-type="string">
            <text:p><text:s/>Rotviolett </text:p>
          </table:table-cell>
          <table:table-cell office:value-type="string" calcext:value-type="string">
            <text:p>#934E5B</text:p>
          </table:table-cell>
          <table:table-cell table:formula="of:=DECIMAL(MID([.$D76];2;2);16)" office:value-type="float" office:value="147" calcext:value-type="float">
            <text:p>147</text:p>
          </table:table-cell>
          <table:table-cell table:formula="of:=DECIMAL(MID([.$D76];4;2);16)" office:value-type="float" office:value="78" calcext:value-type="float">
            <text:p>78</text:p>
          </table:table-cell>
          <table:table-cell table:formula="of:=DECIMAL(MID([.$D76];6;2);16)" office:value-type="float" office:value="91" calcext:value-type="float">
            <text:p>91</text:p>
          </table:table-cell>
          <table:table-cell table:number-columns-repeated="2"/>
          <table:table-cell table:formula="of:=CONCATENATE([.E76];&quot; &quot;;[.F76];&quot; &quot;;[.G76];&quot; &quot;;&quot;RAL&quot;;[.A76];&quot; &quot;;[.B76])" office:value-type="string" office:string-value="147 78 91 RAL4002  Red violet " calcext:value-type="string">
            <text:p>147 78 91 RAL4002 <text:s/>Red violet </text:p>
          </table:table-cell>
          <table:table-cell table:formula="of:=CONCATENATE([.E76];&quot;-&quot;;[.F76];&quot;-&quot;;[.G76];&quot;+&quot;;&quot;RAL&quot;;[.A76];&quot;:&quot;;[.C76])" office:value-type="string" office:string-value="147-78-91+RAL4002: Rotviolett " calcext:value-type="string">
            <text:p>147-78-91+RAL4002: Rotviolett </text:p>
          </table:table-cell>
          <table:table-cell table:number-columns-repeated="7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<text:s/>Heather violet </text:p>
          </table:table-cell>
          <table:table-cell office:value-type="string" calcext:value-type="string">
            <text:p><text:s/>Erikaviolett </text:p>
          </table:table-cell>
          <table:table-cell office:value-type="string" calcext:value-type="string">
            <text:p>#C66B93</text:p>
          </table:table-cell>
          <table:table-cell table:formula="of:=DECIMAL(MID([.$D77];2;2);16)" office:value-type="float" office:value="198" calcext:value-type="float">
            <text:p>198</text:p>
          </table:table-cell>
          <table:table-cell table:formula="of:=DECIMAL(MID([.$D77];4;2);16)" office:value-type="float" office:value="107" calcext:value-type="float">
            <text:p>107</text:p>
          </table:table-cell>
          <table:table-cell table:formula="of:=DECIMAL(MID([.$D77];6;2);16)" office:value-type="float" office:value="147" calcext:value-type="float">
            <text:p>147</text:p>
          </table:table-cell>
          <table:table-cell table:number-columns-repeated="2"/>
          <table:table-cell table:formula="of:=CONCATENATE([.E77];&quot; &quot;;[.F77];&quot; &quot;;[.G77];&quot; &quot;;&quot;RAL&quot;;[.A77];&quot; &quot;;[.B77])" office:value-type="string" office:string-value="198 107 147 RAL4003  Heather violet " calcext:value-type="string">
            <text:p>198 107 147 RAL4003 <text:s/>Heather violet </text:p>
          </table:table-cell>
          <table:table-cell table:formula="of:=CONCATENATE([.E77];&quot;-&quot;;[.F77];&quot;-&quot;;[.G77];&quot;+&quot;;&quot;RAL&quot;;[.A77];&quot;:&quot;;[.C77])" office:value-type="string" office:string-value="198-107-147+RAL4003: Erikaviolett " calcext:value-type="string">
            <text:p>198-107-147+RAL4003: Erikaviolett </text:p>
          </table:table-cell>
          <table:table-cell table:number-columns-repeated="7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<text:s/>Claret violet </text:p>
          </table:table-cell>
          <table:table-cell office:value-type="string" calcext:value-type="string">
            <text:p><text:s/>Bordeauxviolett </text:p>
          </table:table-cell>
          <table:table-cell office:value-type="string" calcext:value-type="string">
            <text:p>#703C4C</text:p>
          </table:table-cell>
          <table:table-cell table:formula="of:=DECIMAL(MID([.$D78];2;2);16)" office:value-type="float" office:value="112" calcext:value-type="float">
            <text:p>112</text:p>
          </table:table-cell>
          <table:table-cell table:formula="of:=DECIMAL(MID([.$D78];4;2);16)" office:value-type="float" office:value="60" calcext:value-type="float">
            <text:p>60</text:p>
          </table:table-cell>
          <table:table-cell table:formula="of:=DECIMAL(MID([.$D78];6;2);16)" office:value-type="float" office:value="76" calcext:value-type="float">
            <text:p>76</text:p>
          </table:table-cell>
          <table:table-cell table:number-columns-repeated="2"/>
          <table:table-cell table:formula="of:=CONCATENATE([.E78];&quot; &quot;;[.F78];&quot; &quot;;[.G78];&quot; &quot;;&quot;RAL&quot;;[.A78];&quot; &quot;;[.B78])" office:value-type="string" office:string-value="112 60 76 RAL4004  Claret violet " calcext:value-type="string">
            <text:p>112 60 76 RAL4004 <text:s/>Claret violet </text:p>
          </table:table-cell>
          <table:table-cell table:formula="of:=CONCATENATE([.E78];&quot;-&quot;;[.F78];&quot;-&quot;;[.G78];&quot;+&quot;;&quot;RAL&quot;;[.A78];&quot;:&quot;;[.C78])" office:value-type="string" office:string-value="112-60-76+RAL4004: Bordeauxviolett " calcext:value-type="string">
            <text:p>112-60-76+RAL4004: Bordeauxviolett </text:p>
          </table:table-cell>
          <table:table-cell table:number-columns-repeated="7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<text:s/>Blue lilac </text:p>
          </table:table-cell>
          <table:table-cell office:value-type="string" calcext:value-type="string">
            <text:p><text:s/>Blaulila </text:p>
          </table:table-cell>
          <table:table-cell office:value-type="string" calcext:value-type="string">
            <text:p>#8072A1</text:p>
          </table:table-cell>
          <table:table-cell table:formula="of:=DECIMAL(MID([.$D79];2;2);16)" office:value-type="float" office:value="128" calcext:value-type="float">
            <text:p>128</text:p>
          </table:table-cell>
          <table:table-cell table:formula="of:=DECIMAL(MID([.$D79];4;2);16)" office:value-type="float" office:value="114" calcext:value-type="float">
            <text:p>114</text:p>
          </table:table-cell>
          <table:table-cell table:formula="of:=DECIMAL(MID([.$D79];6;2);16)" office:value-type="float" office:value="161" calcext:value-type="float">
            <text:p>161</text:p>
          </table:table-cell>
          <table:table-cell table:number-columns-repeated="2"/>
          <table:table-cell table:formula="of:=CONCATENATE([.E79];&quot; &quot;;[.F79];&quot; &quot;;[.G79];&quot; &quot;;&quot;RAL&quot;;[.A79];&quot; &quot;;[.B79])" office:value-type="string" office:string-value="128 114 161 RAL4005  Blue lilac " calcext:value-type="string">
            <text:p>128 114 161 RAL4005 <text:s/>Blue lilac </text:p>
          </table:table-cell>
          <table:table-cell table:formula="of:=CONCATENATE([.E79];&quot;-&quot;;[.F79];&quot;-&quot;;[.G79];&quot;+&quot;;&quot;RAL&quot;;[.A79];&quot;:&quot;;[.C79])" office:value-type="string" office:string-value="128-114-161+RAL4005: Blaulila " calcext:value-type="string">
            <text:p>128-114-161+RAL4005: Blaulila </text:p>
          </table:table-cell>
          <table:table-cell table:number-columns-repeated="7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<text:s/>Traffic purple </text:p>
          </table:table-cell>
          <table:table-cell office:value-type="string" calcext:value-type="string">
            <text:p><text:s/>Verkehrspurpur </text:p>
          </table:table-cell>
          <table:table-cell office:value-type="string" calcext:value-type="string">
            <text:p>#96497D</text:p>
          </table:table-cell>
          <table:table-cell table:formula="of:=DECIMAL(MID([.$D80];2;2);16)" office:value-type="float" office:value="150" calcext:value-type="float">
            <text:p>150</text:p>
          </table:table-cell>
          <table:table-cell table:formula="of:=DECIMAL(MID([.$D80];4;2);16)" office:value-type="float" office:value="73" calcext:value-type="float">
            <text:p>73</text:p>
          </table:table-cell>
          <table:table-cell table:formula="of:=DECIMAL(MID([.$D80];6;2);16)" office:value-type="float" office:value="125" calcext:value-type="float">
            <text:p>125</text:p>
          </table:table-cell>
          <table:table-cell table:number-columns-repeated="2"/>
          <table:table-cell table:formula="of:=CONCATENATE([.E80];&quot; &quot;;[.F80];&quot; &quot;;[.G80];&quot; &quot;;&quot;RAL&quot;;[.A80];&quot; &quot;;[.B80])" office:value-type="string" office:string-value="150 73 125 RAL4006  Traffic purple " calcext:value-type="string">
            <text:p>150 73 125 RAL4006 <text:s/>Traffic purple </text:p>
          </table:table-cell>
          <table:table-cell table:formula="of:=CONCATENATE([.E80];&quot;-&quot;;[.F80];&quot;-&quot;;[.G80];&quot;+&quot;;&quot;RAL&quot;;[.A80];&quot;:&quot;;[.C80])" office:value-type="string" office:string-value="150-73-125+RAL4006: Verkehrspurpur " calcext:value-type="string">
            <text:p>150-73-125+RAL4006: Verkehrspurpur </text:p>
          </table:table-cell>
          <table:table-cell table:number-columns-repeated="7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<text:s/>Purple violet </text:p>
          </table:table-cell>
          <table:table-cell office:value-type="string" calcext:value-type="string">
            <text:p><text:s/>Purpurviolett </text:p>
          </table:table-cell>
          <table:table-cell office:value-type="string" calcext:value-type="string">
            <text:p>#58404F</text:p>
          </table:table-cell>
          <table:table-cell table:formula="of:=DECIMAL(MID([.$D81];2;2);16)" office:value-type="float" office:value="88" calcext:value-type="float">
            <text:p>88</text:p>
          </table:table-cell>
          <table:table-cell table:formula="of:=DECIMAL(MID([.$D81];4;2);16)" office:value-type="float" office:value="64" calcext:value-type="float">
            <text:p>64</text:p>
          </table:table-cell>
          <table:table-cell table:formula="of:=DECIMAL(MID([.$D81];6;2);16)" office:value-type="float" office:value="79" calcext:value-type="float">
            <text:p>79</text:p>
          </table:table-cell>
          <table:table-cell table:number-columns-repeated="2"/>
          <table:table-cell table:formula="of:=CONCATENATE([.E81];&quot; &quot;;[.F81];&quot; &quot;;[.G81];&quot; &quot;;&quot;RAL&quot;;[.A81];&quot; &quot;;[.B81])" office:value-type="string" office:string-value="88 64 79 RAL4007  Purple violet " calcext:value-type="string">
            <text:p>88 64 79 RAL4007 <text:s/>Purple violet </text:p>
          </table:table-cell>
          <table:table-cell table:formula="of:=CONCATENATE([.E81];&quot;-&quot;;[.F81];&quot;-&quot;;[.G81];&quot;+&quot;;&quot;RAL&quot;;[.A81];&quot;:&quot;;[.C81])" office:value-type="string" office:string-value="88-64-79+RAL4007: Purpurviolett " calcext:value-type="string">
            <text:p>88-64-79+RAL4007: Purpurviolett </text:p>
          </table:table-cell>
          <table:table-cell table:number-columns-repeated="7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<text:s/>Signal violet </text:p>
          </table:table-cell>
          <table:table-cell office:value-type="string" calcext:value-type="string">
            <text:p><text:s/>Signalviolett </text:p>
          </table:table-cell>
          <table:table-cell office:value-type="string" calcext:value-type="string">
            <text:p>#8B5989</text:p>
          </table:table-cell>
          <table:table-cell table:formula="of:=DECIMAL(MID([.$D82];2;2);16)" office:value-type="float" office:value="139" calcext:value-type="float">
            <text:p>139</text:p>
          </table:table-cell>
          <table:table-cell table:formula="of:=DECIMAL(MID([.$D82];4;2);16)" office:value-type="float" office:value="89" calcext:value-type="float">
            <text:p>89</text:p>
          </table:table-cell>
          <table:table-cell table:formula="of:=DECIMAL(MID([.$D82];6;2);16)" office:value-type="float" office:value="137" calcext:value-type="float">
            <text:p>137</text:p>
          </table:table-cell>
          <table:table-cell table:number-columns-repeated="2"/>
          <table:table-cell table:formula="of:=CONCATENATE([.E82];&quot; &quot;;[.F82];&quot; &quot;;[.G82];&quot; &quot;;&quot;RAL&quot;;[.A82];&quot; &quot;;[.B82])" office:value-type="string" office:string-value="139 89 137 RAL4008  Signal violet " calcext:value-type="string">
            <text:p>139 89 137 RAL4008 <text:s/>Signal violet </text:p>
          </table:table-cell>
          <table:table-cell table:formula="of:=CONCATENATE([.E82];&quot;-&quot;;[.F82];&quot;-&quot;;[.G82];&quot;+&quot;;&quot;RAL&quot;;[.A82];&quot;:&quot;;[.C82])" office:value-type="string" office:string-value="139-89-137+RAL4008: Signalviolett " calcext:value-type="string">
            <text:p>139-89-137+RAL4008: Signalviolett </text:p>
          </table:table-cell>
          <table:table-cell table:number-columns-repeated="7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<text:s/>Pastel violet </text:p>
          </table:table-cell>
          <table:table-cell office:value-type="string" calcext:value-type="string">
            <text:p><text:s/>Pastellviolett </text:p>
          </table:table-cell>
          <table:table-cell office:value-type="string" calcext:value-type="string">
            <text:p>#A28C97</text:p>
          </table:table-cell>
          <table:table-cell table:formula="of:=DECIMAL(MID([.$D83];2;2);16)" office:value-type="float" office:value="162" calcext:value-type="float">
            <text:p>162</text:p>
          </table:table-cell>
          <table:table-cell table:formula="of:=DECIMAL(MID([.$D83];4;2);16)" office:value-type="float" office:value="140" calcext:value-type="float">
            <text:p>140</text:p>
          </table:table-cell>
          <table:table-cell table:formula="of:=DECIMAL(MID([.$D83];6;2);16)" office:value-type="float" office:value="151" calcext:value-type="float">
            <text:p>151</text:p>
          </table:table-cell>
          <table:table-cell table:number-columns-repeated="2"/>
          <table:table-cell table:formula="of:=CONCATENATE([.E83];&quot; &quot;;[.F83];&quot; &quot;;[.G83];&quot; &quot;;&quot;RAL&quot;;[.A83];&quot; &quot;;[.B83])" office:value-type="string" office:string-value="162 140 151 RAL4009  Pastel violet " calcext:value-type="string">
            <text:p>162 140 151 RAL4009 <text:s/>Pastel violet </text:p>
          </table:table-cell>
          <table:table-cell table:formula="of:=CONCATENATE([.E83];&quot;-&quot;;[.F83];&quot;-&quot;;[.G83];&quot;+&quot;;&quot;RAL&quot;;[.A83];&quot;:&quot;;[.C83])" office:value-type="string" office:string-value="162-140-151+RAL4009: Pastellviolett " calcext:value-type="string">
            <text:p>162-140-151+RAL4009: Pastellviolett </text:p>
          </table:table-cell>
          <table:table-cell table:number-columns-repeated="7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2" office:value-type="string" calcext:value-type="string">
            <text:p><text:s/>Telemagenta </text:p>
          </table:table-cell>
          <table:table-cell office:value-type="string" calcext:value-type="string">
            <text:p>#C05281</text:p>
          </table:table-cell>
          <table:table-cell table:formula="of:=DECIMAL(MID([.$D84];2;2);16)" office:value-type="float" office:value="192" calcext:value-type="float">
            <text:p>192</text:p>
          </table:table-cell>
          <table:table-cell table:formula="of:=DECIMAL(MID([.$D84];4;2);16)" office:value-type="float" office:value="82" calcext:value-type="float">
            <text:p>82</text:p>
          </table:table-cell>
          <table:table-cell table:formula="of:=DECIMAL(MID([.$D84];6;2);16)" office:value-type="float" office:value="129" calcext:value-type="float">
            <text:p>129</text:p>
          </table:table-cell>
          <table:table-cell table:number-columns-repeated="2"/>
          <table:table-cell table:formula="of:=CONCATENATE([.E84];&quot; &quot;;[.F84];&quot; &quot;;[.G84];&quot; &quot;;&quot;RAL&quot;;[.A84];&quot; &quot;;[.B84])" office:value-type="string" office:string-value="192 82 129 RAL4010  Telemagenta " calcext:value-type="string">
            <text:p>192 82 129 RAL4010 <text:s/>Telemagenta </text:p>
          </table:table-cell>
          <table:table-cell table:formula="of:=CONCATENATE([.E84];&quot;-&quot;;[.F84];&quot;-&quot;;[.G84];&quot;+&quot;;&quot;RAL&quot;;[.A84];&quot;:&quot;;[.C84])" office:value-type="string" office:string-value="192-82-129+RAL4010: Telemagenta " calcext:value-type="string">
            <text:p>192-82-129+RAL4010: Telemagenta </text:p>
          </table:table-cell>
          <table:table-cell table:number-columns-repeated="7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<text:s/>Pearl violet </text:p>
          </table:table-cell>
          <table:table-cell office:value-type="string" calcext:value-type="string">
            <text:p><text:s/>Perlviolett </text:p>
          </table:table-cell>
          <table:table-cell office:value-type="string" calcext:value-type="string">
            <text:p>#816895</text:p>
          </table:table-cell>
          <table:table-cell table:formula="of:=DECIMAL(MID([.$D85];2;2);16)" office:value-type="float" office:value="129" calcext:value-type="float">
            <text:p>129</text:p>
          </table:table-cell>
          <table:table-cell table:formula="of:=DECIMAL(MID([.$D85];4;2);16)" office:value-type="float" office:value="104" calcext:value-type="float">
            <text:p>104</text:p>
          </table:table-cell>
          <table:table-cell table:formula="of:=DECIMAL(MID([.$D85];6;2);16)" office:value-type="float" office:value="149" calcext:value-type="float">
            <text:p>149</text:p>
          </table:table-cell>
          <table:table-cell table:number-columns-repeated="2"/>
          <table:table-cell table:formula="of:=CONCATENATE([.E85];&quot; &quot;;[.F85];&quot; &quot;;[.G85];&quot; &quot;;&quot;RAL&quot;;[.A85];&quot; &quot;;[.B85])" office:value-type="string" office:string-value="129 104 149 RAL4011  Pearl violet " calcext:value-type="string">
            <text:p>129 104 149 RAL4011 <text:s/>Pearl violet </text:p>
          </table:table-cell>
          <table:table-cell table:formula="of:=CONCATENATE([.E85];&quot;-&quot;;[.F85];&quot;-&quot;;[.G85];&quot;+&quot;;&quot;RAL&quot;;[.A85];&quot;:&quot;;[.C85])" office:value-type="string" office:string-value="129-104-149+RAL4011: Perlviolett " calcext:value-type="string">
            <text:p>129-104-149+RAL4011: Perlviolett </text:p>
          </table:table-cell>
          <table:table-cell table:number-columns-repeated="7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<text:s/>Pearl blackberry </text:p>
          </table:table-cell>
          <table:table-cell office:value-type="string" calcext:value-type="string">
            <text:p><text:s/>Perlbrombeer </text:p>
          </table:table-cell>
          <table:table-cell office:value-type="string" calcext:value-type="string">
            <text:p>#716B82</text:p>
          </table:table-cell>
          <table:table-cell table:formula="of:=DECIMAL(MID([.$D86];2;2);16)" office:value-type="float" office:value="113" calcext:value-type="float">
            <text:p>113</text:p>
          </table:table-cell>
          <table:table-cell table:formula="of:=DECIMAL(MID([.$D86];4;2);16)" office:value-type="float" office:value="107" calcext:value-type="float">
            <text:p>107</text:p>
          </table:table-cell>
          <table:table-cell table:formula="of:=DECIMAL(MID([.$D86];6;2);16)" office:value-type="float" office:value="130" calcext:value-type="float">
            <text:p>130</text:p>
          </table:table-cell>
          <table:table-cell table:number-columns-repeated="2"/>
          <table:table-cell table:formula="of:=CONCATENATE([.E86];&quot; &quot;;[.F86];&quot; &quot;;[.G86];&quot; &quot;;&quot;RAL&quot;;[.A86];&quot; &quot;;[.B86])" office:value-type="string" office:string-value="113 107 130 RAL4012  Pearl blackberry " calcext:value-type="string">
            <text:p>113 107 130 RAL4012 <text:s/>Pearl blackberry </text:p>
          </table:table-cell>
          <table:table-cell table:formula="of:=CONCATENATE([.E86];&quot;-&quot;;[.F86];&quot;-&quot;;[.G86];&quot;+&quot;;&quot;RAL&quot;;[.A86];&quot;:&quot;;[.C86])" office:value-type="string" office:string-value="113-107-130+RAL4012: Perlbrombeer " calcext:value-type="string">
            <text:p>113-107-130+RAL4012: Perlbrombeer 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Violet blue </text:p>
          </table:table-cell>
          <table:table-cell office:value-type="string" calcext:value-type="string">
            <text:p><text:s/>Violettblau </text:p>
          </table:table-cell>
          <table:table-cell office:value-type="string" calcext:value-type="string">
            <text:p>#4A5B79</text:p>
          </table:table-cell>
          <table:table-cell table:formula="of:=DECIMAL(MID([.$D87];2;2);16)" office:value-type="float" office:value="74" calcext:value-type="float">
            <text:p>74</text:p>
          </table:table-cell>
          <table:table-cell table:formula="of:=DECIMAL(MID([.$D87];4;2);16)" office:value-type="float" office:value="91" calcext:value-type="float">
            <text:p>91</text:p>
          </table:table-cell>
          <table:table-cell table:formula="of:=DECIMAL(MID([.$D87];6;2);16)" office:value-type="float" office:value="121" calcext:value-type="float">
            <text:p>121</text:p>
          </table:table-cell>
          <table:table-cell table:number-columns-repeated="2"/>
          <table:table-cell table:formula="of:=CONCATENATE([.E87];&quot; &quot;;[.F87];&quot; &quot;;[.G87];&quot; &quot;;&quot;RAL&quot;;[.A87];&quot; &quot;;[.B87])" office:value-type="string" office:string-value="74 91 121 RAL5000  Violet blue " calcext:value-type="string">
            <text:p>74 91 121 RAL5000 <text:s/>Violet blue </text:p>
          </table:table-cell>
          <table:table-cell table:formula="of:=CONCATENATE([.E87];&quot;-&quot;;[.F87];&quot;-&quot;;[.G87];&quot;+&quot;;&quot;RAL&quot;;[.A87];&quot;:&quot;;[.C87])" office:value-type="string" office:string-value="74-91-121+RAL5000: Violettblau " calcext:value-type="string">
            <text:p>74-91-121+RAL5000: Violettblau </text:p>
          </table:table-cell>
          <table:table-cell table:number-columns-repeated="7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<text:s/>Green blue </text:p>
          </table:table-cell>
          <table:table-cell office:value-type="string" calcext:value-type="string">
            <text:p><text:s/>Grünblau </text:p>
          </table:table-cell>
          <table:table-cell office:value-type="string" calcext:value-type="string">
            <text:p>#2F586E</text:p>
          </table:table-cell>
          <table:table-cell table:formula="of:=DECIMAL(MID([.$D88];2;2);16)" office:value-type="float" office:value="47" calcext:value-type="float">
            <text:p>47</text:p>
          </table:table-cell>
          <table:table-cell table:formula="of:=DECIMAL(MID([.$D88];4;2);16)" office:value-type="float" office:value="88" calcext:value-type="float">
            <text:p>88</text:p>
          </table:table-cell>
          <table:table-cell table:formula="of:=DECIMAL(MID([.$D88];6;2);16)" office:value-type="float" office:value="110" calcext:value-type="float">
            <text:p>110</text:p>
          </table:table-cell>
          <table:table-cell table:number-columns-repeated="2"/>
          <table:table-cell table:formula="of:=CONCATENATE([.E88];&quot; &quot;;[.F88];&quot; &quot;;[.G88];&quot; &quot;;&quot;RAL&quot;;[.A88];&quot; &quot;;[.B88])" office:value-type="string" office:string-value="47 88 110 RAL5001  Green blue " calcext:value-type="string">
            <text:p>47 88 110 RAL5001 <text:s/>Green blue </text:p>
          </table:table-cell>
          <table:table-cell table:formula="of:=CONCATENATE([.E88];&quot;-&quot;;[.F88];&quot;-&quot;;[.G88];&quot;+&quot;;&quot;RAL&quot;;[.A88];&quot;:&quot;;[.C88])" office:value-type="string" office:string-value="47-88-110+RAL5001: Grünblau " calcext:value-type="string">
            <text:p>47-88-110+RAL5001: Grünblau </text:p>
          </table:table-cell>
          <table:table-cell table:number-columns-repeated="7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<text:s/>Ultramarine blue </text:p>
          </table:table-cell>
          <table:table-cell office:value-type="string" calcext:value-type="string">
            <text:p><text:s/>Ultramarinblau </text:p>
          </table:table-cell>
          <table:table-cell office:value-type="string" calcext:value-type="string">
            <text:p>#2F4D86</text:p>
          </table:table-cell>
          <table:table-cell table:formula="of:=DECIMAL(MID([.$D89];2;2);16)" office:value-type="float" office:value="47" calcext:value-type="float">
            <text:p>47</text:p>
          </table:table-cell>
          <table:table-cell table:formula="of:=DECIMAL(MID([.$D89];4;2);16)" office:value-type="float" office:value="77" calcext:value-type="float">
            <text:p>77</text:p>
          </table:table-cell>
          <table:table-cell table:formula="of:=DECIMAL(MID([.$D89];6;2);16)" office:value-type="float" office:value="134" calcext:value-type="float">
            <text:p>134</text:p>
          </table:table-cell>
          <table:table-cell table:number-columns-repeated="2"/>
          <table:table-cell table:formula="of:=CONCATENATE([.E89];&quot; &quot;;[.F89];&quot; &quot;;[.G89];&quot; &quot;;&quot;RAL&quot;;[.A89];&quot; &quot;;[.B89])" office:value-type="string" office:string-value="47 77 134 RAL5002  Ultramarine blue " calcext:value-type="string">
            <text:p>47 77 134 RAL5002 <text:s/>Ultramarine blue </text:p>
          </table:table-cell>
          <table:table-cell table:formula="of:=CONCATENATE([.E89];&quot;-&quot;;[.F89];&quot;-&quot;;[.G89];&quot;+&quot;;&quot;RAL&quot;;[.A89];&quot;:&quot;;[.C89])" office:value-type="string" office:string-value="47-77-134+RAL5002: Ultramarinblau " calcext:value-type="string">
            <text:p>47-77-134+RAL5002: Ultramarinblau </text:p>
          </table:table-cell>
          <table:table-cell table:number-columns-repeated="7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<text:s/>Sapphire blue </text:p>
          </table:table-cell>
          <table:table-cell office:value-type="string" calcext:value-type="string">
            <text:p><text:s/>Saphirblau </text:p>
          </table:table-cell>
          <table:table-cell office:value-type="string" calcext:value-type="string">
            <text:p>#364962</text:p>
          </table:table-cell>
          <table:table-cell table:formula="of:=DECIMAL(MID([.$D90];2;2);16)" office:value-type="float" office:value="54" calcext:value-type="float">
            <text:p>54</text:p>
          </table:table-cell>
          <table:table-cell table:formula="of:=DECIMAL(MID([.$D90];4;2);16)" office:value-type="float" office:value="73" calcext:value-type="float">
            <text:p>73</text:p>
          </table:table-cell>
          <table:table-cell table:formula="of:=DECIMAL(MID([.$D90];6;2);16)" office:value-type="float" office:value="98" calcext:value-type="float">
            <text:p>98</text:p>
          </table:table-cell>
          <table:table-cell table:number-columns-repeated="2"/>
          <table:table-cell table:formula="of:=CONCATENATE([.E90];&quot; &quot;;[.F90];&quot; &quot;;[.G90];&quot; &quot;;&quot;RAL&quot;;[.A90];&quot; &quot;;[.B90])" office:value-type="string" office:string-value="54 73 98 RAL5003  Sapphire blue " calcext:value-type="string">
            <text:p>54 73 98 RAL5003 <text:s/>Sapphire blue </text:p>
          </table:table-cell>
          <table:table-cell table:formula="of:=CONCATENATE([.E90];&quot;-&quot;;[.F90];&quot;-&quot;;[.G90];&quot;+&quot;;&quot;RAL&quot;;[.A90];&quot;:&quot;;[.C90])" office:value-type="string" office:string-value="54-73-98+RAL5003: Saphirblau " calcext:value-type="string">
            <text:p>54-73-98+RAL5003: Saphirblau </text:p>
          </table:table-cell>
          <table:table-cell table:number-columns-repeated="7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<text:s/>Black blue </text:p>
          </table:table-cell>
          <table:table-cell office:value-type="string" calcext:value-type="string">
            <text:p><text:s/>Schwarzblau </text:p>
          </table:table-cell>
          <table:table-cell office:value-type="string" calcext:value-type="string">
            <text:p>#3B3F45</text:p>
          </table:table-cell>
          <table:table-cell table:formula="of:=DECIMAL(MID([.$D91];2;2);16)" office:value-type="float" office:value="59" calcext:value-type="float">
            <text:p>59</text:p>
          </table:table-cell>
          <table:table-cell table:formula="of:=DECIMAL(MID([.$D91];4;2);16)" office:value-type="float" office:value="63" calcext:value-type="float">
            <text:p>63</text:p>
          </table:table-cell>
          <table:table-cell table:formula="of:=DECIMAL(MID([.$D91];6;2);16)" office:value-type="float" office:value="69" calcext:value-type="float">
            <text:p>69</text:p>
          </table:table-cell>
          <table:table-cell table:number-columns-repeated="2"/>
          <table:table-cell table:formula="of:=CONCATENATE([.E91];&quot; &quot;;[.F91];&quot; &quot;;[.G91];&quot; &quot;;&quot;RAL&quot;;[.A91];&quot; &quot;;[.B91])" office:value-type="string" office:string-value="59 63 69 RAL5004  Black blue " calcext:value-type="string">
            <text:p>59 63 69 RAL5004 <text:s/>Black blue </text:p>
          </table:table-cell>
          <table:table-cell table:formula="of:=CONCATENATE([.E91];&quot;-&quot;;[.F91];&quot;-&quot;;[.G91];&quot;+&quot;;&quot;RAL&quot;;[.A91];&quot;:&quot;;[.C91])" office:value-type="string" office:string-value="59-63-69+RAL5004: Schwarzblau " calcext:value-type="string">
            <text:p>59-63-69+RAL5004: Schwarzblau </text:p>
          </table:table-cell>
          <table:table-cell table:number-columns-repeated="7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<text:s/>Signal blue </text:p>
          </table:table-cell>
          <table:table-cell office:value-type="string" calcext:value-type="string">
            <text:p><text:s/>Signalblau </text:p>
          </table:table-cell>
          <table:table-cell office:value-type="string" calcext:value-type="string">
            <text:p>#075F8F</text:p>
          </table:table-cell>
          <table:table-cell table:formula="of:=DECIMAL(MID([.$D92];2;2);16)" office:value-type="float" office:value="7" calcext:value-type="float">
            <text:p>7</text:p>
          </table:table-cell>
          <table:table-cell table:formula="of:=DECIMAL(MID([.$D92];4;2);16)" office:value-type="float" office:value="95" calcext:value-type="float">
            <text:p>95</text:p>
          </table:table-cell>
          <table:table-cell table:formula="of:=DECIMAL(MID([.$D92];6;2);16)" office:value-type="float" office:value="143" calcext:value-type="float">
            <text:p>143</text:p>
          </table:table-cell>
          <table:table-cell table:number-columns-repeated="2"/>
          <table:table-cell table:formula="of:=CONCATENATE([.E92];&quot; &quot;;[.F92];&quot; &quot;;[.G92];&quot; &quot;;&quot;RAL&quot;;[.A92];&quot; &quot;;[.B92])" office:value-type="string" office:string-value="7 95 143 RAL5005  Signal blue " calcext:value-type="string">
            <text:p>7 95 143 RAL5005 <text:s/>Signal blue </text:p>
          </table:table-cell>
          <table:table-cell table:formula="of:=CONCATENATE([.E92];&quot;-&quot;;[.F92];&quot;-&quot;;[.G92];&quot;+&quot;;&quot;RAL&quot;;[.A92];&quot;:&quot;;[.C92])" office:value-type="string" office:string-value="7-95-143+RAL5005: Signalblau " calcext:value-type="string">
            <text:p>7-95-143+RAL5005: Signalblau </text:p>
          </table:table-cell>
          <table:table-cell table:number-columns-repeated="7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<text:s/>Brilliant blue </text:p>
          </table:table-cell>
          <table:table-cell office:value-type="string" calcext:value-type="string">
            <text:p><text:s/>Brillantblau </text:p>
          </table:table-cell>
          <table:table-cell office:value-type="string" calcext:value-type="string">
            <text:p>#467392</text:p>
          </table:table-cell>
          <table:table-cell table:formula="of:=DECIMAL(MID([.$D93];2;2);16)" office:value-type="float" office:value="70" calcext:value-type="float">
            <text:p>70</text:p>
          </table:table-cell>
          <table:table-cell table:formula="of:=DECIMAL(MID([.$D93];4;2);16)" office:value-type="float" office:value="115" calcext:value-type="float">
            <text:p>115</text:p>
          </table:table-cell>
          <table:table-cell table:formula="of:=DECIMAL(MID([.$D93];6;2);16)" office:value-type="float" office:value="146" calcext:value-type="float">
            <text:p>146</text:p>
          </table:table-cell>
          <table:table-cell table:number-columns-repeated="2"/>
          <table:table-cell table:formula="of:=CONCATENATE([.E93];&quot; &quot;;[.F93];&quot; &quot;;[.G93];&quot; &quot;;&quot;RAL&quot;;[.A93];&quot; &quot;;[.B93])" office:value-type="string" office:string-value="70 115 146 RAL5007  Brilliant blue " calcext:value-type="string">
            <text:p>70 115 146 RAL5007 <text:s/>Brilliant blue </text:p>
          </table:table-cell>
          <table:table-cell table:formula="of:=CONCATENATE([.E93];&quot;-&quot;;[.F93];&quot;-&quot;;[.G93];&quot;+&quot;;&quot;RAL&quot;;[.A93];&quot;:&quot;;[.C93])" office:value-type="string" office:string-value="70-115-146+RAL5007: Brillantblau " calcext:value-type="string">
            <text:p>70-115-146+RAL5007: Brillantblau </text:p>
          </table:table-cell>
          <table:table-cell table:number-columns-repeated="7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<text:s/>Grey blue </text:p>
          </table:table-cell>
          <table:table-cell office:value-type="string" calcext:value-type="string">
            <text:p><text:s/>Graublau </text:p>
          </table:table-cell>
          <table:table-cell office:value-type="string" calcext:value-type="string">
            <text:p>#424D55</text:p>
          </table:table-cell>
          <table:table-cell table:formula="of:=DECIMAL(MID([.$D94];2;2);16)" office:value-type="float" office:value="66" calcext:value-type="float">
            <text:p>66</text:p>
          </table:table-cell>
          <table:table-cell table:formula="of:=DECIMAL(MID([.$D94];4;2);16)" office:value-type="float" office:value="77" calcext:value-type="float">
            <text:p>77</text:p>
          </table:table-cell>
          <table:table-cell table:formula="of:=DECIMAL(MID([.$D94];6;2);16)" office:value-type="float" office:value="85" calcext:value-type="float">
            <text:p>85</text:p>
          </table:table-cell>
          <table:table-cell table:number-columns-repeated="2"/>
          <table:table-cell table:formula="of:=CONCATENATE([.E94];&quot; &quot;;[.F94];&quot; &quot;;[.G94];&quot; &quot;;&quot;RAL&quot;;[.A94];&quot; &quot;;[.B94])" office:value-type="string" office:string-value="66 77 85 RAL5008  Grey blue " calcext:value-type="string">
            <text:p>66 77 85 RAL5008 <text:s/>Grey blue </text:p>
          </table:table-cell>
          <table:table-cell table:formula="of:=CONCATENATE([.E94];&quot;-&quot;;[.F94];&quot;-&quot;;[.G94];&quot;+&quot;;&quot;RAL&quot;;[.A94];&quot;:&quot;;[.C94])" office:value-type="string" office:string-value="66-77-85+RAL5008: Graublau " calcext:value-type="string">
            <text:p>66-77-85+RAL5008: Graublau </text:p>
          </table:table-cell>
          <table:table-cell table:number-columns-repeated="7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<text:s/>Azure blue </text:p>
          </table:table-cell>
          <table:table-cell office:value-type="string" calcext:value-type="string">
            <text:p><text:s/>Azurblau </text:p>
          </table:table-cell>
          <table:table-cell office:value-type="string" calcext:value-type="string">
            <text:p>#35677F</text:p>
          </table:table-cell>
          <table:table-cell table:formula="of:=DECIMAL(MID([.$D95];2;2);16)" office:value-type="float" office:value="53" calcext:value-type="float">
            <text:p>53</text:p>
          </table:table-cell>
          <table:table-cell table:formula="of:=DECIMAL(MID([.$D95];4;2);16)" office:value-type="float" office:value="103" calcext:value-type="float">
            <text:p>103</text:p>
          </table:table-cell>
          <table:table-cell table:formula="of:=DECIMAL(MID([.$D95];6;2);16)" office:value-type="float" office:value="127" calcext:value-type="float">
            <text:p>127</text:p>
          </table:table-cell>
          <table:table-cell table:number-columns-repeated="2"/>
          <table:table-cell table:formula="of:=CONCATENATE([.E95];&quot; &quot;;[.F95];&quot; &quot;;[.G95];&quot; &quot;;&quot;RAL&quot;;[.A95];&quot; &quot;;[.B95])" office:value-type="string" office:string-value="53 103 127 RAL5009  Azure blue " calcext:value-type="string">
            <text:p>53 103 127 RAL5009 <text:s/>Azure blue </text:p>
          </table:table-cell>
          <table:table-cell table:formula="of:=CONCATENATE([.E95];&quot;-&quot;;[.F95];&quot;-&quot;;[.G95];&quot;+&quot;;&quot;RAL&quot;;[.A95];&quot;:&quot;;[.C95])" office:value-type="string" office:string-value="53-103-127+RAL5009: Azurblau " calcext:value-type="string">
            <text:p>53-103-127+RAL5009: Azurblau </text:p>
          </table:table-cell>
          <table:table-cell table:number-columns-repeated="7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<text:s/>Gentian blue </text:p>
          </table:table-cell>
          <table:table-cell office:value-type="string" calcext:value-type="string">
            <text:p><text:s/>Enzianblau </text:p>
          </table:table-cell>
          <table:table-cell office:value-type="string" calcext:value-type="string">
            <text:p>#125B84</text:p>
          </table:table-cell>
          <table:table-cell table:formula="of:=DECIMAL(MID([.$D96];2;2);16)" office:value-type="float" office:value="18" calcext:value-type="float">
            <text:p>18</text:p>
          </table:table-cell>
          <table:table-cell table:formula="of:=DECIMAL(MID([.$D96];4;2);16)" office:value-type="float" office:value="91" calcext:value-type="float">
            <text:p>91</text:p>
          </table:table-cell>
          <table:table-cell table:formula="of:=DECIMAL(MID([.$D96];6;2);16)" office:value-type="float" office:value="132" calcext:value-type="float">
            <text:p>132</text:p>
          </table:table-cell>
          <table:table-cell table:number-columns-repeated="2"/>
          <table:table-cell table:formula="of:=CONCATENATE([.E96];&quot; &quot;;[.F96];&quot; &quot;;[.G96];&quot; &quot;;&quot;RAL&quot;;[.A96];&quot; &quot;;[.B96])" office:value-type="string" office:string-value="18 91 132 RAL5010  Gentian blue " calcext:value-type="string">
            <text:p>18 91 132 RAL5010 <text:s/>Gentian blue </text:p>
          </table:table-cell>
          <table:table-cell table:formula="of:=CONCATENATE([.E96];&quot;-&quot;;[.F96];&quot;-&quot;;[.G96];&quot;+&quot;;&quot;RAL&quot;;[.A96];&quot;:&quot;;[.C96])" office:value-type="string" office:string-value="18-91-132+RAL5010: Enzianblau " calcext:value-type="string">
            <text:p>18-91-132+RAL5010: Enzianblau </text:p>
          </table:table-cell>
          <table:table-cell table:number-columns-repeated="7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<text:s/>Steel blue </text:p>
          </table:table-cell>
          <table:table-cell office:value-type="string" calcext:value-type="string">
            <text:p><text:s/>Stahlblau </text:p>
          </table:table-cell>
          <table:table-cell office:value-type="string" calcext:value-type="string">
            <text:p>#394450</text:p>
          </table:table-cell>
          <table:table-cell table:formula="of:=DECIMAL(MID([.$D97];2;2);16)" office:value-type="float" office:value="57" calcext:value-type="float">
            <text:p>57</text:p>
          </table:table-cell>
          <table:table-cell table:formula="of:=DECIMAL(MID([.$D97];4;2);16)" office:value-type="float" office:value="68" calcext:value-type="float">
            <text:p>68</text:p>
          </table:table-cell>
          <table:table-cell table:formula="of:=DECIMAL(MID([.$D97];6;2);16)" office:value-type="float" office:value="80" calcext:value-type="float">
            <text:p>80</text:p>
          </table:table-cell>
          <table:table-cell table:number-columns-repeated="2"/>
          <table:table-cell table:formula="of:=CONCATENATE([.E97];&quot; &quot;;[.F97];&quot; &quot;;[.G97];&quot; &quot;;&quot;RAL&quot;;[.A97];&quot; &quot;;[.B97])" office:value-type="string" office:string-value="57 68 80 RAL5011  Steel blue " calcext:value-type="string">
            <text:p>57 68 80 RAL5011 <text:s/>Steel blue </text:p>
          </table:table-cell>
          <table:table-cell table:formula="of:=CONCATENATE([.E97];&quot;-&quot;;[.F97];&quot;-&quot;;[.G97];&quot;+&quot;;&quot;RAL&quot;;[.A97];&quot;:&quot;;[.C97])" office:value-type="string" office:string-value="57-68-80+RAL5011: Stahlblau " calcext:value-type="string">
            <text:p>57-68-80+RAL5011: Stahlblau </text:p>
          </table:table-cell>
          <table:table-cell table:number-columns-repeated="7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<text:s/>Light blue </text:p>
          </table:table-cell>
          <table:table-cell office:value-type="string" calcext:value-type="string">
            <text:p><text:s/>Lichtblau </text:p>
          </table:table-cell>
          <table:table-cell office:value-type="string" calcext:value-type="string">
            <text:p>#288FBA</text:p>
          </table:table-cell>
          <table:table-cell table:formula="of:=DECIMAL(MID([.$D98];2;2);16)" office:value-type="float" office:value="40" calcext:value-type="float">
            <text:p>40</text:p>
          </table:table-cell>
          <table:table-cell table:formula="of:=DECIMAL(MID([.$D98];4;2);16)" office:value-type="float" office:value="143" calcext:value-type="float">
            <text:p>143</text:p>
          </table:table-cell>
          <table:table-cell table:formula="of:=DECIMAL(MID([.$D98];6;2);16)" office:value-type="float" office:value="186" calcext:value-type="float">
            <text:p>186</text:p>
          </table:table-cell>
          <table:table-cell table:number-columns-repeated="2"/>
          <table:table-cell table:formula="of:=CONCATENATE([.E98];&quot; &quot;;[.F98];&quot; &quot;;[.G98];&quot; &quot;;&quot;RAL&quot;;[.A98];&quot; &quot;;[.B98])" office:value-type="string" office:string-value="40 143 186 RAL5012  Light blue " calcext:value-type="string">
            <text:p>40 143 186 RAL5012 <text:s/>Light blue </text:p>
          </table:table-cell>
          <table:table-cell table:formula="of:=CONCATENATE([.E98];&quot;-&quot;;[.F98];&quot;-&quot;;[.G98];&quot;+&quot;;&quot;RAL&quot;;[.A98];&quot;:&quot;;[.C98])" office:value-type="string" office:string-value="40-143-186+RAL5012: Lichtblau " calcext:value-type="string">
            <text:p>40-143-186+RAL5012: Lichtblau </text:p>
          </table:table-cell>
          <table:table-cell table:number-columns-repeated="7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<text:s/>Cobalt blue </text:p>
          </table:table-cell>
          <table:table-cell office:value-type="string" calcext:value-type="string">
            <text:p><text:s/>Kobaltblau </text:p>
          </table:table-cell>
          <table:table-cell office:value-type="string" calcext:value-type="string">
            <text:p>#384761</text:p>
          </table:table-cell>
          <table:table-cell table:formula="of:=DECIMAL(MID([.$D99];2;2);16)" office:value-type="float" office:value="56" calcext:value-type="float">
            <text:p>56</text:p>
          </table:table-cell>
          <table:table-cell table:formula="of:=DECIMAL(MID([.$D99];4;2);16)" office:value-type="float" office:value="71" calcext:value-type="float">
            <text:p>71</text:p>
          </table:table-cell>
          <table:table-cell table:formula="of:=DECIMAL(MID([.$D99];6;2);16)" office:value-type="float" office:value="97" calcext:value-type="float">
            <text:p>97</text:p>
          </table:table-cell>
          <table:table-cell table:number-columns-repeated="2"/>
          <table:table-cell table:formula="of:=CONCATENATE([.E99];&quot; &quot;;[.F99];&quot; &quot;;[.G99];&quot; &quot;;&quot;RAL&quot;;[.A99];&quot; &quot;;[.B99])" office:value-type="string" office:string-value="56 71 97 RAL5013  Cobalt blue " calcext:value-type="string">
            <text:p>56 71 97 RAL5013 <text:s/>Cobalt blue </text:p>
          </table:table-cell>
          <table:table-cell table:formula="of:=CONCATENATE([.E99];&quot;-&quot;;[.F99];&quot;-&quot;;[.G99];&quot;+&quot;;&quot;RAL&quot;;[.A99];&quot;:&quot;;[.C99])" office:value-type="string" office:string-value="56-71-97+RAL5013: Kobaltblau " calcext:value-type="string">
            <text:p>56-71-97+RAL5013: Kobaltblau </text:p>
          </table:table-cell>
          <table:table-cell table:number-columns-repeated="7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<text:s/>Pigeon blue </text:p>
          </table:table-cell>
          <table:table-cell office:value-type="string" calcext:value-type="string">
            <text:p><text:s/>Taubenblau </text:p>
          </table:table-cell>
          <table:table-cell office:value-type="string" calcext:value-type="string">
            <text:p>#6B839B</text:p>
          </table:table-cell>
          <table:table-cell table:formula="of:=DECIMAL(MID([.$D100];2;2);16)" office:value-type="float" office:value="107" calcext:value-type="float">
            <text:p>107</text:p>
          </table:table-cell>
          <table:table-cell table:formula="of:=DECIMAL(MID([.$D100];4;2);16)" office:value-type="float" office:value="131" calcext:value-type="float">
            <text:p>131</text:p>
          </table:table-cell>
          <table:table-cell table:formula="of:=DECIMAL(MID([.$D100];6;2);16)" office:value-type="float" office:value="155" calcext:value-type="float">
            <text:p>155</text:p>
          </table:table-cell>
          <table:table-cell table:number-columns-repeated="2"/>
          <table:table-cell table:formula="of:=CONCATENATE([.E100];&quot; &quot;;[.F100];&quot; &quot;;[.G100];&quot; &quot;;&quot;RAL&quot;;[.A100];&quot; &quot;;[.B100])" office:value-type="string" office:string-value="107 131 155 RAL5014  Pigeon blue " calcext:value-type="string">
            <text:p>107 131 155 RAL5014 <text:s/>Pigeon blue </text:p>
          </table:table-cell>
          <table:table-cell table:formula="of:=CONCATENATE([.E100];&quot;-&quot;;[.F100];&quot;-&quot;;[.G100];&quot;+&quot;;&quot;RAL&quot;;[.A100];&quot;:&quot;;[.C100])" office:value-type="string" office:string-value="107-131-155+RAL5014: Taubenblau " calcext:value-type="string">
            <text:p>107-131-155+RAL5014: Taubenblau </text:p>
          </table:table-cell>
          <table:table-cell table:number-columns-repeated="7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<text:s/>Sky blue </text:p>
          </table:table-cell>
          <table:table-cell office:value-type="string" calcext:value-type="string">
            <text:p><text:s/>Himmelblau </text:p>
          </table:table-cell>
          <table:table-cell office:value-type="string" calcext:value-type="string">
            <text:p>#0083B4</text:p>
          </table:table-cell>
          <table:table-cell table:formula="of:=DECIMAL(MID([.$D101];2;2);16)" office:value-type="float" office:value="0" calcext:value-type="float">
            <text:p>0</text:p>
          </table:table-cell>
          <table:table-cell table:formula="of:=DECIMAL(MID([.$D101];4;2);16)" office:value-type="float" office:value="131" calcext:value-type="float">
            <text:p>131</text:p>
          </table:table-cell>
          <table:table-cell table:formula="of:=DECIMAL(MID([.$D101];6;2);16)" office:value-type="float" office:value="180" calcext:value-type="float">
            <text:p>180</text:p>
          </table:table-cell>
          <table:table-cell table:number-columns-repeated="2"/>
          <table:table-cell table:formula="of:=CONCATENATE([.E101];&quot; &quot;;[.F101];&quot; &quot;;[.G101];&quot; &quot;;&quot;RAL&quot;;[.A101];&quot; &quot;;[.B101])" office:value-type="string" office:string-value="0 131 180 RAL5015  Sky blue " calcext:value-type="string">
            <text:p>0 131 180 RAL5015 <text:s/>Sky blue </text:p>
          </table:table-cell>
          <table:table-cell table:formula="of:=CONCATENATE([.E101];&quot;-&quot;;[.F101];&quot;-&quot;;[.G101];&quot;+&quot;;&quot;RAL&quot;;[.A101];&quot;:&quot;;[.C101])" office:value-type="string" office:string-value="0-131-180+RAL5015: Himmelblau " calcext:value-type="string">
            <text:p>0-131-180+RAL5015: Himmelblau </text:p>
          </table:table-cell>
          <table:table-cell table:number-columns-repeated="7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<text:s/>Traffic blue </text:p>
          </table:table-cell>
          <table:table-cell office:value-type="string" calcext:value-type="string">
            <text:p><text:s/>Verkehrsblau </text:p>
          </table:table-cell>
          <table:table-cell office:value-type="string" calcext:value-type="string">
            <text:p>#006793</text:p>
          </table:table-cell>
          <table:table-cell table:formula="of:=DECIMAL(MID([.$D102];2;2);16)" office:value-type="float" office:value="0" calcext:value-type="float">
            <text:p>0</text:p>
          </table:table-cell>
          <table:table-cell table:formula="of:=DECIMAL(MID([.$D102];4;2);16)" office:value-type="float" office:value="103" calcext:value-type="float">
            <text:p>103</text:p>
          </table:table-cell>
          <table:table-cell table:formula="of:=DECIMAL(MID([.$D102];6;2);16)" office:value-type="float" office:value="147" calcext:value-type="float">
            <text:p>147</text:p>
          </table:table-cell>
          <table:table-cell table:number-columns-repeated="2"/>
          <table:table-cell table:formula="of:=CONCATENATE([.E102];&quot; &quot;;[.F102];&quot; &quot;;[.G102];&quot; &quot;;&quot;RAL&quot;;[.A102];&quot; &quot;;[.B102])" office:value-type="string" office:string-value="0 103 147 RAL5017  Traffic blue " calcext:value-type="string">
            <text:p>0 103 147 RAL5017 <text:s/>Traffic blue </text:p>
          </table:table-cell>
          <table:table-cell table:formula="of:=CONCATENATE([.E102];&quot;-&quot;;[.F102];&quot;-&quot;;[.G102];&quot;+&quot;;&quot;RAL&quot;;[.A102];&quot;:&quot;;[.C102])" office:value-type="string" office:string-value="0-103-147+RAL5017: Verkehrsblau " calcext:value-type="string">
            <text:p>0-103-147+RAL5017: Verkehrsblau </text:p>
          </table:table-cell>
          <table:table-cell table:number-columns-repeated="7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<text:s/>Turquoise blue </text:p>
          </table:table-cell>
          <table:table-cell office:value-type="string" calcext:value-type="string">
            <text:p><text:s/>Türkisblau </text:p>
          </table:table-cell>
          <table:table-cell office:value-type="string" calcext:value-type="string">
            <text:p>#309192</text:p>
          </table:table-cell>
          <table:table-cell table:formula="of:=DECIMAL(MID([.$D103];2;2);16)" office:value-type="float" office:value="48" calcext:value-type="float">
            <text:p>48</text:p>
          </table:table-cell>
          <table:table-cell table:formula="of:=DECIMAL(MID([.$D103];4;2);16)" office:value-type="float" office:value="145" calcext:value-type="float">
            <text:p>145</text:p>
          </table:table-cell>
          <table:table-cell table:formula="of:=DECIMAL(MID([.$D103];6;2);16)" office:value-type="float" office:value="146" calcext:value-type="float">
            <text:p>146</text:p>
          </table:table-cell>
          <table:table-cell table:number-columns-repeated="2"/>
          <table:table-cell table:formula="of:=CONCATENATE([.E103];&quot; &quot;;[.F103];&quot; &quot;;[.G103];&quot; &quot;;&quot;RAL&quot;;[.A103];&quot; &quot;;[.B103])" office:value-type="string" office:string-value="48 145 146 RAL5018  Turquoise blue " calcext:value-type="string">
            <text:p>48 145 146 RAL5018 <text:s/>Turquoise blue </text:p>
          </table:table-cell>
          <table:table-cell table:formula="of:=CONCATENATE([.E103];&quot;-&quot;;[.F103];&quot;-&quot;;[.G103];&quot;+&quot;;&quot;RAL&quot;;[.A103];&quot;:&quot;;[.C103])" office:value-type="string" office:string-value="48-145-146+RAL5018: Türkisblau " calcext:value-type="string">
            <text:p>48-145-146+RAL5018: Türkisblau </text:p>
          </table:table-cell>
          <table:table-cell table:number-columns-repeated="7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<text:s/>Capri blue </text:p>
          </table:table-cell>
          <table:table-cell office:value-type="string" calcext:value-type="string">
            <text:p><text:s/>Capriblau </text:p>
          </table:table-cell>
          <table:table-cell office:value-type="string" calcext:value-type="string">
            <text:p>#1B688B</text:p>
          </table:table-cell>
          <table:table-cell table:formula="of:=DECIMAL(MID([.$D104];2;2);16)" office:value-type="float" office:value="27" calcext:value-type="float">
            <text:p>27</text:p>
          </table:table-cell>
          <table:table-cell table:formula="of:=DECIMAL(MID([.$D104];4;2);16)" office:value-type="float" office:value="104" calcext:value-type="float">
            <text:p>104</text:p>
          </table:table-cell>
          <table:table-cell table:formula="of:=DECIMAL(MID([.$D104];6;2);16)" office:value-type="float" office:value="139" calcext:value-type="float">
            <text:p>139</text:p>
          </table:table-cell>
          <table:table-cell table:number-columns-repeated="2"/>
          <table:table-cell table:formula="of:=CONCATENATE([.E104];&quot; &quot;;[.F104];&quot; &quot;;[.G104];&quot; &quot;;&quot;RAL&quot;;[.A104];&quot; &quot;;[.B104])" office:value-type="string" office:string-value="27 104 139 RAL5019  Capri blue " calcext:value-type="string">
            <text:p>27 104 139 RAL5019 <text:s/>Capri blue </text:p>
          </table:table-cell>
          <table:table-cell table:formula="of:=CONCATENATE([.E104];&quot;-&quot;;[.F104];&quot;-&quot;;[.G104];&quot;+&quot;;&quot;RAL&quot;;[.A104];&quot;:&quot;;[.C104])" office:value-type="string" office:string-value="27-104-139+RAL5019: Capriblau " calcext:value-type="string">
            <text:p>27-104-139+RAL5019: Capriblau </text:p>
          </table:table-cell>
          <table:table-cell table:number-columns-repeated="7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<text:s/>Ocean blue </text:p>
          </table:table-cell>
          <table:table-cell office:value-type="string" calcext:value-type="string">
            <text:p><text:s/>Ozeanblau </text:p>
          </table:table-cell>
          <table:table-cell office:value-type="string" calcext:value-type="string">
            <text:p>#25525A</text:p>
          </table:table-cell>
          <table:table-cell table:formula="of:=DECIMAL(MID([.$D105];2;2);16)" office:value-type="float" office:value="37" calcext:value-type="float">
            <text:p>37</text:p>
          </table:table-cell>
          <table:table-cell table:formula="of:=DECIMAL(MID([.$D105];4;2);16)" office:value-type="float" office:value="82" calcext:value-type="float">
            <text:p>82</text:p>
          </table:table-cell>
          <table:table-cell table:formula="of:=DECIMAL(MID([.$D105];6;2);16)" office:value-type="float" office:value="90" calcext:value-type="float">
            <text:p>90</text:p>
          </table:table-cell>
          <table:table-cell table:number-columns-repeated="2"/>
          <table:table-cell table:formula="of:=CONCATENATE([.E105];&quot; &quot;;[.F105];&quot; &quot;;[.G105];&quot; &quot;;&quot;RAL&quot;;[.A105];&quot; &quot;;[.B105])" office:value-type="string" office:string-value="37 82 90 RAL5020  Ocean blue " calcext:value-type="string">
            <text:p>37 82 90 RAL5020 <text:s/>Ocean blue </text:p>
          </table:table-cell>
          <table:table-cell table:formula="of:=CONCATENATE([.E105];&quot;-&quot;;[.F105];&quot;-&quot;;[.G105];&quot;+&quot;;&quot;RAL&quot;;[.A105];&quot;:&quot;;[.C105])" office:value-type="string" office:string-value="37-82-90+RAL5020: Ozeanblau " calcext:value-type="string">
            <text:p>37-82-90+RAL5020: Ozeanblau </text:p>
          </table:table-cell>
          <table:table-cell table:number-columns-repeated="7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<text:s/>Water blue </text:p>
          </table:table-cell>
          <table:table-cell office:value-type="string" calcext:value-type="string">
            <text:p><text:s/>Wasserblau </text:p>
          </table:table-cell>
          <table:table-cell office:value-type="string" calcext:value-type="string">
            <text:p>#007D7F</text:p>
          </table:table-cell>
          <table:table-cell table:formula="of:=DECIMAL(MID([.$D106];2;2);16)" office:value-type="float" office:value="0" calcext:value-type="float">
            <text:p>0</text:p>
          </table:table-cell>
          <table:table-cell table:formula="of:=DECIMAL(MID([.$D106];4;2);16)" office:value-type="float" office:value="125" calcext:value-type="float">
            <text:p>125</text:p>
          </table:table-cell>
          <table:table-cell table:formula="of:=DECIMAL(MID([.$D106];6;2);16)" office:value-type="float" office:value="127" calcext:value-type="float">
            <text:p>127</text:p>
          </table:table-cell>
          <table:table-cell table:number-columns-repeated="2"/>
          <table:table-cell table:formula="of:=CONCATENATE([.E106];&quot; &quot;;[.F106];&quot; &quot;;[.G106];&quot; &quot;;&quot;RAL&quot;;[.A106];&quot; &quot;;[.B106])" office:value-type="string" office:string-value="0 125 127 RAL5021  Water blue " calcext:value-type="string">
            <text:p>0 125 127 RAL5021 <text:s/>Water blue </text:p>
          </table:table-cell>
          <table:table-cell table:formula="of:=CONCATENATE([.E106];&quot;-&quot;;[.F106];&quot;-&quot;;[.G106];&quot;+&quot;;&quot;RAL&quot;;[.A106];&quot;:&quot;;[.C106])" office:value-type="string" office:string-value="0-125-127+RAL5021: Wasserblau " calcext:value-type="string">
            <text:p>0-125-127+RAL5021: Wasserblau </text:p>
          </table:table-cell>
          <table:table-cell table:number-columns-repeated="7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<text:s/>Night blue </text:p>
          </table:table-cell>
          <table:table-cell office:value-type="string" calcext:value-type="string">
            <text:p><text:s/>Nachtblau </text:p>
          </table:table-cell>
          <table:table-cell office:value-type="string" calcext:value-type="string">
            <text:p>#3F4367</text:p>
          </table:table-cell>
          <table:table-cell table:formula="of:=DECIMAL(MID([.$D107];2;2);16)" office:value-type="float" office:value="63" calcext:value-type="float">
            <text:p>63</text:p>
          </table:table-cell>
          <table:table-cell table:formula="of:=DECIMAL(MID([.$D107];4;2);16)" office:value-type="float" office:value="67" calcext:value-type="float">
            <text:p>67</text:p>
          </table:table-cell>
          <table:table-cell table:formula="of:=DECIMAL(MID([.$D107];6;2);16)" office:value-type="float" office:value="103" calcext:value-type="float">
            <text:p>103</text:p>
          </table:table-cell>
          <table:table-cell table:number-columns-repeated="2"/>
          <table:table-cell table:formula="of:=CONCATENATE([.E107];&quot; &quot;;[.F107];&quot; &quot;;[.G107];&quot; &quot;;&quot;RAL&quot;;[.A107];&quot; &quot;;[.B107])" office:value-type="string" office:string-value="63 67 103 RAL5022  Night blue " calcext:value-type="string">
            <text:p>63 67 103 RAL5022 <text:s/>Night blue </text:p>
          </table:table-cell>
          <table:table-cell table:formula="of:=CONCATENATE([.E107];&quot;-&quot;;[.F107];&quot;-&quot;;[.G107];&quot;+&quot;;&quot;RAL&quot;;[.A107];&quot;:&quot;;[.C107])" office:value-type="string" office:string-value="63-67-103+RAL5022: Nachtblau " calcext:value-type="string">
            <text:p>63-67-103+RAL5022: Nachtblau </text:p>
          </table:table-cell>
          <table:table-cell table:number-columns-repeated="7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<text:s/>Distant blue </text:p>
          </table:table-cell>
          <table:table-cell office:value-type="string" calcext:value-type="string">
            <text:p><text:s/>Fernblau </text:p>
          </table:table-cell>
          <table:table-cell office:value-type="string" calcext:value-type="string">
            <text:p>#537494</text:p>
          </table:table-cell>
          <table:table-cell table:formula="of:=DECIMAL(MID([.$D108];2;2);16)" office:value-type="float" office:value="83" calcext:value-type="float">
            <text:p>83</text:p>
          </table:table-cell>
          <table:table-cell table:formula="of:=DECIMAL(MID([.$D108];4;2);16)" office:value-type="float" office:value="116" calcext:value-type="float">
            <text:p>116</text:p>
          </table:table-cell>
          <table:table-cell table:formula="of:=DECIMAL(MID([.$D108];6;2);16)" office:value-type="float" office:value="148" calcext:value-type="float">
            <text:p>148</text:p>
          </table:table-cell>
          <table:table-cell table:number-columns-repeated="2"/>
          <table:table-cell table:formula="of:=CONCATENATE([.E108];&quot; &quot;;[.F108];&quot; &quot;;[.G108];&quot; &quot;;&quot;RAL&quot;;[.A108];&quot; &quot;;[.B108])" office:value-type="string" office:string-value="83 116 148 RAL5023  Distant blue " calcext:value-type="string">
            <text:p>83 116 148 RAL5023 <text:s/>Distant blue </text:p>
          </table:table-cell>
          <table:table-cell table:formula="of:=CONCATENATE([.E108];&quot;-&quot;;[.F108];&quot;-&quot;;[.G108];&quot;+&quot;;&quot;RAL&quot;;[.A108];&quot;:&quot;;[.C108])" office:value-type="string" office:string-value="83-116-148+RAL5023: Fernblau " calcext:value-type="string">
            <text:p>83-116-148+RAL5023: Fernblau </text:p>
          </table:table-cell>
          <table:table-cell table:number-columns-repeated="7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<text:s/>Pastel blue </text:p>
          </table:table-cell>
          <table:table-cell office:value-type="string" calcext:value-type="string">
            <text:p><text:s/>Pastellblau </text:p>
          </table:table-cell>
          <table:table-cell office:value-type="string" calcext:value-type="string">
            <text:p>#6998B0</text:p>
          </table:table-cell>
          <table:table-cell table:formula="of:=DECIMAL(MID([.$D109];2;2);16)" office:value-type="float" office:value="105" calcext:value-type="float">
            <text:p>105</text:p>
          </table:table-cell>
          <table:table-cell table:formula="of:=DECIMAL(MID([.$D109];4;2);16)" office:value-type="float" office:value="152" calcext:value-type="float">
            <text:p>152</text:p>
          </table:table-cell>
          <table:table-cell table:formula="of:=DECIMAL(MID([.$D109];6;2);16)" office:value-type="float" office:value="176" calcext:value-type="float">
            <text:p>176</text:p>
          </table:table-cell>
          <table:table-cell table:number-columns-repeated="2"/>
          <table:table-cell table:formula="of:=CONCATENATE([.E109];&quot; &quot;;[.F109];&quot; &quot;;[.G109];&quot; &quot;;&quot;RAL&quot;;[.A109];&quot; &quot;;[.B109])" office:value-type="string" office:string-value="105 152 176 RAL5024  Pastel blue " calcext:value-type="string">
            <text:p>105 152 176 RAL5024 <text:s/>Pastel blue </text:p>
          </table:table-cell>
          <table:table-cell table:formula="of:=CONCATENATE([.E109];&quot;-&quot;;[.F109];&quot;-&quot;;[.G109];&quot;+&quot;;&quot;RAL&quot;;[.A109];&quot;:&quot;;[.C109])" office:value-type="string" office:string-value="105-152-176+RAL5024: Pastellblau " calcext:value-type="string">
            <text:p>105-152-176+RAL5024: Pastellblau </text:p>
          </table:table-cell>
          <table:table-cell table:number-columns-repeated="7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<text:s/>Pearl gentian blue </text:p>
          </table:table-cell>
          <table:table-cell office:value-type="string" calcext:value-type="string">
            <text:p><text:s/>Perlenzian </text:p>
          </table:table-cell>
          <table:table-cell office:value-type="string" calcext:value-type="string">
            <text:p>#235B6E</text:p>
          </table:table-cell>
          <table:table-cell table:formula="of:=DECIMAL(MID([.$D110];2;2);16)" office:value-type="float" office:value="35" calcext:value-type="float">
            <text:p>35</text:p>
          </table:table-cell>
          <table:table-cell table:formula="of:=DECIMAL(MID([.$D110];4;2);16)" office:value-type="float" office:value="91" calcext:value-type="float">
            <text:p>91</text:p>
          </table:table-cell>
          <table:table-cell table:formula="of:=DECIMAL(MID([.$D110];6;2);16)" office:value-type="float" office:value="110" calcext:value-type="float">
            <text:p>110</text:p>
          </table:table-cell>
          <table:table-cell table:number-columns-repeated="2"/>
          <table:table-cell table:formula="of:=CONCATENATE([.E110];&quot; &quot;;[.F110];&quot; &quot;;[.G110];&quot; &quot;;&quot;RAL&quot;;[.A110];&quot; &quot;;[.B110])" office:value-type="string" office:string-value="35 91 110 RAL5025  Pearl gentian blue " calcext:value-type="string">
            <text:p>35 91 110 RAL5025 <text:s/>Pearl gentian blue </text:p>
          </table:table-cell>
          <table:table-cell table:formula="of:=CONCATENATE([.E110];&quot;-&quot;;[.F110];&quot;-&quot;;[.G110];&quot;+&quot;;&quot;RAL&quot;;[.A110];&quot;:&quot;;[.C110])" office:value-type="string" office:string-value="35-91-110+RAL5025: Perlenzian " calcext:value-type="string">
            <text:p>35-91-110+RAL5025: Perlenzian </text:p>
          </table:table-cell>
          <table:table-cell table:number-columns-repeated="7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<text:s/>Pearl night blue </text:p>
          </table:table-cell>
          <table:table-cell office:value-type="string" calcext:value-type="string">
            <text:p><text:s/>Perlnachtblau </text:p>
          </table:table-cell>
          <table:table-cell office:value-type="string" calcext:value-type="string">
            <text:p>#0B2751</text:p>
          </table:table-cell>
          <table:table-cell table:formula="of:=DECIMAL(MID([.$D111];2;2);16)" office:value-type="float" office:value="11" calcext:value-type="float">
            <text:p>11</text:p>
          </table:table-cell>
          <table:table-cell table:formula="of:=DECIMAL(MID([.$D111];4;2);16)" office:value-type="float" office:value="39" calcext:value-type="float">
            <text:p>39</text:p>
          </table:table-cell>
          <table:table-cell table:formula="of:=DECIMAL(MID([.$D111];6;2);16)" office:value-type="float" office:value="81" calcext:value-type="float">
            <text:p>81</text:p>
          </table:table-cell>
          <table:table-cell table:number-columns-repeated="2"/>
          <table:table-cell table:formula="of:=CONCATENATE([.E111];&quot; &quot;;[.F111];&quot; &quot;;[.G111];&quot; &quot;;&quot;RAL&quot;;[.A111];&quot; &quot;;[.B111])" office:value-type="string" office:string-value="11 39 81 RAL5026  Pearl night blue " calcext:value-type="string">
            <text:p>11 39 81 RAL5026 <text:s/>Pearl night blue </text:p>
          </table:table-cell>
          <table:table-cell table:formula="of:=CONCATENATE([.E111];&quot;-&quot;;[.F111];&quot;-&quot;;[.G111];&quot;+&quot;;&quot;RAL&quot;;[.A111];&quot;:&quot;;[.C111])" office:value-type="string" office:string-value="11-39-81+RAL5026: Perlnachtblau " calcext:value-type="string">
            <text:p>11-39-81+RAL5026: Perlnachtblau 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Patina green </text:p>
          </table:table-cell>
          <table:table-cell office:value-type="string" calcext:value-type="string">
            <text:p><text:s/>Patinagrün </text:p>
          </table:table-cell>
          <table:table-cell office:value-type="string" calcext:value-type="string">
            <text:p>#4D7D6B</text:p>
          </table:table-cell>
          <table:table-cell table:formula="of:=DECIMAL(MID([.$D112];2;2);16)" office:value-type="float" office:value="77" calcext:value-type="float">
            <text:p>77</text:p>
          </table:table-cell>
          <table:table-cell table:formula="of:=DECIMAL(MID([.$D112];4;2);16)" office:value-type="float" office:value="125" calcext:value-type="float">
            <text:p>125</text:p>
          </table:table-cell>
          <table:table-cell table:formula="of:=DECIMAL(MID([.$D112];6;2);16)" office:value-type="float" office:value="107" calcext:value-type="float">
            <text:p>107</text:p>
          </table:table-cell>
          <table:table-cell table:number-columns-repeated="2"/>
          <table:table-cell table:formula="of:=CONCATENATE([.E112];&quot; &quot;;[.F112];&quot; &quot;;[.G112];&quot; &quot;;&quot;RAL&quot;;[.A112];&quot; &quot;;[.B112])" office:value-type="string" office:string-value="77 125 107 RAL6000  Patina green " calcext:value-type="string">
            <text:p>77 125 107 RAL6000 <text:s/>Patina green </text:p>
          </table:table-cell>
          <table:table-cell table:formula="of:=CONCATENATE([.E112];&quot;-&quot;;[.F112];&quot;-&quot;;[.G112];&quot;+&quot;;&quot;RAL&quot;;[.A112];&quot;:&quot;;[.C112])" office:value-type="string" office:string-value="77-125-107+RAL6000: Patinagrün " calcext:value-type="string">
            <text:p>77-125-107+RAL6000: Patinagrün </text:p>
          </table:table-cell>
          <table:table-cell table:number-columns-repeated="7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<text:s/>Emerald green </text:p>
          </table:table-cell>
          <table:table-cell office:value-type="string" calcext:value-type="string">
            <text:p><text:s/>Smaragdgrün </text:p>
          </table:table-cell>
          <table:table-cell office:value-type="string" calcext:value-type="string">
            <text:p>#487148</text:p>
          </table:table-cell>
          <table:table-cell table:formula="of:=DECIMAL(MID([.$D113];2;2);16)" office:value-type="float" office:value="72" calcext:value-type="float">
            <text:p>72</text:p>
          </table:table-cell>
          <table:table-cell table:formula="of:=DECIMAL(MID([.$D113];4;2);16)" office:value-type="float" office:value="113" calcext:value-type="float">
            <text:p>113</text:p>
          </table:table-cell>
          <table:table-cell table:formula="of:=DECIMAL(MID([.$D113];6;2);16)" office:value-type="float" office:value="72" calcext:value-type="float">
            <text:p>72</text:p>
          </table:table-cell>
          <table:table-cell table:number-columns-repeated="2"/>
          <table:table-cell table:formula="of:=CONCATENATE([.E113];&quot; &quot;;[.F113];&quot; &quot;;[.G113];&quot; &quot;;&quot;RAL&quot;;[.A113];&quot; &quot;;[.B113])" office:value-type="string" office:string-value="72 113 72 RAL6001  Emerald green " calcext:value-type="string">
            <text:p>72 113 72 RAL6001 <text:s/>Emerald green </text:p>
          </table:table-cell>
          <table:table-cell table:formula="of:=CONCATENATE([.E113];&quot;-&quot;;[.F113];&quot;-&quot;;[.G113];&quot;+&quot;;&quot;RAL&quot;;[.A113];&quot;:&quot;;[.C113])" office:value-type="string" office:string-value="72-113-72+RAL6001: Smaragdgrün " calcext:value-type="string">
            <text:p>72-113-72+RAL6001: Smaragdgrün </text:p>
          </table:table-cell>
          <table:table-cell table:number-columns-repeated="7"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<text:s/>Leaf green </text:p>
          </table:table-cell>
          <table:table-cell office:value-type="string" calcext:value-type="string">
            <text:p><text:s/>Laubgrün </text:p>
          </table:table-cell>
          <table:table-cell office:value-type="string" calcext:value-type="string">
            <text:p>#466642</text:p>
          </table:table-cell>
          <table:table-cell table:formula="of:=DECIMAL(MID([.$D114];2;2);16)" office:value-type="float" office:value="70" calcext:value-type="float">
            <text:p>70</text:p>
          </table:table-cell>
          <table:table-cell table:formula="of:=DECIMAL(MID([.$D114];4;2);16)" office:value-type="float" office:value="102" calcext:value-type="float">
            <text:p>102</text:p>
          </table:table-cell>
          <table:table-cell table:formula="of:=DECIMAL(MID([.$D114];6;2);16)" office:value-type="float" office:value="66" calcext:value-type="float">
            <text:p>66</text:p>
          </table:table-cell>
          <table:table-cell table:number-columns-repeated="2"/>
          <table:table-cell table:formula="of:=CONCATENATE([.E114];&quot; &quot;;[.F114];&quot; &quot;;[.G114];&quot; &quot;;&quot;RAL&quot;;[.A114];&quot; &quot;;[.B114])" office:value-type="string" office:string-value="70 102 66 RAL6002  Leaf green " calcext:value-type="string">
            <text:p>70 102 66 RAL6002 <text:s/>Leaf green </text:p>
          </table:table-cell>
          <table:table-cell table:formula="of:=CONCATENATE([.E114];&quot;-&quot;;[.F114];&quot;-&quot;;[.G114];&quot;+&quot;;&quot;RAL&quot;;[.A114];&quot;:&quot;;[.C114])" office:value-type="string" office:string-value="70-102-66+RAL6002: Laubgrün " calcext:value-type="string">
            <text:p>70-102-66+RAL6002: Laubgrün </text:p>
          </table:table-cell>
          <table:table-cell table:number-columns-repeated="7"/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<text:s/>Olive green </text:p>
          </table:table-cell>
          <table:table-cell office:value-type="string" calcext:value-type="string">
            <text:p><text:s/>Olivgrün </text:p>
          </table:table-cell>
          <table:table-cell office:value-type="string" calcext:value-type="string">
            <text:p>#5C5E4C</text:p>
          </table:table-cell>
          <table:table-cell table:formula="of:=DECIMAL(MID([.$D115];2;2);16)" office:value-type="float" office:value="92" calcext:value-type="float">
            <text:p>92</text:p>
          </table:table-cell>
          <table:table-cell table:formula="of:=DECIMAL(MID([.$D115];4;2);16)" office:value-type="float" office:value="94" calcext:value-type="float">
            <text:p>94</text:p>
          </table:table-cell>
          <table:table-cell table:formula="of:=DECIMAL(MID([.$D115];6;2);16)" office:value-type="float" office:value="76" calcext:value-type="float">
            <text:p>76</text:p>
          </table:table-cell>
          <table:table-cell table:number-columns-repeated="2"/>
          <table:table-cell table:formula="of:=CONCATENATE([.E115];&quot; &quot;;[.F115];&quot; &quot;;[.G115];&quot; &quot;;&quot;RAL&quot;;[.A115];&quot; &quot;;[.B115])" office:value-type="string" office:string-value="92 94 76 RAL6003  Olive green " calcext:value-type="string">
            <text:p>92 94 76 RAL6003 <text:s/>Olive green </text:p>
          </table:table-cell>
          <table:table-cell table:formula="of:=CONCATENATE([.E115];&quot;-&quot;;[.F115];&quot;-&quot;;[.G115];&quot;+&quot;;&quot;RAL&quot;;[.A115];&quot;:&quot;;[.C115])" office:value-type="string" office:string-value="92-94-76+RAL6003: Olivgrün " calcext:value-type="string">
            <text:p>92-94-76+RAL6003: Olivgrün </text:p>
          </table:table-cell>
          <table:table-cell table:number-columns-repeated="7"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<text:s/>Blue green </text:p>
          </table:table-cell>
          <table:table-cell office:value-type="string" calcext:value-type="string">
            <text:p><text:s/>Blaugrün </text:p>
          </table:table-cell>
          <table:table-cell office:value-type="string" calcext:value-type="string">
            <text:p>#315553</text:p>
          </table:table-cell>
          <table:table-cell table:formula="of:=DECIMAL(MID([.$D116];2;2);16)" office:value-type="float" office:value="49" calcext:value-type="float">
            <text:p>49</text:p>
          </table:table-cell>
          <table:table-cell table:formula="of:=DECIMAL(MID([.$D116];4;2);16)" office:value-type="float" office:value="85" calcext:value-type="float">
            <text:p>85</text:p>
          </table:table-cell>
          <table:table-cell table:formula="of:=DECIMAL(MID([.$D116];6;2);16)" office:value-type="float" office:value="83" calcext:value-type="float">
            <text:p>83</text:p>
          </table:table-cell>
          <table:table-cell table:number-columns-repeated="2"/>
          <table:table-cell table:formula="of:=CONCATENATE([.E116];&quot; &quot;;[.F116];&quot; &quot;;[.G116];&quot; &quot;;&quot;RAL&quot;;[.A116];&quot; &quot;;[.B116])" office:value-type="string" office:string-value="49 85 83 RAL6004  Blue green " calcext:value-type="string">
            <text:p>49 85 83 RAL6004 <text:s/>Blue green </text:p>
          </table:table-cell>
          <table:table-cell table:formula="of:=CONCATENATE([.E116];&quot;-&quot;;[.F116];&quot;-&quot;;[.G116];&quot;+&quot;;&quot;RAL&quot;;[.A116];&quot;:&quot;;[.C116])" office:value-type="string" office:string-value="49-85-83+RAL6004: Blaugrün " calcext:value-type="string">
            <text:p>49-85-83+RAL6004: Blaugrün </text:p>
          </table:table-cell>
          <table:table-cell table:number-columns-repeated="7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<text:s/>Moss green </text:p>
          </table:table-cell>
          <table:table-cell office:value-type="string" calcext:value-type="string">
            <text:p><text:s/>Moosgrün </text:p>
          </table:table-cell>
          <table:table-cell office:value-type="string" calcext:value-type="string">
            <text:p>#345247</text:p>
          </table:table-cell>
          <table:table-cell table:formula="of:=DECIMAL(MID([.$D117];2;2);16)" office:value-type="float" office:value="52" calcext:value-type="float">
            <text:p>52</text:p>
          </table:table-cell>
          <table:table-cell table:formula="of:=DECIMAL(MID([.$D117];4;2);16)" office:value-type="float" office:value="82" calcext:value-type="float">
            <text:p>82</text:p>
          </table:table-cell>
          <table:table-cell table:formula="of:=DECIMAL(MID([.$D117];6;2);16)" office:value-type="float" office:value="71" calcext:value-type="float">
            <text:p>71</text:p>
          </table:table-cell>
          <table:table-cell table:number-columns-repeated="2"/>
          <table:table-cell table:formula="of:=CONCATENATE([.E117];&quot; &quot;;[.F117];&quot; &quot;;[.G117];&quot; &quot;;&quot;RAL&quot;;[.A117];&quot; &quot;;[.B117])" office:value-type="string" office:string-value="52 82 71 RAL6005  Moss green " calcext:value-type="string">
            <text:p>52 82 71 RAL6005 <text:s/>Moss green </text:p>
          </table:table-cell>
          <table:table-cell table:formula="of:=CONCATENATE([.E117];&quot;-&quot;;[.F117];&quot;-&quot;;[.G117];&quot;+&quot;;&quot;RAL&quot;;[.A117];&quot;:&quot;;[.C117])" office:value-type="string" office:string-value="52-82-71+RAL6005: Moosgrün " calcext:value-type="string">
            <text:p>52-82-71+RAL6005: Moosgrün </text:p>
          </table:table-cell>
          <table:table-cell table:number-columns-repeated="7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<text:s/>Grey olive </text:p>
          </table:table-cell>
          <table:table-cell office:value-type="string" calcext:value-type="string">
            <text:p><text:s/>Grauoliv </text:p>
          </table:table-cell>
          <table:table-cell office:value-type="string" calcext:value-type="string">
            <text:p>#4F4E47</text:p>
          </table:table-cell>
          <table:table-cell table:formula="of:=DECIMAL(MID([.$D118];2;2);16)" office:value-type="float" office:value="79" calcext:value-type="float">
            <text:p>79</text:p>
          </table:table-cell>
          <table:table-cell table:formula="of:=DECIMAL(MID([.$D118];4;2);16)" office:value-type="float" office:value="78" calcext:value-type="float">
            <text:p>78</text:p>
          </table:table-cell>
          <table:table-cell table:formula="of:=DECIMAL(MID([.$D118];6;2);16)" office:value-type="float" office:value="71" calcext:value-type="float">
            <text:p>71</text:p>
          </table:table-cell>
          <table:table-cell table:number-columns-repeated="2"/>
          <table:table-cell table:formula="of:=CONCATENATE([.E118];&quot; &quot;;[.F118];&quot; &quot;;[.G118];&quot; &quot;;&quot;RAL&quot;;[.A118];&quot; &quot;;[.B118])" office:value-type="string" office:string-value="79 78 71 RAL6006  Grey olive " calcext:value-type="string">
            <text:p>79 78 71 RAL6006 <text:s/>Grey olive </text:p>
          </table:table-cell>
          <table:table-cell table:formula="of:=CONCATENATE([.E118];&quot;-&quot;;[.F118];&quot;-&quot;;[.G118];&quot;+&quot;;&quot;RAL&quot;;[.A118];&quot;:&quot;;[.C118])" office:value-type="string" office:string-value="79-78-71+RAL6006: Grauoliv " calcext:value-type="string">
            <text:p>79-78-71+RAL6006: Grauoliv </text:p>
          </table:table-cell>
          <table:table-cell table:number-columns-repeated="7"/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<text:s/>Bottle green </text:p>
          </table:table-cell>
          <table:table-cell office:value-type="string" calcext:value-type="string">
            <text:p><text:s/>Flaschengrün </text:p>
          </table:table-cell>
          <table:table-cell office:value-type="string" calcext:value-type="string">
            <text:p>#454940</text:p>
          </table:table-cell>
          <table:table-cell table:formula="of:=DECIMAL(MID([.$D119];2;2);16)" office:value-type="float" office:value="69" calcext:value-type="float">
            <text:p>69</text:p>
          </table:table-cell>
          <table:table-cell table:formula="of:=DECIMAL(MID([.$D119];4;2);16)" office:value-type="float" office:value="73" calcext:value-type="float">
            <text:p>73</text:p>
          </table:table-cell>
          <table:table-cell table:formula="of:=DECIMAL(MID([.$D119];6;2);16)" office:value-type="float" office:value="64" calcext:value-type="float">
            <text:p>64</text:p>
          </table:table-cell>
          <table:table-cell table:number-columns-repeated="2"/>
          <table:table-cell table:formula="of:=CONCATENATE([.E119];&quot; &quot;;[.F119];&quot; &quot;;[.G119];&quot; &quot;;&quot;RAL&quot;;[.A119];&quot; &quot;;[.B119])" office:value-type="string" office:string-value="69 73 64 RAL6007  Bottle green " calcext:value-type="string">
            <text:p>69 73 64 RAL6007 <text:s/>Bottle green </text:p>
          </table:table-cell>
          <table:table-cell table:formula="of:=CONCATENATE([.E119];&quot;-&quot;;[.F119];&quot;-&quot;;[.G119];&quot;+&quot;;&quot;RAL&quot;;[.A119];&quot;:&quot;;[.C119])" office:value-type="string" office:string-value="69-73-64+RAL6007: Flaschengrün " calcext:value-type="string">
            <text:p>69-73-64+RAL6007: Flaschengrün </text:p>
          </table:table-cell>
          <table:table-cell table:number-columns-repeated="7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<text:s/>Brown green </text:p>
          </table:table-cell>
          <table:table-cell office:value-type="string" calcext:value-type="string">
            <text:p><text:s/>Braungrün </text:p>
          </table:table-cell>
          <table:table-cell office:value-type="string" calcext:value-type="string">
            <text:p>#484640</text:p>
          </table:table-cell>
          <table:table-cell table:formula="of:=DECIMAL(MID([.$D120];2;2);16)" office:value-type="float" office:value="72" calcext:value-type="float">
            <text:p>72</text:p>
          </table:table-cell>
          <table:table-cell table:formula="of:=DECIMAL(MID([.$D120];4;2);16)" office:value-type="float" office:value="70" calcext:value-type="float">
            <text:p>70</text:p>
          </table:table-cell>
          <table:table-cell table:formula="of:=DECIMAL(MID([.$D120];6;2);16)" office:value-type="float" office:value="64" calcext:value-type="float">
            <text:p>64</text:p>
          </table:table-cell>
          <table:table-cell table:number-columns-repeated="2"/>
          <table:table-cell table:formula="of:=CONCATENATE([.E120];&quot; &quot;;[.F120];&quot; &quot;;[.G120];&quot; &quot;;&quot;RAL&quot;;[.A120];&quot; &quot;;[.B120])" office:value-type="string" office:string-value="72 70 64 RAL6008  Brown green " calcext:value-type="string">
            <text:p>72 70 64 RAL6008 <text:s/>Brown green </text:p>
          </table:table-cell>
          <table:table-cell table:formula="of:=CONCATENATE([.E120];&quot;-&quot;;[.F120];&quot;-&quot;;[.G120];&quot;+&quot;;&quot;RAL&quot;;[.A120];&quot;:&quot;;[.C120])" office:value-type="string" office:string-value="72-70-64+RAL6008: Braungrün " calcext:value-type="string">
            <text:p>72-70-64+RAL6008: Braungrün </text:p>
          </table:table-cell>
          <table:table-cell table:number-columns-repeated="7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<text:s/>Fir green </text:p>
          </table:table-cell>
          <table:table-cell office:value-type="string" calcext:value-type="string">
            <text:p><text:s/>Tannengrün </text:p>
          </table:table-cell>
          <table:table-cell office:value-type="string" calcext:value-type="string">
            <text:p>#3F4941</text:p>
          </table:table-cell>
          <table:table-cell table:formula="of:=DECIMAL(MID([.$D121];2;2);16)" office:value-type="float" office:value="63" calcext:value-type="float">
            <text:p>63</text:p>
          </table:table-cell>
          <table:table-cell table:formula="of:=DECIMAL(MID([.$D121];4;2);16)" office:value-type="float" office:value="73" calcext:value-type="float">
            <text:p>73</text:p>
          </table:table-cell>
          <table:table-cell table:formula="of:=DECIMAL(MID([.$D121];6;2);16)" office:value-type="float" office:value="65" calcext:value-type="float">
            <text:p>65</text:p>
          </table:table-cell>
          <table:table-cell table:number-columns-repeated="2"/>
          <table:table-cell table:formula="of:=CONCATENATE([.E121];&quot; &quot;;[.F121];&quot; &quot;;[.G121];&quot; &quot;;&quot;RAL&quot;;[.A121];&quot; &quot;;[.B121])" office:value-type="string" office:string-value="63 73 65 RAL6009  Fir green " calcext:value-type="string">
            <text:p>63 73 65 RAL6009 <text:s/>Fir green </text:p>
          </table:table-cell>
          <table:table-cell table:formula="of:=CONCATENATE([.E121];&quot;-&quot;;[.F121];&quot;-&quot;;[.G121];&quot;+&quot;;&quot;RAL&quot;;[.A121];&quot;:&quot;;[.C121])" office:value-type="string" office:string-value="63-73-65+RAL6009: Tannengrün " calcext:value-type="string">
            <text:p>63-73-65+RAL6009: Tannengrün </text:p>
          </table:table-cell>
          <table:table-cell table:number-columns-repeated="7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<text:s/>Grass green </text:p>
          </table:table-cell>
          <table:table-cell office:value-type="string" calcext:value-type="string">
            <text:p><text:s/>Grasgrün </text:p>
          </table:table-cell>
          <table:table-cell office:value-type="string" calcext:value-type="string">
            <text:p>#577647</text:p>
          </table:table-cell>
          <table:table-cell table:formula="of:=DECIMAL(MID([.$D122];2;2);16)" office:value-type="float" office:value="87" calcext:value-type="float">
            <text:p>87</text:p>
          </table:table-cell>
          <table:table-cell table:formula="of:=DECIMAL(MID([.$D122];4;2);16)" office:value-type="float" office:value="118" calcext:value-type="float">
            <text:p>118</text:p>
          </table:table-cell>
          <table:table-cell table:formula="of:=DECIMAL(MID([.$D122];6;2);16)" office:value-type="float" office:value="71" calcext:value-type="float">
            <text:p>71</text:p>
          </table:table-cell>
          <table:table-cell table:number-columns-repeated="2"/>
          <table:table-cell table:formula="of:=CONCATENATE([.E122];&quot; &quot;;[.F122];&quot; &quot;;[.G122];&quot; &quot;;&quot;RAL&quot;;[.A122];&quot; &quot;;[.B122])" office:value-type="string" office:string-value="87 118 71 RAL6010  Grass green " calcext:value-type="string">
            <text:p>87 118 71 RAL6010 <text:s/>Grass green </text:p>
          </table:table-cell>
          <table:table-cell table:formula="of:=CONCATENATE([.E122];&quot;-&quot;;[.F122];&quot;-&quot;;[.G122];&quot;+&quot;;&quot;RAL&quot;;[.A122];&quot;:&quot;;[.C122])" office:value-type="string" office:string-value="87-118-71+RAL6010: Grasgrün " calcext:value-type="string">
            <text:p>87-118-71+RAL6010: Grasgrün </text:p>
          </table:table-cell>
          <table:table-cell table:number-columns-repeated="7"/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<text:s/>Reseda green </text:p>
          </table:table-cell>
          <table:table-cell office:value-type="string" calcext:value-type="string">
            <text:p><text:s/>Resedagrün </text:p>
          </table:table-cell>
          <table:table-cell office:value-type="string" calcext:value-type="string">
            <text:p>#758466</text:p>
          </table:table-cell>
          <table:table-cell table:formula="of:=DECIMAL(MID([.$D123];2;2);16)" office:value-type="float" office:value="117" calcext:value-type="float">
            <text:p>117</text:p>
          </table:table-cell>
          <table:table-cell table:formula="of:=DECIMAL(MID([.$D123];4;2);16)" office:value-type="float" office:value="132" calcext:value-type="float">
            <text:p>132</text:p>
          </table:table-cell>
          <table:table-cell table:formula="of:=DECIMAL(MID([.$D123];6;2);16)" office:value-type="float" office:value="102" calcext:value-type="float">
            <text:p>102</text:p>
          </table:table-cell>
          <table:table-cell table:number-columns-repeated="2"/>
          <table:table-cell table:formula="of:=CONCATENATE([.E123];&quot; &quot;;[.F123];&quot; &quot;;[.G123];&quot; &quot;;&quot;RAL&quot;;[.A123];&quot; &quot;;[.B123])" office:value-type="string" office:string-value="117 132 102 RAL6011  Reseda green " calcext:value-type="string">
            <text:p>117 132 102 RAL6011 <text:s/>Reseda green </text:p>
          </table:table-cell>
          <table:table-cell table:formula="of:=CONCATENATE([.E123];&quot;-&quot;;[.F123];&quot;-&quot;;[.G123];&quot;+&quot;;&quot;RAL&quot;;[.A123];&quot;:&quot;;[.C123])" office:value-type="string" office:string-value="117-132-102+RAL6011: Resedagrün " calcext:value-type="string">
            <text:p>117-132-102+RAL6011: Resedagrün </text:p>
          </table:table-cell>
          <table:table-cell table:number-columns-repeated="7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<text:s/>Black green </text:p>
          </table:table-cell>
          <table:table-cell office:value-type="string" calcext:value-type="string">
            <text:p><text:s/>Schwarzgrün </text:p>
          </table:table-cell>
          <table:table-cell office:value-type="string" calcext:value-type="string">
            <text:p>#434D4C</text:p>
          </table:table-cell>
          <table:table-cell table:formula="of:=DECIMAL(MID([.$D124];2;2);16)" office:value-type="float" office:value="67" calcext:value-type="float">
            <text:p>67</text:p>
          </table:table-cell>
          <table:table-cell table:formula="of:=DECIMAL(MID([.$D124];4;2);16)" office:value-type="float" office:value="77" calcext:value-type="float">
            <text:p>77</text:p>
          </table:table-cell>
          <table:table-cell table:formula="of:=DECIMAL(MID([.$D124];6;2);16)" office:value-type="float" office:value="76" calcext:value-type="float">
            <text:p>76</text:p>
          </table:table-cell>
          <table:table-cell table:number-columns-repeated="2"/>
          <table:table-cell table:formula="of:=CONCATENATE([.E124];&quot; &quot;;[.F124];&quot; &quot;;[.G124];&quot; &quot;;&quot;RAL&quot;;[.A124];&quot; &quot;;[.B124])" office:value-type="string" office:string-value="67 77 76 RAL6012  Black green " calcext:value-type="string">
            <text:p>67 77 76 RAL6012 <text:s/>Black green </text:p>
          </table:table-cell>
          <table:table-cell table:formula="of:=CONCATENATE([.E124];&quot;-&quot;;[.F124];&quot;-&quot;;[.G124];&quot;+&quot;;&quot;RAL&quot;;[.A124];&quot;:&quot;;[.C124])" office:value-type="string" office:string-value="67-77-76+RAL6012: Schwarzgrün " calcext:value-type="string">
            <text:p>67-77-76+RAL6012: Schwarzgrün </text:p>
          </table:table-cell>
          <table:table-cell table:number-columns-repeated="7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<text:s/>Reed green </text:p>
          </table:table-cell>
          <table:table-cell office:value-type="string" calcext:value-type="string">
            <text:p><text:s/>Schilfgrün </text:p>
          </table:table-cell>
          <table:table-cell office:value-type="string" calcext:value-type="string">
            <text:p>#837D64</text:p>
          </table:table-cell>
          <table:table-cell table:formula="of:=DECIMAL(MID([.$D125];2;2);16)" office:value-type="float" office:value="131" calcext:value-type="float">
            <text:p>131</text:p>
          </table:table-cell>
          <table:table-cell table:formula="of:=DECIMAL(MID([.$D125];4;2);16)" office:value-type="float" office:value="125" calcext:value-type="float">
            <text:p>125</text:p>
          </table:table-cell>
          <table:table-cell table:formula="of:=DECIMAL(MID([.$D125];6;2);16)" office:value-type="float" office:value="100" calcext:value-type="float">
            <text:p>100</text:p>
          </table:table-cell>
          <table:table-cell table:number-columns-repeated="2"/>
          <table:table-cell table:formula="of:=CONCATENATE([.E125];&quot; &quot;;[.F125];&quot; &quot;;[.G125];&quot; &quot;;&quot;RAL&quot;;[.A125];&quot; &quot;;[.B125])" office:value-type="string" office:string-value="131 125 100 RAL6013  Reed green " calcext:value-type="string">
            <text:p>131 125 100 RAL6013 <text:s/>Reed green </text:p>
          </table:table-cell>
          <table:table-cell table:formula="of:=CONCATENATE([.E125];&quot;-&quot;;[.F125];&quot;-&quot;;[.G125];&quot;+&quot;;&quot;RAL&quot;;[.A125];&quot;:&quot;;[.C125])" office:value-type="string" office:string-value="131-125-100+RAL6013: Schilfgrün " calcext:value-type="string">
            <text:p>131-125-100+RAL6013: Schilfgrün </text:p>
          </table:table-cell>
          <table:table-cell table:number-columns-repeated="7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<text:s/>Yellow olive </text:p>
          </table:table-cell>
          <table:table-cell office:value-type="string" calcext:value-type="string">
            <text:p><text:s/>Gelboliv </text:p>
          </table:table-cell>
          <table:table-cell office:value-type="string" calcext:value-type="string">
            <text:p>#544F46</text:p>
          </table:table-cell>
          <table:table-cell table:formula="of:=DECIMAL(MID([.$D126];2;2);16)" office:value-type="float" office:value="84" calcext:value-type="float">
            <text:p>84</text:p>
          </table:table-cell>
          <table:table-cell table:formula="of:=DECIMAL(MID([.$D126];4;2);16)" office:value-type="float" office:value="79" calcext:value-type="float">
            <text:p>79</text:p>
          </table:table-cell>
          <table:table-cell table:formula="of:=DECIMAL(MID([.$D126];6;2);16)" office:value-type="float" office:value="70" calcext:value-type="float">
            <text:p>70</text:p>
          </table:table-cell>
          <table:table-cell table:number-columns-repeated="2"/>
          <table:table-cell table:formula="of:=CONCATENATE([.E126];&quot; &quot;;[.F126];&quot; &quot;;[.G126];&quot; &quot;;&quot;RAL&quot;;[.A126];&quot; &quot;;[.B126])" office:value-type="string" office:string-value="84 79 70 RAL6014  Yellow olive " calcext:value-type="string">
            <text:p>84 79 70 RAL6014 <text:s/>Yellow olive </text:p>
          </table:table-cell>
          <table:table-cell table:formula="of:=CONCATENATE([.E126];&quot;-&quot;;[.F126];&quot;-&quot;;[.G126];&quot;+&quot;;&quot;RAL&quot;;[.A126];&quot;:&quot;;[.C126])" office:value-type="string" office:string-value="84-79-70+RAL6014: Gelboliv " calcext:value-type="string">
            <text:p>84-79-70+RAL6014: Gelboliv </text:p>
          </table:table-cell>
          <table:table-cell table:number-columns-repeated="7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<text:s/>Black olive </text:p>
          </table:table-cell>
          <table:table-cell office:value-type="string" calcext:value-type="string">
            <text:p><text:s/>Schwarzoliv </text:p>
          </table:table-cell>
          <table:table-cell office:value-type="string" calcext:value-type="string">
            <text:p>#4B4C46</text:p>
          </table:table-cell>
          <table:table-cell table:formula="of:=DECIMAL(MID([.$D127];2;2);16)" office:value-type="float" office:value="75" calcext:value-type="float">
            <text:p>75</text:p>
          </table:table-cell>
          <table:table-cell table:formula="of:=DECIMAL(MID([.$D127];4;2);16)" office:value-type="float" office:value="76" calcext:value-type="float">
            <text:p>76</text:p>
          </table:table-cell>
          <table:table-cell table:formula="of:=DECIMAL(MID([.$D127];6;2);16)" office:value-type="float" office:value="70" calcext:value-type="float">
            <text:p>70</text:p>
          </table:table-cell>
          <table:table-cell table:number-columns-repeated="2"/>
          <table:table-cell table:formula="of:=CONCATENATE([.E127];&quot; &quot;;[.F127];&quot; &quot;;[.G127];&quot; &quot;;&quot;RAL&quot;;[.A127];&quot; &quot;;[.B127])" office:value-type="string" office:string-value="75 76 70 RAL6015  Black olive " calcext:value-type="string">
            <text:p>75 76 70 RAL6015 <text:s/>Black olive </text:p>
          </table:table-cell>
          <table:table-cell table:formula="of:=CONCATENATE([.E127];&quot;-&quot;;[.F127];&quot;-&quot;;[.G127];&quot;+&quot;;&quot;RAL&quot;;[.A127];&quot;:&quot;;[.C127])" office:value-type="string" office:string-value="75-76-70+RAL6015: Schwarzoliv " calcext:value-type="string">
            <text:p>75-76-70+RAL6015: Schwarzoliv </text:p>
          </table:table-cell>
          <table:table-cell table:number-columns-repeated="7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<text:s/>Turquoise green </text:p>
          </table:table-cell>
          <table:table-cell office:value-type="string" calcext:value-type="string">
            <text:p><text:s/>Türkisgrün </text:p>
          </table:table-cell>
          <table:table-cell office:value-type="string" calcext:value-type="string">
            <text:p>#187359</text:p>
          </table:table-cell>
          <table:table-cell table:formula="of:=DECIMAL(MID([.$D128];2;2);16)" office:value-type="float" office:value="24" calcext:value-type="float">
            <text:p>24</text:p>
          </table:table-cell>
          <table:table-cell table:formula="of:=DECIMAL(MID([.$D128];4;2);16)" office:value-type="float" office:value="115" calcext:value-type="float">
            <text:p>115</text:p>
          </table:table-cell>
          <table:table-cell table:formula="of:=DECIMAL(MID([.$D128];6;2);16)" office:value-type="float" office:value="89" calcext:value-type="float">
            <text:p>89</text:p>
          </table:table-cell>
          <table:table-cell table:number-columns-repeated="2"/>
          <table:table-cell table:formula="of:=CONCATENATE([.E128];&quot; &quot;;[.F128];&quot; &quot;;[.G128];&quot; &quot;;&quot;RAL&quot;;[.A128];&quot; &quot;;[.B128])" office:value-type="string" office:string-value="24 115 89 RAL6016  Turquoise green " calcext:value-type="string">
            <text:p>24 115 89 RAL6016 <text:s/>Turquoise green </text:p>
          </table:table-cell>
          <table:table-cell table:formula="of:=CONCATENATE([.E128];&quot;-&quot;;[.F128];&quot;-&quot;;[.G128];&quot;+&quot;;&quot;RAL&quot;;[.A128];&quot;:&quot;;[.C128])" office:value-type="string" office:string-value="24-115-89+RAL6016: Türkisgrün " calcext:value-type="string">
            <text:p>24-115-89+RAL6016: Türkisgrün </text:p>
          </table:table-cell>
          <table:table-cell table:number-columns-repeated="7"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<text:s/>May green </text:p>
          </table:table-cell>
          <table:table-cell office:value-type="string" calcext:value-type="string">
            <text:p><text:s/>Maigrün </text:p>
          </table:table-cell>
          <table:table-cell office:value-type="string" calcext:value-type="string">
            <text:p>#63874F</text:p>
          </table:table-cell>
          <table:table-cell table:formula="of:=DECIMAL(MID([.$D129];2;2);16)" office:value-type="float" office:value="99" calcext:value-type="float">
            <text:p>99</text:p>
          </table:table-cell>
          <table:table-cell table:formula="of:=DECIMAL(MID([.$D129];4;2);16)" office:value-type="float" office:value="135" calcext:value-type="float">
            <text:p>135</text:p>
          </table:table-cell>
          <table:table-cell table:formula="of:=DECIMAL(MID([.$D129];6;2);16)" office:value-type="float" office:value="79" calcext:value-type="float">
            <text:p>79</text:p>
          </table:table-cell>
          <table:table-cell table:number-columns-repeated="2"/>
          <table:table-cell table:formula="of:=CONCATENATE([.E129];&quot; &quot;;[.F129];&quot; &quot;;[.G129];&quot; &quot;;&quot;RAL&quot;;[.A129];&quot; &quot;;[.B129])" office:value-type="string" office:string-value="99 135 79 RAL6017  May green " calcext:value-type="string">
            <text:p>99 135 79 RAL6017 <text:s/>May green </text:p>
          </table:table-cell>
          <table:table-cell table:formula="of:=CONCATENATE([.E129];&quot;-&quot;;[.F129];&quot;-&quot;;[.G129];&quot;+&quot;;&quot;RAL&quot;;[.A129];&quot;:&quot;;[.C129])" office:value-type="string" office:string-value="99-135-79+RAL6017: Maigrün " calcext:value-type="string">
            <text:p>99-135-79+RAL6017: Maigrün </text:p>
          </table:table-cell>
          <table:table-cell table:number-columns-repeated="7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<text:s/>Yellow green </text:p>
          </table:table-cell>
          <table:table-cell office:value-type="string" calcext:value-type="string">
            <text:p><text:s/>Gelbgrün </text:p>
          </table:table-cell>
          <table:table-cell office:value-type="string" calcext:value-type="string">
            <text:p>#699E4B</text:p>
          </table:table-cell>
          <table:table-cell table:formula="of:=DECIMAL(MID([.$D130];2;2);16)" office:value-type="float" office:value="105" calcext:value-type="float">
            <text:p>105</text:p>
          </table:table-cell>
          <table:table-cell table:formula="of:=DECIMAL(MID([.$D130];4;2);16)" office:value-type="float" office:value="158" calcext:value-type="float">
            <text:p>158</text:p>
          </table:table-cell>
          <table:table-cell table:formula="of:=DECIMAL(MID([.$D130];6;2);16)" office:value-type="float" office:value="75" calcext:value-type="float">
            <text:p>75</text:p>
          </table:table-cell>
          <table:table-cell table:number-columns-repeated="2"/>
          <table:table-cell table:formula="of:=CONCATENATE([.E130];&quot; &quot;;[.F130];&quot; &quot;;[.G130];&quot; &quot;;&quot;RAL&quot;;[.A130];&quot; &quot;;[.B130])" office:value-type="string" office:string-value="105 158 75 RAL6018  Yellow green " calcext:value-type="string">
            <text:p>105 158 75 RAL6018 <text:s/>Yellow green </text:p>
          </table:table-cell>
          <table:table-cell table:formula="of:=CONCATENATE([.E130];&quot;-&quot;;[.F130];&quot;-&quot;;[.G130];&quot;+&quot;;&quot;RAL&quot;;[.A130];&quot;:&quot;;[.C130])" office:value-type="string" office:string-value="105-158-75+RAL6018: Gelbgrün " calcext:value-type="string">
            <text:p>105-158-75+RAL6018: Gelbgrün </text:p>
          </table:table-cell>
          <table:table-cell table:number-columns-repeated="7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<text:s/>Pastel green </text:p>
          </table:table-cell>
          <table:table-cell office:value-type="string" calcext:value-type="string">
            <text:p><text:s/>Weißgrün </text:p>
          </table:table-cell>
          <table:table-cell office:value-type="string" calcext:value-type="string">
            <text:p>#BCD0B1</text:p>
          </table:table-cell>
          <table:table-cell table:formula="of:=DECIMAL(MID([.$D131];2;2);16)" office:value-type="float" office:value="188" calcext:value-type="float">
            <text:p>188</text:p>
          </table:table-cell>
          <table:table-cell table:formula="of:=DECIMAL(MID([.$D131];4;2);16)" office:value-type="float" office:value="208" calcext:value-type="float">
            <text:p>208</text:p>
          </table:table-cell>
          <table:table-cell table:formula="of:=DECIMAL(MID([.$D131];6;2);16)" office:value-type="float" office:value="177" calcext:value-type="float">
            <text:p>177</text:p>
          </table:table-cell>
          <table:table-cell table:number-columns-repeated="2"/>
          <table:table-cell table:formula="of:=CONCATENATE([.E131];&quot; &quot;;[.F131];&quot; &quot;;[.G131];&quot; &quot;;&quot;RAL&quot;;[.A131];&quot; &quot;;[.B131])" office:value-type="string" office:string-value="188 208 177 RAL6019  Pastel green " calcext:value-type="string">
            <text:p>188 208 177 RAL6019 <text:s/>Pastel green </text:p>
          </table:table-cell>
          <table:table-cell table:formula="of:=CONCATENATE([.E131];&quot;-&quot;;[.F131];&quot;-&quot;;[.G131];&quot;+&quot;;&quot;RAL&quot;;[.A131];&quot;:&quot;;[.C131])" office:value-type="string" office:string-value="188-208-177+RAL6019: Weißgrün " calcext:value-type="string">
            <text:p>188-208-177+RAL6019: Weißgrün </text:p>
          </table:table-cell>
          <table:table-cell table:number-columns-repeated="7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<text:s/>Chrome green </text:p>
          </table:table-cell>
          <table:table-cell office:value-type="string" calcext:value-type="string">
            <text:p><text:s/>Chromoxidgrün </text:p>
          </table:table-cell>
          <table:table-cell office:value-type="string" calcext:value-type="string">
            <text:p>#4C5448</text:p>
          </table:table-cell>
          <table:table-cell table:formula="of:=DECIMAL(MID([.$D132];2;2);16)" office:value-type="float" office:value="76" calcext:value-type="float">
            <text:p>76</text:p>
          </table:table-cell>
          <table:table-cell table:formula="of:=DECIMAL(MID([.$D132];4;2);16)" office:value-type="float" office:value="84" calcext:value-type="float">
            <text:p>84</text:p>
          </table:table-cell>
          <table:table-cell table:formula="of:=DECIMAL(MID([.$D132];6;2);16)" office:value-type="float" office:value="72" calcext:value-type="float">
            <text:p>72</text:p>
          </table:table-cell>
          <table:table-cell table:number-columns-repeated="2"/>
          <table:table-cell table:formula="of:=CONCATENATE([.E132];&quot; &quot;;[.F132];&quot; &quot;;[.G132];&quot; &quot;;&quot;RAL&quot;;[.A132];&quot; &quot;;[.B132])" office:value-type="string" office:string-value="76 84 72 RAL6020  Chrome green " calcext:value-type="string">
            <text:p>76 84 72 RAL6020 <text:s/>Chrome green </text:p>
          </table:table-cell>
          <table:table-cell table:formula="of:=CONCATENATE([.E132];&quot;-&quot;;[.F132];&quot;-&quot;;[.G132];&quot;+&quot;;&quot;RAL&quot;;[.A132];&quot;:&quot;;[.C132])" office:value-type="string" office:string-value="76-84-72+RAL6020: Chromoxidgrün " calcext:value-type="string">
            <text:p>76-84-72+RAL6020: Chromoxidgrün </text:p>
          </table:table-cell>
          <table:table-cell table:number-columns-repeated="7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<text:s/>Pale green </text:p>
          </table:table-cell>
          <table:table-cell office:value-type="string" calcext:value-type="string">
            <text:p><text:s/>Blassgrün </text:p>
          </table:table-cell>
          <table:table-cell office:value-type="string" calcext:value-type="string">
            <text:p>#909F81</text:p>
          </table:table-cell>
          <table:table-cell table:formula="of:=DECIMAL(MID([.$D133];2;2);16)" office:value-type="float" office:value="144" calcext:value-type="float">
            <text:p>144</text:p>
          </table:table-cell>
          <table:table-cell table:formula="of:=DECIMAL(MID([.$D133];4;2);16)" office:value-type="float" office:value="159" calcext:value-type="float">
            <text:p>159</text:p>
          </table:table-cell>
          <table:table-cell table:formula="of:=DECIMAL(MID([.$D133];6;2);16)" office:value-type="float" office:value="129" calcext:value-type="float">
            <text:p>129</text:p>
          </table:table-cell>
          <table:table-cell table:number-columns-repeated="2"/>
          <table:table-cell table:formula="of:=CONCATENATE([.E133];&quot; &quot;;[.F133];&quot; &quot;;[.G133];&quot; &quot;;&quot;RAL&quot;;[.A133];&quot; &quot;;[.B133])" office:value-type="string" office:string-value="144 159 129 RAL6021  Pale green " calcext:value-type="string">
            <text:p>144 159 129 RAL6021 <text:s/>Pale green </text:p>
          </table:table-cell>
          <table:table-cell table:formula="of:=CONCATENATE([.E133];&quot;-&quot;;[.F133];&quot;-&quot;;[.G133];&quot;+&quot;;&quot;RAL&quot;;[.A133];&quot;:&quot;;[.C133])" office:value-type="string" office:string-value="144-159-129+RAL6021: Blassgrün " calcext:value-type="string">
            <text:p>144-159-129+RAL6021: Blassgrün </text:p>
          </table:table-cell>
          <table:table-cell table:number-columns-repeated="7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<text:s/>Olive drab </text:p>
          </table:table-cell>
          <table:table-cell office:value-type="string" calcext:value-type="string">
            <text:p><text:s/>Braunoliv </text:p>
          </table:table-cell>
          <table:table-cell office:value-type="string" calcext:value-type="string">
            <text:p>#4C473F</text:p>
          </table:table-cell>
          <table:table-cell table:formula="of:=DECIMAL(MID([.$D134];2;2);16)" office:value-type="float" office:value="76" calcext:value-type="float">
            <text:p>76</text:p>
          </table:table-cell>
          <table:table-cell table:formula="of:=DECIMAL(MID([.$D134];4;2);16)" office:value-type="float" office:value="71" calcext:value-type="float">
            <text:p>71</text:p>
          </table:table-cell>
          <table:table-cell table:formula="of:=DECIMAL(MID([.$D134];6;2);16)" office:value-type="float" office:value="63" calcext:value-type="float">
            <text:p>63</text:p>
          </table:table-cell>
          <table:table-cell table:number-columns-repeated="2"/>
          <table:table-cell table:formula="of:=CONCATENATE([.E134];&quot; &quot;;[.F134];&quot; &quot;;[.G134];&quot; &quot;;&quot;RAL&quot;;[.A134];&quot; &quot;;[.B134])" office:value-type="string" office:string-value="76 71 63 RAL6022  Olive drab " calcext:value-type="string">
            <text:p>76 71 63 RAL6022 <text:s/>Olive drab </text:p>
          </table:table-cell>
          <table:table-cell table:formula="of:=CONCATENATE([.E134];&quot;-&quot;;[.F134];&quot;-&quot;;[.G134];&quot;+&quot;;&quot;RAL&quot;;[.A134];&quot;:&quot;;[.C134])" office:value-type="string" office:string-value="76-71-63+RAL6022: Braunoliv " calcext:value-type="string">
            <text:p>76-71-63+RAL6022: Braunoliv </text:p>
          </table:table-cell>
          <table:table-cell table:number-columns-repeated="7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<text:s/>Traffic green </text:p>
          </table:table-cell>
          <table:table-cell office:value-type="string" calcext:value-type="string">
            <text:p><text:s/>Verkehrsgrün </text:p>
          </table:table-cell>
          <table:table-cell office:value-type="string" calcext:value-type="string">
            <text:p>#2E8B60</text:p>
          </table:table-cell>
          <table:table-cell table:formula="of:=DECIMAL(MID([.$D135];2;2);16)" office:value-type="float" office:value="46" calcext:value-type="float">
            <text:p>46</text:p>
          </table:table-cell>
          <table:table-cell table:formula="of:=DECIMAL(MID([.$D135];4;2);16)" office:value-type="float" office:value="139" calcext:value-type="float">
            <text:p>139</text:p>
          </table:table-cell>
          <table:table-cell table:formula="of:=DECIMAL(MID([.$D135];6;2);16)" office:value-type="float" office:value="96" calcext:value-type="float">
            <text:p>96</text:p>
          </table:table-cell>
          <table:table-cell table:number-columns-repeated="2"/>
          <table:table-cell table:formula="of:=CONCATENATE([.E135];&quot; &quot;;[.F135];&quot; &quot;;[.G135];&quot; &quot;;&quot;RAL&quot;;[.A135];&quot; &quot;;[.B135])" office:value-type="string" office:string-value="46 139 96 RAL6024  Traffic green " calcext:value-type="string">
            <text:p>46 139 96 RAL6024 <text:s/>Traffic green </text:p>
          </table:table-cell>
          <table:table-cell table:formula="of:=CONCATENATE([.E135];&quot;-&quot;;[.F135];&quot;-&quot;;[.G135];&quot;+&quot;;&quot;RAL&quot;;[.A135];&quot;:&quot;;[.C135])" office:value-type="string" office:string-value="46-139-96+RAL6024: Verkehrsgrün " calcext:value-type="string">
            <text:p>46-139-96+RAL6024: Verkehrsgrün </text:p>
          </table:table-cell>
          <table:table-cell table:number-columns-repeated="7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<text:s/>Fern green </text:p>
          </table:table-cell>
          <table:table-cell office:value-type="string" calcext:value-type="string">
            <text:p><text:s/>Farngrün </text:p>
          </table:table-cell>
          <table:table-cell office:value-type="string" calcext:value-type="string">
            <text:p>#67764C</text:p>
          </table:table-cell>
          <table:table-cell table:formula="of:=DECIMAL(MID([.$D136];2;2);16)" office:value-type="float" office:value="103" calcext:value-type="float">
            <text:p>103</text:p>
          </table:table-cell>
          <table:table-cell table:formula="of:=DECIMAL(MID([.$D136];4;2);16)" office:value-type="float" office:value="118" calcext:value-type="float">
            <text:p>118</text:p>
          </table:table-cell>
          <table:table-cell table:formula="of:=DECIMAL(MID([.$D136];6;2);16)" office:value-type="float" office:value="76" calcext:value-type="float">
            <text:p>76</text:p>
          </table:table-cell>
          <table:table-cell table:number-columns-repeated="2"/>
          <table:table-cell table:formula="of:=CONCATENATE([.E136];&quot; &quot;;[.F136];&quot; &quot;;[.G136];&quot; &quot;;&quot;RAL&quot;;[.A136];&quot; &quot;;[.B136])" office:value-type="string" office:string-value="103 118 76 RAL6025  Fern green " calcext:value-type="string">
            <text:p>103 118 76 RAL6025 <text:s/>Fern green </text:p>
          </table:table-cell>
          <table:table-cell table:formula="of:=CONCATENATE([.E136];&quot;-&quot;;[.F136];&quot;-&quot;;[.G136];&quot;+&quot;;&quot;RAL&quot;;[.A136];&quot;:&quot;;[.C136])" office:value-type="string" office:string-value="103-118-76+RAL6025: Farngrün " calcext:value-type="string">
            <text:p>103-118-76+RAL6025: Farngrün </text:p>
          </table:table-cell>
          <table:table-cell table:number-columns-repeated="7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<text:s/>Opal green </text:p>
          </table:table-cell>
          <table:table-cell office:value-type="string" calcext:value-type="string">
            <text:p><text:s/>Opalgrün </text:p>
          </table:table-cell>
          <table:table-cell office:value-type="string" calcext:value-type="string">
            <text:p>#02695B</text:p>
          </table:table-cell>
          <table:table-cell table:formula="of:=DECIMAL(MID([.$D137];2;2);16)" office:value-type="float" office:value="2" calcext:value-type="float">
            <text:p>2</text:p>
          </table:table-cell>
          <table:table-cell table:formula="of:=DECIMAL(MID([.$D137];4;2);16)" office:value-type="float" office:value="105" calcext:value-type="float">
            <text:p>105</text:p>
          </table:table-cell>
          <table:table-cell table:formula="of:=DECIMAL(MID([.$D137];6;2);16)" office:value-type="float" office:value="91" calcext:value-type="float">
            <text:p>91</text:p>
          </table:table-cell>
          <table:table-cell table:number-columns-repeated="2"/>
          <table:table-cell table:formula="of:=CONCATENATE([.E137];&quot; &quot;;[.F137];&quot; &quot;;[.G137];&quot; &quot;;&quot;RAL&quot;;[.A137];&quot; &quot;;[.B137])" office:value-type="string" office:string-value="2 105 91 RAL6026  Opal green " calcext:value-type="string">
            <text:p>2 105 91 RAL6026 <text:s/>Opal green </text:p>
          </table:table-cell>
          <table:table-cell table:formula="of:=CONCATENATE([.E137];&quot;-&quot;;[.F137];&quot;-&quot;;[.G137];&quot;+&quot;;&quot;RAL&quot;;[.A137];&quot;:&quot;;[.C137])" office:value-type="string" office:string-value="2-105-91+RAL6026: Opalgrün " calcext:value-type="string">
            <text:p>2-105-91+RAL6026: Opalgrün </text:p>
          </table:table-cell>
          <table:table-cell table:number-columns-repeated="7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<text:s/>Light green </text:p>
          </table:table-cell>
          <table:table-cell office:value-type="string" calcext:value-type="string">
            <text:p><text:s/>Lichtgrün </text:p>
          </table:table-cell>
          <table:table-cell office:value-type="string" calcext:value-type="string">
            <text:p>#83BDB9</text:p>
          </table:table-cell>
          <table:table-cell table:formula="of:=DECIMAL(MID([.$D138];2;2);16)" office:value-type="float" office:value="131" calcext:value-type="float">
            <text:p>131</text:p>
          </table:table-cell>
          <table:table-cell table:formula="of:=DECIMAL(MID([.$D138];4;2);16)" office:value-type="float" office:value="189" calcext:value-type="float">
            <text:p>189</text:p>
          </table:table-cell>
          <table:table-cell table:formula="of:=DECIMAL(MID([.$D138];6;2);16)" office:value-type="float" office:value="185" calcext:value-type="float">
            <text:p>185</text:p>
          </table:table-cell>
          <table:table-cell table:number-columns-repeated="2"/>
          <table:table-cell table:formula="of:=CONCATENATE([.E138];&quot; &quot;;[.F138];&quot; &quot;;[.G138];&quot; &quot;;&quot;RAL&quot;;[.A138];&quot; &quot;;[.B138])" office:value-type="string" office:string-value="131 189 185 RAL6027  Light green " calcext:value-type="string">
            <text:p>131 189 185 RAL6027 <text:s/>Light green </text:p>
          </table:table-cell>
          <table:table-cell table:formula="of:=CONCATENATE([.E138];&quot;-&quot;;[.F138];&quot;-&quot;;[.G138];&quot;+&quot;;&quot;RAL&quot;;[.A138];&quot;:&quot;;[.C138])" office:value-type="string" office:string-value="131-189-185+RAL6027: Lichtgrün " calcext:value-type="string">
            <text:p>131-189-185+RAL6027: Lichtgrün </text:p>
          </table:table-cell>
          <table:table-cell table:number-columns-repeated="7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<text:s/>Pine green </text:p>
          </table:table-cell>
          <table:table-cell office:value-type="string" calcext:value-type="string">
            <text:p><text:s/>Kieferngrün </text:p>
          </table:table-cell>
          <table:table-cell office:value-type="string" calcext:value-type="string">
            <text:p>#456053</text:p>
          </table:table-cell>
          <table:table-cell table:formula="of:=DECIMAL(MID([.$D139];2;2);16)" office:value-type="float" office:value="69" calcext:value-type="float">
            <text:p>69</text:p>
          </table:table-cell>
          <table:table-cell table:formula="of:=DECIMAL(MID([.$D139];4;2);16)" office:value-type="float" office:value="96" calcext:value-type="float">
            <text:p>96</text:p>
          </table:table-cell>
          <table:table-cell table:formula="of:=DECIMAL(MID([.$D139];6;2);16)" office:value-type="float" office:value="83" calcext:value-type="float">
            <text:p>83</text:p>
          </table:table-cell>
          <table:table-cell table:number-columns-repeated="2"/>
          <table:table-cell table:formula="of:=CONCATENATE([.E139];&quot; &quot;;[.F139];&quot; &quot;;[.G139];&quot; &quot;;&quot;RAL&quot;;[.A139];&quot; &quot;;[.B139])" office:value-type="string" office:string-value="69 96 83 RAL6028  Pine green " calcext:value-type="string">
            <text:p>69 96 83 RAL6028 <text:s/>Pine green </text:p>
          </table:table-cell>
          <table:table-cell table:formula="of:=CONCATENATE([.E139];&quot;-&quot;;[.F139];&quot;-&quot;;[.G139];&quot;+&quot;;&quot;RAL&quot;;[.A139];&quot;:&quot;;[.C139])" office:value-type="string" office:string-value="69-96-83+RAL6028: Kieferngrün " calcext:value-type="string">
            <text:p>69-96-83+RAL6028: Kieferngrün </text:p>
          </table:table-cell>
          <table:table-cell table:number-columns-repeated="7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<text:s/>Mint green </text:p>
          </table:table-cell>
          <table:table-cell office:value-type="string" calcext:value-type="string">
            <text:p><text:s/>Minzgrün </text:p>
          </table:table-cell>
          <table:table-cell office:value-type="string" calcext:value-type="string">
            <text:p>#09784D</text:p>
          </table:table-cell>
          <table:table-cell table:formula="of:=DECIMAL(MID([.$D140];2;2);16)" office:value-type="float" office:value="9" calcext:value-type="float">
            <text:p>9</text:p>
          </table:table-cell>
          <table:table-cell table:formula="of:=DECIMAL(MID([.$D140];4;2);16)" office:value-type="float" office:value="120" calcext:value-type="float">
            <text:p>120</text:p>
          </table:table-cell>
          <table:table-cell table:formula="of:=DECIMAL(MID([.$D140];6;2);16)" office:value-type="float" office:value="77" calcext:value-type="float">
            <text:p>77</text:p>
          </table:table-cell>
          <table:table-cell table:number-columns-repeated="2"/>
          <table:table-cell table:formula="of:=CONCATENATE([.E140];&quot; &quot;;[.F140];&quot; &quot;;[.G140];&quot; &quot;;&quot;RAL&quot;;[.A140];&quot; &quot;;[.B140])" office:value-type="string" office:string-value="9 120 77 RAL6029  Mint green " calcext:value-type="string">
            <text:p>9 120 77 RAL6029 <text:s/>Mint green </text:p>
          </table:table-cell>
          <table:table-cell table:formula="of:=CONCATENATE([.E140];&quot;-&quot;;[.F140];&quot;-&quot;;[.G140];&quot;+&quot;;&quot;RAL&quot;;[.A140];&quot;:&quot;;[.C140])" office:value-type="string" office:string-value="9-120-77+RAL6029: Minzgrün " calcext:value-type="string">
            <text:p>9-120-77+RAL6029: Minzgrün </text:p>
          </table:table-cell>
          <table:table-cell table:number-columns-repeated="7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<text:s/>Signal green </text:p>
          </table:table-cell>
          <table:table-cell office:value-type="string" calcext:value-type="string">
            <text:p><text:s/>Signalgrün </text:p>
          </table:table-cell>
          <table:table-cell office:value-type="string" calcext:value-type="string">
            <text:p>#3B875E</text:p>
          </table:table-cell>
          <table:table-cell table:formula="of:=DECIMAL(MID([.$D141];2;2);16)" office:value-type="float" office:value="59" calcext:value-type="float">
            <text:p>59</text:p>
          </table:table-cell>
          <table:table-cell table:formula="of:=DECIMAL(MID([.$D141];4;2);16)" office:value-type="float" office:value="135" calcext:value-type="float">
            <text:p>135</text:p>
          </table:table-cell>
          <table:table-cell table:formula="of:=DECIMAL(MID([.$D141];6;2);16)" office:value-type="float" office:value="94" calcext:value-type="float">
            <text:p>94</text:p>
          </table:table-cell>
          <table:table-cell table:number-columns-repeated="2"/>
          <table:table-cell table:formula="of:=CONCATENATE([.E141];&quot; &quot;;[.F141];&quot; &quot;;[.G141];&quot; &quot;;&quot;RAL&quot;;[.A141];&quot; &quot;;[.B141])" office:value-type="string" office:string-value="59 135 94 RAL6032  Signal green " calcext:value-type="string">
            <text:p>59 135 94 RAL6032 <text:s/>Signal green </text:p>
          </table:table-cell>
          <table:table-cell table:formula="of:=CONCATENATE([.E141];&quot;-&quot;;[.F141];&quot;-&quot;;[.G141];&quot;+&quot;;&quot;RAL&quot;;[.A141];&quot;:&quot;;[.C141])" office:value-type="string" office:string-value="59-135-94+RAL6032: Signalgrün " calcext:value-type="string">
            <text:p>59-135-94+RAL6032: Signalgrün </text:p>
          </table:table-cell>
          <table:table-cell table:number-columns-repeated="7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<text:s/>Mint turquoise </text:p>
          </table:table-cell>
          <table:table-cell office:value-type="string" calcext:value-type="string">
            <text:p><text:s/>Minttürkis </text:p>
          </table:table-cell>
          <table:table-cell office:value-type="string" calcext:value-type="string">
            <text:p>#558E86</text:p>
          </table:table-cell>
          <table:table-cell table:formula="of:=DECIMAL(MID([.$D142];2;2);16)" office:value-type="float" office:value="85" calcext:value-type="float">
            <text:p>85</text:p>
          </table:table-cell>
          <table:table-cell table:formula="of:=DECIMAL(MID([.$D142];4;2);16)" office:value-type="float" office:value="142" calcext:value-type="float">
            <text:p>142</text:p>
          </table:table-cell>
          <table:table-cell table:formula="of:=DECIMAL(MID([.$D142];6;2);16)" office:value-type="float" office:value="134" calcext:value-type="float">
            <text:p>134</text:p>
          </table:table-cell>
          <table:table-cell table:number-columns-repeated="2"/>
          <table:table-cell table:formula="of:=CONCATENATE([.E142];&quot; &quot;;[.F142];&quot; &quot;;[.G142];&quot; &quot;;&quot;RAL&quot;;[.A142];&quot; &quot;;[.B142])" office:value-type="string" office:string-value="85 142 134 RAL6033  Mint turquoise " calcext:value-type="string">
            <text:p>85 142 134 RAL6033 <text:s/>Mint turquoise </text:p>
          </table:table-cell>
          <table:table-cell table:formula="of:=CONCATENATE([.E142];&quot;-&quot;;[.F142];&quot;-&quot;;[.G142];&quot;+&quot;;&quot;RAL&quot;;[.A142];&quot;:&quot;;[.C142])" office:value-type="string" office:string-value="85-142-134+RAL6033: Minttürkis " calcext:value-type="string">
            <text:p>85-142-134+RAL6033: Minttürkis </text:p>
          </table:table-cell>
          <table:table-cell table:number-columns-repeated="7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<text:s/>Pastel turquoise </text:p>
          </table:table-cell>
          <table:table-cell office:value-type="string" calcext:value-type="string">
            <text:p><text:s/>Pastelltürkis </text:p>
          </table:table-cell>
          <table:table-cell office:value-type="string" calcext:value-type="string">
            <text:p>#81B2B1</text:p>
          </table:table-cell>
          <table:table-cell table:formula="of:=DECIMAL(MID([.$D143];2;2);16)" office:value-type="float" office:value="129" calcext:value-type="float">
            <text:p>129</text:p>
          </table:table-cell>
          <table:table-cell table:formula="of:=DECIMAL(MID([.$D143];4;2);16)" office:value-type="float" office:value="178" calcext:value-type="float">
            <text:p>178</text:p>
          </table:table-cell>
          <table:table-cell table:formula="of:=DECIMAL(MID([.$D143];6;2);16)" office:value-type="float" office:value="177" calcext:value-type="float">
            <text:p>177</text:p>
          </table:table-cell>
          <table:table-cell table:number-columns-repeated="2"/>
          <table:table-cell table:formula="of:=CONCATENATE([.E143];&quot; &quot;;[.F143];&quot; &quot;;[.G143];&quot; &quot;;&quot;RAL&quot;;[.A143];&quot; &quot;;[.B143])" office:value-type="string" office:string-value="129 178 177 RAL6034  Pastel turquoise " calcext:value-type="string">
            <text:p>129 178 177 RAL6034 <text:s/>Pastel turquoise </text:p>
          </table:table-cell>
          <table:table-cell table:formula="of:=CONCATENATE([.E143];&quot;-&quot;;[.F143];&quot;-&quot;;[.G143];&quot;+&quot;;&quot;RAL&quot;;[.A143];&quot;:&quot;;[.C143])" office:value-type="string" office:string-value="129-178-177+RAL6034: Pastelltürkis " calcext:value-type="string">
            <text:p>129-178-177+RAL6034: Pastelltürkis </text:p>
          </table:table-cell>
          <table:table-cell table:number-columns-repeated="7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<text:s/>Pearl green </text:p>
          </table:table-cell>
          <table:table-cell office:value-type="string" calcext:value-type="string">
            <text:p><text:s/>Perlgrün </text:p>
          </table:table-cell>
          <table:table-cell office:value-type="string" calcext:value-type="string">
            <text:p>#104F2A</text:p>
          </table:table-cell>
          <table:table-cell table:formula="of:=DECIMAL(MID([.$D144];2;2);16)" office:value-type="float" office:value="16" calcext:value-type="float">
            <text:p>16</text:p>
          </table:table-cell>
          <table:table-cell table:formula="of:=DECIMAL(MID([.$D144];4;2);16)" office:value-type="float" office:value="79" calcext:value-type="float">
            <text:p>79</text:p>
          </table:table-cell>
          <table:table-cell table:formula="of:=DECIMAL(MID([.$D144];6;2);16)" office:value-type="float" office:value="42" calcext:value-type="float">
            <text:p>42</text:p>
          </table:table-cell>
          <table:table-cell table:number-columns-repeated="2"/>
          <table:table-cell table:formula="of:=CONCATENATE([.E144];&quot; &quot;;[.F144];&quot; &quot;;[.G144];&quot; &quot;;&quot;RAL&quot;;[.A144];&quot; &quot;;[.B144])" office:value-type="string" office:string-value="16 79 42 RAL6035  Pearl green " calcext:value-type="string">
            <text:p>16 79 42 RAL6035 <text:s/>Pearl green </text:p>
          </table:table-cell>
          <table:table-cell table:formula="of:=CONCATENATE([.E144];&quot;-&quot;;[.F144];&quot;-&quot;;[.G144];&quot;+&quot;;&quot;RAL&quot;;[.A144];&quot;:&quot;;[.C144])" office:value-type="string" office:string-value="16-79-42+RAL6035: Perlgrün " calcext:value-type="string">
            <text:p>16-79-42+RAL6035: Perlgrün </text:p>
          </table:table-cell>
          <table:table-cell table:number-columns-repeated="7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<text:s/>Pearl opal green </text:p>
          </table:table-cell>
          <table:table-cell office:value-type="string" calcext:value-type="string">
            <text:p><text:s/>Perlopalgrün </text:p>
          </table:table-cell>
          <table:table-cell office:value-type="string" calcext:value-type="string">
            <text:p>#005B4E</text:p>
          </table:table-cell>
          <table:table-cell table:formula="of:=DECIMAL(MID([.$D145];2;2);16)" office:value-type="float" office:value="0" calcext:value-type="float">
            <text:p>0</text:p>
          </table:table-cell>
          <table:table-cell table:formula="of:=DECIMAL(MID([.$D145];4;2);16)" office:value-type="float" office:value="91" calcext:value-type="float">
            <text:p>91</text:p>
          </table:table-cell>
          <table:table-cell table:formula="of:=DECIMAL(MID([.$D145];6;2);16)" office:value-type="float" office:value="78" calcext:value-type="float">
            <text:p>78</text:p>
          </table:table-cell>
          <table:table-cell table:number-columns-repeated="2"/>
          <table:table-cell table:formula="of:=CONCATENATE([.E145];&quot; &quot;;[.F145];&quot; &quot;;[.G145];&quot; &quot;;&quot;RAL&quot;;[.A145];&quot; &quot;;[.B145])" office:value-type="string" office:string-value="0 91 78 RAL6036  Pearl opal green " calcext:value-type="string">
            <text:p>0 91 78 RAL6036 <text:s/>Pearl opal green </text:p>
          </table:table-cell>
          <table:table-cell table:formula="of:=CONCATENATE([.E145];&quot;-&quot;;[.F145];&quot;-&quot;;[.G145];&quot;+&quot;;&quot;RAL&quot;;[.A145];&quot;:&quot;;[.C145])" office:value-type="string" office:string-value="0-91-78+RAL6036: Perlopalgrün " calcext:value-type="string">
            <text:p>0-91-78+RAL6036: Perlopalgrün </text:p>
          </table:table-cell>
          <table:table-cell table:number-columns-repeated="7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<text:s/>Pure green </text:p>
          </table:table-cell>
          <table:table-cell office:value-type="string" calcext:value-type="string">
            <text:p><text:s/>Reingrün </text:p>
          </table:table-cell>
          <table:table-cell office:value-type="string" calcext:value-type="string">
            <text:p>#2C9241</text:p>
          </table:table-cell>
          <table:table-cell table:formula="of:=DECIMAL(MID([.$D146];2;2);16)" office:value-type="float" office:value="44" calcext:value-type="float">
            <text:p>44</text:p>
          </table:table-cell>
          <table:table-cell table:formula="of:=DECIMAL(MID([.$D146];4;2);16)" office:value-type="float" office:value="146" calcext:value-type="float">
            <text:p>146</text:p>
          </table:table-cell>
          <table:table-cell table:formula="of:=DECIMAL(MID([.$D146];6;2);16)" office:value-type="float" office:value="65" calcext:value-type="float">
            <text:p>65</text:p>
          </table:table-cell>
          <table:table-cell table:number-columns-repeated="2"/>
          <table:table-cell table:formula="of:=CONCATENATE([.E146];&quot; &quot;;[.F146];&quot; &quot;;[.G146];&quot; &quot;;&quot;RAL&quot;;[.A146];&quot; &quot;;[.B146])" office:value-type="string" office:string-value="44 146 65 RAL6037  Pure green " calcext:value-type="string">
            <text:p>44 146 65 RAL6037 <text:s/>Pure green </text:p>
          </table:table-cell>
          <table:table-cell table:formula="of:=CONCATENATE([.E146];&quot;-&quot;;[.F146];&quot;-&quot;;[.G146];&quot;+&quot;;&quot;RAL&quot;;[.A146];&quot;:&quot;;[.C146])" office:value-type="string" office:string-value="44-146-65+RAL6037: Reingrün " calcext:value-type="string">
            <text:p>44-146-65+RAL6037: Reingrün </text:p>
          </table:table-cell>
          <table:table-cell table:number-columns-repeated="7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<text:s/>Luminous green </text:p>
          </table:table-cell>
          <table:table-cell office:value-type="string" calcext:value-type="string">
            <text:p><text:s/>Leuchtgrün </text:p>
          </table:table-cell>
          <table:table-cell office:value-type="string" calcext:value-type="string">
            <text:p>#00B72C</text:p>
          </table:table-cell>
          <table:table-cell table:formula="of:=DECIMAL(MID([.$D147];2;2);16)" office:value-type="float" office:value="0" calcext:value-type="float">
            <text:p>0</text:p>
          </table:table-cell>
          <table:table-cell table:formula="of:=DECIMAL(MID([.$D147];4;2);16)" office:value-type="float" office:value="183" calcext:value-type="float">
            <text:p>183</text:p>
          </table:table-cell>
          <table:table-cell table:formula="of:=DECIMAL(MID([.$D147];6;2);16)" office:value-type="float" office:value="44" calcext:value-type="float">
            <text:p>44</text:p>
          </table:table-cell>
          <table:table-cell table:number-columns-repeated="2"/>
          <table:table-cell table:formula="of:=CONCATENATE([.E147];&quot; &quot;;[.F147];&quot; &quot;;[.G147];&quot; &quot;;&quot;RAL&quot;;[.A147];&quot; &quot;;[.B147])" office:value-type="string" office:string-value="0 183 44 RAL6038  Luminous green " calcext:value-type="string">
            <text:p>0 183 44 RAL6038 <text:s/>Luminous green </text:p>
          </table:table-cell>
          <table:table-cell table:formula="of:=CONCATENATE([.E147];&quot;-&quot;;[.F147];&quot;-&quot;;[.G147];&quot;+&quot;;&quot;RAL&quot;;[.A147];&quot;:&quot;;[.C147])" office:value-type="string" office:string-value="0-183-44+RAL6038: Leuchtgrün " calcext:value-type="string">
            <text:p>0-183-44+RAL6038: Leuchtgrün 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Squirrel grey </text:p>
          </table:table-cell>
          <table:table-cell office:value-type="string" calcext:value-type="string">
            <text:p><text:s/>Fehgrau </text:p>
          </table:table-cell>
          <table:table-cell office:value-type="string" calcext:value-type="string">
            <text:p>#828E94</text:p>
          </table:table-cell>
          <table:table-cell table:formula="of:=DECIMAL(MID([.$D148];2;2);16)" office:value-type="float" office:value="130" calcext:value-type="float">
            <text:p>130</text:p>
          </table:table-cell>
          <table:table-cell table:formula="of:=DECIMAL(MID([.$D148];4;2);16)" office:value-type="float" office:value="142" calcext:value-type="float">
            <text:p>142</text:p>
          </table:table-cell>
          <table:table-cell table:formula="of:=DECIMAL(MID([.$D148];6;2);16)" office:value-type="float" office:value="148" calcext:value-type="float">
            <text:p>148</text:p>
          </table:table-cell>
          <table:table-cell table:number-columns-repeated="2"/>
          <table:table-cell table:formula="of:=CONCATENATE([.E148];&quot; &quot;;[.F148];&quot; &quot;;[.G148];&quot; &quot;;&quot;RAL&quot;;[.A148];&quot; &quot;;[.B148])" office:value-type="string" office:string-value="130 142 148 RAL7000  Squirrel grey " calcext:value-type="string">
            <text:p>130 142 148 RAL7000 <text:s/>Squirrel grey </text:p>
          </table:table-cell>
          <table:table-cell table:formula="of:=CONCATENATE([.E148];&quot;-&quot;;[.F148];&quot;-&quot;;[.G148];&quot;+&quot;;&quot;RAL&quot;;[.A148];&quot;:&quot;;[.C148])" office:value-type="string" office:string-value="130-142-148+RAL7000: Fehgrau " calcext:value-type="string">
            <text:p>130-142-148+RAL7000: Fehgrau </text:p>
          </table:table-cell>
          <table:table-cell table:number-columns-repeated="7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<text:s/>Silver grey </text:p>
          </table:table-cell>
          <table:table-cell office:value-type="string" calcext:value-type="string">
            <text:p><text:s/>Silbergrau </text:p>
          </table:table-cell>
          <table:table-cell office:value-type="string" calcext:value-type="string">
            <text:p>#939CA2</text:p>
          </table:table-cell>
          <table:table-cell table:formula="of:=DECIMAL(MID([.$D149];2;2);16)" office:value-type="float" office:value="147" calcext:value-type="float">
            <text:p>147</text:p>
          </table:table-cell>
          <table:table-cell table:formula="of:=DECIMAL(MID([.$D149];4;2);16)" office:value-type="float" office:value="156" calcext:value-type="float">
            <text:p>156</text:p>
          </table:table-cell>
          <table:table-cell table:formula="of:=DECIMAL(MID([.$D149];6;2);16)" office:value-type="float" office:value="162" calcext:value-type="float">
            <text:p>162</text:p>
          </table:table-cell>
          <table:table-cell table:number-columns-repeated="2"/>
          <table:table-cell table:formula="of:=CONCATENATE([.E149];&quot; &quot;;[.F149];&quot; &quot;;[.G149];&quot; &quot;;&quot;RAL&quot;;[.A149];&quot; &quot;;[.B149])" office:value-type="string" office:string-value="147 156 162 RAL7001  Silver grey " calcext:value-type="string">
            <text:p>147 156 162 RAL7001 <text:s/>Silver grey </text:p>
          </table:table-cell>
          <table:table-cell table:formula="of:=CONCATENATE([.E149];&quot;-&quot;;[.F149];&quot;-&quot;;[.G149];&quot;+&quot;;&quot;RAL&quot;;[.A149];&quot;:&quot;;[.C149])" office:value-type="string" office:string-value="147-156-162+RAL7001: Silbergrau " calcext:value-type="string">
            <text:p>147-156-162+RAL7001: Silbergrau </text:p>
          </table:table-cell>
          <table:table-cell table:number-columns-repeated="7"/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<text:s/>Olive grey </text:p>
          </table:table-cell>
          <table:table-cell office:value-type="string" calcext:value-type="string">
            <text:p><text:s/>Olivgrau </text:p>
          </table:table-cell>
          <table:table-cell office:value-type="string" calcext:value-type="string">
            <text:p>#8A8270</text:p>
          </table:table-cell>
          <table:table-cell table:formula="of:=DECIMAL(MID([.$D150];2;2);16)" office:value-type="float" office:value="138" calcext:value-type="float">
            <text:p>138</text:p>
          </table:table-cell>
          <table:table-cell table:formula="of:=DECIMAL(MID([.$D150];4;2);16)" office:value-type="float" office:value="130" calcext:value-type="float">
            <text:p>130</text:p>
          </table:table-cell>
          <table:table-cell table:formula="of:=DECIMAL(MID([.$D150];6;2);16)" office:value-type="float" office:value="112" calcext:value-type="float">
            <text:p>112</text:p>
          </table:table-cell>
          <table:table-cell table:number-columns-repeated="2"/>
          <table:table-cell table:formula="of:=CONCATENATE([.E150];&quot; &quot;;[.F150];&quot; &quot;;[.G150];&quot; &quot;;&quot;RAL&quot;;[.A150];&quot; &quot;;[.B150])" office:value-type="string" office:string-value="138 130 112 RAL7002  Olive grey " calcext:value-type="string">
            <text:p>138 130 112 RAL7002 <text:s/>Olive grey </text:p>
          </table:table-cell>
          <table:table-cell table:formula="of:=CONCATENATE([.E150];&quot;-&quot;;[.F150];&quot;-&quot;;[.G150];&quot;+&quot;;&quot;RAL&quot;;[.A150];&quot;:&quot;;[.C150])" office:value-type="string" office:string-value="138-130-112+RAL7002: Olivgrau " calcext:value-type="string">
            <text:p>138-130-112+RAL7002: Olivgrau </text:p>
          </table:table-cell>
          <table:table-cell table:number-columns-repeated="7"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<text:s/>Moss grey </text:p>
          </table:table-cell>
          <table:table-cell office:value-type="string" calcext:value-type="string">
            <text:p><text:s/>Moosgrau </text:p>
          </table:table-cell>
          <table:table-cell office:value-type="string" calcext:value-type="string">
            <text:p>#807D71</text:p>
          </table:table-cell>
          <table:table-cell table:formula="of:=DECIMAL(MID([.$D151];2;2);16)" office:value-type="float" office:value="128" calcext:value-type="float">
            <text:p>128</text:p>
          </table:table-cell>
          <table:table-cell table:formula="of:=DECIMAL(MID([.$D151];4;2);16)" office:value-type="float" office:value="125" calcext:value-type="float">
            <text:p>125</text:p>
          </table:table-cell>
          <table:table-cell table:formula="of:=DECIMAL(MID([.$D151];6;2);16)" office:value-type="float" office:value="113" calcext:value-type="float">
            <text:p>113</text:p>
          </table:table-cell>
          <table:table-cell table:number-columns-repeated="2"/>
          <table:table-cell table:formula="of:=CONCATENATE([.E151];&quot; &quot;;[.F151];&quot; &quot;;[.G151];&quot; &quot;;&quot;RAL&quot;;[.A151];&quot; &quot;;[.B151])" office:value-type="string" office:string-value="128 125 113 RAL7003  Moss grey " calcext:value-type="string">
            <text:p>128 125 113 RAL7003 <text:s/>Moss grey </text:p>
          </table:table-cell>
          <table:table-cell table:formula="of:=CONCATENATE([.E151];&quot;-&quot;;[.F151];&quot;-&quot;;[.G151];&quot;+&quot;;&quot;RAL&quot;;[.A151];&quot;:&quot;;[.C151])" office:value-type="string" office:string-value="128-125-113+RAL7003: Moosgrau " calcext:value-type="string">
            <text:p>128-125-113+RAL7003: Moosgrau </text:p>
          </table:table-cell>
          <table:table-cell table:number-columns-repeated="7"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<text:s/>Signal grey </text:p>
          </table:table-cell>
          <table:table-cell office:value-type="string" calcext:value-type="string">
            <text:p><text:s/>Signalgrau </text:p>
          </table:table-cell>
          <table:table-cell office:value-type="string" calcext:value-type="string">
            <text:p>#9FA0A1</text:p>
          </table:table-cell>
          <table:table-cell table:formula="of:=DECIMAL(MID([.$D152];2;2);16)" office:value-type="float" office:value="159" calcext:value-type="float">
            <text:p>159</text:p>
          </table:table-cell>
          <table:table-cell table:formula="of:=DECIMAL(MID([.$D152];4;2);16)" office:value-type="float" office:value="160" calcext:value-type="float">
            <text:p>160</text:p>
          </table:table-cell>
          <table:table-cell table:formula="of:=DECIMAL(MID([.$D152];6;2);16)" office:value-type="float" office:value="161" calcext:value-type="float">
            <text:p>161</text:p>
          </table:table-cell>
          <table:table-cell table:number-columns-repeated="2"/>
          <table:table-cell table:formula="of:=CONCATENATE([.E152];&quot; &quot;;[.F152];&quot; &quot;;[.G152];&quot; &quot;;&quot;RAL&quot;;[.A152];&quot; &quot;;[.B152])" office:value-type="string" office:string-value="159 160 161 RAL7004  Signal grey " calcext:value-type="string">
            <text:p>159 160 161 RAL7004 <text:s/>Signal grey </text:p>
          </table:table-cell>
          <table:table-cell table:formula="of:=CONCATENATE([.E152];&quot;-&quot;;[.F152];&quot;-&quot;;[.G152];&quot;+&quot;;&quot;RAL&quot;;[.A152];&quot;:&quot;;[.C152])" office:value-type="string" office:string-value="159-160-161+RAL7004: Signalgrau " calcext:value-type="string">
            <text:p>159-160-161+RAL7004: Signalgrau </text:p>
          </table:table-cell>
          <table:table-cell table:number-columns-repeated="7"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<text:s/>Mouse grey </text:p>
          </table:table-cell>
          <table:table-cell office:value-type="string" calcext:value-type="string">
            <text:p><text:s/>Mausgrau </text:p>
          </table:table-cell>
          <table:table-cell office:value-type="string" calcext:value-type="string">
            <text:p>#757875</text:p>
          </table:table-cell>
          <table:table-cell table:formula="of:=DECIMAL(MID([.$D153];2;2);16)" office:value-type="float" office:value="117" calcext:value-type="float">
            <text:p>117</text:p>
          </table:table-cell>
          <table:table-cell table:formula="of:=DECIMAL(MID([.$D153];4;2);16)" office:value-type="float" office:value="120" calcext:value-type="float">
            <text:p>120</text:p>
          </table:table-cell>
          <table:table-cell table:formula="of:=DECIMAL(MID([.$D153];6;2);16)" office:value-type="float" office:value="117" calcext:value-type="float">
            <text:p>117</text:p>
          </table:table-cell>
          <table:table-cell table:number-columns-repeated="2"/>
          <table:table-cell table:formula="of:=CONCATENATE([.E153];&quot; &quot;;[.F153];&quot; &quot;;[.G153];&quot; &quot;;&quot;RAL&quot;;[.A153];&quot; &quot;;[.B153])" office:value-type="string" office:string-value="117 120 117 RAL7005  Mouse grey " calcext:value-type="string">
            <text:p>117 120 117 RAL7005 <text:s/>Mouse grey </text:p>
          </table:table-cell>
          <table:table-cell table:formula="of:=CONCATENATE([.E153];&quot;-&quot;;[.F153];&quot;-&quot;;[.G153];&quot;+&quot;;&quot;RAL&quot;;[.A153];&quot;:&quot;;[.C153])" office:value-type="string" office:string-value="117-120-117+RAL7005: Mausgrau " calcext:value-type="string">
            <text:p>117-120-117+RAL7005: Mausgrau </text:p>
          </table:table-cell>
          <table:table-cell table:number-columns-repeated="7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<text:s/>Beige grey </text:p>
          </table:table-cell>
          <table:table-cell office:value-type="string" calcext:value-type="string">
            <text:p><text:s/>Beigegrau </text:p>
          </table:table-cell>
          <table:table-cell office:value-type="string" calcext:value-type="string">
            <text:p>#7C7267</text:p>
          </table:table-cell>
          <table:table-cell table:formula="of:=DECIMAL(MID([.$D154];2;2);16)" office:value-type="float" office:value="124" calcext:value-type="float">
            <text:p>124</text:p>
          </table:table-cell>
          <table:table-cell table:formula="of:=DECIMAL(MID([.$D154];4;2);16)" office:value-type="float" office:value="114" calcext:value-type="float">
            <text:p>114</text:p>
          </table:table-cell>
          <table:table-cell table:formula="of:=DECIMAL(MID([.$D154];6;2);16)" office:value-type="float" office:value="103" calcext:value-type="float">
            <text:p>103</text:p>
          </table:table-cell>
          <table:table-cell table:number-columns-repeated="2"/>
          <table:table-cell table:formula="of:=CONCATENATE([.E154];&quot; &quot;;[.F154];&quot; &quot;;[.G154];&quot; &quot;;&quot;RAL&quot;;[.A154];&quot; &quot;;[.B154])" office:value-type="string" office:string-value="124 114 103 RAL7006  Beige grey " calcext:value-type="string">
            <text:p>124 114 103 RAL7006 <text:s/>Beige grey </text:p>
          </table:table-cell>
          <table:table-cell table:formula="of:=CONCATENATE([.E154];&quot;-&quot;;[.F154];&quot;-&quot;;[.G154];&quot;+&quot;;&quot;RAL&quot;;[.A154];&quot;:&quot;;[.C154])" office:value-type="string" office:string-value="124-114-103+RAL7006: Beigegrau " calcext:value-type="string">
            <text:p>124-114-103+RAL7006: Beigegrau </text:p>
          </table:table-cell>
          <table:table-cell table:number-columns-repeated="7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<text:s/>Khaki grey </text:p>
          </table:table-cell>
          <table:table-cell office:value-type="string" calcext:value-type="string">
            <text:p><text:s/>Khakigrau </text:p>
          </table:table-cell>
          <table:table-cell office:value-type="string" calcext:value-type="string">
            <text:p>#7D6A4F</text:p>
          </table:table-cell>
          <table:table-cell table:formula="of:=DECIMAL(MID([.$D155];2;2);16)" office:value-type="float" office:value="125" calcext:value-type="float">
            <text:p>125</text:p>
          </table:table-cell>
          <table:table-cell table:formula="of:=DECIMAL(MID([.$D155];4;2);16)" office:value-type="float" office:value="106" calcext:value-type="float">
            <text:p>106</text:p>
          </table:table-cell>
          <table:table-cell table:formula="of:=DECIMAL(MID([.$D155];6;2);16)" office:value-type="float" office:value="79" calcext:value-type="float">
            <text:p>79</text:p>
          </table:table-cell>
          <table:table-cell table:number-columns-repeated="2"/>
          <table:table-cell table:formula="of:=CONCATENATE([.E155];&quot; &quot;;[.F155];&quot; &quot;;[.G155];&quot; &quot;;&quot;RAL&quot;;[.A155];&quot; &quot;;[.B155])" office:value-type="string" office:string-value="125 106 79 RAL7008  Khaki grey " calcext:value-type="string">
            <text:p>125 106 79 RAL7008 <text:s/>Khaki grey </text:p>
          </table:table-cell>
          <table:table-cell table:formula="of:=CONCATENATE([.E155];&quot;-&quot;;[.F155];&quot;-&quot;;[.G155];&quot;+&quot;;&quot;RAL&quot;;[.A155];&quot;:&quot;;[.C155])" office:value-type="string" office:string-value="125-106-79+RAL7008: Khakigrau " calcext:value-type="string">
            <text:p>125-106-79+RAL7008: Khakigrau </text:p>
          </table:table-cell>
          <table:table-cell table:number-columns-repeated="7"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<text:s/>Green grey </text:p>
          </table:table-cell>
          <table:table-cell office:value-type="string" calcext:value-type="string">
            <text:p><text:s/>Grüngrau </text:p>
          </table:table-cell>
          <table:table-cell office:value-type="string" calcext:value-type="string">
            <text:p>#656760</text:p>
          </table:table-cell>
          <table:table-cell table:formula="of:=DECIMAL(MID([.$D156];2;2);16)" office:value-type="float" office:value="101" calcext:value-type="float">
            <text:p>101</text:p>
          </table:table-cell>
          <table:table-cell table:formula="of:=DECIMAL(MID([.$D156];4;2);16)" office:value-type="float" office:value="103" calcext:value-type="float">
            <text:p>103</text:p>
          </table:table-cell>
          <table:table-cell table:formula="of:=DECIMAL(MID([.$D156];6;2);16)" office:value-type="float" office:value="96" calcext:value-type="float">
            <text:p>96</text:p>
          </table:table-cell>
          <table:table-cell table:number-columns-repeated="2"/>
          <table:table-cell table:formula="of:=CONCATENATE([.E156];&quot; &quot;;[.F156];&quot; &quot;;[.G156];&quot; &quot;;&quot;RAL&quot;;[.A156];&quot; &quot;;[.B156])" office:value-type="string" office:string-value="101 103 96 RAL7009  Green grey " calcext:value-type="string">
            <text:p>101 103 96 RAL7009 <text:s/>Green grey </text:p>
          </table:table-cell>
          <table:table-cell table:formula="of:=CONCATENATE([.E156];&quot;-&quot;;[.F156];&quot;-&quot;;[.G156];&quot;+&quot;;&quot;RAL&quot;;[.A156];&quot;:&quot;;[.C156])" office:value-type="string" office:string-value="101-103-96+RAL7009: Grüngrau " calcext:value-type="string">
            <text:p>101-103-96+RAL7009: Grüngrau </text:p>
          </table:table-cell>
          <table:table-cell table:number-columns-repeated="7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<text:s/>Tarpaulin grey </text:p>
          </table:table-cell>
          <table:table-cell office:value-type="string" calcext:value-type="string">
            <text:p><text:s/>Zeltgrau </text:p>
          </table:table-cell>
          <table:table-cell office:value-type="string" calcext:value-type="string">
            <text:p>#636661</text:p>
          </table:table-cell>
          <table:table-cell table:formula="of:=DECIMAL(MID([.$D157];2;2);16)" office:value-type="float" office:value="99" calcext:value-type="float">
            <text:p>99</text:p>
          </table:table-cell>
          <table:table-cell table:formula="of:=DECIMAL(MID([.$D157];4;2);16)" office:value-type="float" office:value="102" calcext:value-type="float">
            <text:p>102</text:p>
          </table:table-cell>
          <table:table-cell table:formula="of:=DECIMAL(MID([.$D157];6;2);16)" office:value-type="float" office:value="97" calcext:value-type="float">
            <text:p>97</text:p>
          </table:table-cell>
          <table:table-cell table:number-columns-repeated="2"/>
          <table:table-cell table:formula="of:=CONCATENATE([.E157];&quot; &quot;;[.F157];&quot; &quot;;[.G157];&quot; &quot;;&quot;RAL&quot;;[.A157];&quot; &quot;;[.B157])" office:value-type="string" office:string-value="99 102 97 RAL7010  Tarpaulin grey " calcext:value-type="string">
            <text:p>99 102 97 RAL7010 <text:s/>Tarpaulin grey </text:p>
          </table:table-cell>
          <table:table-cell table:formula="of:=CONCATENATE([.E157];&quot;-&quot;;[.F157];&quot;-&quot;;[.G157];&quot;+&quot;;&quot;RAL&quot;;[.A157];&quot;:&quot;;[.C157])" office:value-type="string" office:string-value="99-102-97+RAL7010: Zeltgrau " calcext:value-type="string">
            <text:p>99-102-97+RAL7010: Zeltgrau </text:p>
          </table:table-cell>
          <table:table-cell table:number-columns-repeated="7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<text:s/>Iron grey </text:p>
          </table:table-cell>
          <table:table-cell office:value-type="string" calcext:value-type="string">
            <text:p><text:s/>Eisengrau </text:p>
          </table:table-cell>
          <table:table-cell office:value-type="string" calcext:value-type="string">
            <text:p>#5D6366</text:p>
          </table:table-cell>
          <table:table-cell table:formula="of:=DECIMAL(MID([.$D158];2;2);16)" office:value-type="float" office:value="93" calcext:value-type="float">
            <text:p>93</text:p>
          </table:table-cell>
          <table:table-cell table:formula="of:=DECIMAL(MID([.$D158];4;2);16)" office:value-type="float" office:value="99" calcext:value-type="float">
            <text:p>99</text:p>
          </table:table-cell>
          <table:table-cell table:formula="of:=DECIMAL(MID([.$D158];6;2);16)" office:value-type="float" office:value="102" calcext:value-type="float">
            <text:p>102</text:p>
          </table:table-cell>
          <table:table-cell table:number-columns-repeated="2"/>
          <table:table-cell table:formula="of:=CONCATENATE([.E158];&quot; &quot;;[.F158];&quot; &quot;;[.G158];&quot; &quot;;&quot;RAL&quot;;[.A158];&quot; &quot;;[.B158])" office:value-type="string" office:string-value="93 99 102 RAL7011  Iron grey " calcext:value-type="string">
            <text:p>93 99 102 RAL7011 <text:s/>Iron grey </text:p>
          </table:table-cell>
          <table:table-cell table:formula="of:=CONCATENATE([.E158];&quot;-&quot;;[.F158];&quot;-&quot;;[.G158];&quot;+&quot;;&quot;RAL&quot;;[.A158];&quot;:&quot;;[.C158])" office:value-type="string" office:string-value="93-99-102+RAL7011: Eisengrau " calcext:value-type="string">
            <text:p>93-99-102+RAL7011: Eisengrau </text:p>
          </table:table-cell>
          <table:table-cell table:number-columns-repeated="7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<text:s/>Basalt grey </text:p>
          </table:table-cell>
          <table:table-cell office:value-type="string" calcext:value-type="string">
            <text:p><text:s/>Basaltgrau </text:p>
          </table:table-cell>
          <table:table-cell office:value-type="string" calcext:value-type="string">
            <text:p>#646A6C</text:p>
          </table:table-cell>
          <table:table-cell table:formula="of:=DECIMAL(MID([.$D159];2;2);16)" office:value-type="float" office:value="100" calcext:value-type="float">
            <text:p>100</text:p>
          </table:table-cell>
          <table:table-cell table:formula="of:=DECIMAL(MID([.$D159];4;2);16)" office:value-type="float" office:value="106" calcext:value-type="float">
            <text:p>106</text:p>
          </table:table-cell>
          <table:table-cell table:formula="of:=DECIMAL(MID([.$D159];6;2);16)" office:value-type="float" office:value="108" calcext:value-type="float">
            <text:p>108</text:p>
          </table:table-cell>
          <table:table-cell table:number-columns-repeated="2"/>
          <table:table-cell table:formula="of:=CONCATENATE([.E159];&quot; &quot;;[.F159];&quot; &quot;;[.G159];&quot; &quot;;&quot;RAL&quot;;[.A159];&quot; &quot;;[.B159])" office:value-type="string" office:string-value="100 106 108 RAL7012  Basalt grey " calcext:value-type="string">
            <text:p>100 106 108 RAL7012 <text:s/>Basalt grey </text:p>
          </table:table-cell>
          <table:table-cell table:formula="of:=CONCATENATE([.E159];&quot;-&quot;;[.F159];&quot;-&quot;;[.G159];&quot;+&quot;;&quot;RAL&quot;;[.A159];&quot;:&quot;;[.C159])" office:value-type="string" office:string-value="100-106-108+RAL7012: Basaltgrau " calcext:value-type="string">
            <text:p>100-106-108+RAL7012: Basaltgrau </text:p>
          </table:table-cell>
          <table:table-cell table:number-columns-repeated="7"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<text:s/>Brown grey </text:p>
          </table:table-cell>
          <table:table-cell office:value-type="string" calcext:value-type="string">
            <text:p><text:s/>Braungrau </text:p>
          </table:table-cell>
          <table:table-cell office:value-type="string" calcext:value-type="string">
            <text:p>#625C52</text:p>
          </table:table-cell>
          <table:table-cell table:formula="of:=DECIMAL(MID([.$D160];2;2);16)" office:value-type="float" office:value="98" calcext:value-type="float">
            <text:p>98</text:p>
          </table:table-cell>
          <table:table-cell table:formula="of:=DECIMAL(MID([.$D160];4;2);16)" office:value-type="float" office:value="92" calcext:value-type="float">
            <text:p>92</text:p>
          </table:table-cell>
          <table:table-cell table:formula="of:=DECIMAL(MID([.$D160];6;2);16)" office:value-type="float" office:value="82" calcext:value-type="float">
            <text:p>82</text:p>
          </table:table-cell>
          <table:table-cell table:number-columns-repeated="2"/>
          <table:table-cell table:formula="of:=CONCATENATE([.E160];&quot; &quot;;[.F160];&quot; &quot;;[.G160];&quot; &quot;;&quot;RAL&quot;;[.A160];&quot; &quot;;[.B160])" office:value-type="string" office:string-value="98 92 82 RAL7013  Brown grey " calcext:value-type="string">
            <text:p>98 92 82 RAL7013 <text:s/>Brown grey </text:p>
          </table:table-cell>
          <table:table-cell table:formula="of:=CONCATENATE([.E160];&quot;-&quot;;[.F160];&quot;-&quot;;[.G160];&quot;+&quot;;&quot;RAL&quot;;[.A160];&quot;:&quot;;[.C160])" office:value-type="string" office:string-value="98-92-82+RAL7013: Braungrau " calcext:value-type="string">
            <text:p>98-92-82+RAL7013: Braungrau </text:p>
          </table:table-cell>
          <table:table-cell table:number-columns-repeated="7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<text:s/>Slate grey </text:p>
          </table:table-cell>
          <table:table-cell office:value-type="string" calcext:value-type="string">
            <text:p><text:s/>Schiefergrau </text:p>
          </table:table-cell>
          <table:table-cell office:value-type="string" calcext:value-type="string">
            <text:p>#5C6065</text:p>
          </table:table-cell>
          <table:table-cell table:formula="of:=DECIMAL(MID([.$D161];2;2);16)" office:value-type="float" office:value="92" calcext:value-type="float">
            <text:p>92</text:p>
          </table:table-cell>
          <table:table-cell table:formula="of:=DECIMAL(MID([.$D161];4;2);16)" office:value-type="float" office:value="96" calcext:value-type="float">
            <text:p>96</text:p>
          </table:table-cell>
          <table:table-cell table:formula="of:=DECIMAL(MID([.$D161];6;2);16)" office:value-type="float" office:value="101" calcext:value-type="float">
            <text:p>101</text:p>
          </table:table-cell>
          <table:table-cell table:number-columns-repeated="2"/>
          <table:table-cell table:formula="of:=CONCATENATE([.E161];&quot; &quot;;[.F161];&quot; &quot;;[.G161];&quot; &quot;;&quot;RAL&quot;;[.A161];&quot; &quot;;[.B161])" office:value-type="string" office:string-value="92 96 101 RAL7015  Slate grey " calcext:value-type="string">
            <text:p>92 96 101 RAL7015 <text:s/>Slate grey </text:p>
          </table:table-cell>
          <table:table-cell table:formula="of:=CONCATENATE([.E161];&quot;-&quot;;[.F161];&quot;-&quot;;[.G161];&quot;+&quot;;&quot;RAL&quot;;[.A161];&quot;:&quot;;[.C161])" office:value-type="string" office:string-value="92-96-101+RAL7015: Schiefergrau " calcext:value-type="string">
            <text:p>92-96-101+RAL7015: Schiefergrau </text:p>
          </table:table-cell>
          <table:table-cell table:number-columns-repeated="7"/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<text:s/>Anthracite grey </text:p>
          </table:table-cell>
          <table:table-cell office:value-type="string" calcext:value-type="string">
            <text:p><text:s/>Anthrazitgrau </text:p>
          </table:table-cell>
          <table:table-cell office:value-type="string" calcext:value-type="string">
            <text:p>#4B5054</text:p>
          </table:table-cell>
          <table:table-cell table:formula="of:=DECIMAL(MID([.$D162];2;2);16)" office:value-type="float" office:value="75" calcext:value-type="float">
            <text:p>75</text:p>
          </table:table-cell>
          <table:table-cell table:formula="of:=DECIMAL(MID([.$D162];4;2);16)" office:value-type="float" office:value="80" calcext:value-type="float">
            <text:p>80</text:p>
          </table:table-cell>
          <table:table-cell table:formula="of:=DECIMAL(MID([.$D162];6;2);16)" office:value-type="float" office:value="84" calcext:value-type="float">
            <text:p>84</text:p>
          </table:table-cell>
          <table:table-cell table:number-columns-repeated="2"/>
          <table:table-cell table:formula="of:=CONCATENATE([.E162];&quot; &quot;;[.F162];&quot; &quot;;[.G162];&quot; &quot;;&quot;RAL&quot;;[.A162];&quot; &quot;;[.B162])" office:value-type="string" office:string-value="75 80 84 RAL7016  Anthracite grey " calcext:value-type="string">
            <text:p>75 80 84 RAL7016 <text:s/>Anthracite grey </text:p>
          </table:table-cell>
          <table:table-cell table:formula="of:=CONCATENATE([.E162];&quot;-&quot;;[.F162];&quot;-&quot;;[.G162];&quot;+&quot;;&quot;RAL&quot;;[.A162];&quot;:&quot;;[.C162])" office:value-type="string" office:string-value="75-80-84+RAL7016: Anthrazitgrau " calcext:value-type="string">
            <text:p>75-80-84+RAL7016: Anthrazitgrau </text:p>
          </table:table-cell>
          <table:table-cell table:number-columns-repeated="7"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<text:s/>Black grey </text:p>
          </table:table-cell>
          <table:table-cell office:value-type="string" calcext:value-type="string">
            <text:p><text:s/>Schwarzgrau </text:p>
          </table:table-cell>
          <table:table-cell office:value-type="string" calcext:value-type="string">
            <text:p>#47484A</text:p>
          </table:table-cell>
          <table:table-cell table:formula="of:=DECIMAL(MID([.$D163];2;2);16)" office:value-type="float" office:value="71" calcext:value-type="float">
            <text:p>71</text:p>
          </table:table-cell>
          <table:table-cell table:formula="of:=DECIMAL(MID([.$D163];4;2);16)" office:value-type="float" office:value="72" calcext:value-type="float">
            <text:p>72</text:p>
          </table:table-cell>
          <table:table-cell table:formula="of:=DECIMAL(MID([.$D163];6;2);16)" office:value-type="float" office:value="74" calcext:value-type="float">
            <text:p>74</text:p>
          </table:table-cell>
          <table:table-cell table:number-columns-repeated="2"/>
          <table:table-cell table:formula="of:=CONCATENATE([.E163];&quot; &quot;;[.F163];&quot; &quot;;[.G163];&quot; &quot;;&quot;RAL&quot;;[.A163];&quot; &quot;;[.B163])" office:value-type="string" office:string-value="71 72 74 RAL7021  Black grey " calcext:value-type="string">
            <text:p>71 72 74 RAL7021 <text:s/>Black grey </text:p>
          </table:table-cell>
          <table:table-cell table:formula="of:=CONCATENATE([.E163];&quot;-&quot;;[.F163];&quot;-&quot;;[.G163];&quot;+&quot;;&quot;RAL&quot;;[.A163];&quot;:&quot;;[.C163])" office:value-type="string" office:string-value="71-72-74+RAL7021: Schwarzgrau " calcext:value-type="string">
            <text:p>71-72-74+RAL7021: Schwarzgrau </text:p>
          </table:table-cell>
          <table:table-cell table:number-columns-repeated="7"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<text:s/>Umbra grey </text:p>
          </table:table-cell>
          <table:table-cell office:value-type="string" calcext:value-type="string">
            <text:p><text:s/>Umbragrau </text:p>
          </table:table-cell>
          <table:table-cell office:value-type="string" calcext:value-type="string">
            <text:p>#5A5955</text:p>
          </table:table-cell>
          <table:table-cell table:formula="of:=DECIMAL(MID([.$D164];2;2);16)" office:value-type="float" office:value="90" calcext:value-type="float">
            <text:p>90</text:p>
          </table:table-cell>
          <table:table-cell table:formula="of:=DECIMAL(MID([.$D164];4;2);16)" office:value-type="float" office:value="89" calcext:value-type="float">
            <text:p>89</text:p>
          </table:table-cell>
          <table:table-cell table:formula="of:=DECIMAL(MID([.$D164];6;2);16)" office:value-type="float" office:value="85" calcext:value-type="float">
            <text:p>85</text:p>
          </table:table-cell>
          <table:table-cell table:number-columns-repeated="2"/>
          <table:table-cell table:formula="of:=CONCATENATE([.E164];&quot; &quot;;[.F164];&quot; &quot;;[.G164];&quot; &quot;;&quot;RAL&quot;;[.A164];&quot; &quot;;[.B164])" office:value-type="string" office:string-value="90 89 85 RAL7022  Umbra grey " calcext:value-type="string">
            <text:p>90 89 85 RAL7022 <text:s/>Umbra grey </text:p>
          </table:table-cell>
          <table:table-cell table:formula="of:=CONCATENATE([.E164];&quot;-&quot;;[.F164];&quot;-&quot;;[.G164];&quot;+&quot;;&quot;RAL&quot;;[.A164];&quot;:&quot;;[.C164])" office:value-type="string" office:string-value="90-89-85+RAL7022: Umbragrau " calcext:value-type="string">
            <text:p>90-89-85+RAL7022: Umbragrau </text:p>
          </table:table-cell>
          <table:table-cell table:number-columns-repeated="7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<text:s/>Concrete grey </text:p>
          </table:table-cell>
          <table:table-cell office:value-type="string" calcext:value-type="string">
            <text:p><text:s/>Betongrau </text:p>
          </table:table-cell>
          <table:table-cell office:value-type="string" calcext:value-type="string">
            <text:p>#86867D</text:p>
          </table:table-cell>
          <table:table-cell table:formula="of:=DECIMAL(MID([.$D165];2;2);16)" office:value-type="float" office:value="134" calcext:value-type="float">
            <text:p>134</text:p>
          </table:table-cell>
          <table:table-cell table:formula="of:=DECIMAL(MID([.$D165];4;2);16)" office:value-type="float" office:value="134" calcext:value-type="float">
            <text:p>134</text:p>
          </table:table-cell>
          <table:table-cell table:formula="of:=DECIMAL(MID([.$D165];6;2);16)" office:value-type="float" office:value="125" calcext:value-type="float">
            <text:p>125</text:p>
          </table:table-cell>
          <table:table-cell table:number-columns-repeated="2"/>
          <table:table-cell table:formula="of:=CONCATENATE([.E165];&quot; &quot;;[.F165];&quot; &quot;;[.G165];&quot; &quot;;&quot;RAL&quot;;[.A165];&quot; &quot;;[.B165])" office:value-type="string" office:string-value="134 134 125 RAL7023  Concrete grey " calcext:value-type="string">
            <text:p>134 134 125 RAL7023 <text:s/>Concrete grey </text:p>
          </table:table-cell>
          <table:table-cell table:formula="of:=CONCATENATE([.E165];&quot;-&quot;;[.F165];&quot;-&quot;;[.G165];&quot;+&quot;;&quot;RAL&quot;;[.A165];&quot;:&quot;;[.C165])" office:value-type="string" office:string-value="134-134-125+RAL7023: Betongrau " calcext:value-type="string">
            <text:p>134-134-125+RAL7023: Betongrau </text:p>
          </table:table-cell>
          <table:table-cell table:number-columns-repeated="7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<text:s/>Graphite grey </text:p>
          </table:table-cell>
          <table:table-cell office:value-type="string" calcext:value-type="string">
            <text:p><text:s/>Graphitgrau </text:p>
          </table:table-cell>
          <table:table-cell office:value-type="string" calcext:value-type="string">
            <text:p>#54575C</text:p>
          </table:table-cell>
          <table:table-cell table:formula="of:=DECIMAL(MID([.$D166];2;2);16)" office:value-type="float" office:value="84" calcext:value-type="float">
            <text:p>84</text:p>
          </table:table-cell>
          <table:table-cell table:formula="of:=DECIMAL(MID([.$D166];4;2);16)" office:value-type="float" office:value="87" calcext:value-type="float">
            <text:p>87</text:p>
          </table:table-cell>
          <table:table-cell table:formula="of:=DECIMAL(MID([.$D166];6;2);16)" office:value-type="float" office:value="92" calcext:value-type="float">
            <text:p>92</text:p>
          </table:table-cell>
          <table:table-cell table:number-columns-repeated="2"/>
          <table:table-cell table:formula="of:=CONCATENATE([.E166];&quot; &quot;;[.F166];&quot; &quot;;[.G166];&quot; &quot;;&quot;RAL&quot;;[.A166];&quot; &quot;;[.B166])" office:value-type="string" office:string-value="84 87 92 RAL7024  Graphite grey " calcext:value-type="string">
            <text:p>84 87 92 RAL7024 <text:s/>Graphite grey </text:p>
          </table:table-cell>
          <table:table-cell table:formula="of:=CONCATENATE([.E166];&quot;-&quot;;[.F166];&quot;-&quot;;[.G166];&quot;+&quot;;&quot;RAL&quot;;[.A166];&quot;:&quot;;[.C166])" office:value-type="string" office:string-value="84-87-92+RAL7024: Graphitgrau " calcext:value-type="string">
            <text:p>84-87-92+RAL7024: Graphitgrau </text:p>
          </table:table-cell>
          <table:table-cell table:number-columns-repeated="7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<text:s/>Granite grey </text:p>
          </table:table-cell>
          <table:table-cell office:value-type="string" calcext:value-type="string">
            <text:p><text:s/>Granitgrau </text:p>
          </table:table-cell>
          <table:table-cell office:value-type="string" calcext:value-type="string">
            <text:p>#4A5355</text:p>
          </table:table-cell>
          <table:table-cell table:formula="of:=DECIMAL(MID([.$D167];2;2);16)" office:value-type="float" office:value="74" calcext:value-type="float">
            <text:p>74</text:p>
          </table:table-cell>
          <table:table-cell table:formula="of:=DECIMAL(MID([.$D167];4;2);16)" office:value-type="float" office:value="83" calcext:value-type="float">
            <text:p>83</text:p>
          </table:table-cell>
          <table:table-cell table:formula="of:=DECIMAL(MID([.$D167];6;2);16)" office:value-type="float" office:value="85" calcext:value-type="float">
            <text:p>85</text:p>
          </table:table-cell>
          <table:table-cell table:number-columns-repeated="2"/>
          <table:table-cell table:formula="of:=CONCATENATE([.E167];&quot; &quot;;[.F167];&quot; &quot;;[.G167];&quot; &quot;;&quot;RAL&quot;;[.A167];&quot; &quot;;[.B167])" office:value-type="string" office:string-value="74 83 85 RAL7026  Granite grey " calcext:value-type="string">
            <text:p>74 83 85 RAL7026 <text:s/>Granite grey </text:p>
          </table:table-cell>
          <table:table-cell table:formula="of:=CONCATENATE([.E167];&quot;-&quot;;[.F167];&quot;-&quot;;[.G167];&quot;+&quot;;&quot;RAL&quot;;[.A167];&quot;:&quot;;[.C167])" office:value-type="string" office:string-value="74-83-85+RAL7026: Granitgrau " calcext:value-type="string">
            <text:p>74-83-85+RAL7026: Granitgrau </text:p>
          </table:table-cell>
          <table:table-cell table:number-columns-repeated="7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<text:s/>Grey</text:p>
          </table:table-cell>
          <table:table-cell office:value-type="string" calcext:value-type="string">
            <text:p><text:s/>Grau</text:p>
          </table:table-cell>
          <table:table-cell office:value-type="string" calcext:value-type="string">
            <text:p>#7B765E</text:p>
          </table:table-cell>
          <table:table-cell table:formula="of:=DECIMAL(MID([.$D168];2;2);16)" office:value-type="float" office:value="123" calcext:value-type="float">
            <text:p>123</text:p>
          </table:table-cell>
          <table:table-cell table:formula="of:=DECIMAL(MID([.$D168];4;2);16)" office:value-type="float" office:value="118" calcext:value-type="float">
            <text:p>118</text:p>
          </table:table-cell>
          <table:table-cell table:formula="of:=DECIMAL(MID([.$D168];6;2);16)" office:value-type="float" office:value="94" calcext:value-type="float">
            <text:p>94</text:p>
          </table:table-cell>
          <table:table-cell table:number-columns-repeated="2"/>
          <table:table-cell table:formula="of:=CONCATENATE([.E168];&quot; &quot;;[.F168];&quot; &quot;;[.G168];&quot; &quot;;&quot;RAL&quot;;[.A168];&quot; &quot;;[.B168])" office:value-type="string" office:string-value="123 118 94 RAL7027  Grey" calcext:value-type="string">
            <text:p>123 118 94 RAL7027 <text:s/>Grey</text:p>
          </table:table-cell>
          <table:table-cell table:formula="of:=CONCATENATE([.E168];&quot;-&quot;;[.F168];&quot;-&quot;;[.G168];&quot;+&quot;;&quot;RAL&quot;;[.A168];&quot;:&quot;;[.C168])" office:value-type="string" office:string-value="123-118-94+RAL7027: Grau" calcext:value-type="string">
            <text:p>123-118-94+RAL7027: Grau</text:p>
          </table:table-cell>
          <table:table-cell table:number-columns-repeated="7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<text:s/>Dark yellow</text:p>
          </table:table-cell>
          <table:table-cell office:value-type="string" calcext:value-type="string">
            <text:p><text:s/>Dunkelgelb</text:p>
          </table:table-cell>
          <table:table-cell office:value-type="string" calcext:value-type="string">
            <text:p>#645E46</text:p>
          </table:table-cell>
          <table:table-cell table:formula="of:=DECIMAL(MID([.$D169];2;2);16)" office:value-type="float" office:value="100" calcext:value-type="float">
            <text:p>100</text:p>
          </table:table-cell>
          <table:table-cell table:formula="of:=DECIMAL(MID([.$D169];4;2);16)" office:value-type="float" office:value="94" calcext:value-type="float">
            <text:p>94</text:p>
          </table:table-cell>
          <table:table-cell table:formula="of:=DECIMAL(MID([.$D169];6;2);16)" office:value-type="float" office:value="70" calcext:value-type="float">
            <text:p>70</text:p>
          </table:table-cell>
          <table:table-cell table:number-columns-repeated="2"/>
          <table:table-cell table:formula="of:=CONCATENATE([.E169];&quot; &quot;;[.F169];&quot; &quot;;[.G169];&quot; &quot;;&quot;RAL&quot;;[.A169];&quot; &quot;;[.B169])" office:value-type="string" office:string-value="100 94 70 RAL7028  Dark yellow" calcext:value-type="string">
            <text:p>100 94 70 RAL7028 <text:s/>Dark yellow</text:p>
          </table:table-cell>
          <table:table-cell table:formula="of:=CONCATENATE([.E169];&quot;-&quot;;[.F169];&quot;-&quot;;[.G169];&quot;+&quot;;&quot;RAL&quot;;[.A169];&quot;:&quot;;[.C169])" office:value-type="string" office:string-value="100-94-70+RAL7028: Dunkelgelb" calcext:value-type="string">
            <text:p>100-94-70+RAL7028: Dunkelgelb</text:p>
          </table:table-cell>
          <table:table-cell table:number-columns-repeated="7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<text:s/>Stone grey </text:p>
          </table:table-cell>
          <table:table-cell office:value-type="string" calcext:value-type="string">
            <text:p><text:s/>Steingrau </text:p>
          </table:table-cell>
          <table:table-cell office:value-type="string" calcext:value-type="string">
            <text:p>#97948C</text:p>
          </table:table-cell>
          <table:table-cell table:formula="of:=DECIMAL(MID([.$D170];2;2);16)" office:value-type="float" office:value="151" calcext:value-type="float">
            <text:p>151</text:p>
          </table:table-cell>
          <table:table-cell table:formula="of:=DECIMAL(MID([.$D170];4;2);16)" office:value-type="float" office:value="148" calcext:value-type="float">
            <text:p>148</text:p>
          </table:table-cell>
          <table:table-cell table:formula="of:=DECIMAL(MID([.$D170];6;2);16)" office:value-type="float" office:value="140" calcext:value-type="float">
            <text:p>140</text:p>
          </table:table-cell>
          <table:table-cell table:number-columns-repeated="2"/>
          <table:table-cell table:formula="of:=CONCATENATE([.E170];&quot; &quot;;[.F170];&quot; &quot;;[.G170];&quot; &quot;;&quot;RAL&quot;;[.A170];&quot; &quot;;[.B170])" office:value-type="string" office:string-value="151 148 140 RAL7030  Stone grey " calcext:value-type="string">
            <text:p>151 148 140 RAL7030 <text:s/>Stone grey </text:p>
          </table:table-cell>
          <table:table-cell table:formula="of:=CONCATENATE([.E170];&quot;-&quot;;[.F170];&quot;-&quot;;[.G170];&quot;+&quot;;&quot;RAL&quot;;[.A170];&quot;:&quot;;[.C170])" office:value-type="string" office:string-value="151-148-140+RAL7030: Steingrau " calcext:value-type="string">
            <text:p>151-148-140+RAL7030: Steingrau </text:p>
          </table:table-cell>
          <table:table-cell table:number-columns-repeated="7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<text:s/>Blue grey </text:p>
          </table:table-cell>
          <table:table-cell office:value-type="string" calcext:value-type="string">
            <text:p><text:s/>Blaugrau </text:p>
          </table:table-cell>
          <table:table-cell office:value-type="string" calcext:value-type="string">
            <text:p>#697378</text:p>
          </table:table-cell>
          <table:table-cell table:formula="of:=DECIMAL(MID([.$D171];2;2);16)" office:value-type="float" office:value="105" calcext:value-type="float">
            <text:p>105</text:p>
          </table:table-cell>
          <table:table-cell table:formula="of:=DECIMAL(MID([.$D171];4;2);16)" office:value-type="float" office:value="115" calcext:value-type="float">
            <text:p>115</text:p>
          </table:table-cell>
          <table:table-cell table:formula="of:=DECIMAL(MID([.$D171];6;2);16)" office:value-type="float" office:value="120" calcext:value-type="float">
            <text:p>120</text:p>
          </table:table-cell>
          <table:table-cell table:number-columns-repeated="2"/>
          <table:table-cell table:formula="of:=CONCATENATE([.E171];&quot; &quot;;[.F171];&quot; &quot;;[.G171];&quot; &quot;;&quot;RAL&quot;;[.A171];&quot; &quot;;[.B171])" office:value-type="string" office:string-value="105 115 120 RAL7031  Blue grey " calcext:value-type="string">
            <text:p>105 115 120 RAL7031 <text:s/>Blue grey </text:p>
          </table:table-cell>
          <table:table-cell table:formula="of:=CONCATENATE([.E171];&quot;-&quot;;[.F171];&quot;-&quot;;[.G171];&quot;+&quot;;&quot;RAL&quot;;[.A171];&quot;:&quot;;[.C171])" office:value-type="string" office:string-value="105-115-120+RAL7031: Blaugrau " calcext:value-type="string">
            <text:p>105-115-120+RAL7031: Blaugrau </text:p>
          </table:table-cell>
          <table:table-cell table:number-columns-repeated="7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<text:s/>Pebble grey </text:p>
          </table:table-cell>
          <table:table-cell office:value-type="string" calcext:value-type="string">
            <text:p><text:s/>Kieselgrau </text:p>
          </table:table-cell>
          <table:table-cell office:value-type="string" calcext:value-type="string">
            <text:p>#B9B4A5</text:p>
          </table:table-cell>
          <table:table-cell table:formula="of:=DECIMAL(MID([.$D172];2;2);16)" office:value-type="float" office:value="185" calcext:value-type="float">
            <text:p>185</text:p>
          </table:table-cell>
          <table:table-cell table:formula="of:=DECIMAL(MID([.$D172];4;2);16)" office:value-type="float" office:value="180" calcext:value-type="float">
            <text:p>180</text:p>
          </table:table-cell>
          <table:table-cell table:formula="of:=DECIMAL(MID([.$D172];6;2);16)" office:value-type="float" office:value="165" calcext:value-type="float">
            <text:p>165</text:p>
          </table:table-cell>
          <table:table-cell table:number-columns-repeated="2"/>
          <table:table-cell table:formula="of:=CONCATENATE([.E172];&quot; &quot;;[.F172];&quot; &quot;;[.G172];&quot; &quot;;&quot;RAL&quot;;[.A172];&quot; &quot;;[.B172])" office:value-type="string" office:string-value="185 180 165 RAL7032  Pebble grey " calcext:value-type="string">
            <text:p>185 180 165 RAL7032 <text:s/>Pebble grey </text:p>
          </table:table-cell>
          <table:table-cell table:formula="of:=CONCATENATE([.E172];&quot;-&quot;;[.F172];&quot;-&quot;;[.G172];&quot;+&quot;;&quot;RAL&quot;;[.A172];&quot;:&quot;;[.C172])" office:value-type="string" office:string-value="185-180-165+RAL7032: Kieselgrau " calcext:value-type="string">
            <text:p>185-180-165+RAL7032: Kieselgrau </text:p>
          </table:table-cell>
          <table:table-cell table:number-columns-repeated="7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<text:s/>Cement grey </text:p>
          </table:table-cell>
          <table:table-cell office:value-type="string" calcext:value-type="string">
            <text:p><text:s/>Zementgrau </text:p>
          </table:table-cell>
          <table:table-cell office:value-type="string" calcext:value-type="string">
            <text:p>#878A7D</text:p>
          </table:table-cell>
          <table:table-cell table:formula="of:=DECIMAL(MID([.$D173];2;2);16)" office:value-type="float" office:value="135" calcext:value-type="float">
            <text:p>135</text:p>
          </table:table-cell>
          <table:table-cell table:formula="of:=DECIMAL(MID([.$D173];4;2);16)" office:value-type="float" office:value="138" calcext:value-type="float">
            <text:p>138</text:p>
          </table:table-cell>
          <table:table-cell table:formula="of:=DECIMAL(MID([.$D173];6;2);16)" office:value-type="float" office:value="125" calcext:value-type="float">
            <text:p>125</text:p>
          </table:table-cell>
          <table:table-cell table:number-columns-repeated="2"/>
          <table:table-cell table:formula="of:=CONCATENATE([.E173];&quot; &quot;;[.F173];&quot; &quot;;[.G173];&quot; &quot;;&quot;RAL&quot;;[.A173];&quot; &quot;;[.B173])" office:value-type="string" office:string-value="135 138 125 RAL7033  Cement grey " calcext:value-type="string">
            <text:p>135 138 125 RAL7033 <text:s/>Cement grey </text:p>
          </table:table-cell>
          <table:table-cell table:formula="of:=CONCATENATE([.E173];&quot;-&quot;;[.F173];&quot;-&quot;;[.G173];&quot;+&quot;;&quot;RAL&quot;;[.A173];&quot;:&quot;;[.C173])" office:value-type="string" office:string-value="135-138-125+RAL7033: Zementgrau " calcext:value-type="string">
            <text:p>135-138-125+RAL7033: Zementgrau </text:p>
          </table:table-cell>
          <table:table-cell table:number-columns-repeated="7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<text:s/>Yellow grey </text:p>
          </table:table-cell>
          <table:table-cell office:value-type="string" calcext:value-type="string">
            <text:p><text:s/>Gelbgrau </text:p>
          </table:table-cell>
          <table:table-cell office:value-type="string" calcext:value-type="string">
            <text:p>#998F79</text:p>
          </table:table-cell>
          <table:table-cell table:formula="of:=DECIMAL(MID([.$D174];2;2);16)" office:value-type="float" office:value="153" calcext:value-type="float">
            <text:p>153</text:p>
          </table:table-cell>
          <table:table-cell table:formula="of:=DECIMAL(MID([.$D174];4;2);16)" office:value-type="float" office:value="143" calcext:value-type="float">
            <text:p>143</text:p>
          </table:table-cell>
          <table:table-cell table:formula="of:=DECIMAL(MID([.$D174];6;2);16)" office:value-type="float" office:value="121" calcext:value-type="float">
            <text:p>121</text:p>
          </table:table-cell>
          <table:table-cell table:number-columns-repeated="2"/>
          <table:table-cell table:formula="of:=CONCATENATE([.E174];&quot; &quot;;[.F174];&quot; &quot;;[.G174];&quot; &quot;;&quot;RAL&quot;;[.A174];&quot; &quot;;[.B174])" office:value-type="string" office:string-value="153 143 121 RAL7034  Yellow grey " calcext:value-type="string">
            <text:p>153 143 121 RAL7034 <text:s/>Yellow grey </text:p>
          </table:table-cell>
          <table:table-cell table:formula="of:=CONCATENATE([.E174];&quot;-&quot;;[.F174];&quot;-&quot;;[.G174];&quot;+&quot;;&quot;RAL&quot;;[.A174];&quot;:&quot;;[.C174])" office:value-type="string" office:string-value="153-143-121+RAL7034: Gelbgrau " calcext:value-type="string">
            <text:p>153-143-121+RAL7034: Gelbgrau </text:p>
          </table:table-cell>
          <table:table-cell table:number-columns-repeated="7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<text:s/>Light grey </text:p>
          </table:table-cell>
          <table:table-cell office:value-type="string" calcext:value-type="string">
            <text:p><text:s/>Lichtgrau </text:p>
          </table:table-cell>
          <table:table-cell office:value-type="string" calcext:value-type="string">
            <text:p>#C8CBC8</text:p>
          </table:table-cell>
          <table:table-cell table:formula="of:=DECIMAL(MID([.$D175];2;2);16)" office:value-type="float" office:value="200" calcext:value-type="float">
            <text:p>200</text:p>
          </table:table-cell>
          <table:table-cell table:formula="of:=DECIMAL(MID([.$D175];4;2);16)" office:value-type="float" office:value="203" calcext:value-type="float">
            <text:p>203</text:p>
          </table:table-cell>
          <table:table-cell table:formula="of:=DECIMAL(MID([.$D175];6;2);16)" office:value-type="float" office:value="200" calcext:value-type="float">
            <text:p>200</text:p>
          </table:table-cell>
          <table:table-cell table:number-columns-repeated="2"/>
          <table:table-cell table:formula="of:=CONCATENATE([.E175];&quot; &quot;;[.F175];&quot; &quot;;[.G175];&quot; &quot;;&quot;RAL&quot;;[.A175];&quot; &quot;;[.B175])" office:value-type="string" office:string-value="200 203 200 RAL7035  Light grey " calcext:value-type="string">
            <text:p>200 203 200 RAL7035 <text:s/>Light grey </text:p>
          </table:table-cell>
          <table:table-cell table:formula="of:=CONCATENATE([.E175];&quot;-&quot;;[.F175];&quot;-&quot;;[.G175];&quot;+&quot;;&quot;RAL&quot;;[.A175];&quot;:&quot;;[.C175])" office:value-type="string" office:string-value="200-203-200+RAL7035: Lichtgrau " calcext:value-type="string">
            <text:p>200-203-200+RAL7035: Lichtgrau </text:p>
          </table:table-cell>
          <table:table-cell table:number-columns-repeated="7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<text:s/>Platinum grey </text:p>
          </table:table-cell>
          <table:table-cell office:value-type="string" calcext:value-type="string">
            <text:p><text:s/>Platingrau </text:p>
          </table:table-cell>
          <table:table-cell office:value-type="string" calcext:value-type="string">
            <text:p>#9D9998</text:p>
          </table:table-cell>
          <table:table-cell table:formula="of:=DECIMAL(MID([.$D176];2;2);16)" office:value-type="float" office:value="157" calcext:value-type="float">
            <text:p>157</text:p>
          </table:table-cell>
          <table:table-cell table:formula="of:=DECIMAL(MID([.$D176];4;2);16)" office:value-type="float" office:value="153" calcext:value-type="float">
            <text:p>153</text:p>
          </table:table-cell>
          <table:table-cell table:formula="of:=DECIMAL(MID([.$D176];6;2);16)" office:value-type="float" office:value="152" calcext:value-type="float">
            <text:p>152</text:p>
          </table:table-cell>
          <table:table-cell table:number-columns-repeated="2"/>
          <table:table-cell table:formula="of:=CONCATENATE([.E176];&quot; &quot;;[.F176];&quot; &quot;;[.G176];&quot; &quot;;&quot;RAL&quot;;[.A176];&quot; &quot;;[.B176])" office:value-type="string" office:string-value="157 153 152 RAL7036  Platinum grey " calcext:value-type="string">
            <text:p>157 153 152 RAL7036 <text:s/>Platinum grey </text:p>
          </table:table-cell>
          <table:table-cell table:formula="of:=CONCATENATE([.E176];&quot;-&quot;;[.F176];&quot;-&quot;;[.G176];&quot;+&quot;;&quot;RAL&quot;;[.A176];&quot;:&quot;;[.C176])" office:value-type="string" office:string-value="157-153-152+RAL7036: Platingrau " calcext:value-type="string">
            <text:p>157-153-152+RAL7036: Platingrau </text:p>
          </table:table-cell>
          <table:table-cell table:number-columns-repeated="7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<text:s/>Dusty grey </text:p>
          </table:table-cell>
          <table:table-cell office:value-type="string" calcext:value-type="string">
            <text:p><text:s/>Staubgrau </text:p>
          </table:table-cell>
          <table:table-cell office:value-type="string" calcext:value-type="string">
            <text:p>#848584</text:p>
          </table:table-cell>
          <table:table-cell table:formula="of:=DECIMAL(MID([.$D177];2;2);16)" office:value-type="float" office:value="132" calcext:value-type="float">
            <text:p>132</text:p>
          </table:table-cell>
          <table:table-cell table:formula="of:=DECIMAL(MID([.$D177];4;2);16)" office:value-type="float" office:value="133" calcext:value-type="float">
            <text:p>133</text:p>
          </table:table-cell>
          <table:table-cell table:formula="of:=DECIMAL(MID([.$D177];6;2);16)" office:value-type="float" office:value="132" calcext:value-type="float">
            <text:p>132</text:p>
          </table:table-cell>
          <table:table-cell table:number-columns-repeated="2"/>
          <table:table-cell table:formula="of:=CONCATENATE([.E177];&quot; &quot;;[.F177];&quot; &quot;;[.G177];&quot; &quot;;&quot;RAL&quot;;[.A177];&quot; &quot;;[.B177])" office:value-type="string" office:string-value="132 133 132 RAL7037  Dusty grey " calcext:value-type="string">
            <text:p>132 133 132 RAL7037 <text:s/>Dusty grey </text:p>
          </table:table-cell>
          <table:table-cell table:formula="of:=CONCATENATE([.E177];&quot;-&quot;;[.F177];&quot;-&quot;;[.G177];&quot;+&quot;;&quot;RAL&quot;;[.A177];&quot;:&quot;;[.C177])" office:value-type="string" office:string-value="132-133-132+RAL7037: Staubgrau " calcext:value-type="string">
            <text:p>132-133-132+RAL7037: Staubgrau </text:p>
          </table:table-cell>
          <table:table-cell table:number-columns-repeated="7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<text:s/>Agate grey </text:p>
          </table:table-cell>
          <table:table-cell office:value-type="string" calcext:value-type="string">
            <text:p><text:s/>Achatgrau </text:p>
          </table:table-cell>
          <table:table-cell office:value-type="string" calcext:value-type="string">
            <text:p>#B3B4AE</text:p>
          </table:table-cell>
          <table:table-cell table:formula="of:=DECIMAL(MID([.$D178];2;2);16)" office:value-type="float" office:value="179" calcext:value-type="float">
            <text:p>179</text:p>
          </table:table-cell>
          <table:table-cell table:formula="of:=DECIMAL(MID([.$D178];4;2);16)" office:value-type="float" office:value="180" calcext:value-type="float">
            <text:p>180</text:p>
          </table:table-cell>
          <table:table-cell table:formula="of:=DECIMAL(MID([.$D178];6;2);16)" office:value-type="float" office:value="174" calcext:value-type="float">
            <text:p>174</text:p>
          </table:table-cell>
          <table:table-cell table:number-columns-repeated="2"/>
          <table:table-cell table:formula="of:=CONCATENATE([.E178];&quot; &quot;;[.F178];&quot; &quot;;[.G178];&quot; &quot;;&quot;RAL&quot;;[.A178];&quot; &quot;;[.B178])" office:value-type="string" office:string-value="179 180 174 RAL7038  Agate grey " calcext:value-type="string">
            <text:p>179 180 174 RAL7038 <text:s/>Agate grey </text:p>
          </table:table-cell>
          <table:table-cell table:formula="of:=CONCATENATE([.E178];&quot;-&quot;;[.F178];&quot;-&quot;;[.G178];&quot;+&quot;;&quot;RAL&quot;;[.A178];&quot;:&quot;;[.C178])" office:value-type="string" office:string-value="179-180-174+RAL7038: Achatgrau " calcext:value-type="string">
            <text:p>179-180-174+RAL7038: Achatgrau </text:p>
          </table:table-cell>
          <table:table-cell table:number-columns-repeated="7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<text:s/>Quartz grey </text:p>
          </table:table-cell>
          <table:table-cell office:value-type="string" calcext:value-type="string">
            <text:p><text:s/>Quarzgrau </text:p>
          </table:table-cell>
          <table:table-cell office:value-type="string" calcext:value-type="string">
            <text:p>#75716B</text:p>
          </table:table-cell>
          <table:table-cell table:formula="of:=DECIMAL(MID([.$D179];2;2);16)" office:value-type="float" office:value="117" calcext:value-type="float">
            <text:p>117</text:p>
          </table:table-cell>
          <table:table-cell table:formula="of:=DECIMAL(MID([.$D179];4;2);16)" office:value-type="float" office:value="113" calcext:value-type="float">
            <text:p>113</text:p>
          </table:table-cell>
          <table:table-cell table:formula="of:=DECIMAL(MID([.$D179];6;2);16)" office:value-type="float" office:value="107" calcext:value-type="float">
            <text:p>107</text:p>
          </table:table-cell>
          <table:table-cell table:number-columns-repeated="2"/>
          <table:table-cell table:formula="of:=CONCATENATE([.E179];&quot; &quot;;[.F179];&quot; &quot;;[.G179];&quot; &quot;;&quot;RAL&quot;;[.A179];&quot; &quot;;[.B179])" office:value-type="string" office:string-value="117 113 107 RAL7039  Quartz grey " calcext:value-type="string">
            <text:p>117 113 107 RAL7039 <text:s/>Quartz grey </text:p>
          </table:table-cell>
          <table:table-cell table:formula="of:=CONCATENATE([.E179];&quot;-&quot;;[.F179];&quot;-&quot;;[.G179];&quot;+&quot;;&quot;RAL&quot;;[.A179];&quot;:&quot;;[.C179])" office:value-type="string" office:string-value="117-113-107+RAL7039: Quarzgrau " calcext:value-type="string">
            <text:p>117-113-107+RAL7039: Quarzgrau </text:p>
          </table:table-cell>
          <table:table-cell table:number-columns-repeated="7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<text:s/>Window grey </text:p>
          </table:table-cell>
          <table:table-cell office:value-type="string" calcext:value-type="string">
            <text:p><text:s/>Fenstergrau </text:p>
          </table:table-cell>
          <table:table-cell office:value-type="string" calcext:value-type="string">
            <text:p>#9DA3A7</text:p>
          </table:table-cell>
          <table:table-cell table:formula="of:=DECIMAL(MID([.$D180];2;2);16)" office:value-type="float" office:value="157" calcext:value-type="float">
            <text:p>157</text:p>
          </table:table-cell>
          <table:table-cell table:formula="of:=DECIMAL(MID([.$D180];4;2);16)" office:value-type="float" office:value="163" calcext:value-type="float">
            <text:p>163</text:p>
          </table:table-cell>
          <table:table-cell table:formula="of:=DECIMAL(MID([.$D180];6;2);16)" office:value-type="float" office:value="167" calcext:value-type="float">
            <text:p>167</text:p>
          </table:table-cell>
          <table:table-cell table:number-columns-repeated="2"/>
          <table:table-cell table:formula="of:=CONCATENATE([.E180];&quot; &quot;;[.F180];&quot; &quot;;[.G180];&quot; &quot;;&quot;RAL&quot;;[.A180];&quot; &quot;;[.B180])" office:value-type="string" office:string-value="157 163 167 RAL7040  Window grey " calcext:value-type="string">
            <text:p>157 163 167 RAL7040 <text:s/>Window grey </text:p>
          </table:table-cell>
          <table:table-cell table:formula="of:=CONCATENATE([.E180];&quot;-&quot;;[.F180];&quot;-&quot;;[.G180];&quot;+&quot;;&quot;RAL&quot;;[.A180];&quot;:&quot;;[.C180])" office:value-type="string" office:string-value="157-163-167+RAL7040: Fenstergrau " calcext:value-type="string">
            <text:p>157-163-167+RAL7040: Fenstergrau </text:p>
          </table:table-cell>
          <table:table-cell table:number-columns-repeated="7"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<text:s/>Traffic grey A </text:p>
          </table:table-cell>
          <table:table-cell office:value-type="string" calcext:value-type="string">
            <text:p><text:s/>Verkehrsgrau A </text:p>
          </table:table-cell>
          <table:table-cell office:value-type="string" calcext:value-type="string">
            <text:p>#949898</text:p>
          </table:table-cell>
          <table:table-cell table:formula="of:=DECIMAL(MID([.$D181];2;2);16)" office:value-type="float" office:value="148" calcext:value-type="float">
            <text:p>148</text:p>
          </table:table-cell>
          <table:table-cell table:formula="of:=DECIMAL(MID([.$D181];4;2);16)" office:value-type="float" office:value="152" calcext:value-type="float">
            <text:p>152</text:p>
          </table:table-cell>
          <table:table-cell table:formula="of:=DECIMAL(MID([.$D181];6;2);16)" office:value-type="float" office:value="152" calcext:value-type="float">
            <text:p>152</text:p>
          </table:table-cell>
          <table:table-cell table:number-columns-repeated="2"/>
          <table:table-cell table:formula="of:=CONCATENATE([.E181];&quot; &quot;;[.F181];&quot; &quot;;[.G181];&quot; &quot;;&quot;RAL&quot;;[.A181];&quot; &quot;;[.B181])" office:value-type="string" office:string-value="148 152 152 RAL7042  Traffic grey A " calcext:value-type="string">
            <text:p>148 152 152 RAL7042 <text:s/>Traffic grey A </text:p>
          </table:table-cell>
          <table:table-cell table:formula="of:=CONCATENATE([.E181];&quot;-&quot;;[.F181];&quot;-&quot;;[.G181];&quot;+&quot;;&quot;RAL&quot;;[.A181];&quot;:&quot;;[.C181])" office:value-type="string" office:string-value="148-152-152+RAL7042: Verkehrsgrau A " calcext:value-type="string">
            <text:p>148-152-152+RAL7042: Verkehrsgrau A </text:p>
          </table:table-cell>
          <table:table-cell table:number-columns-repeated="7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<text:s/>Traffic grey B </text:p>
          </table:table-cell>
          <table:table-cell office:value-type="string" calcext:value-type="string">
            <text:p><text:s/>Verkehrsgrau B </text:p>
          </table:table-cell>
          <table:table-cell office:value-type="string" calcext:value-type="string">
            <text:p>#5D5F5F</text:p>
          </table:table-cell>
          <table:table-cell table:formula="of:=DECIMAL(MID([.$D182];2;2);16)" office:value-type="float" office:value="93" calcext:value-type="float">
            <text:p>93</text:p>
          </table:table-cell>
          <table:table-cell table:formula="of:=DECIMAL(MID([.$D182];4;2);16)" office:value-type="float" office:value="95" calcext:value-type="float">
            <text:p>95</text:p>
          </table:table-cell>
          <table:table-cell table:formula="of:=DECIMAL(MID([.$D182];6;2);16)" office:value-type="float" office:value="95" calcext:value-type="float">
            <text:p>95</text:p>
          </table:table-cell>
          <table:table-cell table:number-columns-repeated="2"/>
          <table:table-cell table:formula="of:=CONCATENATE([.E182];&quot; &quot;;[.F182];&quot; &quot;;[.G182];&quot; &quot;;&quot;RAL&quot;;[.A182];&quot; &quot;;[.B182])" office:value-type="string" office:string-value="93 95 95 RAL7043  Traffic grey B " calcext:value-type="string">
            <text:p>93 95 95 RAL7043 <text:s/>Traffic grey B </text:p>
          </table:table-cell>
          <table:table-cell table:formula="of:=CONCATENATE([.E182];&quot;-&quot;;[.F182];&quot;-&quot;;[.G182];&quot;+&quot;;&quot;RAL&quot;;[.A182];&quot;:&quot;;[.C182])" office:value-type="string" office:string-value="93-95-95+RAL7043: Verkehrsgrau B " calcext:value-type="string">
            <text:p>93-95-95+RAL7043: Verkehrsgrau B </text:p>
          </table:table-cell>
          <table:table-cell table:number-columns-repeated="7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<text:s/>Silk grey </text:p>
          </table:table-cell>
          <table:table-cell office:value-type="string" calcext:value-type="string">
            <text:p><text:s/>Seidengrau </text:p>
          </table:table-cell>
          <table:table-cell office:value-type="string" calcext:value-type="string">
            <text:p>#BCB7AE</text:p>
          </table:table-cell>
          <table:table-cell table:formula="of:=DECIMAL(MID([.$D183];2;2);16)" office:value-type="float" office:value="188" calcext:value-type="float">
            <text:p>188</text:p>
          </table:table-cell>
          <table:table-cell table:formula="of:=DECIMAL(MID([.$D183];4;2);16)" office:value-type="float" office:value="183" calcext:value-type="float">
            <text:p>183</text:p>
          </table:table-cell>
          <table:table-cell table:formula="of:=DECIMAL(MID([.$D183];6;2);16)" office:value-type="float" office:value="174" calcext:value-type="float">
            <text:p>174</text:p>
          </table:table-cell>
          <table:table-cell table:number-columns-repeated="2"/>
          <table:table-cell table:formula="of:=CONCATENATE([.E183];&quot; &quot;;[.F183];&quot; &quot;;[.G183];&quot; &quot;;&quot;RAL&quot;;[.A183];&quot; &quot;;[.B183])" office:value-type="string" office:string-value="188 183 174 RAL7044  Silk grey " calcext:value-type="string">
            <text:p>188 183 174 RAL7044 <text:s/>Silk grey </text:p>
          </table:table-cell>
          <table:table-cell table:formula="of:=CONCATENATE([.E183];&quot;-&quot;;[.F183];&quot;-&quot;;[.G183];&quot;+&quot;;&quot;RAL&quot;;[.A183];&quot;:&quot;;[.C183])" office:value-type="string" office:string-value="188-183-174+RAL7044: Seidengrau " calcext:value-type="string">
            <text:p>188-183-174+RAL7044: Seidengrau </text:p>
          </table:table-cell>
          <table:table-cell table:number-columns-repeated="7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<text:s/>Telegrey 1 </text:p>
          </table:table-cell>
          <table:table-cell office:value-type="string" calcext:value-type="string">
            <text:p><text:s/>Telegrau 1 </text:p>
          </table:table-cell>
          <table:table-cell office:value-type="string" calcext:value-type="string">
            <text:p>#93989B</text:p>
          </table:table-cell>
          <table:table-cell table:formula="of:=DECIMAL(MID([.$D184];2;2);16)" office:value-type="float" office:value="147" calcext:value-type="float">
            <text:p>147</text:p>
          </table:table-cell>
          <table:table-cell table:formula="of:=DECIMAL(MID([.$D184];4;2);16)" office:value-type="float" office:value="152" calcext:value-type="float">
            <text:p>152</text:p>
          </table:table-cell>
          <table:table-cell table:formula="of:=DECIMAL(MID([.$D184];6;2);16)" office:value-type="float" office:value="155" calcext:value-type="float">
            <text:p>155</text:p>
          </table:table-cell>
          <table:table-cell table:number-columns-repeated="2"/>
          <table:table-cell table:formula="of:=CONCATENATE([.E184];&quot; &quot;;[.F184];&quot; &quot;;[.G184];&quot; &quot;;&quot;RAL&quot;;[.A184];&quot; &quot;;[.B184])" office:value-type="string" office:string-value="147 152 155 RAL7045  Telegrey 1 " calcext:value-type="string">
            <text:p>147 152 155 RAL7045 <text:s/>Telegrey 1 </text:p>
          </table:table-cell>
          <table:table-cell table:formula="of:=CONCATENATE([.E184];&quot;-&quot;;[.F184];&quot;-&quot;;[.G184];&quot;+&quot;;&quot;RAL&quot;;[.A184];&quot;:&quot;;[.C184])" office:value-type="string" office:string-value="147-152-155+RAL7045: Telegrau 1 " calcext:value-type="string">
            <text:p>147-152-155+RAL7045: Telegrau 1 </text:p>
          </table:table-cell>
          <table:table-cell table:number-columns-repeated="7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<text:s/>Telegrey 2 </text:p>
          </table:table-cell>
          <table:table-cell office:value-type="string" calcext:value-type="string">
            <text:p><text:s/>Telegrau 2 </text:p>
          </table:table-cell>
          <table:table-cell office:value-type="string" calcext:value-type="string">
            <text:p>#858C90</text:p>
          </table:table-cell>
          <table:table-cell table:formula="of:=DECIMAL(MID([.$D185];2;2);16)" office:value-type="float" office:value="133" calcext:value-type="float">
            <text:p>133</text:p>
          </table:table-cell>
          <table:table-cell table:formula="of:=DECIMAL(MID([.$D185];4;2);16)" office:value-type="float" office:value="140" calcext:value-type="float">
            <text:p>140</text:p>
          </table:table-cell>
          <table:table-cell table:formula="of:=DECIMAL(MID([.$D185];6;2);16)" office:value-type="float" office:value="144" calcext:value-type="float">
            <text:p>144</text:p>
          </table:table-cell>
          <table:table-cell table:number-columns-repeated="2"/>
          <table:table-cell table:formula="of:=CONCATENATE([.E185];&quot; &quot;;[.F185];&quot; &quot;;[.G185];&quot; &quot;;&quot;RAL&quot;;[.A185];&quot; &quot;;[.B185])" office:value-type="string" office:string-value="133 140 144 RAL7046  Telegrey 2 " calcext:value-type="string">
            <text:p>133 140 144 RAL7046 <text:s/>Telegrey 2 </text:p>
          </table:table-cell>
          <table:table-cell table:formula="of:=CONCATENATE([.E185];&quot;-&quot;;[.F185];&quot;-&quot;;[.G185];&quot;+&quot;;&quot;RAL&quot;;[.A185];&quot;:&quot;;[.C185])" office:value-type="string" office:string-value="133-140-144+RAL7046: Telegrau 2 " calcext:value-type="string">
            <text:p>133-140-144+RAL7046: Telegrau 2 </text:p>
          </table:table-cell>
          <table:table-cell table:number-columns-repeated="7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<text:s/>Telegrey 4 </text:p>
          </table:table-cell>
          <table:table-cell office:value-type="string" calcext:value-type="string">
            <text:p><text:s/>Telegrau 4 </text:p>
          </table:table-cell>
          <table:table-cell office:value-type="string" calcext:value-type="string">
            <text:p>#CACACA</text:p>
          </table:table-cell>
          <table:table-cell table:formula="of:=DECIMAL(MID([.$D186];2;2);16)" office:value-type="float" office:value="202" calcext:value-type="float">
            <text:p>202</text:p>
          </table:table-cell>
          <table:table-cell table:formula="of:=DECIMAL(MID([.$D186];4;2);16)" office:value-type="float" office:value="202" calcext:value-type="float">
            <text:p>202</text:p>
          </table:table-cell>
          <table:table-cell table:formula="of:=DECIMAL(MID([.$D186];6;2);16)" office:value-type="float" office:value="202" calcext:value-type="float">
            <text:p>202</text:p>
          </table:table-cell>
          <table:table-cell table:number-columns-repeated="2"/>
          <table:table-cell table:formula="of:=CONCATENATE([.E186];&quot; &quot;;[.F186];&quot; &quot;;[.G186];&quot; &quot;;&quot;RAL&quot;;[.A186];&quot; &quot;;[.B186])" office:value-type="string" office:string-value="202 202 202 RAL7047  Telegrey 4 " calcext:value-type="string">
            <text:p>202 202 202 RAL7047 <text:s/>Telegrey 4 </text:p>
          </table:table-cell>
          <table:table-cell table:formula="of:=CONCATENATE([.E186];&quot;-&quot;;[.F186];&quot;-&quot;;[.G186];&quot;+&quot;;&quot;RAL&quot;;[.A186];&quot;:&quot;;[.C186])" office:value-type="string" office:string-value="202-202-202+RAL7047: Telegrau 4 " calcext:value-type="string">
            <text:p>202-202-202+RAL7047: Telegrau 4 </text:p>
          </table:table-cell>
          <table:table-cell table:number-columns-repeated="7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<text:s/>Pearl mouse grey </text:p>
          </table:table-cell>
          <table:table-cell office:value-type="string" calcext:value-type="string">
            <text:p><text:s/>Perlmausgrau </text:p>
          </table:table-cell>
          <table:table-cell office:value-type="string" calcext:value-type="string">
            <text:p>#878275</text:p>
          </table:table-cell>
          <table:table-cell table:formula="of:=DECIMAL(MID([.$D187];2;2);16)" office:value-type="float" office:value="135" calcext:value-type="float">
            <text:p>135</text:p>
          </table:table-cell>
          <table:table-cell table:formula="of:=DECIMAL(MID([.$D187];4;2);16)" office:value-type="float" office:value="130" calcext:value-type="float">
            <text:p>130</text:p>
          </table:table-cell>
          <table:table-cell table:formula="of:=DECIMAL(MID([.$D187];6;2);16)" office:value-type="float" office:value="117" calcext:value-type="float">
            <text:p>117</text:p>
          </table:table-cell>
          <table:table-cell table:number-columns-repeated="2"/>
          <table:table-cell table:formula="of:=CONCATENATE([.E187];&quot; &quot;;[.F187];&quot; &quot;;[.G187];&quot; &quot;;&quot;RAL&quot;;[.A187];&quot; &quot;;[.B187])" office:value-type="string" office:string-value="135 130 117 RAL7048  Pearl mouse grey " calcext:value-type="string">
            <text:p>135 130 117 RAL7048 <text:s/>Pearl mouse grey </text:p>
          </table:table-cell>
          <table:table-cell table:formula="of:=CONCATENATE([.E187];&quot;-&quot;;[.F187];&quot;-&quot;;[.G187];&quot;+&quot;;&quot;RAL&quot;;[.A187];&quot;:&quot;;[.C187])" office:value-type="string" office:string-value="135-130-117+RAL7048: Perlmausgrau " calcext:value-type="string">
            <text:p>135-130-117+RAL7048: Perlmausgrau 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Green brown </text:p>
          </table:table-cell>
          <table:table-cell office:value-type="string" calcext:value-type="string">
            <text:p><text:s/>Grünbraun </text:p>
          </table:table-cell>
          <table:table-cell office:value-type="string" calcext:value-type="string">
            <text:p>#826C34</text:p>
          </table:table-cell>
          <table:table-cell table:formula="of:=DECIMAL(MID([.$D188];2;2);16)" office:value-type="float" office:value="130" calcext:value-type="float">
            <text:p>130</text:p>
          </table:table-cell>
          <table:table-cell table:formula="of:=DECIMAL(MID([.$D188];4;2);16)" office:value-type="float" office:value="108" calcext:value-type="float">
            <text:p>108</text:p>
          </table:table-cell>
          <table:table-cell table:formula="of:=DECIMAL(MID([.$D188];6;2);16)" office:value-type="float" office:value="52" calcext:value-type="float">
            <text:p>52</text:p>
          </table:table-cell>
          <table:table-cell table:number-columns-repeated="2"/>
          <table:table-cell table:formula="of:=CONCATENATE([.E188];&quot; &quot;;[.F188];&quot; &quot;;[.G188];&quot; &quot;;&quot;RAL&quot;;[.A188];&quot; &quot;;[.B188])" office:value-type="string" office:string-value="130 108 52 RAL8000  Green brown " calcext:value-type="string">
            <text:p>130 108 52 RAL8000 <text:s/>Green brown </text:p>
          </table:table-cell>
          <table:table-cell table:formula="of:=CONCATENATE([.E188];&quot;-&quot;;[.F188];&quot;-&quot;;[.G188];&quot;+&quot;;&quot;RAL&quot;;[.A188];&quot;:&quot;;[.C188])" office:value-type="string" office:string-value="130-108-52+RAL8000: Grünbraun " calcext:value-type="string">
            <text:p>130-108-52+RAL8000: Grünbraun </text:p>
          </table:table-cell>
          <table:table-cell table:number-columns-repeated="7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<text:s/>Ochre brown </text:p>
          </table:table-cell>
          <table:table-cell office:value-type="string" calcext:value-type="string">
            <text:p><text:s/>Ockerbraun </text:p>
          </table:table-cell>
          <table:table-cell office:value-type="string" calcext:value-type="string">
            <text:p>#A26C44</text:p>
          </table:table-cell>
          <table:table-cell table:formula="of:=DECIMAL(MID([.$D189];2;2);16)" office:value-type="float" office:value="162" calcext:value-type="float">
            <text:p>162</text:p>
          </table:table-cell>
          <table:table-cell table:formula="of:=DECIMAL(MID([.$D189];4;2);16)" office:value-type="float" office:value="108" calcext:value-type="float">
            <text:p>108</text:p>
          </table:table-cell>
          <table:table-cell table:formula="of:=DECIMAL(MID([.$D189];6;2);16)" office:value-type="float" office:value="68" calcext:value-type="float">
            <text:p>68</text:p>
          </table:table-cell>
          <table:table-cell table:number-columns-repeated="2"/>
          <table:table-cell table:formula="of:=CONCATENATE([.E189];&quot; &quot;;[.F189];&quot; &quot;;[.G189];&quot; &quot;;&quot;RAL&quot;;[.A189];&quot; &quot;;[.B189])" office:value-type="string" office:string-value="162 108 68 RAL8001  Ochre brown " calcext:value-type="string">
            <text:p>162 108 68 RAL8001 <text:s/>Ochre brown </text:p>
          </table:table-cell>
          <table:table-cell table:formula="of:=CONCATENATE([.E189];&quot;-&quot;;[.F189];&quot;-&quot;;[.G189];&quot;+&quot;;&quot;RAL&quot;;[.A189];&quot;:&quot;;[.C189])" office:value-type="string" office:string-value="162-108-68+RAL8001: Ockerbraun " calcext:value-type="string">
            <text:p>162-108-68+RAL8001: Ockerbraun </text:p>
          </table:table-cell>
          <table:table-cell table:number-columns-repeated="7"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<text:s/>Signal brown </text:p>
          </table:table-cell>
          <table:table-cell office:value-type="string" calcext:value-type="string">
            <text:p><text:s/>Signalbraun </text:p>
          </table:table-cell>
          <table:table-cell office:value-type="string" calcext:value-type="string">
            <text:p>#815A4E</text:p>
          </table:table-cell>
          <table:table-cell table:formula="of:=DECIMAL(MID([.$D190];2;2);16)" office:value-type="float" office:value="129" calcext:value-type="float">
            <text:p>129</text:p>
          </table:table-cell>
          <table:table-cell table:formula="of:=DECIMAL(MID([.$D190];4;2);16)" office:value-type="float" office:value="90" calcext:value-type="float">
            <text:p>90</text:p>
          </table:table-cell>
          <table:table-cell table:formula="of:=DECIMAL(MID([.$D190];6;2);16)" office:value-type="float" office:value="78" calcext:value-type="float">
            <text:p>78</text:p>
          </table:table-cell>
          <table:table-cell table:number-columns-repeated="2"/>
          <table:table-cell table:formula="of:=CONCATENATE([.E190];&quot; &quot;;[.F190];&quot; &quot;;[.G190];&quot; &quot;;&quot;RAL&quot;;[.A190];&quot; &quot;;[.B190])" office:value-type="string" office:string-value="129 90 78 RAL8002  Signal brown " calcext:value-type="string">
            <text:p>129 90 78 RAL8002 <text:s/>Signal brown </text:p>
          </table:table-cell>
          <table:table-cell table:formula="of:=CONCATENATE([.E190];&quot;-&quot;;[.F190];&quot;-&quot;;[.G190];&quot;+&quot;;&quot;RAL&quot;;[.A190];&quot;:&quot;;[.C190])" office:value-type="string" office:string-value="129-90-78+RAL8002: Signalbraun " calcext:value-type="string">
            <text:p>129-90-78+RAL8002: Signalbraun </text:p>
          </table:table-cell>
          <table:table-cell table:number-columns-repeated="7"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<text:s/>Clay brown </text:p>
          </table:table-cell>
          <table:table-cell office:value-type="string" calcext:value-type="string">
            <text:p><text:s/>Lehmbraun </text:p>
          </table:table-cell>
          <table:table-cell office:value-type="string" calcext:value-type="string">
            <text:p>#875A41</text:p>
          </table:table-cell>
          <table:table-cell table:formula="of:=DECIMAL(MID([.$D191];2;2);16)" office:value-type="float" office:value="135" calcext:value-type="float">
            <text:p>135</text:p>
          </table:table-cell>
          <table:table-cell table:formula="of:=DECIMAL(MID([.$D191];4;2);16)" office:value-type="float" office:value="90" calcext:value-type="float">
            <text:p>90</text:p>
          </table:table-cell>
          <table:table-cell table:formula="of:=DECIMAL(MID([.$D191];6;2);16)" office:value-type="float" office:value="65" calcext:value-type="float">
            <text:p>65</text:p>
          </table:table-cell>
          <table:table-cell table:number-columns-repeated="2"/>
          <table:table-cell table:formula="of:=CONCATENATE([.E191];&quot; &quot;;[.F191];&quot; &quot;;[.G191];&quot; &quot;;&quot;RAL&quot;;[.A191];&quot; &quot;;[.B191])" office:value-type="string" office:string-value="135 90 65 RAL8003  Clay brown " calcext:value-type="string">
            <text:p>135 90 65 RAL8003 <text:s/>Clay brown </text:p>
          </table:table-cell>
          <table:table-cell table:formula="of:=CONCATENATE([.E191];&quot;-&quot;;[.F191];&quot;-&quot;;[.G191];&quot;+&quot;;&quot;RAL&quot;;[.A191];&quot;:&quot;;[.C191])" office:value-type="string" office:string-value="135-90-65+RAL8003: Lehmbraun " calcext:value-type="string">
            <text:p>135-90-65+RAL8003: Lehmbraun </text:p>
          </table:table-cell>
          <table:table-cell table:number-columns-repeated="7"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<text:s/>Copper brown </text:p>
          </table:table-cell>
          <table:table-cell office:value-type="string" calcext:value-type="string">
            <text:p><text:s/>Kupferbraun </text:p>
          </table:table-cell>
          <table:table-cell office:value-type="string" calcext:value-type="string">
            <text:p>#945847</text:p>
          </table:table-cell>
          <table:table-cell table:formula="of:=DECIMAL(MID([.$D192];2;2);16)" office:value-type="float" office:value="148" calcext:value-type="float">
            <text:p>148</text:p>
          </table:table-cell>
          <table:table-cell table:formula="of:=DECIMAL(MID([.$D192];4;2);16)" office:value-type="float" office:value="88" calcext:value-type="float">
            <text:p>88</text:p>
          </table:table-cell>
          <table:table-cell table:formula="of:=DECIMAL(MID([.$D192];6;2);16)" office:value-type="float" office:value="71" calcext:value-type="float">
            <text:p>71</text:p>
          </table:table-cell>
          <table:table-cell table:number-columns-repeated="2"/>
          <table:table-cell table:formula="of:=CONCATENATE([.E192];&quot; &quot;;[.F192];&quot; &quot;;[.G192];&quot; &quot;;&quot;RAL&quot;;[.A192];&quot; &quot;;[.B192])" office:value-type="string" office:string-value="148 88 71 RAL8004  Copper brown " calcext:value-type="string">
            <text:p>148 88 71 RAL8004 <text:s/>Copper brown </text:p>
          </table:table-cell>
          <table:table-cell table:formula="of:=CONCATENATE([.E192];&quot;-&quot;;[.F192];&quot;-&quot;;[.G192];&quot;+&quot;;&quot;RAL&quot;;[.A192];&quot;:&quot;;[.C192])" office:value-type="string" office:string-value="148-88-71+RAL8004: Kupferbraun " calcext:value-type="string">
            <text:p>148-88-71+RAL8004: Kupferbraun </text:p>
          </table:table-cell>
          <table:table-cell table:number-columns-repeated="7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<text:s/>Fawn brown </text:p>
          </table:table-cell>
          <table:table-cell office:value-type="string" calcext:value-type="string">
            <text:p><text:s/>Rehbraun </text:p>
          </table:table-cell>
          <table:table-cell office:value-type="string" calcext:value-type="string">
            <text:p>#785441</text:p>
          </table:table-cell>
          <table:table-cell table:formula="of:=DECIMAL(MID([.$D193];2;2);16)" office:value-type="float" office:value="120" calcext:value-type="float">
            <text:p>120</text:p>
          </table:table-cell>
          <table:table-cell table:formula="of:=DECIMAL(MID([.$D193];4;2);16)" office:value-type="float" office:value="84" calcext:value-type="float">
            <text:p>84</text:p>
          </table:table-cell>
          <table:table-cell table:formula="of:=DECIMAL(MID([.$D193];6;2);16)" office:value-type="float" office:value="65" calcext:value-type="float">
            <text:p>65</text:p>
          </table:table-cell>
          <table:table-cell table:number-columns-repeated="2"/>
          <table:table-cell table:formula="of:=CONCATENATE([.E193];&quot; &quot;;[.F193];&quot; &quot;;[.G193];&quot; &quot;;&quot;RAL&quot;;[.A193];&quot; &quot;;[.B193])" office:value-type="string" office:string-value="120 84 65 RAL8007  Fawn brown " calcext:value-type="string">
            <text:p>120 84 65 RAL8007 <text:s/>Fawn brown </text:p>
          </table:table-cell>
          <table:table-cell table:formula="of:=CONCATENATE([.E193];&quot;-&quot;;[.F193];&quot;-&quot;;[.G193];&quot;+&quot;;&quot;RAL&quot;;[.A193];&quot;:&quot;;[.C193])" office:value-type="string" office:string-value="120-84-65+RAL8007: Rehbraun " calcext:value-type="string">
            <text:p>120-84-65+RAL8007: Rehbraun </text:p>
          </table:table-cell>
          <table:table-cell table:number-columns-repeated="7"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<text:s/>Olive brown </text:p>
          </table:table-cell>
          <table:table-cell office:value-type="string" calcext:value-type="string">
            <text:p><text:s/>Olivbraun </text:p>
          </table:table-cell>
          <table:table-cell office:value-type="string" calcext:value-type="string">
            <text:p>#7B5A42</text:p>
          </table:table-cell>
          <table:table-cell table:formula="of:=DECIMAL(MID([.$D194];2;2);16)" office:value-type="float" office:value="123" calcext:value-type="float">
            <text:p>123</text:p>
          </table:table-cell>
          <table:table-cell table:formula="of:=DECIMAL(MID([.$D194];4;2);16)" office:value-type="float" office:value="90" calcext:value-type="float">
            <text:p>90</text:p>
          </table:table-cell>
          <table:table-cell table:formula="of:=DECIMAL(MID([.$D194];6;2);16)" office:value-type="float" office:value="66" calcext:value-type="float">
            <text:p>66</text:p>
          </table:table-cell>
          <table:table-cell table:number-columns-repeated="2"/>
          <table:table-cell table:formula="of:=CONCATENATE([.E194];&quot; &quot;;[.F194];&quot; &quot;;[.G194];&quot; &quot;;&quot;RAL&quot;;[.A194];&quot; &quot;;[.B194])" office:value-type="string" office:string-value="123 90 66 RAL8008  Olive brown " calcext:value-type="string">
            <text:p>123 90 66 RAL8008 <text:s/>Olive brown </text:p>
          </table:table-cell>
          <table:table-cell table:formula="of:=CONCATENATE([.E194];&quot;-&quot;;[.F194];&quot;-&quot;;[.G194];&quot;+&quot;;&quot;RAL&quot;;[.A194];&quot;:&quot;;[.C194])" office:value-type="string" office:string-value="123-90-66+RAL8008: Olivbraun " calcext:value-type="string">
            <text:p>123-90-66+RAL8008: Olivbraun </text:p>
          </table:table-cell>
          <table:table-cell table:number-columns-repeated="7"/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<text:s/>Nut brown </text:p>
          </table:table-cell>
          <table:table-cell office:value-type="string" calcext:value-type="string">
            <text:p><text:s/>Nussbraun </text:p>
          </table:table-cell>
          <table:table-cell office:value-type="string" calcext:value-type="string">
            <text:p>#654A3F</text:p>
          </table:table-cell>
          <table:table-cell table:formula="of:=DECIMAL(MID([.$D195];2;2);16)" office:value-type="float" office:value="101" calcext:value-type="float">
            <text:p>101</text:p>
          </table:table-cell>
          <table:table-cell table:formula="of:=DECIMAL(MID([.$D195];4;2);16)" office:value-type="float" office:value="74" calcext:value-type="float">
            <text:p>74</text:p>
          </table:table-cell>
          <table:table-cell table:formula="of:=DECIMAL(MID([.$D195];6;2);16)" office:value-type="float" office:value="63" calcext:value-type="float">
            <text:p>63</text:p>
          </table:table-cell>
          <table:table-cell table:number-columns-repeated="2"/>
          <table:table-cell table:formula="of:=CONCATENATE([.E195];&quot; &quot;;[.F195];&quot; &quot;;[.G195];&quot; &quot;;&quot;RAL&quot;;[.A195];&quot; &quot;;[.B195])" office:value-type="string" office:string-value="101 74 63 RAL8011  Nut brown " calcext:value-type="string">
            <text:p>101 74 63 RAL8011 <text:s/>Nut brown </text:p>
          </table:table-cell>
          <table:table-cell table:formula="of:=CONCATENATE([.E195];&quot;-&quot;;[.F195];&quot;-&quot;;[.G195];&quot;+&quot;;&quot;RAL&quot;;[.A195];&quot;:&quot;;[.C195])" office:value-type="string" office:string-value="101-74-63+RAL8011: Nussbraun " calcext:value-type="string">
            <text:p>101-74-63+RAL8011: Nussbraun </text:p>
          </table:table-cell>
          <table:table-cell table:number-columns-repeated="7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<text:s/>Red brown </text:p>
          </table:table-cell>
          <table:table-cell office:value-type="string" calcext:value-type="string">
            <text:p><text:s/>Rotbraun </text:p>
          </table:table-cell>
          <table:table-cell office:value-type="string" calcext:value-type="string">
            <text:p>#6F4641</text:p>
          </table:table-cell>
          <table:table-cell table:formula="of:=DECIMAL(MID([.$D196];2;2);16)" office:value-type="float" office:value="111" calcext:value-type="float">
            <text:p>111</text:p>
          </table:table-cell>
          <table:table-cell table:formula="of:=DECIMAL(MID([.$D196];4;2);16)" office:value-type="float" office:value="70" calcext:value-type="float">
            <text:p>70</text:p>
          </table:table-cell>
          <table:table-cell table:formula="of:=DECIMAL(MID([.$D196];6;2);16)" office:value-type="float" office:value="65" calcext:value-type="float">
            <text:p>65</text:p>
          </table:table-cell>
          <table:table-cell table:number-columns-repeated="2"/>
          <table:table-cell table:formula="of:=CONCATENATE([.E196];&quot; &quot;;[.F196];&quot; &quot;;[.G196];&quot; &quot;;&quot;RAL&quot;;[.A196];&quot; &quot;;[.B196])" office:value-type="string" office:string-value="111 70 65 RAL8012  Red brown " calcext:value-type="string">
            <text:p>111 70 65 RAL8012 <text:s/>Red brown </text:p>
          </table:table-cell>
          <table:table-cell table:formula="of:=CONCATENATE([.E196];&quot;-&quot;;[.F196];&quot;-&quot;;[.G196];&quot;+&quot;;&quot;RAL&quot;;[.A196];&quot;:&quot;;[.C196])" office:value-type="string" office:string-value="111-70-65+RAL8012: Rotbraun " calcext:value-type="string">
            <text:p>111-70-65+RAL8012: Rotbraun </text:p>
          </table:table-cell>
          <table:table-cell table:number-columns-repeated="7"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<text:s/>Sepia brown </text:p>
          </table:table-cell>
          <table:table-cell office:value-type="string" calcext:value-type="string">
            <text:p><text:s/>Sepiabraun </text:p>
          </table:table-cell>
          <table:table-cell office:value-type="string" calcext:value-type="string">
            <text:p>#57483F</text:p>
          </table:table-cell>
          <table:table-cell table:formula="of:=DECIMAL(MID([.$D197];2;2);16)" office:value-type="float" office:value="87" calcext:value-type="float">
            <text:p>87</text:p>
          </table:table-cell>
          <table:table-cell table:formula="of:=DECIMAL(MID([.$D197];4;2);16)" office:value-type="float" office:value="72" calcext:value-type="float">
            <text:p>72</text:p>
          </table:table-cell>
          <table:table-cell table:formula="of:=DECIMAL(MID([.$D197];6;2);16)" office:value-type="float" office:value="63" calcext:value-type="float">
            <text:p>63</text:p>
          </table:table-cell>
          <table:table-cell table:number-columns-repeated="2"/>
          <table:table-cell table:formula="of:=CONCATENATE([.E197];&quot; &quot;;[.F197];&quot; &quot;;[.G197];&quot; &quot;;&quot;RAL&quot;;[.A197];&quot; &quot;;[.B197])" office:value-type="string" office:string-value="87 72 63 RAL8014  Sepia brown " calcext:value-type="string">
            <text:p>87 72 63 RAL8014 <text:s/>Sepia brown </text:p>
          </table:table-cell>
          <table:table-cell table:formula="of:=CONCATENATE([.E197];&quot;-&quot;;[.F197];&quot;-&quot;;[.G197];&quot;+&quot;;&quot;RAL&quot;;[.A197];&quot;:&quot;;[.C197])" office:value-type="string" office:string-value="87-72-63+RAL8014: Sepiabraun " calcext:value-type="string">
            <text:p>87-72-63+RAL8014: Sepiabraun </text:p>
          </table:table-cell>
          <table:table-cell table:number-columns-repeated="7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<text:s/>Chestnut brown </text:p>
          </table:table-cell>
          <table:table-cell office:value-type="string" calcext:value-type="string">
            <text:p><text:s/>Kastanienbraun </text:p>
          </table:table-cell>
          <table:table-cell office:value-type="string" calcext:value-type="string">
            <text:p>#6A4641</text:p>
          </table:table-cell>
          <table:table-cell table:formula="of:=DECIMAL(MID([.$D198];2;2);16)" office:value-type="float" office:value="106" calcext:value-type="float">
            <text:p>106</text:p>
          </table:table-cell>
          <table:table-cell table:formula="of:=DECIMAL(MID([.$D198];4;2);16)" office:value-type="float" office:value="70" calcext:value-type="float">
            <text:p>70</text:p>
          </table:table-cell>
          <table:table-cell table:formula="of:=DECIMAL(MID([.$D198];6;2);16)" office:value-type="float" office:value="65" calcext:value-type="float">
            <text:p>65</text:p>
          </table:table-cell>
          <table:table-cell table:number-columns-repeated="2"/>
          <table:table-cell table:formula="of:=CONCATENATE([.E198];&quot; &quot;;[.F198];&quot; &quot;;[.G198];&quot; &quot;;&quot;RAL&quot;;[.A198];&quot; &quot;;[.B198])" office:value-type="string" office:string-value="106 70 65 RAL8015  Chestnut brown " calcext:value-type="string">
            <text:p>106 70 65 RAL8015 <text:s/>Chestnut brown </text:p>
          </table:table-cell>
          <table:table-cell table:formula="of:=CONCATENATE([.E198];&quot;-&quot;;[.F198];&quot;-&quot;;[.G198];&quot;+&quot;;&quot;RAL&quot;;[.A198];&quot;:&quot;;[.C198])" office:value-type="string" office:string-value="106-70-65+RAL8015: Kastanienbraun " calcext:value-type="string">
            <text:p>106-70-65+RAL8015: Kastanienbraun </text:p>
          </table:table-cell>
          <table:table-cell table:number-columns-repeated="7"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<text:s/>Mahogany brown </text:p>
          </table:table-cell>
          <table:table-cell office:value-type="string" calcext:value-type="string">
            <text:p><text:s/>Mahagonibraun </text:p>
          </table:table-cell>
          <table:table-cell office:value-type="string" calcext:value-type="string">
            <text:p>#5C443E</text:p>
          </table:table-cell>
          <table:table-cell table:formula="of:=DECIMAL(MID([.$D199];2;2);16)" office:value-type="float" office:value="92" calcext:value-type="float">
            <text:p>92</text:p>
          </table:table-cell>
          <table:table-cell table:formula="of:=DECIMAL(MID([.$D199];4;2);16)" office:value-type="float" office:value="68" calcext:value-type="float">
            <text:p>68</text:p>
          </table:table-cell>
          <table:table-cell table:formula="of:=DECIMAL(MID([.$D199];6;2);16)" office:value-type="float" office:value="62" calcext:value-type="float">
            <text:p>62</text:p>
          </table:table-cell>
          <table:table-cell table:number-columns-repeated="2"/>
          <table:table-cell table:formula="of:=CONCATENATE([.E199];&quot; &quot;;[.F199];&quot; &quot;;[.G199];&quot; &quot;;&quot;RAL&quot;;[.A199];&quot; &quot;;[.B199])" office:value-type="string" office:string-value="92 68 62 RAL8016  Mahogany brown " calcext:value-type="string">
            <text:p>92 68 62 RAL8016 <text:s/>Mahogany brown </text:p>
          </table:table-cell>
          <table:table-cell table:formula="of:=CONCATENATE([.E199];&quot;-&quot;;[.F199];&quot;-&quot;;[.G199];&quot;+&quot;;&quot;RAL&quot;;[.A199];&quot;:&quot;;[.C199])" office:value-type="string" office:string-value="92-68-62+RAL8016: Mahagonibraun " calcext:value-type="string">
            <text:p>92-68-62+RAL8016: Mahagonibraun </text:p>
          </table:table-cell>
          <table:table-cell table:number-columns-repeated="7"/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<text:s/>Chocolate brown </text:p>
          </table:table-cell>
          <table:table-cell office:value-type="string" calcext:value-type="string">
            <text:p><text:s/>Schokoladenbraun </text:p>
          </table:table-cell>
          <table:table-cell office:value-type="string" calcext:value-type="string">
            <text:p>#544542</text:p>
          </table:table-cell>
          <table:table-cell table:formula="of:=DECIMAL(MID([.$D200];2;2);16)" office:value-type="float" office:value="84" calcext:value-type="float">
            <text:p>84</text:p>
          </table:table-cell>
          <table:table-cell table:formula="of:=DECIMAL(MID([.$D200];4;2);16)" office:value-type="float" office:value="69" calcext:value-type="float">
            <text:p>69</text:p>
          </table:table-cell>
          <table:table-cell table:formula="of:=DECIMAL(MID([.$D200];6;2);16)" office:value-type="float" office:value="66" calcext:value-type="float">
            <text:p>66</text:p>
          </table:table-cell>
          <table:table-cell table:number-columns-repeated="2"/>
          <table:table-cell table:formula="of:=CONCATENATE([.E200];&quot; &quot;;[.F200];&quot; &quot;;[.G200];&quot; &quot;;&quot;RAL&quot;;[.A200];&quot; &quot;;[.B200])" office:value-type="string" office:string-value="84 69 66 RAL8017  Chocolate brown " calcext:value-type="string">
            <text:p>84 69 66 RAL8017 <text:s/>Chocolate brown </text:p>
          </table:table-cell>
          <table:table-cell table:formula="of:=CONCATENATE([.E200];&quot;-&quot;;[.F200];&quot;-&quot;;[.G200];&quot;+&quot;;&quot;RAL&quot;;[.A200];&quot;:&quot;;[.C200])" office:value-type="string" office:string-value="84-69-66+RAL8017: Schokoladenbraun " calcext:value-type="string">
            <text:p>84-69-66+RAL8017: Schokoladenbraun </text:p>
          </table:table-cell>
          <table:table-cell table:number-columns-repeated="7"/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<text:s/>Grey brown </text:p>
          </table:table-cell>
          <table:table-cell office:value-type="string" calcext:value-type="string">
            <text:p><text:s/>Graubraun </text:p>
          </table:table-cell>
          <table:table-cell office:value-type="string" calcext:value-type="string">
            <text:p>#4E4948</text:p>
          </table:table-cell>
          <table:table-cell table:formula="of:=DECIMAL(MID([.$D201];2;2);16)" office:value-type="float" office:value="78" calcext:value-type="float">
            <text:p>78</text:p>
          </table:table-cell>
          <table:table-cell table:formula="of:=DECIMAL(MID([.$D201];4;2);16)" office:value-type="float" office:value="73" calcext:value-type="float">
            <text:p>73</text:p>
          </table:table-cell>
          <table:table-cell table:formula="of:=DECIMAL(MID([.$D201];6;2);16)" office:value-type="float" office:value="72" calcext:value-type="float">
            <text:p>72</text:p>
          </table:table-cell>
          <table:table-cell table:number-columns-repeated="2"/>
          <table:table-cell table:formula="of:=CONCATENATE([.E201];&quot; &quot;;[.F201];&quot; &quot;;[.G201];&quot; &quot;;&quot;RAL&quot;;[.A201];&quot; &quot;;[.B201])" office:value-type="string" office:string-value="78 73 72 RAL8019  Grey brown " calcext:value-type="string">
            <text:p>78 73 72 RAL8019 <text:s/>Grey brown </text:p>
          </table:table-cell>
          <table:table-cell table:formula="of:=CONCATENATE([.E201];&quot;-&quot;;[.F201];&quot;-&quot;;[.G201];&quot;+&quot;;&quot;RAL&quot;;[.A201];&quot;:&quot;;[.C201])" office:value-type="string" office:string-value="78-73-72+RAL8019: Graubraun " calcext:value-type="string">
            <text:p>78-73-72+RAL8019: Graubraun </text:p>
          </table:table-cell>
          <table:table-cell table:number-columns-repeated="7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<text:s/>Natural Rice Beige</text:p>
          </table:table-cell>
          <table:table-cell office:value-type="string" calcext:value-type="string">
            <text:p><text:s/>Sandgelb</text:p>
          </table:table-cell>
          <table:table-cell table:style-name="ce1" office:value-type="string" calcext:value-type="string">
            <text:p>#dcc39f</text:p>
          </table:table-cell>
          <table:table-cell table:formula="of:=DECIMAL(MID([.$D202];2;2);16)" office:value-type="float" office:value="220" calcext:value-type="float">
            <text:p>220</text:p>
          </table:table-cell>
          <table:table-cell table:formula="of:=DECIMAL(MID([.$D202];4;2);16)" office:value-type="float" office:value="195" calcext:value-type="float">
            <text:p>195</text:p>
          </table:table-cell>
          <table:table-cell table:formula="of:=DECIMAL(MID([.$D202];6;2);16)" office:value-type="float" office:value="159" calcext:value-type="float">
            <text:p>159</text:p>
          </table:table-cell>
          <table:table-cell table:number-columns-repeated="2"/>
          <table:table-cell table:formula="of:=CONCATENATE([.E202];&quot; &quot;;[.F202];&quot; &quot;;[.G202];&quot; &quot;;&quot;RAL&quot;;[.A202];&quot; &quot;;[.B202])" office:value-type="string" office:string-value="220 195 159 RAL8020  Natural Rice Beige" calcext:value-type="string">
            <text:p>220 195 159 RAL8020 <text:s/>Natural Rice Beige</text:p>
          </table:table-cell>
          <table:table-cell table:formula="of:=CONCATENATE([.E202];&quot;-&quot;;[.F202];&quot;-&quot;;[.G202];&quot;+&quot;;&quot;RAL&quot;;[.A202];&quot;:&quot;;[.C202])" office:value-type="string" office:string-value="220-195-159+RAL8020: Sandgelb" calcext:value-type="string">
            <text:p>220-195-159+RAL8020: Sandgelb</text:p>
          </table:table-cell>
          <table:table-cell table:number-columns-repeated="7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<text:s/>Black brown </text:p>
          </table:table-cell>
          <table:table-cell office:value-type="string" calcext:value-type="string">
            <text:p><text:s/>Schwarzbraun </text:p>
          </table:table-cell>
          <table:table-cell office:value-type="string" calcext:value-type="string">
            <text:p>#3E3B3A</text:p>
          </table:table-cell>
          <table:table-cell table:formula="of:=DECIMAL(MID([.$D203];2;2);16)" office:value-type="float" office:value="62" calcext:value-type="float">
            <text:p>62</text:p>
          </table:table-cell>
          <table:table-cell table:formula="of:=DECIMAL(MID([.$D203];4;2);16)" office:value-type="float" office:value="59" calcext:value-type="float">
            <text:p>59</text:p>
          </table:table-cell>
          <table:table-cell table:formula="of:=DECIMAL(MID([.$D203];6;2);16)" office:value-type="float" office:value="58" calcext:value-type="float">
            <text:p>58</text:p>
          </table:table-cell>
          <table:table-cell table:number-columns-repeated="2"/>
          <table:table-cell table:formula="of:=CONCATENATE([.E203];&quot; &quot;;[.F203];&quot; &quot;;[.G203];&quot; &quot;;&quot;RAL&quot;;[.A203];&quot; &quot;;[.B203])" office:value-type="string" office:string-value="62 59 58 RAL8022  Black brown " calcext:value-type="string">
            <text:p>62 59 58 RAL8022 <text:s/>Black brown </text:p>
          </table:table-cell>
          <table:table-cell table:formula="of:=CONCATENATE([.E203];&quot;-&quot;;[.F203];&quot;-&quot;;[.G203];&quot;+&quot;;&quot;RAL&quot;;[.A203];&quot;:&quot;;[.C203])" office:value-type="string" office:string-value="62-59-58+RAL8022: Schwarzbraun " calcext:value-type="string">
            <text:p>62-59-58+RAL8022: Schwarzbraun </text:p>
          </table:table-cell>
          <table:table-cell table:number-columns-repeated="7"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<text:s/>Orange brown </text:p>
          </table:table-cell>
          <table:table-cell office:value-type="string" calcext:value-type="string">
            <text:p><text:s/>Orangebraun </text:p>
          </table:table-cell>
          <table:table-cell office:value-type="string" calcext:value-type="string">
            <text:p>#A96443</text:p>
          </table:table-cell>
          <table:table-cell table:formula="of:=DECIMAL(MID([.$D204];2;2);16)" office:value-type="float" office:value="169" calcext:value-type="float">
            <text:p>169</text:p>
          </table:table-cell>
          <table:table-cell table:formula="of:=DECIMAL(MID([.$D204];4;2);16)" office:value-type="float" office:value="100" calcext:value-type="float">
            <text:p>100</text:p>
          </table:table-cell>
          <table:table-cell table:formula="of:=DECIMAL(MID([.$D204];6;2);16)" office:value-type="float" office:value="67" calcext:value-type="float">
            <text:p>67</text:p>
          </table:table-cell>
          <table:table-cell table:number-columns-repeated="2"/>
          <table:table-cell table:formula="of:=CONCATENATE([.E204];&quot; &quot;;[.F204];&quot; &quot;;[.G204];&quot; &quot;;&quot;RAL&quot;;[.A204];&quot; &quot;;[.B204])" office:value-type="string" office:string-value="169 100 67 RAL8023  Orange brown " calcext:value-type="string">
            <text:p>169 100 67 RAL8023 <text:s/>Orange brown </text:p>
          </table:table-cell>
          <table:table-cell table:formula="of:=CONCATENATE([.E204];&quot;-&quot;;[.F204];&quot;-&quot;;[.G204];&quot;+&quot;;&quot;RAL&quot;;[.A204];&quot;:&quot;;[.C204])" office:value-type="string" office:string-value="169-100-67+RAL8023: Orangebraun " calcext:value-type="string">
            <text:p>169-100-67+RAL8023: Orangebraun </text:p>
          </table:table-cell>
          <table:table-cell table:number-columns-repeated="7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<text:s/>Beige brown </text:p>
          </table:table-cell>
          <table:table-cell office:value-type="string" calcext:value-type="string">
            <text:p><text:s/>Beigebraun </text:p>
          </table:table-cell>
          <table:table-cell office:value-type="string" calcext:value-type="string">
            <text:p>#815E4C</text:p>
          </table:table-cell>
          <table:table-cell table:formula="of:=DECIMAL(MID([.$D205];2;2);16)" office:value-type="float" office:value="129" calcext:value-type="float">
            <text:p>129</text:p>
          </table:table-cell>
          <table:table-cell table:formula="of:=DECIMAL(MID([.$D205];4;2);16)" office:value-type="float" office:value="94" calcext:value-type="float">
            <text:p>94</text:p>
          </table:table-cell>
          <table:table-cell table:formula="of:=DECIMAL(MID([.$D205];6;2);16)" office:value-type="float" office:value="76" calcext:value-type="float">
            <text:p>76</text:p>
          </table:table-cell>
          <table:table-cell table:number-columns-repeated="2"/>
          <table:table-cell table:formula="of:=CONCATENATE([.E205];&quot; &quot;;[.F205];&quot; &quot;;[.G205];&quot; &quot;;&quot;RAL&quot;;[.A205];&quot; &quot;;[.B205])" office:value-type="string" office:string-value="129 94 76 RAL8024  Beige brown " calcext:value-type="string">
            <text:p>129 94 76 RAL8024 <text:s/>Beige brown </text:p>
          </table:table-cell>
          <table:table-cell table:formula="of:=CONCATENATE([.E205];&quot;-&quot;;[.F205];&quot;-&quot;;[.G205];&quot;+&quot;;&quot;RAL&quot;;[.A205];&quot;:&quot;;[.C205])" office:value-type="string" office:string-value="129-94-76+RAL8024: Beigebraun " calcext:value-type="string">
            <text:p>129-94-76+RAL8024: Beigebraun </text:p>
          </table:table-cell>
          <table:table-cell table:number-columns-repeated="7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<text:s/>Pale brown </text:p>
          </table:table-cell>
          <table:table-cell office:value-type="string" calcext:value-type="string">
            <text:p><text:s/>Blassbraun </text:p>
          </table:table-cell>
          <table:table-cell office:value-type="string" calcext:value-type="string">
            <text:p>#7C6355</text:p>
          </table:table-cell>
          <table:table-cell table:formula="of:=DECIMAL(MID([.$D206];2;2);16)" office:value-type="float" office:value="124" calcext:value-type="float">
            <text:p>124</text:p>
          </table:table-cell>
          <table:table-cell table:formula="of:=DECIMAL(MID([.$D206];4;2);16)" office:value-type="float" office:value="99" calcext:value-type="float">
            <text:p>99</text:p>
          </table:table-cell>
          <table:table-cell table:formula="of:=DECIMAL(MID([.$D206];6;2);16)" office:value-type="float" office:value="85" calcext:value-type="float">
            <text:p>85</text:p>
          </table:table-cell>
          <table:table-cell table:number-columns-repeated="2"/>
          <table:table-cell table:formula="of:=CONCATENATE([.E206];&quot; &quot;;[.F206];&quot; &quot;;[.G206];&quot; &quot;;&quot;RAL&quot;;[.A206];&quot; &quot;;[.B206])" office:value-type="string" office:string-value="124 99 85 RAL8025  Pale brown " calcext:value-type="string">
            <text:p>124 99 85 RAL8025 <text:s/>Pale brown </text:p>
          </table:table-cell>
          <table:table-cell table:formula="of:=CONCATENATE([.E206];&quot;-&quot;;[.F206];&quot;-&quot;;[.G206];&quot;+&quot;;&quot;RAL&quot;;[.A206];&quot;:&quot;;[.C206])" office:value-type="string" office:string-value="124-99-85+RAL8025: Blassbraun " calcext:value-type="string">
            <text:p>124-99-85+RAL8025: Blassbraun </text:p>
          </table:table-cell>
          <table:table-cell table:number-columns-repeated="7"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<text:s/>Terra brown </text:p>
          </table:table-cell>
          <table:table-cell office:value-type="string" calcext:value-type="string">
            <text:p><text:s/>Terrabraun </text:p>
          </table:table-cell>
          <table:table-cell office:value-type="string" calcext:value-type="string">
            <text:p>#5E4D43</text:p>
          </table:table-cell>
          <table:table-cell table:formula="of:=DECIMAL(MID([.$D207];2;2);16)" office:value-type="float" office:value="94" calcext:value-type="float">
            <text:p>94</text:p>
          </table:table-cell>
          <table:table-cell table:formula="of:=DECIMAL(MID([.$D207];4;2);16)" office:value-type="float" office:value="77" calcext:value-type="float">
            <text:p>77</text:p>
          </table:table-cell>
          <table:table-cell table:formula="of:=DECIMAL(MID([.$D207];6;2);16)" office:value-type="float" office:value="67" calcext:value-type="float">
            <text:p>67</text:p>
          </table:table-cell>
          <table:table-cell table:number-columns-repeated="2"/>
          <table:table-cell table:formula="of:=CONCATENATE([.E207];&quot; &quot;;[.F207];&quot; &quot;;[.G207];&quot; &quot;;&quot;RAL&quot;;[.A207];&quot; &quot;;[.B207])" office:value-type="string" office:string-value="94 77 67 RAL8028  Terra brown " calcext:value-type="string">
            <text:p>94 77 67 RAL8028 <text:s/>Terra brown </text:p>
          </table:table-cell>
          <table:table-cell table:formula="of:=CONCATENATE([.E207];&quot;-&quot;;[.F207];&quot;-&quot;;[.G207];&quot;+&quot;;&quot;RAL&quot;;[.A207];&quot;:&quot;;[.C207])" office:value-type="string" office:string-value="94-77-67+RAL8028: Terrabraun " calcext:value-type="string">
            <text:p>94-77-67+RAL8028: Terrabraun </text:p>
          </table:table-cell>
          <table:table-cell table:number-columns-repeated="7"/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<text:s/>Pearl copper </text:p>
          </table:table-cell>
          <table:table-cell office:value-type="string" calcext:value-type="string">
            <text:p><text:s/>Perlkupfer </text:p>
          </table:table-cell>
          <table:table-cell office:value-type="string" calcext:value-type="string">
            <text:p>#814028</text:p>
          </table:table-cell>
          <table:table-cell table:formula="of:=DECIMAL(MID([.$D208];2;2);16)" office:value-type="float" office:value="129" calcext:value-type="float">
            <text:p>129</text:p>
          </table:table-cell>
          <table:table-cell table:formula="of:=DECIMAL(MID([.$D208];4;2);16)" office:value-type="float" office:value="64" calcext:value-type="float">
            <text:p>64</text:p>
          </table:table-cell>
          <table:table-cell table:formula="of:=DECIMAL(MID([.$D208];6;2);16)" office:value-type="float" office:value="40" calcext:value-type="float">
            <text:p>40</text:p>
          </table:table-cell>
          <table:table-cell table:number-columns-repeated="2"/>
          <table:table-cell table:formula="of:=CONCATENATE([.E208];&quot; &quot;;[.F208];&quot; &quot;;[.G208];&quot; &quot;;&quot;RAL&quot;;[.A208];&quot; &quot;;[.B208])" office:value-type="string" office:string-value="129 64 40 RAL8029  Pearl copper " calcext:value-type="string">
            <text:p>129 64 40 RAL8029 <text:s/>Pearl copper </text:p>
          </table:table-cell>
          <table:table-cell table:formula="of:=CONCATENATE([.E208];&quot;-&quot;;[.F208];&quot;-&quot;;[.G208];&quot;+&quot;;&quot;RAL&quot;;[.A208];&quot;:&quot;;[.C208])" office:value-type="string" office:string-value="129-64-40+RAL8029: Perlkupfer " calcext:value-type="string">
            <text:p>129-64-40+RAL8029: Perlkupfer </text:p>
          </table:table-cell>
          <table:table-cell table:number-columns-repeated="7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<text:s/>Cream </text:p>
          </table:table-cell>
          <table:table-cell office:value-type="string" calcext:value-type="string">
            <text:p><text:s/>Cremeweiß </text:p>
          </table:table-cell>
          <table:table-cell office:value-type="string" calcext:value-type="string">
            <text:p>#EAE3D7</text:p>
          </table:table-cell>
          <table:table-cell table:formula="of:=DECIMAL(MID([.$D209];2;2);16)" office:value-type="float" office:value="234" calcext:value-type="float">
            <text:p>234</text:p>
          </table:table-cell>
          <table:table-cell table:formula="of:=DECIMAL(MID([.$D209];4;2);16)" office:value-type="float" office:value="227" calcext:value-type="float">
            <text:p>227</text:p>
          </table:table-cell>
          <table:table-cell table:formula="of:=DECIMAL(MID([.$D209];6;2);16)" office:value-type="float" office:value="215" calcext:value-type="float">
            <text:p>215</text:p>
          </table:table-cell>
          <table:table-cell table:number-columns-repeated="2"/>
          <table:table-cell table:formula="of:=CONCATENATE([.E209];&quot; &quot;;[.F209];&quot; &quot;;[.G209];&quot; &quot;;&quot;RAL&quot;;[.A209];&quot; &quot;;[.B209])" office:value-type="string" office:string-value="234 227 215 RAL9001  Cream " calcext:value-type="string">
            <text:p>234 227 215 RAL9001 <text:s/>Cream </text:p>
          </table:table-cell>
          <table:table-cell table:formula="of:=CONCATENATE([.E209];&quot;-&quot;;[.F209];&quot;-&quot;;[.G209];&quot;+&quot;;&quot;RAL&quot;;[.A209];&quot;:&quot;;[.C209])" office:value-type="string" office:string-value="234-227-215+RAL9001: Cremeweiß " calcext:value-type="string">
            <text:p>234-227-215+RAL9001: Cremeweiß </text:p>
          </table:table-cell>
          <table:table-cell table:number-columns-repeated="7"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<text:s/>Grey white </text:p>
          </table:table-cell>
          <table:table-cell office:value-type="string" calcext:value-type="string">
            <text:p><text:s/>Grauweiß </text:p>
          </table:table-cell>
          <table:table-cell office:value-type="string" calcext:value-type="string">
            <text:p>#D9D7CF</text:p>
          </table:table-cell>
          <table:table-cell table:formula="of:=DECIMAL(MID([.$D210];2;2);16)" office:value-type="float" office:value="217" calcext:value-type="float">
            <text:p>217</text:p>
          </table:table-cell>
          <table:table-cell table:formula="of:=DECIMAL(MID([.$D210];4;2);16)" office:value-type="float" office:value="215" calcext:value-type="float">
            <text:p>215</text:p>
          </table:table-cell>
          <table:table-cell table:formula="of:=DECIMAL(MID([.$D210];6;2);16)" office:value-type="float" office:value="207" calcext:value-type="float">
            <text:p>207</text:p>
          </table:table-cell>
          <table:table-cell table:number-columns-repeated="2"/>
          <table:table-cell table:formula="of:=CONCATENATE([.E210];&quot; &quot;;[.F210];&quot; &quot;;[.G210];&quot; &quot;;&quot;RAL&quot;;[.A210];&quot; &quot;;[.B210])" office:value-type="string" office:string-value="217 215 207 RAL9002  Grey white " calcext:value-type="string">
            <text:p>217 215 207 RAL9002 <text:s/>Grey white </text:p>
          </table:table-cell>
          <table:table-cell table:formula="of:=CONCATENATE([.E210];&quot;-&quot;;[.F210];&quot;-&quot;;[.G210];&quot;+&quot;;&quot;RAL&quot;;[.A210];&quot;:&quot;;[.C210])" office:value-type="string" office:string-value="217-215-207+RAL9002: Grauweiß " calcext:value-type="string">
            <text:p>217-215-207+RAL9002: Grauweiß </text:p>
          </table:table-cell>
          <table:table-cell table:number-columns-repeated="7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<text:s/>Signal white </text:p>
          </table:table-cell>
          <table:table-cell office:value-type="string" calcext:value-type="string">
            <text:p><text:s/>Signalweiß </text:p>
          </table:table-cell>
          <table:table-cell office:value-type="string" calcext:value-type="string">
            <text:p>#EEEEED</text:p>
          </table:table-cell>
          <table:table-cell table:formula="of:=DECIMAL(MID([.$D211];2;2);16)" office:value-type="float" office:value="238" calcext:value-type="float">
            <text:p>238</text:p>
          </table:table-cell>
          <table:table-cell table:formula="of:=DECIMAL(MID([.$D211];4;2);16)" office:value-type="float" office:value="238" calcext:value-type="float">
            <text:p>238</text:p>
          </table:table-cell>
          <table:table-cell table:formula="of:=DECIMAL(MID([.$D211];6;2);16)" office:value-type="float" office:value="237" calcext:value-type="float">
            <text:p>237</text:p>
          </table:table-cell>
          <table:table-cell table:number-columns-repeated="2"/>
          <table:table-cell table:formula="of:=CONCATENATE([.E211];&quot; &quot;;[.F211];&quot; &quot;;[.G211];&quot; &quot;;&quot;RAL&quot;;[.A211];&quot; &quot;;[.B211])" office:value-type="string" office:string-value="238 238 237 RAL9003  Signal white " calcext:value-type="string">
            <text:p>238 238 237 RAL9003 <text:s/>Signal white </text:p>
          </table:table-cell>
          <table:table-cell table:formula="of:=CONCATENATE([.E211];&quot;-&quot;;[.F211];&quot;-&quot;;[.G211];&quot;+&quot;;&quot;RAL&quot;;[.A211];&quot;:&quot;;[.C211])" office:value-type="string" office:string-value="238-238-237+RAL9003: Signalweiß " calcext:value-type="string">
            <text:p>238-238-237+RAL9003: Signalweiß </text:p>
          </table:table-cell>
          <table:table-cell table:number-columns-repeated="7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<text:s/>Signal black </text:p>
          </table:table-cell>
          <table:table-cell office:value-type="string" calcext:value-type="string">
            <text:p><text:s/>Signalschwarz </text:p>
          </table:table-cell>
          <table:table-cell office:value-type="string" calcext:value-type="string">
            <text:p>#434345</text:p>
          </table:table-cell>
          <table:table-cell table:formula="of:=DECIMAL(MID([.$D212];2;2);16)" office:value-type="float" office:value="67" calcext:value-type="float">
            <text:p>67</text:p>
          </table:table-cell>
          <table:table-cell table:formula="of:=DECIMAL(MID([.$D212];4;2);16)" office:value-type="float" office:value="67" calcext:value-type="float">
            <text:p>67</text:p>
          </table:table-cell>
          <table:table-cell table:formula="of:=DECIMAL(MID([.$D212];6;2);16)" office:value-type="float" office:value="69" calcext:value-type="float">
            <text:p>69</text:p>
          </table:table-cell>
          <table:table-cell table:number-columns-repeated="2"/>
          <table:table-cell table:formula="of:=CONCATENATE([.E212];&quot; &quot;;[.F212];&quot; &quot;;[.G212];&quot; &quot;;&quot;RAL&quot;;[.A212];&quot; &quot;;[.B212])" office:value-type="string" office:string-value="67 67 69 RAL9004  Signal black " calcext:value-type="string">
            <text:p>67 67 69 RAL9004 <text:s/>Signal black </text:p>
          </table:table-cell>
          <table:table-cell table:formula="of:=CONCATENATE([.E212];&quot;-&quot;;[.F212];&quot;-&quot;;[.G212];&quot;+&quot;;&quot;RAL&quot;;[.A212];&quot;:&quot;;[.C212])" office:value-type="string" office:string-value="67-67-69+RAL9004: Signalschwarz " calcext:value-type="string">
            <text:p>67-67-69+RAL9004: Signalschwarz </text:p>
          </table:table-cell>
          <table:table-cell table:number-columns-repeated="7"/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<text:s/>Jet black </text:p>
          </table:table-cell>
          <table:table-cell office:value-type="string" calcext:value-type="string">
            <text:p><text:s/>Tiefschwarz </text:p>
          </table:table-cell>
          <table:table-cell office:value-type="string" calcext:value-type="string">
            <text:p>#3C3C3C</text:p>
          </table:table-cell>
          <table:table-cell table:formula="of:=DECIMAL(MID([.$D213];2;2);16)" office:value-type="float" office:value="60" calcext:value-type="float">
            <text:p>60</text:p>
          </table:table-cell>
          <table:table-cell table:formula="of:=DECIMAL(MID([.$D213];4;2);16)" office:value-type="float" office:value="60" calcext:value-type="float">
            <text:p>60</text:p>
          </table:table-cell>
          <table:table-cell table:formula="of:=DECIMAL(MID([.$D213];6;2);16)" office:value-type="float" office:value="60" calcext:value-type="float">
            <text:p>60</text:p>
          </table:table-cell>
          <table:table-cell table:number-columns-repeated="2"/>
          <table:table-cell table:formula="of:=CONCATENATE([.E213];&quot; &quot;;[.F213];&quot; &quot;;[.G213];&quot; &quot;;&quot;RAL&quot;;[.A213];&quot; &quot;;[.B213])" office:value-type="string" office:string-value="60 60 60 RAL9005  Jet black " calcext:value-type="string">
            <text:p>60 60 60 RAL9005 <text:s/>Jet black </text:p>
          </table:table-cell>
          <table:table-cell table:formula="of:=CONCATENATE([.E213];&quot;-&quot;;[.F213];&quot;-&quot;;[.G213];&quot;+&quot;;&quot;RAL&quot;;[.A213];&quot;:&quot;;[.C213])" office:value-type="string" office:string-value="60-60-60+RAL9005: Tiefschwarz " calcext:value-type="string">
            <text:p>60-60-60+RAL9005: Tiefschwarz </text:p>
          </table:table-cell>
          <table:table-cell table:number-columns-repeated="7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<text:s/>White aluminium </text:p>
          </table:table-cell>
          <table:table-cell office:value-type="string" calcext:value-type="string">
            <text:p><text:s/>Weißaluminium </text:p>
          </table:table-cell>
          <table:table-cell office:value-type="string" calcext:value-type="string">
            <text:p>#A5A5A4</text:p>
          </table:table-cell>
          <table:table-cell table:formula="of:=DECIMAL(MID([.$D214];2;2);16)" office:value-type="float" office:value="165" calcext:value-type="float">
            <text:p>165</text:p>
          </table:table-cell>
          <table:table-cell table:formula="of:=DECIMAL(MID([.$D214];4;2);16)" office:value-type="float" office:value="165" calcext:value-type="float">
            <text:p>165</text:p>
          </table:table-cell>
          <table:table-cell table:formula="of:=DECIMAL(MID([.$D214];6;2);16)" office:value-type="float" office:value="164" calcext:value-type="float">
            <text:p>164</text:p>
          </table:table-cell>
          <table:table-cell table:number-columns-repeated="2"/>
          <table:table-cell table:formula="of:=CONCATENATE([.E214];&quot; &quot;;[.F214];&quot; &quot;;[.G214];&quot; &quot;;&quot;RAL&quot;;[.A214];&quot; &quot;;[.B214])" office:value-type="string" office:string-value="165 165 164 RAL9006  White aluminium " calcext:value-type="string">
            <text:p>165 165 164 RAL9006 <text:s/>White aluminium </text:p>
          </table:table-cell>
          <table:table-cell table:formula="of:=CONCATENATE([.E214];&quot;-&quot;;[.F214];&quot;-&quot;;[.G214];&quot;+&quot;;&quot;RAL&quot;;[.A214];&quot;:&quot;;[.C214])" office:value-type="string" office:string-value="165-165-164+RAL9006: Weißaluminium " calcext:value-type="string">
            <text:p>165-165-164+RAL9006: Weißaluminium </text:p>
          </table:table-cell>
          <table:table-cell table:number-columns-repeated="7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<text:s/>Grey aluminium </text:p>
          </table:table-cell>
          <table:table-cell office:value-type="string" calcext:value-type="string">
            <text:p><text:s/>Graualuminium </text:p>
          </table:table-cell>
          <table:table-cell office:value-type="string" calcext:value-type="string">
            <text:p>#918F8B</text:p>
          </table:table-cell>
          <table:table-cell table:formula="of:=DECIMAL(MID([.$D215];2;2);16)" office:value-type="float" office:value="145" calcext:value-type="float">
            <text:p>145</text:p>
          </table:table-cell>
          <table:table-cell table:formula="of:=DECIMAL(MID([.$D215];4;2);16)" office:value-type="float" office:value="143" calcext:value-type="float">
            <text:p>143</text:p>
          </table:table-cell>
          <table:table-cell table:formula="of:=DECIMAL(MID([.$D215];6;2);16)" office:value-type="float" office:value="139" calcext:value-type="float">
            <text:p>139</text:p>
          </table:table-cell>
          <table:table-cell table:number-columns-repeated="2"/>
          <table:table-cell table:formula="of:=CONCATENATE([.E215];&quot; &quot;;[.F215];&quot; &quot;;[.G215];&quot; &quot;;&quot;RAL&quot;;[.A215];&quot; &quot;;[.B215])" office:value-type="string" office:string-value="145 143 139 RAL9007  Grey aluminium " calcext:value-type="string">
            <text:p>145 143 139 RAL9007 <text:s/>Grey aluminium </text:p>
          </table:table-cell>
          <table:table-cell table:formula="of:=CONCATENATE([.E215];&quot;-&quot;;[.F215];&quot;-&quot;;[.G215];&quot;+&quot;;&quot;RAL&quot;;[.A215];&quot;:&quot;;[.C215])" office:value-type="string" office:string-value="145-143-139+RAL9007: Graualuminium " calcext:value-type="string">
            <text:p>145-143-139+RAL9007: Graualuminium </text:p>
          </table:table-cell>
          <table:table-cell table:number-columns-repeated="7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<text:s/>Pure white </text:p>
          </table:table-cell>
          <table:table-cell office:value-type="string" calcext:value-type="string">
            <text:p><text:s/>Reinweiß </text:p>
          </table:table-cell>
          <table:table-cell office:value-type="string" calcext:value-type="string">
            <text:p>#F2EFE7</text:p>
          </table:table-cell>
          <table:table-cell table:formula="of:=DECIMAL(MID([.$D216];2;2);16)" office:value-type="float" office:value="242" calcext:value-type="float">
            <text:p>242</text:p>
          </table:table-cell>
          <table:table-cell table:formula="of:=DECIMAL(MID([.$D216];4;2);16)" office:value-type="float" office:value="239" calcext:value-type="float">
            <text:p>239</text:p>
          </table:table-cell>
          <table:table-cell table:formula="of:=DECIMAL(MID([.$D216];6;2);16)" office:value-type="float" office:value="231" calcext:value-type="float">
            <text:p>231</text:p>
          </table:table-cell>
          <table:table-cell table:number-columns-repeated="2"/>
          <table:table-cell table:formula="of:=CONCATENATE([.E216];&quot; &quot;;[.F216];&quot; &quot;;[.G216];&quot; &quot;;&quot;RAL&quot;;[.A216];&quot; &quot;;[.B216])" office:value-type="string" office:string-value="242 239 231 RAL9010  Pure white " calcext:value-type="string">
            <text:p>242 239 231 RAL9010 <text:s/>Pure white </text:p>
          </table:table-cell>
          <table:table-cell table:formula="of:=CONCATENATE([.E216];&quot;-&quot;;[.F216];&quot;-&quot;;[.G216];&quot;+&quot;;&quot;RAL&quot;;[.A216];&quot;:&quot;;[.C216])" office:value-type="string" office:string-value="242-239-231+RAL9010: Reinweiß " calcext:value-type="string">
            <text:p>242-239-231+RAL9010: Reinweiß </text:p>
          </table:table-cell>
          <table:table-cell table:number-columns-repeated="7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<text:s/>Graphite black </text:p>
          </table:table-cell>
          <table:table-cell office:value-type="string" calcext:value-type="string">
            <text:p><text:s/>Graphitschwarz </text:p>
          </table:table-cell>
          <table:table-cell office:value-type="string" calcext:value-type="string">
            <text:p>#3E3F40</text:p>
          </table:table-cell>
          <table:table-cell table:formula="of:=DECIMAL(MID([.$D217];2;2);16)" office:value-type="float" office:value="62" calcext:value-type="float">
            <text:p>62</text:p>
          </table:table-cell>
          <table:table-cell table:formula="of:=DECIMAL(MID([.$D217];4;2);16)" office:value-type="float" office:value="63" calcext:value-type="float">
            <text:p>63</text:p>
          </table:table-cell>
          <table:table-cell table:formula="of:=DECIMAL(MID([.$D217];6;2);16)" office:value-type="float" office:value="64" calcext:value-type="float">
            <text:p>64</text:p>
          </table:table-cell>
          <table:table-cell table:number-columns-repeated="2"/>
          <table:table-cell table:formula="of:=CONCATENATE([.E217];&quot; &quot;;[.F217];&quot; &quot;;[.G217];&quot; &quot;;&quot;RAL&quot;;[.A217];&quot; &quot;;[.B217])" office:value-type="string" office:string-value="62 63 64 RAL9011  Graphite black " calcext:value-type="string">
            <text:p>62 63 64 RAL9011 <text:s/>Graphite black </text:p>
          </table:table-cell>
          <table:table-cell table:formula="of:=CONCATENATE([.E217];&quot;-&quot;;[.F217];&quot;-&quot;;[.G217];&quot;+&quot;;&quot;RAL&quot;;[.A217];&quot;:&quot;;[.C217])" office:value-type="string" office:string-value="62-63-64+RAL9011: Graphitschwarz " calcext:value-type="string">
            <text:p>62-63-64+RAL9011: Graphitschwarz </text:p>
          </table:table-cell>
          <table:table-cell table:number-columns-repeated="7"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<text:s/>Clean room white </text:p>
          </table:table-cell>
          <table:table-cell office:value-type="string" calcext:value-type="string">
            <text:p><text:s/>Reinraumweiß </text:p>
          </table:table-cell>
          <table:table-cell office:value-type="string" calcext:value-type="string">
            <text:p>#fffde6</text:p>
          </table:table-cell>
          <table:table-cell table:formula="of:=DECIMAL(MID([.$D218];2;2);16)" office:value-type="float" office:value="255" calcext:value-type="float">
            <text:p>255</text:p>
          </table:table-cell>
          <table:table-cell table:formula="of:=DECIMAL(MID([.$D218];4;2);16)" office:value-type="float" office:value="253" calcext:value-type="float">
            <text:p>253</text:p>
          </table:table-cell>
          <table:table-cell table:formula="of:=DECIMAL(MID([.$D218];6;2);16)" office:value-type="float" office:value="230" calcext:value-type="float">
            <text:p>230</text:p>
          </table:table-cell>
          <table:table-cell table:number-columns-repeated="2"/>
          <table:table-cell table:formula="of:=CONCATENATE([.E218];&quot; &quot;;[.F218];&quot; &quot;;[.G218];&quot; &quot;;&quot;RAL&quot;;[.A218];&quot; &quot;;[.B218])" office:value-type="string" office:string-value="255 253 230 RAL9012  Clean room white " calcext:value-type="string">
            <text:p>255 253 230 RAL9012 <text:s/>Clean room white </text:p>
          </table:table-cell>
          <table:table-cell table:formula="of:=CONCATENATE([.E218];&quot;-&quot;;[.F218];&quot;-&quot;;[.G218];&quot;+&quot;;&quot;RAL&quot;;[.A218];&quot;:&quot;;[.C218])" office:value-type="string" office:string-value="255-253-230+RAL9012: Reinraumweiß " calcext:value-type="string">
            <text:p>255-253-230+RAL9012: Reinraumweiß </text:p>
          </table:table-cell>
          <table:table-cell table:number-columns-repeated="7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<text:s/>Traffic white </text:p>
          </table:table-cell>
          <table:table-cell office:value-type="string" calcext:value-type="string">
            <text:p><text:s/>Verkehrsweiß </text:p>
          </table:table-cell>
          <table:table-cell office:value-type="string" calcext:value-type="string">
            <text:p>#F2F2ED</text:p>
          </table:table-cell>
          <table:table-cell table:formula="of:=DECIMAL(MID([.$D219];2;2);16)" office:value-type="float" office:value="242" calcext:value-type="float">
            <text:p>242</text:p>
          </table:table-cell>
          <table:table-cell table:formula="of:=DECIMAL(MID([.$D219];4;2);16)" office:value-type="float" office:value="242" calcext:value-type="float">
            <text:p>242</text:p>
          </table:table-cell>
          <table:table-cell table:formula="of:=DECIMAL(MID([.$D219];6;2);16)" office:value-type="float" office:value="237" calcext:value-type="float">
            <text:p>237</text:p>
          </table:table-cell>
          <table:table-cell table:number-columns-repeated="2"/>
          <table:table-cell table:formula="of:=CONCATENATE([.E219];&quot; &quot;;[.F219];&quot; &quot;;[.G219];&quot; &quot;;&quot;RAL&quot;;[.A219];&quot; &quot;;[.B219])" office:value-type="string" office:string-value="242 242 237 RAL9016  Traffic white " calcext:value-type="string">
            <text:p>242 242 237 RAL9016 <text:s/>Traffic white </text:p>
          </table:table-cell>
          <table:table-cell table:formula="of:=CONCATENATE([.E219];&quot;-&quot;;[.F219];&quot;-&quot;;[.G219];&quot;+&quot;;&quot;RAL&quot;;[.A219];&quot;:&quot;;[.C219])" office:value-type="string" office:string-value="242-242-237+RAL9016: Verkehrsweiß " calcext:value-type="string">
            <text:p>242-242-237+RAL9016: Verkehrsweiß </text:p>
          </table:table-cell>
          <table:table-cell table:number-columns-repeated="7"/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string" calcext:value-type="string">
            <text:p><text:s/>Traffic black </text:p>
          </table:table-cell>
          <table:table-cell office:value-type="string" calcext:value-type="string">
            <text:p><text:s/>Verkehrsschwarz </text:p>
          </table:table-cell>
          <table:table-cell office:value-type="string" calcext:value-type="string">
            <text:p>#414040</text:p>
          </table:table-cell>
          <table:table-cell table:formula="of:=DECIMAL(MID([.$D220];2;2);16)" office:value-type="float" office:value="65" calcext:value-type="float">
            <text:p>65</text:p>
          </table:table-cell>
          <table:table-cell table:formula="of:=DECIMAL(MID([.$D220];4;2);16)" office:value-type="float" office:value="64" calcext:value-type="float">
            <text:p>64</text:p>
          </table:table-cell>
          <table:table-cell table:formula="of:=DECIMAL(MID([.$D220];6;2);16)" office:value-type="float" office:value="64" calcext:value-type="float">
            <text:p>64</text:p>
          </table:table-cell>
          <table:table-cell table:number-columns-repeated="2"/>
          <table:table-cell table:formula="of:=CONCATENATE([.E220];&quot; &quot;;[.F220];&quot; &quot;;[.G220];&quot; &quot;;&quot;RAL&quot;;[.A220];&quot; &quot;;[.B220])" office:value-type="string" office:string-value="65 64 64 RAL9017  Traffic black " calcext:value-type="string">
            <text:p>65 64 64 RAL9017 <text:s/>Traffic black </text:p>
          </table:table-cell>
          <table:table-cell table:formula="of:=CONCATENATE([.E220];&quot;-&quot;;[.F220];&quot;-&quot;;[.G220];&quot;+&quot;;&quot;RAL&quot;;[.A220];&quot;:&quot;;[.C220])" office:value-type="string" office:string-value="65-64-64+RAL9017: Verkehrsschwarz " calcext:value-type="string">
            <text:p>65-64-64+RAL9017: Verkehrsschwarz </text:p>
          </table:table-cell>
          <table:table-cell table:number-columns-repeated="7"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<text:s/>Papyrus white </text:p>
          </table:table-cell>
          <table:table-cell office:value-type="string" calcext:value-type="string">
            <text:p><text:s/>Papyrusweiß </text:p>
          </table:table-cell>
          <table:table-cell office:value-type="string" calcext:value-type="string">
            <text:p>#CBCFCA</text:p>
          </table:table-cell>
          <table:table-cell table:formula="of:=DECIMAL(MID([.$D221];2;2);16)" office:value-type="float" office:value="203" calcext:value-type="float">
            <text:p>203</text:p>
          </table:table-cell>
          <table:table-cell table:formula="of:=DECIMAL(MID([.$D221];4;2);16)" office:value-type="float" office:value="207" calcext:value-type="float">
            <text:p>207</text:p>
          </table:table-cell>
          <table:table-cell table:formula="of:=DECIMAL(MID([.$D221];6;2);16)" office:value-type="float" office:value="202" calcext:value-type="float">
            <text:p>202</text:p>
          </table:table-cell>
          <table:table-cell table:number-columns-repeated="2"/>
          <table:table-cell table:formula="of:=CONCATENATE([.E221];&quot; &quot;;[.F221];&quot; &quot;;[.G221];&quot; &quot;;&quot;RAL&quot;;[.A221];&quot; &quot;;[.B221])" office:value-type="string" office:string-value="203 207 202 RAL9018  Papyrus white " calcext:value-type="string">
            <text:p>203 207 202 RAL9018 <text:s/>Papyrus white </text:p>
          </table:table-cell>
          <table:table-cell table:formula="of:=CONCATENATE([.E221];&quot;-&quot;;[.F221];&quot;-&quot;;[.G221];&quot;+&quot;;&quot;RAL&quot;;[.A221];&quot;:&quot;;[.C221])" office:value-type="string" office:string-value="203-207-202+RAL9018: Papyrusweiß " calcext:value-type="string">
            <text:p>203-207-202+RAL9018: Papyrusweiß </text:p>
          </table:table-cell>
          <table:table-cell table:number-columns-repeated="7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<text:s/>Pearl light grey </text:p>
          </table:table-cell>
          <table:table-cell office:value-type="string" calcext:value-type="string">
            <text:p><text:s/>Perlhellgrau </text:p>
          </table:table-cell>
          <table:table-cell office:value-type="string" calcext:value-type="string">
            <text:p>#9E9F9E</text:p>
          </table:table-cell>
          <table:table-cell table:formula="of:=DECIMAL(MID([.$D222];2;2);16)" office:value-type="float" office:value="158" calcext:value-type="float">
            <text:p>158</text:p>
          </table:table-cell>
          <table:table-cell table:formula="of:=DECIMAL(MID([.$D222];4;2);16)" office:value-type="float" office:value="159" calcext:value-type="float">
            <text:p>159</text:p>
          </table:table-cell>
          <table:table-cell table:formula="of:=DECIMAL(MID([.$D222];6;2);16)" office:value-type="float" office:value="158" calcext:value-type="float">
            <text:p>158</text:p>
          </table:table-cell>
          <table:table-cell table:number-columns-repeated="2"/>
          <table:table-cell table:formula="of:=CONCATENATE([.E222];&quot; &quot;;[.F222];&quot; &quot;;[.G222];&quot; &quot;;&quot;RAL&quot;;[.A222];&quot; &quot;;[.B222])" office:value-type="string" office:string-value="158 159 158 RAL9022  Pearl light grey " calcext:value-type="string">
            <text:p>158 159 158 RAL9022 <text:s/>Pearl light grey </text:p>
          </table:table-cell>
          <table:table-cell table:formula="of:=CONCATENATE([.E222];&quot;-&quot;;[.F222];&quot;-&quot;;[.G222];&quot;+&quot;;&quot;RAL&quot;;[.A222];&quot;:&quot;;[.C222])" office:value-type="string" office:string-value="158-159-158+RAL9022: Perlhellgrau " calcext:value-type="string">
            <text:p>158-159-158+RAL9022: Perlhellgrau </text:p>
          </table:table-cell>
          <table:table-cell table:number-columns-repeated="7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string" calcext:value-type="string">
            <text:p><text:s/>Pearl dark grey </text:p>
          </table:table-cell>
          <table:table-cell office:value-type="string" calcext:value-type="string">
            <text:p><text:s/>Perldunkelgrau </text:p>
          </table:table-cell>
          <table:table-cell office:value-type="string" calcext:value-type="string">
            <text:p>#888A8B</text:p>
          </table:table-cell>
          <table:table-cell table:formula="of:=DECIMAL(MID([.$D223];2;2);16)" office:value-type="float" office:value="136" calcext:value-type="float">
            <text:p>136</text:p>
          </table:table-cell>
          <table:table-cell table:formula="of:=DECIMAL(MID([.$D223];4;2);16)" office:value-type="float" office:value="138" calcext:value-type="float">
            <text:p>138</text:p>
          </table:table-cell>
          <table:table-cell table:formula="of:=DECIMAL(MID([.$D223];6;2);16)" office:value-type="float" office:value="139" calcext:value-type="float">
            <text:p>139</text:p>
          </table:table-cell>
          <table:table-cell table:number-columns-repeated="2"/>
          <table:table-cell table:formula="of:=CONCATENATE([.E223];&quot; &quot;;[.F223];&quot; &quot;;[.G223];&quot; &quot;;&quot;RAL&quot;;[.A223];&quot; &quot;;[.B223])" office:value-type="string" office:string-value="136 138 139 RAL9023  Pearl dark grey " calcext:value-type="string">
            <text:p>136 138 139 RAL9023 <text:s/>Pearl dark grey </text:p>
          </table:table-cell>
          <table:table-cell table:formula="of:=CONCATENATE([.E223];&quot;-&quot;;[.F223];&quot;-&quot;;[.G223];&quot;+&quot;;&quot;RAL&quot;;[.A223];&quot;:&quot;;[.C223])" office:value-type="string" office:string-value="136-138-139+RAL9023: Perldunkelgrau " calcext:value-type="string">
            <text:p>136-138-139+RAL9023: Perldunkelgrau </text:p>
          </table:table-cell>
          <table:table-cell table:number-columns-repeated="7"/>
        </table:table-row>
      </table:table>
      <table:table table:name="RLM-Colors" table:style-name="ta1">
        <table:table-column table:style-name="co18" table:default-cell-style-name="Default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3" table:default-cell-style-name="Default"/>
        <table:table-column table:style-name="co37" table:number-columns-repeated="4" table:default-cell-style-name="Default"/>
        <table:table-column table:style-name="co2" table:default-cell-style-name="Default"/>
        <table:table-column table:style-name="co38" table:default-cell-style-name="Default"/>
        <table:table-row table:style-name="ro1" table:number-rows-repeated="3">
          <table:table-cell table:style-name="ce23"/>
          <table:table-cell table:style-name="Default" table:number-columns-repeated="3"/>
          <table:table-cell table:number-columns-repeated="23"/>
        </table:table-row>
        <table:table-row table:style-name="ro1">
          <table:table-cell table:style-name="ce24" office:value-type="string" calcext:value-type="string">
            <text:p>RLM</text:p>
          </table:table-cell>
          <table:table-cell table:style-name="ce24" office:value-type="string" calcext:value-type="string">
            <text:p>Var</text:p>
          </table:table-cell>
          <table:table-cell table:style-name="ce27" office:value-type="string" calcext:value-type="string">
            <text:p>Bezeichnung</text:p>
          </table:table-cell>
          <table:table-cell table:style-name="ce27" office:value-type="string" calcext:value-type="string">
            <text:p>Verwendung</text:p>
          </table:table-cell>
          <table:table-cell table:style-name="ce24" office:value-type="string" calcext:value-type="string">
            <text:p>FS-595b</text:p>
          </table:table-cell>
          <table:table-cell table:style-name="ce24" office:value-type="string" calcext:value-type="string">
            <text:p>FS-595a </text:p>
          </table:table-cell>
          <table:table-cell table:style-name="ce24" office:value-type="string" calcext:value-type="string">
            <text:p>RAL</text:p>
          </table:table-cell>
          <table:table-cell table:style-name="ce24" office:value-type="string" calcext:value-type="string">
            <text:p>Revell</text:p>
          </table:table-cell>
          <table:table-cell table:style-name="ce24" office:value-type="string" calcext:value-type="string">
            <text:p>Humbrol</text:p>
          </table:table-cell>
          <table:table-cell table:number-columns-repeated="18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wasserhell</text:p>
          </table:table-cell>
          <table:table-cell table:style-name="ce28" office:value-type="string" calcext:value-type="string">
            <text:p>Schutzanstrich</text:p>
          </table:table-cell>
          <table:table-cell table:number-columns-repeated="5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ilber</text:p>
          </table:table-cell>
          <table:table-cell table:style-name="ce28" office:value-type="string" calcext:value-type="string">
            <text:p>Fahrwerksteile, Anstrich ü.A.</text:p>
          </table:table-cell>
          <table:table-cell table:number-columns-repeated="2" table:style-name="ce25" office:value-type="float" office:value="17178" calcext:value-type="float">
            <text:p>17178</text:p>
          </table:table-cell>
          <table:table-cell table:style-name="ce25" office:value-type="float" office:value="9006" calcext:value-type="float">
            <text:p>9006</text:p>
          </table:table-cell>
          <table:table-cell table:number-columns-repeated="2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RLM-grau</text:p>
          </table:table-cell>
          <table:table-cell table:style-name="ce28" office:value-type="string" calcext:value-type="string">
            <text:p>Innen, Tarnung, Prototypen</text:p>
          </table:table-cell>
          <table:table-cell table:style-name="ce29" office:value-type="float" office:value="34159" calcext:value-type="float">
            <text:p>34159</text:p>
          </table:table-cell>
          <table:table-cell table:style-name="ce30" office:value-type="float" office:value="36165" calcext:value-type="float">
            <text:p>36165</text:p>
          </table:table-cell>
          <table:table-cell table:style-name="ce25" office:value-type="float" office:value="7003" calcext:value-type="float">
            <text:p>700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86" calcext:value-type="float">
            <text:p>86</text:p>
          </table:table-cell>
          <table:table-cell table:number-columns-repeated="18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ilbergrau</text:p>
          </table:table-cell>
          <table:table-cell table:style-name="ce28" office:value-type="string" calcext:value-type="string">
            <text:p>früher Anstrich ü. A.</text:p>
          </table:table-cell>
          <table:table-cell table:number-columns-repeated="2" table:style-name="ce25" office:value-type="float" office:value="37200" calcext:value-type="float">
            <text:p>37200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elb</text:p>
          </table:table-cell>
          <table:table-cell table:style-name="ce28" office:value-type="string" calcext:value-type="string">
            <text:p>Markierungen</text:p>
          </table:table-cell>
          <table:table-cell table:number-columns-repeated="2" table:style-name="ce25" office:value-type="float" office:value="33538" calcext:value-type="float">
            <text:p>33538</text:p>
          </table:table-cell>
          <table:table-cell table:style-name="ce25" office:value-type="float" office:value="1004" calcext:value-type="float">
            <text:p>1004</text:p>
          </table:table-cell>
          <table:table-cell table:style-name="ce25" office:value-type="string" calcext:value-type="string">
            <text:p>  </text:p>
          </table:table-cell>
          <table:table-cell table:style-name="ce25" office:value-type="float" office:value="154" calcext:value-type="float">
            <text:p>154</text:p>
          </table:table-cell>
          <table:table-cell table:number-columns-repeated="18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elfenbein</text:p>
          </table:table-cell>
          <table:table-cell table:style-name="ce28" office:value-type="string" calcext:value-type="string">
            <text:p>früher Anstrich f. Segelflugzg.</text:p>
          </table:table-cell>
          <table:table-cell table:style-name="ce29" office:value-type="float" office:value="33798" calcext:value-type="float">
            <text:p>33798</text:p>
          </table:table-cell>
          <table:table-cell table:style-name="ce30" office:value-type="float" office:value="37880" calcext:value-type="float">
            <text:p>37880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rau</text:p>
          </table:table-cell>
          <table:table-cell table:style-name="ce28" office:value-type="string" calcext:value-type="string">
            <text:p>  </text:p>
          </table:table-cell>
          <table:table-cell table:number-columns-repeated="5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weiss</text:p>
          </table:table-cell>
          <table:table-cell table:style-name="ce28" office:value-type="string" calcext:value-type="string">
            <text:p>Markierungen</text:p>
          </table:table-cell>
          <table:table-cell table:style-name="ce25" office:value-type="float" office:value="27780" calcext:value-type="float">
            <text:p>27780</text:p>
          </table:table-cell>
          <table:table-cell table:style-name="ce25" office:value-type="float" office:value="37886" calcext:value-type="float">
            <text:p>37886</text:p>
          </table:table-cell>
          <table:table-cell table:style-name="ce25" office:value-type="float" office:value="9001" calcext:value-type="float">
            <text:p>900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chwarz</text:p>
          </table:table-cell>
          <table:table-cell table:style-name="ce28" office:value-type="string" calcext:value-type="string">
            <text:p>Markierungen</text:p>
          </table:table-cell>
          <table:table-cell table:number-columns-repeated="2" table:style-name="ce25" office:value-type="float" office:value="37038" calcext:value-type="float">
            <text:p>37038</text:p>
          </table:table-cell>
          <table:table-cell table:style-name="ce25" office:value-type="float" office:value="9004" calcext:value-type="float">
            <text:p>900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rot</text:p>
          </table:table-cell>
          <table:table-cell table:style-name="ce28" office:value-type="string" calcext:value-type="string">
            <text:p>Markierungen</text:p>
          </table:table-cell>
          <table:table-cell table:style-name="ce25" office:value-type="float" office:value="31302" calcext:value-type="float">
            <text:p>31302</text:p>
          </table:table-cell>
          <table:table-cell table:style-name="ce30" office:value-type="float" office:value="31140" calcext:value-type="float">
            <text:p>31140</text:p>
          </table:table-cell>
          <table:table-cell table:style-name="ce25" office:value-type="float" office:value="3020" calcext:value-type="float">
            <text:p>3020</text:p>
          </table:table-cell>
          <table:table-cell table:number-columns-repeated="2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dunkelblau</text:p>
          </table:table-cell>
          <table:table-cell table:style-name="ce28" office:value-type="string" calcext:value-type="string">
            <text:p>Markierungen</text:p>
          </table:table-cell>
          <table:table-cell table:number-columns-repeated="2" table:style-name="ce25" office:value-type="float" office:value="25053" calcext:value-type="float">
            <text:p>25053</text:p>
          </table:table-cell>
          <table:table-cell table:style-name="ce25" office:value-type="float" office:value="5000" calcext:value-type="float">
            <text:p>500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hellgrün</text:p>
          </table:table-cell>
          <table:table-cell table:style-name="ce28" office:value-type="string" calcext:value-type="string">
            <text:p>Markierungen</text:p>
          </table:table-cell>
          <table:table-cell table:style-name="ce29" office:value-type="float" office:value="34090" calcext:value-type="float">
            <text:p>34090</text:p>
          </table:table-cell>
          <table:table-cell table:style-name="ce30" office:value-type="float" office:value="34115" calcext:value-type="float">
            <text:p>34115</text:p>
          </table:table-cell>
          <table:table-cell table:style-name="ce25" office:value-type="float" office:value="6000" calcext:value-type="float">
            <text:p>6000</text:p>
          </table:table-cell>
          <table:table-cell table:style-name="ce31" office:value-type="float" office:value="365" calcext:value-type="float">
            <text:p>365</text:p>
          </table:table-cell>
          <table:table-cell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3"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braun</text:p>
          </table:table-cell>
          <table:table-cell table:style-name="ce28" office:value-type="string" calcext:value-type="string">
            <text:p>frühe Tarnung, Markierungen</text:p>
          </table:table-cell>
          <table:table-cell table:style-name="ce29" office:value-type="float" office:value="30109" calcext:value-type="float">
            <text:p>30109</text:p>
          </table:table-cell>
          <table:table-cell table:style-name="ce25" office:value-type="float" office:value="30109" calcext:value-type="float">
            <text:p>30109</text:p>
          </table:table-cell>
          <table:table-cell table:style-name="ce25" office:value-type="float" office:value="8004" calcext:value-type="float">
            <text:p>8004</text:p>
          </table:table-cell>
          <table:table-cell table:number-columns-repeated="2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elb</text:p>
          </table:table-cell>
          <table:table-cell table:style-name="ce28" office:value-type="string" calcext:value-type="string">
            <text:p>Markierungen</text:p>
          </table:table-cell>
          <table:table-cell table:number-columns-repeated="2" table:style-name="ce25" office:value-type="float" office:value="33637" calcext:value-type="float">
            <text:p>33637</text:p>
          </table:table-cell>
          <table:table-cell table:style-name="ce25" office:value-type="float" office:value="1021" calcext:value-type="float">
            <text:p>1021</text:p>
          </table:table-cell>
          <table:table-cell table:number-columns-repeated="2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weinrot</text:p>
          </table:table-cell>
          <table:table-cell table:style-name="ce28" office:value-type="string" calcext:value-type="string">
            <text:p>Markierungen</text:p>
          </table:table-cell>
          <table:table-cell table:style-name="ce29" office:value-type="float" office:value="30045" calcext:value-type="float">
            <text:p>30045</text:p>
          </table:table-cell>
          <table:table-cell table:style-name="ce30" office:value-type="float" office:value="30032" calcext:value-type="float">
            <text:p>30032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rau</text:p>
          </table:table-cell>
          <table:table-cell table:style-name="ce28" office:value-type="string" calcext:value-type="string">
            <text:p>Innenanstrich </text:p>
          </table:table-cell>
          <table:table-cell table:style-name="ce29" office:value-type="float" office:value="36463" calcext:value-type="float">
            <text:p>36463</text:p>
          </table:table-cell>
          <table:table-cell table:style-name="ce30" office:value-type="float" office:value="36440" calcext:value-type="float">
            <text:p>36440</text:p>
          </table:table-cell>
          <table:table-cell table:style-name="ce25" office:value-type="float" office:value="7011" calcext:value-type="float">
            <text:p>7011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rau</text:p>
          </table:table-cell>
          <table:table-cell table:style-name="ce28" office:value-type="string" calcext:value-type="string">
            <text:p>  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25" office:value-type="float" office:value="7012" calcext:value-type="float">
            <text:p>701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dunkelbraun</text:p>
          </table:table-cell>
          <table:table-cell table:style-name="ce28" office:value-type="string" calcext:value-type="string">
            <text:p>Tarnung bis ca. 1938</text:p>
          </table:table-cell>
          <table:table-cell table:number-columns-repeated="2" table:style-name="ce25" office:value-type="float" office:value="30040" calcext:value-type="float">
            <text:p>30040</text:p>
          </table:table-cell>
          <table:table-cell table:style-name="ce25" office:value-type="float" office:value="8019" calcext:value-type="float">
            <text:p>801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rün</text:p>
          </table:table-cell>
          <table:table-cell table:style-name="ce28" office:value-type="string" calcext:value-type="string">
            <text:p>Tarnung bis ca. 1938</text:p>
          </table:table-cell>
          <table:table-cell table:style-name="ce25" office:value-type="float" office:value="34159" calcext:value-type="float">
            <text:p>34159</text:p>
          </table:table-cell>
          <table:table-cell table:style-name="ce25" office:value-type="float" office:value="34128" calcext:value-type="float">
            <text:p>34128</text:p>
          </table:table-cell>
          <table:table-cell table:style-name="ce25" office:value-type="float" office:value="6003" calcext:value-type="float">
            <text:p>6003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117" calcext:value-type="float">
            <text:p>117</text:p>
          </table:table-cell>
          <table:table-cell table:number-columns-repeated="18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hellgrau</text:p>
          </table:table-cell>
          <table:table-cell table:style-name="ce28" office:value-type="string" calcext:value-type="string">
            <text:p>Tarnung bis ca. 1938</text:p>
          </table:table-cell>
          <table:table-cell table:style-name="ce29" office:value-type="float" office:value="36375" calcext:value-type="float">
            <text:p>36375</text:p>
          </table:table-cell>
          <table:table-cell table:style-name="ce25" office:value-type="float" office:value="36373" calcext:value-type="float">
            <text:p>36373</text:p>
          </table:table-cell>
          <table:table-cell table:style-name="ce25" office:value-type="float" office:value="7033" calcext:value-type="float">
            <text:p>7033</text:p>
          </table:table-cell>
          <table:table-cell table:style-name="ce25" office:value-type="string" calcext:value-type="string">
            <text:p>  </text:p>
          </table:table-cell>
          <table:table-cell table:style-name="ce31" office:value-type="float" office:value="115" calcext:value-type="float">
            <text:p>115</text:p>
          </table:table-cell>
          <table:table-cell table:number-columns-repeated="18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lichtblau</text:p>
          </table:table-cell>
          <table:table-cell table:style-name="ce28" office:value-type="string" calcext:value-type="string">
            <text:p>s.g. Exportfarbe</text:p>
          </table:table-cell>
          <table:table-cell table:style-name="ce29" office:value-type="float" office:value="35526" calcext:value-type="float">
            <text:p>35526</text:p>
          </table:table-cell>
          <table:table-cell table:style-name="ce25" office:value-type="float" office:value="35414" calcext:value-type="float">
            <text:p>35414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hellblau</text:p>
          </table:table-cell>
          <table:table-cell table:style-name="ce28" office:value-type="string" calcext:value-type="string">
            <text:p>Unterseiten</text:p>
          </table:table-cell>
          <table:table-cell table:number-columns-repeated="2" table:style-name="ce25" office:value-type="float" office:value="35352" calcext:value-type="float">
            <text:p>35352</text:p>
          </table:table-cell>
          <table:table-cell table:style-name="ce25" office:value-type="string" calcext:value-type="string">
            <text:p>  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18"/>
        </table:table-row>
        <table:table-row table:style-name="ro3"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chwarzgrau</text:p>
          </table:table-cell>
          <table:table-cell table:style-name="ce28" office:value-type="string" calcext:value-type="string">
            <text:p>Innenanstrich (Cockpit sichtbar)</text:p>
          </table:table-cell>
          <table:table-cell table:style-name="ce29" office:value-type="float" office:value="37030" calcext:value-type="float">
            <text:p>37030</text:p>
          </table:table-cell>
          <table:table-cell table:style-name="ce25" office:value-type="float" office:value="36081" calcext:value-type="float">
            <text:p>36081</text:p>
          </table:table-cell>
          <table:table-cell table:style-name="ce25" office:value-type="float" office:value="7021" calcext:value-type="float">
            <text:p>702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84" calcext:value-type="float">
            <text:p>184</text:p>
          </table:table-cell>
          <table:table-cell table:number-columns-repeated="18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dunkeloliv</text:p>
          </table:table-cell>
          <table:table-cell table:style-name="ce28" office:value-type="string" calcext:value-type="string">
            <text:p>s.g. Exportfarbe</text:p>
          </table:table-cell>
          <table:table-cell table:number-columns-repeated="2" table:style-name="ce25" office:value-type="float" office:value="34098" calcext:value-type="float">
            <text:p>34098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helloliv</text:p>
          </table:table-cell>
          <table:table-cell table:style-name="ce28" office:value-type="string" calcext:value-type="string">
            <text:p>s.g. Exportfarbe</text:p>
          </table:table-cell>
          <table:table-cell table:style-name="ce25" office:value-type="float" office:value="34258" calcext:value-type="float">
            <text:p>34258</text:p>
          </table:table-cell>
          <table:table-cell table:style-name="ce25" office:value-type="float" office:value="34097" calcext:value-type="float">
            <text:p>34097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lichtloh</text:p>
          </table:table-cell>
          <table:table-cell table:style-name="ce28" office:value-type="string" calcext:value-type="string">
            <text:p>s.g. Exportfarbe</text:p>
          </table:table-cell>
          <table:table-cell table:style-name="ce25" office:value-type="float" office:value="33695" calcext:value-type="float">
            <text:p>33695</text:p>
          </table:table-cell>
          <table:table-cell table:style-name="ce25" office:value-type="float" office:value="33596" calcext:value-type="float">
            <text:p>33596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chwarzgrün</text:p>
          </table:table-cell>
          <table:table-cell table:style-name="ce28" office:value-type="string" calcext:value-type="string">
            <text:p>Tarnung, Propeller</text:p>
          </table:table-cell>
          <table:table-cell table:style-name="ce25" office:value-type="float" office:value="34052" calcext:value-type="float">
            <text:p>34052</text:p>
          </table:table-cell>
          <table:table-cell table:style-name="ce30" office:value-type="float" office:value="34050" calcext:value-type="float">
            <text:p>34050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32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dunkelgrün</text:p>
          </table:table-cell>
          <table:table-cell table:style-name="ce28" office:value-type="string" calcext:value-type="string">
            <text:p>Tarnung</text:p>
          </table:table-cell>
          <table:table-cell table:style-name="ce25" office:value-type="float" office:value="34083" calcext:value-type="float">
            <text:p>34083</text:p>
          </table:table-cell>
          <table:table-cell table:style-name="ce25" office:value-type="float" office:value="34079" calcext:value-type="float">
            <text:p>34079</text:p>
          </table:table-cell>
          <table:table-cell table:style-name="ce25" office:value-type="string" calcext:value-type="string">
            <text:p>  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18"/>
        </table:table-row>
        <table:table-row table:style-name="ro3"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rün</text:p>
          </table:table-cell>
          <table:table-cell table:style-name="ce28" office:value-type="string" calcext:value-type="string">
            <text:p>Tarnung - Seeflugzeuge</text:p>
          </table:table-cell>
          <table:table-cell table:style-name="ce29" office:value-type="float" office:value="37030" calcext:value-type="float">
            <text:p>37030</text:p>
          </table:table-cell>
          <table:table-cell table:style-name="ce25" office:value-type="float" office:value="36081" calcext:value-type="float">
            <text:p>36081</text:p>
          </table:table-cell>
          <table:table-cell table:number-columns-repeated="3" table:style-name="ce25" office:value-type="string" calcext:value-type="string">
            <text:p>  </text:p>
          </table:table-cell>
          <table:table-cell table:number-columns-repeated="18"/>
        </table:table-row>
        <table:table-row table:style-name="ro3"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grün</text:p>
          </table:table-cell>
          <table:table-cell table:style-name="ce28" office:value-type="string" calcext:value-type="string">
            <text:p>Tarnung - Seeflugzeuge</text:p>
          </table:table-cell>
          <table:table-cell table:style-name="ce29" office:value-type="float" office:value="36081" calcext:value-type="float">
            <text:p>36081</text:p>
          </table:table-cell>
          <table:table-cell table:style-name="ce25" office:value-type="float" office:value="34092" calcext:value-type="float">
            <text:p>34092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dunkelgrau</text:p>
          </table:table-cell>
          <table:table-cell table:style-name="ce28" office:value-type="string" calcext:value-type="string">
            <text:p>Tarnung</text:p>
          </table:table-cell>
          <table:table-cell table:style-name="ce25" office:value-type="float" office:value="36081" calcext:value-type="float">
            <text:p>36081</text:p>
          </table:table-cell>
          <table:table-cell table:style-name="ce25" office:value-type="float" office:value="34086" calcext:value-type="float">
            <text:p>34086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mittelgrau</text:p>
          </table:table-cell>
          <table:table-cell table:style-name="ce28" office:value-type="string" calcext:value-type="string">
            <text:p>Tarnung</text:p>
          </table:table-cell>
          <table:table-cell table:style-name="ce25" office:value-type="float" office:value="26132" calcext:value-type="float">
            <text:p>26132</text:p>
          </table:table-cell>
          <table:table-cell table:style-name="ce30" office:value-type="float" office:value="36122" calcext:value-type="float">
            <text:p>36122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32" office:value-type="float" office:value="140" calcext:value-type="float">
            <text:p>140</text:p>
          </table:table-cell>
          <table:table-cell table:number-columns-repeated="18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lichtblau</text:p>
          </table:table-cell>
          <table:table-cell table:style-name="ce28" office:value-type="string" calcext:value-type="string">
            <text:p>Tarnung, Unterseiten</text:p>
          </table:table-cell>
          <table:table-cell table:number-columns-repeated="2" table:style-name="ce25" office:value-type="float" office:value="36473" calcext:value-type="float">
            <text:p>36473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32" office:value-type="float" office:value="175" calcext:value-type="float">
            <text:p>175</text:p>
          </table:table-cell>
          <table:table-cell table:number-columns-repeated="18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hellgrau</text:p>
          </table:table-cell>
          <table:table-cell table:style-name="ce28" office:value-type="string" calcext:value-type="string">
            <text:p>Markierungen</text:p>
          </table:table-cell>
          <table:table-cell table:style-name="ce25" office:value-type="float" office:value="26420" calcext:value-type="float">
            <text:p>26420</text:p>
          </table:table-cell>
          <table:table-cell table:style-name="ce30" office:value-type="float" office:value="36493" calcext:value-type="float">
            <text:p>36493</text:p>
          </table:table-cell>
          <table:table-cell table:style-name="ce25" office:value-type="float" office:value="7035" calcext:value-type="float">
            <text:p>7035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196" calcext:value-type="float">
            <text:p>196</text:p>
          </table:table-cell>
          <table:table-cell table:number-columns-repeated="18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hellgrau</text:p>
          </table:table-cell>
          <table:table-cell table:style-name="ce28" office:value-type="string" calcext:value-type="string">
            <text:p>Unterseiten - Afrika</text:p>
          </table:table-cell>
          <table:table-cell table:number-columns-repeated="2" table:style-name="ce25" office:value-type="float" office:value="35352" calcext:value-type="float">
            <text:p>35352</text:p>
          </table:table-cell>
          <table:table-cell table:style-name="ce25" office:value-type="string" calcext:value-type="string">
            <text:p>  </text:p>
          </table:table-cell>
          <table:table-cell table:style-name="ce25" office:value-type="string" calcext:value-type="string">
            <text:p>  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18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andgelb</text:p>
          </table:table-cell>
          <table:table-cell table:style-name="ce28" office:value-type="string" calcext:value-type="string">
            <text:p>Tarnung - Afrika</text:p>
          </table:table-cell>
          <table:table-cell table:style-name="ce25" office:value-type="float" office:value="30219" calcext:value-type="float">
            <text:p>30219</text:p>
          </table:table-cell>
          <table:table-cell table:style-name="ce25" office:value-type="float" office:value="30215" calcext:value-type="float">
            <text:p>30215</text:p>
          </table:table-cell>
          <table:table-cell table:style-name="ce25" office:value-type="string" calcext:value-type="string">
            <text:p>  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office:value-type="float" office:value="118" calcext:value-type="float">
            <text:p>118</text:p>
          </table:table-cell>
          <table:table-cell table:number-columns-repeated="18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sandbraun</text:p>
          </table:table-cell>
          <table:table-cell table:style-name="ce28" office:value-type="string" calcext:value-type="string">
            <text:p>Tarnung - Afrika</text:p>
          </table:table-cell>
          <table:table-cell table:style-name="ce25" office:value-type="float" office:value="33448" calcext:value-type="float">
            <text:p>33448</text:p>
          </table:table-cell>
          <table:table-cell table:style-name="ce25" office:value-type="float" office:value="33434" calcext:value-type="float">
            <text:p>33434</text:p>
          </table:table-cell>
          <table:table-cell table:style-name="ce25" office:value-type="string" calcext:value-type="string">
            <text:p>  </text:p>
          </table:table-cell>
          <table:table-cell table:style-name="ce25" office:value-type="float" office:value="382" calcext:value-type="float">
            <text:p>382</text:p>
          </table:table-cell>
          <table:table-cell table:style-name="ce32" office:value-type="float" office:value="118" calcext:value-type="float">
            <text:p>118</text:p>
          </table:table-cell>
          <table:table-cell table:number-columns-repeated="18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olivgrün</text:p>
          </table:table-cell>
          <table:table-cell table:style-name="ce28" office:value-type="string" calcext:value-type="string">
            <text:p>Tarnung - Afrika</text:p>
          </table:table-cell>
          <table:table-cell table:style-name="ce25" office:value-type="float" office:value="34079" calcext:value-type="float">
            <text:p>34079</text:p>
          </table:table-cell>
          <table:table-cell table:style-name="ce25" office:value-type="float" office:value="34052" calcext:value-type="float">
            <text:p>34052</text:p>
          </table:table-cell>
          <table:table-cell table:number-columns-repeated="2" table:style-name="ce25" office:value-type="string" calcext:value-type="string">
            <text:p>  </text:p>
          </table:table-cell>
          <table:table-cell table:style-name="ce25" office:value-type="float" office:value="116" calcext:value-type="float">
            <text:p>116</text:p>
          </table:table-cell>
          <table:table-cell table:number-columns-repeated="18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braunviolett</text:p>
          </table:table-cell>
          <table:table-cell table:style-name="ce28" office:value-type="string" calcext:value-type="string">
            <text:p>Tarnung ab ca. 1944</text:p>
          </table:table-cell>
          <table:table-cell table:style-name="ce25" office:value-type="float" office:value="30045" calcext:value-type="float">
            <text:p>30045</text:p>
          </table:table-cell>
          <table:table-cell table:style-name="ce30" office:value-type="float" office:value="34087" calcext:value-type="float">
            <text:p>34087</text:p>
          </table:table-cell>
          <table:table-cell table:style-name="ce25" office:value-type="string" calcext:value-type="string">
            <text:p>  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GIMP-PALETTE</text:p>
          </table:table-cell>
          <table:table-cell table:number-columns-repeated="9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hellgrün</text:p>
          </table:table-cell>
          <table:table-cell table:style-name="ce28" office:value-type="string" calcext:value-type="string">
            <text:p>Tarnung ab ca. 1944</text:p>
          </table:table-cell>
          <table:table-cell table:style-name="ce25" office:value-type="float" office:value="34096" calcext:value-type="float">
            <text:p>34096</text:p>
          </table:table-cell>
          <table:table-cell table:style-name="ce25" office:value-type="float" office:value="34128" calcext:value-type="float">
            <text:p>34128</text:p>
          </table:table-cell>
          <table:table-cell table:style-name="ce25" office:value-type="float" office:value="6003" calcext:value-type="float">
            <text:p>6003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Name: RLM Farben</text:p>
          </table:table-cell>
          <table:table-cell table:number-columns-repeated="9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dunkelgrün</text:p>
          </table:table-cell>
          <table:table-cell table:style-name="ce28" office:value-type="string" calcext:value-type="string">
            <text:p>Tarnung ab ca. 1944</text:p>
          </table:table-cell>
          <table:table-cell table:style-name="ce29" office:value-type="float" office:value="34138" calcext:value-type="float">
            <text:p>34138</text:p>
          </table:table-cell>
          <table:table-cell table:style-name="ce25" office:value-type="float" office:value="34138" calcext:value-type="float">
            <text:p>34138</text:p>
          </table:table-cell>
          <table:table-cell table:style-name="ce25" office:value-type="float" office:value="6006" calcext:value-type="float">
            <text:p>6006</text:p>
          </table:table-cell>
          <table:table-cell table:style-name="ce25" office:value-type="string" calcext:value-type="string">
            <text:p>  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# Version: 1.0</text:p>
          </table:table-cell>
          <table:table-cell table:number-columns-repeated="9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5" office:value-type="string" calcext:value-type="string">
            <text:p>  </text:p>
          </table:table-cell>
          <table:table-cell table:style-name="ce28" office:value-type="string" calcext:value-type="string">
            <text:p>duralgrau</text:p>
          </table:table-cell>
          <table:table-cell table:style-name="ce28" office:value-type="string" calcext:value-type="string">
            <text:p>Lufthansafarbe</text:p>
          </table:table-cell>
          <table:table-cell table:number-columns-repeated="5" table:style-name="ce25" office:value-type="string" calcext:value-type="string">
            <text:p>  </text:p>
          </table:table-cell>
          <table:table-cell table:number-columns-repeated="8"/>
          <table:table-cell office:value-type="string" calcext:value-type="string">
            <text:p># Date: 2024-09-17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13"/>
          <table:table-cell office:value-type="string" calcext:value-type="string">
            <text:p># Export D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RLM</text:p>
          </table:table-cell>
          <table:table-cell table:style-name="Default" office:value-type="string" calcext:value-type="string">
            <text:p>NR:</text:p>
          </table:table-cell>
          <table:table-cell table:style-name="Default" office:value-type="string" calcext:value-type="string">
            <text:p>DEUTCH</text:p>
          </table:table-cell>
          <table:table-cell table:style-name="Default" office:value-type="string" calcext:value-type="string">
            <text:p>COLOUR:</text:p>
          </table:table-cell>
          <table:table-cell office:value-type="string" calcext:value-type="string">
            <text:p>RAL:</text:p>
          </table:table-cell>
          <table:table-cell office:value-type="string" calcext:value-type="string">
            <text:p>FS:</text:p>
          </table:table-cell>
          <table:table-cell office:value-type="string" calcext:value-type="string">
            <text:p>R/G/B</text:p>
          </table:table-cell>
          <table:table-cell office:value-type="string" calcext:value-type="string">
            <text:p>C/M/Y/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py/Paste this Column to text editor and replace „+“ with 2 tabs and „-“ with 1 tab. Save as GPL and add header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ILBER</text:p>
          </table:table-cell>
          <table:table-cell office:value-type="string" calcext:value-type="string">
            <text:p>SILVER</text:p>
          </table:table-cell>
          <table:table-cell office:value-type="float" office:value="9006" calcext:value-type="float">
            <text:p>9006</text:p>
          </table:table-cell>
          <table:table-cell office:value-type="float" office:value="17178" calcext:value-type="float">
            <text:p>17178</text:p>
          </table:table-cell>
          <table:table-cell office:value-type="string" calcext:value-type="string">
            <text:p>223/223/221</text:p>
          </table:table-cell>
          <table:table-cell office:value-type="string" calcext:value-type="string">
            <text:p>8/6/7/0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51];&quot;-&quot;;[.J51];&quot;-&quot;;[.K51];&quot;+RLM &quot;;[.B51];&quot;: &quot;;[.C51])" office:value-type="string" office:string-value="223-223-221+RLM 1: SILBER" calcext:value-type="string">
            <text:p>223-223-221+RLM 1: SILB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M GRAU</text:p>
          </table:table-cell>
          <table:table-cell office:value-type="string" calcext:value-type="string">
            <text:p>GREY</text:p>
          </table:table-cell>
          <table:table-cell office:value-type="float" office:value="7003" calcext:value-type="float">
            <text:p>7003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122/117/97</text:p>
          </table:table-cell>
          <table:table-cell office:value-type="string" calcext:value-type="string">
            <text:p>48/44/62/2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I52];&quot;-&quot;;[.J52];&quot;-&quot;;[.K52];&quot;+RLM &quot;;[.B52];&quot;: &quot;;[.C52])" office:value-type="string" office:string-value="122-117-97+RLM 2: RLM GRAU" calcext:value-type="string">
            <text:p>122-117-97+RLM 2: RLM 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bergrau</text:p>
          </table:table-cell>
          <table:table-cell table:number-columns-repeated="3"/>
          <table:table-cell office:value-type="string" calcext:value-type="string">
            <text:p>141/150/15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table:number-columns-repeated="6"/>
          <table:table-cell table:formula="of:=CONCATENATE([.I53];&quot;-&quot;;[.J53];&quot;-&quot;;[.K53];&quot;+RLM &quot;;[.B53];&quot;: &quot;;[.C53])" office:value-type="string" office:string-value="141-150-158+RLM 3: Silbergrau" calcext:value-type="string">
            <text:p>141-150-158+RLM 3: Silber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YELLOW</text:p>
          </table:table-cell>
          <table:table-cell office:value-type="float" office:value="1004" calcext:value-type="float">
            <text:p>1004</text:p>
          </table:table-cell>
          <table:table-cell office:value-type="float" office:value="33538" calcext:value-type="float">
            <text:p>33538</text:p>
          </table:table-cell>
          <table:table-cell office:value-type="string" calcext:value-type="string">
            <text:p>246/186/24</text:p>
          </table:table-cell>
          <table:table-cell office:value-type="string" calcext:value-type="string">
            <text:p>2/29/94/0</text:p>
          </table:table-cell>
          <table:table-cell office:value-type="float" office:value="246" calcext:value-type="float">
            <text:p>246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54];&quot;-&quot;;[.J54];&quot;-&quot;;[.K54];&quot;+RLM &quot;;[.B54];&quot;: &quot;;[.C54])" office:value-type="string" office:string-value="246-186-24+RLM 4: GELB" calcext:value-type="string">
            <text:p>246-186-24+RLM 4: GE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FENBEIN</text:p>
          </table:table-cell>
          <table:table-cell office:value-type="string" calcext:value-type="string">
            <text:p>MUSTARD</text:p>
          </table:table-cell>
          <table:table-cell/>
          <table:table-cell office:value-type="float" office:value="33481" calcext:value-type="float">
            <text:p>33481</text:p>
          </table:table-cell>
          <table:table-cell office:value-type="string" calcext:value-type="string">
            <text:p>214/182/104</text:p>
          </table:table-cell>
          <table:table-cell office:value-type="string" calcext:value-type="string">
            <text:p>10/22/68/0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55];&quot;-&quot;;[.J55];&quot;-&quot;;[.K55];&quot;+RLM &quot;;[.B55];&quot;: &quot;;[.C55])" office:value-type="string" office:string-value="214-182-104+RLM 5: ELFENBEIN" calcext:value-type="string">
            <text:p>214-182-104+RLM 5: ELFENBEIN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CONCATENATE([.I56];&quot;-&quot;;[.J56];&quot;-&quot;;[.K56];&quot;+RLM &quot;;[.B56];&quot;: &quot;;[.C56])" office:value-type="string" office:string-value="--+RLM : " calcext:value-type="string">
            <text:p>--+RLM :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WHITE</text:p>
          </table:table-cell>
          <table:table-cell office:value-type="float" office:value="9001" calcext:value-type="float">
            <text:p>9001</text:p>
          </table:table-cell>
          <table:table-cell office:value-type="float" office:value="37886" calcext:value-type="float">
            <text:p>37886</text:p>
          </table:table-cell>
          <table:table-cell office:value-type="string" calcext:value-type="string">
            <text:p>255/255/255</text:p>
          </table:table-cell>
          <table:table-cell office:value-type="string" calcext:value-type="string">
            <text:p>0/0/0/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CONCATENATE([.I57];&quot;-&quot;;[.J57];&quot;-&quot;;[.K57];&quot;+RLM &quot;;[.B57];&quot;: &quot;;[.C57])" office:value-type="string" office:string-value="255-255-255+RLM 21: WEIß" calcext:value-type="string">
            <text:p>255-255-255+RLM 21: WEIß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LACK</text:p>
          </table:table-cell>
          <table:table-cell office:value-type="float" office:value="9004" calcext:value-type="float">
            <text:p>9004</text:p>
          </table:table-cell>
          <table:table-cell office:value-type="float" office:value="37038" calcext:value-type="float">
            <text:p>37038</text:p>
          </table:table-cell>
          <table:table-cell office:value-type="string" calcext:value-type="string">
            <text:p>31/25/23</text:p>
          </table:table-cell>
          <table:table-cell office:value-type="string" calcext:value-type="string">
            <text:p>78/76/77/5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CONCATENATE([.I58];&quot;-&quot;;[.J58];&quot;-&quot;;[.K58];&quot;+RLM &quot;;[.B58];&quot;: &quot;;[.C58])" office:value-type="string" office:string-value="31-25-23+RLM 22: SCHWARZ" calcext:value-type="string">
            <text:p>31-25-23+RLM 22: SCHWAR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D</text:p>
          </table:table-cell>
          <table:table-cell office:value-type="float" office:value="3020" calcext:value-type="float">
            <text:p>3020</text:p>
          </table:table-cell>
          <table:table-cell office:value-type="float" office:value="31136" calcext:value-type="float">
            <text:p>31136</text:p>
          </table:table-cell>
          <table:table-cell office:value-type="string" calcext:value-type="string">
            <text:p>207/49/16</text:p>
          </table:table-cell>
          <table:table-cell office:value-type="string" calcext:value-type="string">
            <text:p>5/95/96/0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59];&quot;-&quot;;[.J59];&quot;-&quot;;[.K59];&quot;+RLM &quot;;[.B59];&quot;: &quot;;[.C59])" office:value-type="string" office:string-value="207-49-16+RLM 23: ROT" calcext:value-type="string">
            <text:p>207-49-16+RLM 23: R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float" office:value="35052" calcext:value-type="float">
            <text:p>35052</text:p>
          </table:table-cell>
          <table:table-cell office:value-type="string" calcext:value-type="string">
            <text:p>28/47/91</text:p>
          </table:table-cell>
          <table:table-cell office:value-type="string" calcext:value-type="string">
            <text:p>96/82/31/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I60];&quot;-&quot;;[.J60];&quot;-&quot;;[.K60];&quot;+RLM &quot;;[.B60];&quot;: &quot;;[.C60])" office:value-type="string" office:string-value="28-47-91+RLM 24: DUNKELBLAU" calcext:value-type="string">
            <text:p>28-47-91+RLM 24: DUNKEL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LLGRÜN</text:p>
          </table:table-cell>
          <table:table-cell office:value-type="string" calcext:value-type="string">
            <text:p>GREEN</text:p>
          </table:table-cell>
          <table:table-cell office:value-type="float" office:value="6000" calcext:value-type="float">
            <text:p>6000</text:p>
          </table:table-cell>
          <table:table-cell office:value-type="float" office:value="24108" calcext:value-type="float">
            <text:p>24108</text:p>
          </table:table-cell>
          <table:table-cell office:value-type="string" calcext:value-type="string">
            <text:p>54/94/97</text:p>
          </table:table-cell>
          <table:table-cell office:value-type="string" calcext:value-type="string">
            <text:p>81/48/55/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I61];&quot;-&quot;;[.J61];&quot;-&quot;;[.K61];&quot;+RLM &quot;;[.B61];&quot;: &quot;;[.C61])" office:value-type="string" office:string-value="54-94-97+RLM 25: HELLGRÜN" calcext:value-type="string">
            <text:p>54-94-97+RLM 25: HELL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BROWN</text:p>
          </table:table-cell>
          <table:table-cell office:value-type="float" office:value="8004" calcext:value-type="float">
            <text:p>8004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143/67/32</text:p>
          </table:table-cell>
          <table:table-cell office:value-type="string" calcext:value-type="string">
            <text:p>34/85/96/1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I62];&quot;-&quot;;[.J62];&quot;-&quot;;[.K62];&quot;+RLM &quot;;[.B62];&quot;: &quot;;[.C62])" office:value-type="string" office:string-value="143-67-32+RLM 26: BRAUN" calcext:value-type="string">
            <text:p>143-67-32+RLM 26: BRA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YELLOW</text:p>
          </table:table-cell>
          <table:table-cell office:value-type="float" office:value="1021" calcext:value-type="float">
            <text:p>1021</text:p>
          </table:table-cell>
          <table:table-cell office:value-type="float" office:value="33637" calcext:value-type="float">
            <text:p>33637</text:p>
          </table:table-cell>
          <table:table-cell office:value-type="string" calcext:value-type="string">
            <text:p>252/229/99</text:p>
          </table:table-cell>
          <table:table-cell office:value-type="string" calcext:value-type="string">
            <text:p>3/9/74/0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63];&quot;-&quot;;[.J63];&quot;-&quot;;[.K63];&quot;+RLM &quot;;[.B63];&quot;: &quot;;[.C63])" office:value-type="string" office:string-value="252-229-99+RLM 27: GELB" calcext:value-type="string">
            <text:p>252-229-99+RLM 27: GE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EINROT</text:p>
          </table:table-cell>
          <table:table-cell office:value-type="string" calcext:value-type="string">
            <text:p>MAROON</text:p>
          </table:table-cell>
          <table:table-cell/>
          <table:table-cell office:value-type="float" office:value="20061" calcext:value-type="float">
            <text:p>20061</text:p>
          </table:table-cell>
          <table:table-cell office:value-type="string" calcext:value-type="string">
            <text:p>59/17/3</text:p>
          </table:table-cell>
          <table:table-cell office:value-type="string" calcext:value-type="string">
            <text:p>63/95/94/2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CONCATENATE([.I64];&quot;-&quot;;[.J64];&quot;-&quot;;[.K64];&quot;+RLM &quot;;[.B64];&quot;: &quot;;[.C64])" office:value-type="string" office:string-value="59-17-3+RLM 28: WEINROT" calcext:value-type="string">
            <text:p>59-17-3+RLM 28: WEINROT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CONCATENATE([.I65];&quot;-&quot;;[.J65];&quot;-&quot;;[.K65];&quot;+RLM &quot;;[.B65];&quot;: &quot;;[.C65])" office:value-type="string" office:string-value="--+RLM : " calcext:value-type="string">
            <text:p>--+RLM : 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CONCATENATE([.I66];&quot;-&quot;;[.J66];&quot;-&quot;;[.K66];&quot;+RLM &quot;;[.B66];&quot;: &quot;;[.C66])" office:value-type="string" office:string-value="--+RLM : " calcext:value-type="string">
            <text:p>--+RLM :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DARKBROWN</text:p>
          </table:table-cell>
          <table:table-cell office:value-type="float" office:value="8019" calcext:value-type="float">
            <text:p>8019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64/55/48</text:p>
          </table:table-cell>
          <table:table-cell office:value-type="string" calcext:value-type="string">
            <text:p>71/71/78/2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CONCATENATE([.I67];&quot;-&quot;;[.J67];&quot;-&quot;;[.K67];&quot;+RLM &quot;;[.B67];&quot;: &quot;;[.C67])" office:value-type="string" office:string-value="64-55-48+RLM 61: DUNKELBRAUN" calcext:value-type="string">
            <text:p>64-55-48+RLM 61: DUNKELBRA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GREEN</text:p>
          </table:table-cell>
          <table:table-cell office:value-type="float" office:value="6003" calcext:value-type="float">
            <text:p>6003</text:p>
          </table:table-cell>
          <table:table-cell office:value-type="float" office:value="34159" calcext:value-type="float">
            <text:p>34159</text:p>
          </table:table-cell>
          <table:table-cell office:value-type="string" calcext:value-type="string">
            <text:p>73/70/49</text:p>
          </table:table-cell>
          <table:table-cell office:value-type="string" calcext:value-type="string">
            <text:p>67/62/85/2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CONCATENATE([.I68];&quot;-&quot;;[.J68];&quot;-&quot;;[.K68];&quot;+RLM &quot;;[.B68];&quot;: &quot;;[.C68])" office:value-type="string" office:string-value="73-70-49+RLM 62: GRÜN" calcext:value-type="string">
            <text:p>73-70-49+RLM 62: 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63v.1</text:p>
          </table:table-cell>
          <table:table-cell office:value-type="string" calcext:value-type="string">
            <text:p>GRÜNGRAU</text:p>
          </table:table-cell>
          <table:table-cell office:value-type="string" calcext:value-type="string">
            <text:p>GREEN-GREY</text:p>
          </table:table-cell>
          <table:table-cell/>
          <table:table-cell office:value-type="float" office:value="36307" calcext:value-type="float">
            <text:p>36307</text:p>
          </table:table-cell>
          <table:table-cell office:value-type="string" calcext:value-type="string">
            <text:p>151/163/158</text:p>
          </table:table-cell>
          <table:table-cell office:value-type="string" calcext:value-type="string">
            <text:p>31/20/27/6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I69];&quot;-&quot;;[.J69];&quot;-&quot;;[.K69];&quot;+RLM &quot;;[.B69];&quot;: &quot;;[.C69])" office:value-type="string" office:string-value="151-163-158+RLM 63v.1: GRÜNGRAU" calcext:value-type="string">
            <text:p>151-163-158+RLM 63v.1: GRÜN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63v.2</text:p>
          </table:table-cell>
          <table:table-cell office:value-type="string" calcext:value-type="string">
            <text:p>LICHTGRAU</text:p>
          </table:table-cell>
          <table:table-cell office:value-type="string" calcext:value-type="string">
            <text:p>LIGHTGREY</text:p>
          </table:table-cell>
          <table:table-cell office:value-type="float" office:value="7033" calcext:value-type="float">
            <text:p>7033</text:p>
          </table:table-cell>
          <table:table-cell office:value-type="float" office:value="36492" calcext:value-type="float">
            <text:p>36492</text:p>
          </table:table-cell>
          <table:table-cell office:value-type="string" calcext:value-type="string">
            <text:p>163/160/172</text:p>
          </table:table-cell>
          <table:table-cell office:value-type="string" calcext:value-type="string">
            <text:p>29/25/19/0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70];&quot;-&quot;;[.J70];&quot;-&quot;;[.K70];&quot;+RLM &quot;;[.B70];&quot;: &quot;;[.C70])" office:value-type="string" office:string-value="163-160-172+RLM 63v.2: LICHTGRAU" calcext:value-type="string">
            <text:p>163-160-172+RLM 63v.2: LICHT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65v.1</text:p>
          </table:table-cell>
          <table:table-cell office:value-type="string" calcext:value-type="string">
            <text:p>HELLBLAU</text:p>
          </table:table-cell>
          <table:table-cell office:value-type="string" calcext:value-type="string">
            <text:p>LIGHTBLUE</text:p>
          </table:table-cell>
          <table:table-cell/>
          <table:table-cell office:value-type="float" office:value="26329" calcext:value-type="float">
            <text:p>26329</text:p>
          </table:table-cell>
          <table:table-cell office:value-type="string" calcext:value-type="string">
            <text:p>198/219/226</text:p>
          </table:table-cell>
          <table:table-cell office:value-type="string" calcext:value-type="string">
            <text:p>20/6/10/0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71];&quot;-&quot;;[.J71];&quot;-&quot;;[.K71];&quot;+RLM &quot;;[.B71];&quot;: &quot;;[.C71])" office:value-type="string" office:string-value="198-219-226+RLM 65v.1: HELLBLAU" calcext:value-type="string">
            <text:p>198-219-226+RLM 65v.1: HELL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65v.2</text:p>
          </table:table-cell>
          <table:table-cell office:value-type="string" calcext:value-type="string">
            <text:p>GRAUBLAU</text:p>
          </table:table-cell>
          <table:table-cell office:value-type="string" calcext:value-type="string">
            <text:p>GREYBLUE</text:p>
          </table:table-cell>
          <table:table-cell/>
          <table:table-cell office:value-type="float" office:value="35414" calcext:value-type="float">
            <text:p>35414</text:p>
          </table:table-cell>
          <table:table-cell office:value-type="string" calcext:value-type="string">
            <text:p>150/158/159</text:p>
          </table:table-cell>
          <table:table-cell office:value-type="string" calcext:value-type="string">
            <text:p>35/24/25/0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72];&quot;-&quot;;[.J72];&quot;-&quot;;[.K72];&quot;+RLM &quot;;[.B72];&quot;: &quot;;[.C72])" office:value-type="string" office:string-value="150-158-159+RLM 65v.2: GRAUBLAU" calcext:value-type="string">
            <text:p>150-158-159+RLM 65v.2: GRAU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BLACK-GREY</text:p>
          </table:table-cell>
          <table:table-cell office:value-type="float" office:value="7021" calcext:value-type="float">
            <text:p>702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53/56/51</text:p>
          </table:table-cell>
          <table:table-cell office:value-type="string" calcext:value-type="string">
            <text:p>76/64/71/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CONCATENATE([.I73];&quot;-&quot;;[.J73];&quot;-&quot;;[.K73];&quot;+RLM &quot;;[.B73];&quot;: &quot;;[.C73])" office:value-type="string" office:string-value="53-56-51+RLM 66: SCHWARZGRAU" calcext:value-type="string">
            <text:p>53-56-51+RLM 66: SCHWARZ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HWARZGRÜN</text:p>
          </table:table-cell>
          <table:table-cell office:value-type="string" calcext:value-type="string">
            <text:p>BLACK-GREEN</text:p>
          </table:table-cell>
          <table:table-cell/>
          <table:table-cell office:value-type="float" office:value="34052" calcext:value-type="float">
            <text:p>34052</text:p>
          </table:table-cell>
          <table:table-cell office:value-type="string" calcext:value-type="string">
            <text:p>56/62/50</text:p>
          </table:table-cell>
          <table:table-cell office:value-type="string" calcext:value-type="string">
            <text:p>75/62/79/2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CONCATENATE([.I74];&quot;-&quot;;[.J74];&quot;-&quot;;[.K74];&quot;+RLM &quot;;[.B74];&quot;: &quot;;[.C74])" office:value-type="string" office:string-value="56-62-50+RLM 70: SCHWARZGRÜN" calcext:value-type="string">
            <text:p>56-62-50+RLM 70: SCHWARZ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UNKELGRÜN</text:p>
          </table:table-cell>
          <table:table-cell office:value-type="string" calcext:value-type="string">
            <text:p>DARKGREEN</text:p>
          </table:table-cell>
          <table:table-cell/>
          <table:table-cell office:value-type="float" office:value="34079" calcext:value-type="float">
            <text:p>34079</text:p>
          </table:table-cell>
          <table:table-cell office:value-type="string" calcext:value-type="string">
            <text:p>82/88/66</text:p>
          </table:table-cell>
          <table:table-cell office:value-type="string" calcext:value-type="string">
            <text:p>66/54/79/1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CONCATENATE([.I75];&quot;-&quot;;[.J75];&quot;-&quot;;[.K75];&quot;+RLM &quot;;[.B75];&quot;: &quot;;[.C75])" office:value-type="string" office:string-value="82-88-66+RLM 71: DUNKELGRÜN" calcext:value-type="string">
            <text:p>82-88-66+RLM 71: DUNKEL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4058" calcext:value-type="float">
            <text:p>34058</text:p>
          </table:table-cell>
          <table:table-cell office:value-type="string" calcext:value-type="string">
            <text:p>50/61/58</text:p>
          </table:table-cell>
          <table:table-cell office:value-type="string" calcext:value-type="string">
            <text:p>80/62/69/2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CONCATENATE([.I76];&quot;-&quot;;[.J76];&quot;-&quot;;[.K76];&quot;+RLM &quot;;[.B76];&quot;: &quot;;[.C76])" office:value-type="string" office:string-value="50-61-58+RLM 72: GRÜN" calcext:value-type="string">
            <text:p>50-61-58+RLM 72: 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4092" calcext:value-type="float">
            <text:p>34092</text:p>
          </table:table-cell>
          <table:table-cell office:value-type="string" calcext:value-type="string">
            <text:p>63/69/57</text:p>
          </table:table-cell>
          <table:table-cell office:value-type="string" calcext:value-type="string">
            <text:p>74/60/76/2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CONCATENATE([.I77];&quot;-&quot;;[.J77];&quot;-&quot;;[.K77];&quot;+RLM &quot;;[.B77];&quot;: &quot;;[.C77])" office:value-type="string" office:string-value="63-69-57+RLM 73: GRÜN" calcext:value-type="string">
            <text:p>63-69-57+RLM 73: 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74v.1</text:p>
          </table:table-cell>
          <table:table-cell office:value-type="string" calcext:value-type="string">
            <text:p>GRÜNGRAU</text:p>
          </table:table-cell>
          <table:table-cell office:value-type="string" calcext:value-type="string">
            <text:p>GREY-GREEN</text:p>
          </table:table-cell>
          <table:table-cell/>
          <table:table-cell office:value-type="float" office:value="36081" calcext:value-type="float">
            <text:p>36081</text:p>
          </table:table-cell>
          <table:table-cell office:value-type="string" calcext:value-type="string">
            <text:p>56/60/59</text:p>
          </table:table-cell>
          <table:table-cell office:value-type="string" calcext:value-type="string">
            <text:p>77/63/65/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CONCATENATE([.I78];&quot;-&quot;;[.J78];&quot;-&quot;;[.K78];&quot;+RLM &quot;;[.B78];&quot;: &quot;;[.C78])" office:value-type="string" office:string-value="56-60-59+RLM 74v.1: GRÜNGRAU" calcext:value-type="string">
            <text:p>56-60-59+RLM 74v.1: GRÜN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74v.2</text:p>
          </table:table-cell>
          <table:table-cell office:value-type="string" calcext:value-type="string">
            <text:p>GRÜNGRAU</text:p>
          </table:table-cell>
          <table:table-cell office:value-type="string" calcext:value-type="string">
            <text:p>GREY-GREEN</text:p>
          </table:table-cell>
          <table:table-cell/>
          <table:table-cell office:value-type="float" office:value="16099" calcext:value-type="float">
            <text:p>16099</text:p>
          </table:table-cell>
          <table:table-cell office:value-type="string" calcext:value-type="string">
            <text:p>88/101/107</text:p>
          </table:table-cell>
          <table:table-cell office:value-type="string" calcext:value-type="string">
            <text:p>67/52/51/6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I79];&quot;-&quot;;[.J79];&quot;-&quot;;[.K79];&quot;+RLM &quot;;[.B79];&quot;: &quot;;[.C79])" office:value-type="string" office:string-value="88-101-107+RLM 74v.2: GRÜNGRAU" calcext:value-type="string">
            <text:p>88-101-107+RLM 74v.2: GRÜN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UVIOLETT</text:p>
          </table:table-cell>
          <table:table-cell office:value-type="string" calcext:value-type="string">
            <text:p>VIOLETGREY</text:p>
          </table:table-cell>
          <table:table-cell/>
          <table:table-cell office:value-type="float" office:value="26231" calcext:value-type="float">
            <text:p>26231</text:p>
          </table:table-cell>
          <table:table-cell office:value-type="string" calcext:value-type="string">
            <text:p>101/93/92</text:p>
          </table:table-cell>
          <table:table-cell office:value-type="string" calcext:value-type="string">
            <text:p>60/55/55/6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I80];&quot;-&quot;;[.J80];&quot;-&quot;;[.K80];&quot;+RLM &quot;;[.B80];&quot;: &quot;;[.C80])" office:value-type="string" office:string-value="101-93-92+RLM 75: GRAUVIOLETT" calcext:value-type="string">
            <text:p>101-93-92+RLM 75: GRAUVIOLET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ICHTBLAU</text:p>
          </table:table-cell>
          <table:table-cell office:value-type="string" calcext:value-type="string">
            <text:p>LIGHTBLUE</text:p>
          </table:table-cell>
          <table:table-cell/>
          <table:table-cell office:value-type="float" office:value="36473" calcext:value-type="float">
            <text:p>36473</text:p>
          </table:table-cell>
          <table:table-cell office:value-type="string" calcext:value-type="string">
            <text:p>201/209/210</text:p>
          </table:table-cell>
          <table:table-cell office:value-type="string" calcext:value-type="string">
            <text:p>16/9/11/0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81];&quot;-&quot;;[.J81];&quot;-&quot;;[.K81];&quot;+RLM &quot;;[.B81];&quot;: &quot;;[.C81])" office:value-type="string" office:string-value="201-209-210+RLM 76: LICHTBLAU" calcext:value-type="string">
            <text:p>201-209-210+RLM 76: LICHT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LIGHTGREY</text:p>
          </table:table-cell>
          <table:table-cell office:value-type="float" office:value="7035" calcext:value-type="float">
            <text:p>7035</text:p>
          </table:table-cell>
          <table:table-cell office:value-type="float" office:value="36492" calcext:value-type="float">
            <text:p>36492</text:p>
          </table:table-cell>
          <table:table-cell office:value-type="string" calcext:value-type="string">
            <text:p>229/231/231</text:p>
          </table:table-cell>
          <table:table-cell office:value-type="string" calcext:value-type="string">
            <text:p>7/4/5/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82];&quot;-&quot;;[.J82];&quot;-&quot;;[.K82];&quot;+RLM &quot;;[.B82];&quot;: &quot;;[.C82])" office:value-type="string" office:string-value="229-231-231+RLM 77: HELLGRAU" calcext:value-type="string">
            <text:p>229-231-231+RLM 77: HELLGR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ELLBLAU</text:p>
          </table:table-cell>
          <table:table-cell office:value-type="string" calcext:value-type="string">
            <text:p>BRIGHTBLUE</text:p>
          </table:table-cell>
          <table:table-cell/>
          <table:table-cell office:value-type="float" office:value="35414" calcext:value-type="float">
            <text:p>35414</text:p>
          </table:table-cell>
          <table:table-cell office:value-type="string" calcext:value-type="string">
            <text:p>114/137/131</text:p>
          </table:table-cell>
          <table:table-cell office:value-type="string" calcext:value-type="string">
            <text:p>52/29/42/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I83];&quot;-&quot;;[.J83];&quot;-&quot;;[.K83];&quot;+RLM &quot;;[.B83];&quot;: &quot;;[.C83])" office:value-type="string" office:string-value="114-137-131+RLM 78: HELLBLAU" calcext:value-type="string">
            <text:p>114-137-131+RLM 78: HELL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DGELB</text:p>
          </table:table-cell>
          <table:table-cell office:value-type="string" calcext:value-type="string">
            <text:p>SAND-YELLOW</text:p>
          </table:table-cell>
          <table:table-cell/>
          <table:table-cell office:value-type="float" office:value="33434" calcext:value-type="float">
            <text:p>33434</text:p>
          </table:table-cell>
          <table:table-cell office:value-type="string" calcext:value-type="string">
            <text:p>183/125/66</text:p>
          </table:table-cell>
          <table:table-cell office:value-type="string" calcext:value-type="string">
            <text:p>19/51/85/0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84];&quot;-&quot;;[.J84];&quot;-&quot;;[.K84];&quot;+RLM &quot;;[.B84];&quot;: &quot;;[.C84])" office:value-type="string" office:string-value="183-125-66+RLM 79: SANDGELB" calcext:value-type="string">
            <text:p>183-125-66+RLM 79: SANDGE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DBRAUN</text:p>
          </table:table-cell>
          <table:table-cell office:value-type="string" calcext:value-type="string">
            <text:p>SAND-BROWN</text:p>
          </table:table-cell>
          <table:table-cell/>
          <table:table-cell office:value-type="float" office:value="30129" calcext:value-type="float">
            <text:p>30129</text:p>
          </table:table-cell>
          <table:table-cell office:value-type="string" calcext:value-type="string">
            <text:p>99/76/42</text:p>
          </table:table-cell>
          <table:table-cell office:value-type="string" calcext:value-type="string">
            <text:p>55/69/93/11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CONCATENATE([.I85];&quot;-&quot;;[.J85];&quot;-&quot;;[.K85];&quot;+RLM &quot;;[.B85];&quot;: &quot;;[.C85])" office:value-type="string" office:string-value="99-76-42+RLM 79: SANDBRAUN" calcext:value-type="string">
            <text:p>99-76-42+RLM 79: SANDBRA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LIVGRÜN</text:p>
          </table:table-cell>
          <table:table-cell office:value-type="string" calcext:value-type="string">
            <text:p>OLIVE-GREEN</text:p>
          </table:table-cell>
          <table:table-cell/>
          <table:table-cell office:value-type="float" office:value="34096" calcext:value-type="float">
            <text:p>34096</text:p>
          </table:table-cell>
          <table:table-cell office:value-type="string" calcext:value-type="string">
            <text:p>32/52/31</text:p>
          </table:table-cell>
          <table:table-cell office:value-type="string" calcext:value-type="string">
            <text:p>86/59/88/3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CONCATENATE([.I86];&quot;-&quot;;[.J86];&quot;-&quot;;[.K86];&quot;+RLM &quot;;[.B86];&quot;: &quot;;[.C86])" office:value-type="string" office:string-value="32-52-31+RLM 80: OLIVGRÜN" calcext:value-type="string">
            <text:p>32-52-31+RLM 80: OLIV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1v.1</text:p>
          </table:table-cell>
          <table:table-cell office:value-type="string" calcext:value-type="string">
            <text:p>BRAUNVIOLETT</text:p>
          </table:table-cell>
          <table:table-cell office:value-type="string" calcext:value-type="string">
            <text:p>BROWN-VIOLET</text:p>
          </table:table-cell>
          <table:table-cell/>
          <table:table-cell office:value-type="float" office:value="30118" calcext:value-type="float">
            <text:p>30118</text:p>
          </table:table-cell>
          <table:table-cell office:value-type="string" calcext:value-type="string">
            <text:p>65/63/50</text:p>
          </table:table-cell>
          <table:table-cell office:value-type="string" calcext:value-type="string">
            <text:p>71/64/80/2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CONCATENATE([.I87];&quot;-&quot;;[.J87];&quot;-&quot;;[.K87];&quot;+RLM &quot;;[.B87];&quot;: &quot;;[.C87])" office:value-type="string" office:string-value="65-63-50+RLM 81v.1: BRAUNVIOLETT" calcext:value-type="string">
            <text:p>65-63-50+RLM 81v.1: BRAUNVIOLET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1v.2</text:p>
          </table:table-cell>
          <table:table-cell office:value-type="string" calcext:value-type="string">
            <text:p>BRAUNVIOLETT</text:p>
          </table:table-cell>
          <table:table-cell office:value-type="string" calcext:value-type="string">
            <text:p>BROWN-VIOLET</text:p>
          </table:table-cell>
          <table:table-cell/>
          <table:table-cell office:value-type="float" office:value="30045" calcext:value-type="float">
            <text:p>30045</text:p>
          </table:table-cell>
          <table:table-cell office:value-type="string" calcext:value-type="string">
            <text:p>56/35/30</text:p>
          </table:table-cell>
          <table:table-cell office:value-type="string" calcext:value-type="string">
            <text:p>69/85/86/3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CONCATENATE([.I88];&quot;-&quot;;[.J88];&quot;-&quot;;[.K88];&quot;+RLM &quot;;[.B88];&quot;: &quot;;[.C88])" office:value-type="string" office:string-value="56-35-30+RLM 81v.2: BRAUNVIOLETT" calcext:value-type="string">
            <text:p>56-35-30+RLM 81v.2: BRAUNVIOLET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1v.3</text:p>
          </table:table-cell>
          <table:table-cell office:value-type="string" calcext:value-type="string">
            <text:p>BRAUNVIOLETT</text:p>
          </table:table-cell>
          <table:table-cell office:value-type="string" calcext:value-type="string">
            <text:p>BROWN-VIOLET</text:p>
          </table:table-cell>
          <table:table-cell/>
          <table:table-cell office:value-type="float" office:value="34086" calcext:value-type="float">
            <text:p>34086</text:p>
          </table:table-cell>
          <table:table-cell office:value-type="string" calcext:value-type="string">
            <text:p>29/12/6</text:p>
          </table:table-cell>
          <table:table-cell office:value-type="string" calcext:value-type="string">
            <text:p>76/84/82/5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CONCATENATE([.I89];&quot;-&quot;;[.J89];&quot;-&quot;;[.K89];&quot;+RLM &quot;;[.B89];&quot;: &quot;;[.C89])" office:value-type="string" office:string-value="29-12-6+RLM 81v.3: BRAUNVIOLETT" calcext:value-type="string">
            <text:p>29-12-6+RLM 81v.3: BRAUNVIOLET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2v.1</text:p>
          </table:table-cell>
          <table:table-cell office:value-type="string" calcext:value-type="string">
            <text:p>LICHTGRÜN</text:p>
          </table:table-cell>
          <table:table-cell office:value-type="string" calcext:value-type="string">
            <text:p>LIGHTGREEN</text:p>
          </table:table-cell>
          <table:table-cell office:value-type="float" office:value="6003" calcext:value-type="float">
            <text:p>6003</text:p>
          </table:table-cell>
          <table:table-cell office:value-type="float" office:value="34128" calcext:value-type="float">
            <text:p>34128</text:p>
          </table:table-cell>
          <table:table-cell office:value-type="string" calcext:value-type="string">
            <text:p>61/71/56</text:p>
          </table:table-cell>
          <table:table-cell office:value-type="string" calcext:value-type="string">
            <text:p>75/58/80/2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CONCATENATE([.I90];&quot;-&quot;;[.J90];&quot;-&quot;;[.K90];&quot;+RLM &quot;;[.B90];&quot;: &quot;;[.C90])" office:value-type="string" office:string-value="61-71-56+RLM 82v.1: LICHTGRÜN" calcext:value-type="string">
            <text:p>61-71-56+RLM 82v.1: LICHT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2v.2</text:p>
          </table:table-cell>
          <table:table-cell office:value-type="string" calcext:value-type="string">
            <text:p>DUNKELGRÜN</text:p>
          </table:table-cell>
          <table:table-cell office:value-type="string" calcext:value-type="string">
            <text:p>DARKGREEN</text:p>
          </table:table-cell>
          <table:table-cell table:number-columns-repeated="2"/>
          <table:table-cell office:value-type="string" calcext:value-type="string">
            <text:p>49/55/33</text:p>
          </table:table-cell>
          <table:table-cell office:value-type="string" calcext:value-type="string">
            <text:p>76/62/89/3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CONCATENATE([.I91];&quot;-&quot;;[.J91];&quot;-&quot;;[.K91];&quot;+RLM &quot;;[.B91];&quot;: &quot;;[.C91])" office:value-type="string" office:string-value="49-55-33+RLM 82v.2: DUNKELGRÜN" calcext:value-type="string">
            <text:p>49-55-33+RLM 82v.2: DUNKEL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3v.1</text:p>
          </table:table-cell>
          <table:table-cell office:value-type="string" calcext:value-type="string">
            <text:p>DUNKELGRÜN</text:p>
          </table:table-cell>
          <table:table-cell office:value-type="string" calcext:value-type="string">
            <text:p>DARKGREEN</text:p>
          </table:table-cell>
          <table:table-cell office:value-type="float" office:value="6006" calcext:value-type="float">
            <text:p>6006</text:p>
          </table:table-cell>
          <table:table-cell office:value-type="float" office:value="34083" calcext:value-type="float">
            <text:p>34083</text:p>
          </table:table-cell>
          <table:table-cell office:value-type="string" calcext:value-type="string">
            <text:p>77/98/69</text:p>
          </table:table-cell>
          <table:table-cell office:value-type="string" calcext:value-type="string">
            <text:p>69/47/81/8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I92];&quot;-&quot;;[.J92];&quot;-&quot;;[.K92];&quot;+RLM &quot;;[.B92];&quot;: &quot;;[.C92])" office:value-type="string" office:string-value="77-98-69+RLM 83v.1: DUNKELGRÜN" calcext:value-type="string">
            <text:p>77-98-69+RLM 83v.1: DUNKELGRÜ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3v.2</text:p>
          </table:table-cell>
          <table:table-cell office:value-type="string" calcext:value-type="string">
            <text:p>GRAUOLIV</text:p>
          </table:table-cell>
          <table:table-cell office:value-type="string" calcext:value-type="string">
            <text:p>OLIVEGREY</text:p>
          </table:table-cell>
          <table:table-cell table:number-columns-repeated="2"/>
          <table:table-cell office:value-type="string" calcext:value-type="string">
            <text:p>6/9/0</text:p>
          </table:table-cell>
          <table:table-cell office:value-type="string" calcext:value-type="string">
            <text:p>84/72/76/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I93];&quot;-&quot;;[.J93];&quot;-&quot;;[.K93];&quot;+RLM &quot;;[.B93];&quot;: &quot;;[.C93])" office:value-type="string" office:string-value="6-9-0+RLM 83v.2: GRAUOLIV" calcext:value-type="string">
            <text:p>6-9-0+RLM 83v.2: GRAUOLI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3v.3</text:p>
          </table:table-cell>
          <table:table-cell office:value-type="string" calcext:value-type="string">
            <text:p>DUNKELOLIV</text:p>
          </table:table-cell>
          <table:table-cell office:value-type="string" calcext:value-type="string">
            <text:p>DARKOLIVE</text:p>
          </table:table-cell>
          <table:table-cell/>
          <table:table-cell office:value-type="float" office:value="34083" calcext:value-type="float">
            <text:p>34083</text:p>
          </table:table-cell>
          <table:table-cell office:value-type="string" calcext:value-type="string">
            <text:p>19/23/6</text:p>
          </table:table-cell>
          <table:table-cell office:value-type="string" calcext:value-type="string">
            <text:p>83/71/81/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I94];&quot;-&quot;;[.J94];&quot;-&quot;;[.K94];&quot;+RLM &quot;;[.B94];&quot;: &quot;;[.C94])" office:value-type="string" office:string-value="19-23-6+RLM 83v.3: DUNKELOLIV" calcext:value-type="string">
            <text:p>19-23-6+RLM 83v.3: DUNKELOLI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4v.1</text:p>
          </table:table-cell>
          <table:table-cell office:value-type="string" calcext:value-type="string">
            <text:p>GRAUBLAU</text:p>
          </table:table-cell>
          <table:table-cell office:value-type="string" calcext:value-type="string">
            <text:p>GREEN-BLUE</text:p>
          </table:table-cell>
          <table:table-cell/>
          <table:table-cell office:value-type="float" office:value="35622" calcext:value-type="float">
            <text:p>35622</text:p>
          </table:table-cell>
          <table:table-cell office:value-type="string" calcext:value-type="string">
            <text:p>164/184/173</text:p>
          </table:table-cell>
          <table:table-cell office:value-type="string" calcext:value-type="string">
            <text:p>28/12/25/0</text:p>
          </table:table-cell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95];&quot;-&quot;;[.J95];&quot;-&quot;;[.K95];&quot;+RLM &quot;;[.B95];&quot;: &quot;;[.C95])" office:value-type="string" office:string-value="164-184-173+RLM 84v.1: GRAUBLAU" calcext:value-type="string">
            <text:p>164-184-173+RLM 84v.1: GRAU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4v.2</text:p>
          </table:table-cell>
          <table:table-cell office:value-type="string" calcext:value-type="string">
            <text:p>GRAUBLAU</text:p>
          </table:table-cell>
          <table:table-cell office:value-type="string" calcext:value-type="string">
            <text:p>GREEN-BLUE</text:p>
          </table:table-cell>
          <table:table-cell/>
          <table:table-cell office:value-type="float" office:value="34432" calcext:value-type="float">
            <text:p>34432</text:p>
          </table:table-cell>
          <table:table-cell office:value-type="string" calcext:value-type="string">
            <text:p>191/209/163</text:p>
          </table:table-cell>
          <table:table-cell office:value-type="string" calcext:value-type="string">
            <text:p>19/7/37/0</text:p>
          </table:table-cell>
          <table:table-cell office:value-type="float" office:value="191" calcext:value-type="float">
            <text:p>191</text:p>
          </table:table-cell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96];&quot;-&quot;;[.J96];&quot;-&quot;;[.K96];&quot;+RLM &quot;;[.B96];&quot;: &quot;;[.C96])" office:value-type="string" office:string-value="191-209-163+RLM 84v.2: GRAUBLAU" calcext:value-type="string">
            <text:p>191-209-163+RLM 84v.2: GRAU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string" calcext:value-type="string">
            <text:p>84v.3</text:p>
          </table:table-cell>
          <table:table-cell office:value-type="string" calcext:value-type="string">
            <text:p>GRAUBLAU</text:p>
          </table:table-cell>
          <table:table-cell office:value-type="string" calcext:value-type="string">
            <text:p>GREEN-BLUE</text:p>
          </table:table-cell>
          <table:table-cell/>
          <table:table-cell office:value-type="float" office:value="34554" calcext:value-type="float">
            <text:p>34554</text:p>
          </table:table-cell>
          <table:table-cell office:value-type="string" calcext:value-type="string">
            <text:p>164/189/172</text:p>
          </table:table-cell>
          <table:table-cell office:value-type="string" calcext:value-type="string">
            <text:p>28/10/28/0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I97];&quot;-&quot;;[.J97];&quot;-&quot;;[.K97];&quot;+RLM &quot;;[.B97];&quot;: &quot;;[.C97])" office:value-type="string" office:string-value="164-189-172+RLM 84v.3: GRAUBLAU" calcext:value-type="string">
            <text:p>164-189-172+RLM 84v.3: GRAUBL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4138" calcext:value-type="float">
            <text:p>34138</text:p>
          </table:table-cell>
          <table:table-cell office:value-type="string" calcext:value-type="string">
            <text:p>95/124/58</text:p>
          </table:table-cell>
          <table:table-cell office:value-type="string" calcext:value-type="string">
            <text:p>62/33/93/3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I98];&quot;-&quot;;[.J98];&quot;-&quot;;[.K98];&quot;+RLM &quot;;[.B98];&quot;: &quot;;[.C98])" office:value-type="string" office:string-value="95-124-58+RLM 99: GRÜN" calcext:value-type="string">
            <text:p>95-124-58+RLM 99: GRÜN</text:p>
          </table:table-cell>
          <table:table-cell table:number-columns-repeated="9"/>
        </table:table-row>
      </table:table>
      <table:table table:name="WH-Colors" table:style-name="ta1">
        <table:table-column table:style-name="co2" table:number-columns-repeated="5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GIMP-PALETT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ame: WH Farben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# Version: 1.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# Date: 2024-09-17</text:p>
          </table:table-cell>
        </table:table-row>
        <table:table-row table:style-name="ro1">
          <table:table-cell office:value-type="string" calcext:value-type="string">
            <text:p>RAL</text:p>
          </table:table-cell>
          <table:table-cell office:value-type="string" calcext:value-type="string">
            <text:p>verfügb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 Export DE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table:formula="of:=COM.MICROSOFT.XLOOKUP([.A7];[$'Ral-Colors'.A$6:.A$223];[$'Ral-Colors'.D$6:.D$223];&quot;#&quot;)" office:value-type="string" office:string-value="#5C5E4C" calcext:value-type="string">
            <text:p>#5C5E4C</text:p>
          </table:table-cell>
          <table:table-cell table:formula="of:=LOOKUP([.A7];[$'Ral-Colors'.A$6:.A$223];[$'Ral-Colors'.E$6:.E$223])" office:value-type="float" office:value="92" calcext:value-type="float">
            <text:p>92</text:p>
          </table:table-cell>
          <table:table-cell table:formula="of:=LOOKUP([.A7];[$'Ral-Colors'.A$6:.A$223];[$'Ral-Colors'.F$6:.F$223])" office:value-type="float" office:value="94" calcext:value-type="float">
            <text:p>94</text:p>
          </table:table-cell>
          <table:table-cell table:formula="of:=LOOKUP([.A7];[$'Ral-Colors'.A$6:.A$223];[$'Ral-Colors'.G$6:.G$223])" office:value-type="float" office:value="76" calcext:value-type="float">
            <text:p>76</text:p>
          </table:table-cell>
          <table:table-cell office:value-type="string" calcext:value-type="string">
            <text:p>Olivgrün – ab 1943</text:p>
          </table:table-cell>
          <table:table-cell/>
          <table:table-cell table:formula="of:=CONCATENATE([.C7];&quot;-&quot;;[.D7];&quot;-&quot;;[.E7];&quot;+&quot;;[.F7])" office:value-type="string" office:string-value="92-94-76+Olivgrün – ab 1943" calcext:value-type="string">
            <text:p>92-94-76+Olivgrün – ab 1943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COM.MICROSOFT.XLOOKUP([.A8];[$'Ral-Colors'.A$6:.A$223];[$'Ral-Colors'.D$6:.D$223];&quot;#&quot;)" office:value-type="string" office:string-value="#7D6A4F" calcext:value-type="string">
            <text:p>#7D6A4F</text:p>
          </table:table-cell>
          <table:table-cell table:formula="of:=LOOKUP([.A8];[$'Ral-Colors'.A$6:.A$223];[$'Ral-Colors'.E$6:.E$223])" office:value-type="float" office:value="125" calcext:value-type="float">
            <text:p>125</text:p>
          </table:table-cell>
          <table:table-cell table:formula="of:=LOOKUP([.A8];[$'Ral-Colors'.A$6:.A$223];[$'Ral-Colors'.F$6:.F$223])" office:value-type="float" office:value="106" calcext:value-type="float">
            <text:p>106</text:p>
          </table:table-cell>
          <table:table-cell table:formula="of:=LOOKUP([.A8];[$'Ral-Colors'.A$6:.A$223];[$'Ral-Colors'.G$6:.G$223])" office:value-type="float" office:value="79" calcext:value-type="float">
            <text:p>79</text:p>
          </table:table-cell>
          <table:table-cell office:value-type="string" calcext:value-type="string">
            <text:p>Graugrün – Afrika ab 1941</text:p>
          </table:table-cell>
          <table:table-cell/>
          <table:table-cell table:formula="of:=CONCATENATE([.C8];&quot;-&quot;;[.D8];&quot;-&quot;;[.E8];&quot;+&quot;;[.F8])" office:value-type="string" office:string-value="125-106-79+Graugrün – Afrika ab 1941" calcext:value-type="string">
            <text:p>125-106-79+Graugrün – Afrika ab 1941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COM.MICROSOFT.XLOOKUP([.A9];[$'Ral-Colors'.A$6:.A$223];[$'Ral-Colors'.D$6:.D$223];&quot;#&quot;)" office:value-type="string" office:string-value="#47484A" calcext:value-type="string">
            <text:p>#47484A</text:p>
          </table:table-cell>
          <table:table-cell table:formula="of:=LOOKUP([.A9];[$'Ral-Colors'.A$6:.A$223];[$'Ral-Colors'.E$6:.E$223])" office:value-type="float" office:value="71" calcext:value-type="float">
            <text:p>71</text:p>
          </table:table-cell>
          <table:table-cell table:formula="of:=LOOKUP([.A9];[$'Ral-Colors'.A$6:.A$223];[$'Ral-Colors'.F$6:.F$223])" office:value-type="float" office:value="72" calcext:value-type="float">
            <text:p>72</text:p>
          </table:table-cell>
          <table:table-cell table:formula="of:=LOOKUP([.A9];[$'Ral-Colors'.A$6:.A$223];[$'Ral-Colors'.G$6:.G$223])" office:value-type="float" office:value="74" calcext:value-type="float">
            <text:p>74</text:p>
          </table:table-cell>
          <table:table-cell office:value-type="string" calcext:value-type="string">
            <text:p>Panzergrau/Dunkelgrau – Grundfarbe (RAL 46)</text:p>
          </table:table-cell>
          <table:table-cell/>
          <table:table-cell table:formula="of:=CONCATENATE([.C9];&quot;-&quot;;[.D9];&quot;-&quot;;[.E9];&quot;+&quot;;[.F9])" office:value-type="string" office:string-value="71-72-74+Panzergrau/Dunkelgrau – Grundfarbe (RAL 46)" calcext:value-type="string">
            <text:p>71-72-74+Panzergrau/Dunkelgrau – Grundfarbe (RAL 46)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COM.MICROSOFT.XLOOKUP([.A10];[$'Ral-Colors'.A$6:.A$223];[$'Ral-Colors'.D$6:.D$223];&quot;#&quot;)" office:value-type="string" office:string-value="#7B765E" calcext:value-type="string">
            <text:p>#7B765E</text:p>
          </table:table-cell>
          <table:table-cell table:formula="of:=LOOKUP([.A10];[$'Ral-Colors'.A$6:.A$223];[$'Ral-Colors'.E$6:.E$223])" office:value-type="float" office:value="123" calcext:value-type="float">
            <text:p>123</text:p>
          </table:table-cell>
          <table:table-cell table:formula="of:=LOOKUP([.A10];[$'Ral-Colors'.A$6:.A$223];[$'Ral-Colors'.F$6:.F$223])" office:value-type="float" office:value="118" calcext:value-type="float">
            <text:p>118</text:p>
          </table:table-cell>
          <table:table-cell table:formula="of:=LOOKUP([.A10];[$'Ral-Colors'.A$6:.A$223];[$'Ral-Colors'.G$6:.G$223])" office:value-type="float" office:value="94" calcext:value-type="float">
            <text:p>94</text:p>
          </table:table-cell>
          <table:table-cell office:value-type="string" calcext:value-type="string">
            <text:p>Grau – ab 1942</text:p>
          </table:table-cell>
          <table:table-cell/>
          <table:table-cell table:formula="of:=CONCATENATE([.C10];&quot;-&quot;;[.D10];&quot;-&quot;;[.E10];&quot;+&quot;;[.F10])" office:value-type="string" office:string-value="123-118-94+Grau – ab 1942" calcext:value-type="string">
            <text:p>123-118-94+Grau – ab 1942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table:formula="of:=COM.MICROSOFT.XLOOKUP([.A11];[$'Ral-Colors'.A$6:.A$223];[$'Ral-Colors'.D$6:.D$223];&quot;#&quot;)" office:value-type="string" office:string-value="#645E46" calcext:value-type="string">
            <text:p>#645E46</text:p>
          </table:table-cell>
          <table:table-cell table:formula="of:=LOOKUP([.A11];[$'Ral-Colors'.A$6:.A$223];[$'Ral-Colors'.E$6:.E$223])" office:value-type="float" office:value="100" calcext:value-type="float">
            <text:p>100</text:p>
          </table:table-cell>
          <table:table-cell table:formula="of:=LOOKUP([.A11];[$'Ral-Colors'.A$6:.A$223];[$'Ral-Colors'.F$6:.F$223])" office:value-type="float" office:value="94" calcext:value-type="float">
            <text:p>94</text:p>
          </table:table-cell>
          <table:table-cell table:formula="of:=LOOKUP([.A11];[$'Ral-Colors'.A$6:.A$223];[$'Ral-Colors'.G$6:.G$223])" office:value-type="float" office:value="70" calcext:value-type="float">
            <text:p>70</text:p>
          </table:table-cell>
          <table:table-cell office:value-type="string" calcext:value-type="string">
            <text:p>Dunkelgelb – ab 1943</text:p>
          </table:table-cell>
          <table:table-cell/>
          <table:table-cell table:formula="of:=CONCATENATE([.C11];&quot;-&quot;;[.D11];&quot;-&quot;;[.E11];&quot;+&quot;;[.F11])" office:value-type="string" office:string-value="100-94-70+Dunkelgelb – ab 1943" calcext:value-type="string">
            <text:p>100-94-70+Dunkelgelb – ab 194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COM.MICROSOFT.XLOOKUP([.A12];[$'Ral-Colors'.A$6:.A$223];[$'Ral-Colors'.D$6:.D$223];&quot;#&quot;)" office:value-type="string" office:string-value="#826C34" calcext:value-type="string">
            <text:p>#826C34</text:p>
          </table:table-cell>
          <table:table-cell table:formula="of:=LOOKUP([.A12];[$'Ral-Colors'.A$6:.A$223];[$'Ral-Colors'.E$6:.E$223])" office:value-type="float" office:value="130" calcext:value-type="float">
            <text:p>130</text:p>
          </table:table-cell>
          <table:table-cell table:formula="of:=LOOKUP([.A12];[$'Ral-Colors'.A$6:.A$223];[$'Ral-Colors'.F$6:.F$223])" office:value-type="float" office:value="108" calcext:value-type="float">
            <text:p>108</text:p>
          </table:table-cell>
          <table:table-cell table:formula="of:=LOOKUP([.A12];[$'Ral-Colors'.A$6:.A$223];[$'Ral-Colors'.G$6:.G$223])" office:value-type="float" office:value="52" calcext:value-type="float">
            <text:p>52</text:p>
          </table:table-cell>
          <table:table-cell office:value-type="string" calcext:value-type="string">
            <text:p>Sandgelb/Gelbbraun – Afrika ab 1941</text:p>
          </table:table-cell>
          <table:table-cell/>
          <table:table-cell table:formula="of:=CONCATENATE([.C12];&quot;-&quot;;[.D12];&quot;-&quot;;[.E12];&quot;+&quot;;[.F12])" office:value-type="string" office:string-value="130-108-52+Sandgelb/Gelbbraun – Afrika ab 1941" calcext:value-type="string">
            <text:p>130-108-52+Sandgelb/Gelbbraun – Afrika ab 1941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table:formula="of:=COM.MICROSOFT.XLOOKUP([.A13];[$'Ral-Colors'.A$6:.A$223];[$'Ral-Colors'.D$6:.D$223];&quot;#&quot;)" office:value-type="string" office:string-value="#815A4E" calcext:value-type="string">
            <text:p>#815A4E</text:p>
          </table:table-cell>
          <table:table-cell table:formula="of:=LOOKUP([.A13];[$'Ral-Colors'.A$6:.A$223];[$'Ral-Colors'.E$6:.E$223])" office:value-type="float" office:value="129" calcext:value-type="float">
            <text:p>129</text:p>
          </table:table-cell>
          <table:table-cell table:formula="of:=LOOKUP([.A13];[$'Ral-Colors'.A$6:.A$223];[$'Ral-Colors'.F$6:.F$223])" office:value-type="float" office:value="90" calcext:value-type="float">
            <text:p>90</text:p>
          </table:table-cell>
          <table:table-cell table:formula="of:=LOOKUP([.A13];[$'Ral-Colors'.A$6:.A$223];[$'Ral-Colors'.G$6:.G$223])" office:value-type="float" office:value="78" calcext:value-type="float">
            <text:p>78</text:p>
          </table:table-cell>
          <table:table-cell office:value-type="string" calcext:value-type="string">
            <text:p>Signalbraun – 1935 bis 1943 (Wolken auf Panzergrau)</text:p>
          </table:table-cell>
          <table:table-cell/>
          <table:table-cell table:formula="of:=CONCATENATE([.C13];&quot;-&quot;;[.D13];&quot;-&quot;;[.E13];&quot;+&quot;;[.F13])" office:value-type="string" office:string-value="129-90-78+Signalbraun – 1935 bis 1943 (Wolken auf Panzergrau)" calcext:value-type="string">
            <text:p>129-90-78+Signalbraun – 1935 bis 1943 (Wolken auf Panzergrau)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table:formula="of:=COM.MICROSOFT.XLOOKUP([.A14];[$'Ral-Colors'.A$6:.A$223];[$'Ral-Colors'.D$6:.D$223];&quot;#&quot;)" office:value-type="string" office:string-value="#6F4641" calcext:value-type="string">
            <text:p>#6F4641</text:p>
          </table:table-cell>
          <table:table-cell table:formula="of:=LOOKUP([.A14];[$'Ral-Colors'.A$6:.A$223];[$'Ral-Colors'.E$6:.E$223])" office:value-type="float" office:value="111" calcext:value-type="float">
            <text:p>111</text:p>
          </table:table-cell>
          <table:table-cell table:formula="of:=LOOKUP([.A14];[$'Ral-Colors'.A$6:.A$223];[$'Ral-Colors'.F$6:.F$223])" office:value-type="float" office:value="70" calcext:value-type="float">
            <text:p>70</text:p>
          </table:table-cell>
          <table:table-cell table:formula="of:=LOOKUP([.A14];[$'Ral-Colors'.A$6:.A$223];[$'Ral-Colors'.G$6:.G$223])" office:value-type="float" office:value="65" calcext:value-type="float">
            <text:p>65</text:p>
          </table:table-cell>
          <table:table-cell office:value-type="string" calcext:value-type="string">
            <text:p>Rostschutz</text:p>
          </table:table-cell>
          <table:table-cell/>
          <table:table-cell table:formula="of:=CONCATENATE([.C14];&quot;-&quot;;[.D14];&quot;-&quot;;[.E14];&quot;+&quot;;[.F14])" office:value-type="string" office:string-value="111-70-65+Rostschutz" calcext:value-type="string">
            <text:p>111-70-65+Rostschutz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table:formula="of:=COM.MICROSOFT.XLOOKUP([.A15];[$'Ral-Colors'.A$6:.A$223];[$'Ral-Colors'.D$6:.D$223];&quot;#&quot;)" office:value-type="string" office:string-value="#544542" calcext:value-type="string">
            <text:p>#544542</text:p>
          </table:table-cell>
          <table:table-cell table:formula="of:=LOOKUP([.A15];[$'Ral-Colors'.A$6:.A$223];[$'Ral-Colors'.E$6:.E$223])" office:value-type="float" office:value="84" calcext:value-type="float">
            <text:p>84</text:p>
          </table:table-cell>
          <table:table-cell table:formula="of:=LOOKUP([.A15];[$'Ral-Colors'.A$6:.A$223];[$'Ral-Colors'.F$6:.F$223])" office:value-type="float" office:value="69" calcext:value-type="float">
            <text:p>69</text:p>
          </table:table-cell>
          <table:table-cell table:formula="of:=LOOKUP([.A15];[$'Ral-Colors'.A$6:.A$223];[$'Ral-Colors'.G$6:.G$223])" office:value-type="float" office:value="66" calcext:value-type="float">
            <text:p>66</text:p>
          </table:table-cell>
          <table:table-cell office:value-type="string" calcext:value-type="string">
            <text:p>Rotbraun/Schokolade – ab 1943</text:p>
          </table:table-cell>
          <table:table-cell/>
          <table:table-cell table:formula="of:=CONCATENATE([.C15];&quot;-&quot;;[.D15];&quot;-&quot;;[.E15];&quot;+&quot;;[.F15])" office:value-type="string" office:string-value="84-69-66+Rotbraun/Schokolade – ab 1943" calcext:value-type="string">
            <text:p>84-69-66+Rotbraun/Schokolade – ab 1943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table:formula="of:=COM.MICROSOFT.XLOOKUP([.A16];[$'Ral-Colors'.A$6:.A$223];[$'Ral-Colors'.D$6:.D$223];&quot;#&quot;)" office:value-type="string" office:string-value="#dcc39f" calcext:value-type="string">
            <text:p>#dcc39f</text:p>
          </table:table-cell>
          <table:table-cell table:formula="of:=LOOKUP([.A16];[$'Ral-Colors'.A$6:.A$223];[$'Ral-Colors'.E$6:.E$223])" office:value-type="float" office:value="220" calcext:value-type="float">
            <text:p>220</text:p>
          </table:table-cell>
          <table:table-cell table:formula="of:=LOOKUP([.A16];[$'Ral-Colors'.A$6:.A$223];[$'Ral-Colors'.F$6:.F$223])" office:value-type="float" office:value="195" calcext:value-type="float">
            <text:p>195</text:p>
          </table:table-cell>
          <table:table-cell table:formula="of:=LOOKUP([.A16];[$'Ral-Colors'.A$6:.A$223];[$'Ral-Colors'.G$6:.G$223])" office:value-type="float" office:value="159" calcext:value-type="float">
            <text:p>159</text:p>
          </table:table-cell>
          <table:table-cell office:value-type="string" calcext:value-type="string">
            <text:p>Braun/Sandbraun – ab 1942</text:p>
          </table:table-cell>
          <table:table-cell/>
          <table:table-cell table:formula="of:=CONCATENATE([.C16];&quot;-&quot;;[.D16];&quot;-&quot;;[.E16];&quot;+&quot;;[.F16])" office:value-type="string" office:string-value="220-195-159+Braun/Sandbraun – ab 1942" calcext:value-type="string">
            <text:p>220-195-159+Braun/Sandbraun – ab 1942</text:p>
          </table:table-cell>
        </table:table-row>
      </table:table>
      <table:table table:name="Bundeswehr" table:style-name="ta1"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" table:default-cell-style-name="ce23"/>
        <table:table-column table:style-name="co44" table:default-cell-style-name="ce23"/>
        <table:table-column table:style-name="co2" table:number-columns-repeated="4" table:default-cell-style-name="Default"/>
        <table:table-column table:style-name="co45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GIMP-PALETT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ame: BW-Farbe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# Version: 1.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# Date: 2024-09-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# Export D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nräume</text:p>
          </table:table-cell>
          <table:table-cell office:value-type="string" calcext:value-type="string">
            <text:p>Fahrzeug</text:p>
          </table:table-cell>
          <table:table-cell office:value-type="string" calcext:value-type="string">
            <text:p>(sichtgeschlossen)</text:p>
          </table:table-cell>
          <table:table-cell office:value-type="string" calcext:value-type="string">
            <text:p>#CFC4B2</text:p>
          </table:table-cell>
          <table:table-cell office:value-type="string" calcext:value-type="string">
            <text:p>Bundeswehr</text:p>
          </table:table-cell>
          <table:table-cell table:formula="of:=DECIMAL(MID([.$D8];2;2);16)" office:value-type="float" office:value="207" calcext:value-type="float">
            <text:p>207</text:p>
          </table:table-cell>
          <table:table-cell table:formula="of:=DECIMAL(MID([.$D8];4;2);16)" office:value-type="float" office:value="196" calcext:value-type="float">
            <text:p>196</text:p>
          </table:table-cell>
          <table:table-cell table:formula="of:=DECIMAL(MID([.$D8];6;2);16)" office:value-type="float" office:value="178" calcext:value-type="float">
            <text:p>178</text:p>
          </table:table-cell>
          <table:table-cell/>
          <table:table-cell table:formula="of:=CONCATENATE([.F8];&quot;-&quot;;[.G8];&quot;-&quot;;[.H8];&quot;+&quot;;[.E8];&quot;: &quot;;[.B8]; &quot; &quot;;[.C8])" office:value-type="string" office:string-value="207-196-178+Bundeswehr: Fahrzeug (sichtgeschlossen)" calcext:value-type="string">
            <text:p>207-196-178+Bundeswehr: Fahrzeug (sichtgeschlossen)</text:p>
          </table:table-cell>
        </table:table-row>
        <table:table-row table:style-name="ro1">
          <table:table-cell office:value-type="string" calcext:value-type="string">
            <text:p>Gelboliv</text:p>
          </table:table-cell>
          <table:table-cell office:value-type="string" calcext:value-type="string">
            <text:p>Fahrzeug bis `84</text:p>
          </table:table-cell>
          <table:table-cell office:value-type="string" calcext:value-type="string">
            <text:p>RAL 6014</text:p>
          </table:table-cell>
          <table:table-cell office:value-type="string" calcext:value-type="string">
            <text:p>#4a4738</text:p>
          </table:table-cell>
          <table:table-cell office:value-type="string" calcext:value-type="string">
            <text:p>Bundeswehr</text:p>
          </table:table-cell>
          <table:table-cell table:formula="of:=DECIMAL(MID([.$D9];2;2);16)" office:value-type="float" office:value="74" calcext:value-type="float">
            <text:p>74</text:p>
          </table:table-cell>
          <table:table-cell table:formula="of:=DECIMAL(MID([.$D9];4;2);16)" office:value-type="float" office:value="71" calcext:value-type="float">
            <text:p>71</text:p>
          </table:table-cell>
          <table:table-cell table:formula="of:=DECIMAL(MID([.$D9];6;2);16)" office:value-type="float" office:value="56" calcext:value-type="float">
            <text:p>56</text:p>
          </table:table-cell>
          <table:table-cell/>
          <table:table-cell table:formula="of:=CONCATENATE([.F9];&quot;-&quot;;[.G9];&quot;-&quot;;[.H9];&quot;+&quot;;[.E9];&quot;: &quot;;[.B9]; &quot; &quot;;[.C9])" office:value-type="string" office:string-value="74-71-56+Bundeswehr: Fahrzeug bis `84 RAL 6014" calcext:value-type="string">
            <text:p>74-71-56+Bundeswehr: Fahrzeug bis `84 RAL 6014</text:p>
          </table:table-cell>
        </table:table-row>
        <table:table-row table:style-name="ro1">
          <table:table-cell office:value-type="string" calcext:value-type="string">
            <text:p>Bronzeoliv</text:p>
          </table:table-cell>
          <table:table-cell office:value-type="string" calcext:value-type="string">
            <text:p>Fahrzeug ab `84</text:p>
          </table:table-cell>
          <table:table-cell office:value-type="string" calcext:value-type="string">
            <text:p>RAL 6031 F9</text:p>
          </table:table-cell>
          <table:table-cell office:value-type="string" calcext:value-type="string">
            <text:p>#4a5342</text:p>
          </table:table-cell>
          <table:table-cell office:value-type="string" calcext:value-type="string">
            <text:p>Bundeswehr</text:p>
          </table:table-cell>
          <table:table-cell table:formula="of:=DECIMAL(MID([.$D10];2;2);16)" office:value-type="float" office:value="74" calcext:value-type="float">
            <text:p>74</text:p>
          </table:table-cell>
          <table:table-cell table:formula="of:=DECIMAL(MID([.$D10];4;2);16)" office:value-type="float" office:value="83" calcext:value-type="float">
            <text:p>83</text:p>
          </table:table-cell>
          <table:table-cell table:formula="of:=DECIMAL(MID([.$D10];6;2);16)" office:value-type="float" office:value="66" calcext:value-type="float">
            <text:p>66</text:p>
          </table:table-cell>
          <table:table-cell/>
          <table:table-cell table:formula="of:=CONCATENATE([.F10];&quot;-&quot;;[.G10];&quot;-&quot;;[.H10];&quot;+&quot;;[.E10];&quot;: &quot;;[.B10]; &quot; &quot;;[.C10])" office:value-type="string" office:string-value="74-83-66+Bundeswehr: Fahrzeug ab `84 RAL 6031 F9" calcext:value-type="string">
            <text:p>74-83-66+Bundeswehr: Fahrzeug ab `84 RAL 6031 F9</text:p>
          </table:table-cell>
        </table:table-row>
        <table:table-row table:style-name="ro1">
          <table:table-cell office:value-type="string" calcext:value-type="string">
            <text:p>Lederbraun</text:p>
          </table:table-cell>
          <table:table-cell office:value-type="string" calcext:value-type="string">
            <text:p>Fahrzeug ab `84</text:p>
          </table:table-cell>
          <table:table-cell office:value-type="string" calcext:value-type="string">
            <text:p>RAL 8027 F9</text:p>
          </table:table-cell>
          <table:table-cell office:value-type="string" calcext:value-type="string">
            <text:p>#57493c</text:p>
          </table:table-cell>
          <table:table-cell office:value-type="string" calcext:value-type="string">
            <text:p>Bundeswehr</text:p>
          </table:table-cell>
          <table:table-cell table:formula="of:=DECIMAL(MID([.$D11];2;2);16)" office:value-type="float" office:value="87" calcext:value-type="float">
            <text:p>87</text:p>
          </table:table-cell>
          <table:table-cell table:formula="of:=DECIMAL(MID([.$D11];4;2);16)" office:value-type="float" office:value="73" calcext:value-type="float">
            <text:p>73</text:p>
          </table:table-cell>
          <table:table-cell table:formula="of:=DECIMAL(MID([.$D11];6;2);16)" office:value-type="float" office:value="60" calcext:value-type="float">
            <text:p>60</text:p>
          </table:table-cell>
          <table:table-cell/>
          <table:table-cell table:formula="of:=CONCATENATE([.F11];&quot;-&quot;;[.G11];&quot;-&quot;;[.H11];&quot;+&quot;;[.E11];&quot;: &quot;;[.B11]; &quot; &quot;;[.C11])" office:value-type="string" office:string-value="87-73-60+Bundeswehr: Fahrzeug ab `84 RAL 8027 F9" calcext:value-type="string">
            <text:p>87-73-60+Bundeswehr: Fahrzeug ab `84 RAL 8027 F9</text:p>
          </table:table-cell>
        </table:table-row>
        <table:table-row table:style-name="ro1">
          <table:table-cell office:value-type="string" calcext:value-type="string">
            <text:p>Teerschwarz</text:p>
          </table:table-cell>
          <table:table-cell office:value-type="string" calcext:value-type="string">
            <text:p>Fahrzeug ab `84</text:p>
          </table:table-cell>
          <table:table-cell office:value-type="string" calcext:value-type="string">
            <text:p>RAL 9021 F9</text:p>
          </table:table-cell>
          <table:table-cell office:value-type="string" calcext:value-type="string">
            <text:p>#242529</text:p>
          </table:table-cell>
          <table:table-cell office:value-type="string" calcext:value-type="string">
            <text:p>Bundeswehr</text:p>
          </table:table-cell>
          <table:table-cell table:formula="of:=DECIMAL(MID([.$D12];2;2);16)" office:value-type="float" office:value="36" calcext:value-type="float">
            <text:p>36</text:p>
          </table:table-cell>
          <table:table-cell table:formula="of:=DECIMAL(MID([.$D12];4;2);16)" office:value-type="float" office:value="37" calcext:value-type="float">
            <text:p>37</text:p>
          </table:table-cell>
          <table:table-cell table:formula="of:=DECIMAL(MID([.$D12];6;2);16)" office:value-type="float" office:value="41" calcext:value-type="float">
            <text:p>41</text:p>
          </table:table-cell>
          <table:table-cell/>
          <table:table-cell table:formula="of:=CONCATENATE([.F12];&quot;-&quot;;[.G12];&quot;-&quot;;[.H12];&quot;+&quot;;[.E12];&quot;: &quot;;[.B12]; &quot; &quot;;[.C12])" office:value-type="string" office:string-value="36-37-41+Bundeswehr: Fahrzeug ab `84 RAL 9021 F9" calcext:value-type="string">
            <text:p>36-37-41+Bundeswehr: Fahrzeug ab `84 RAL 9021 F9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ivgrün</text:p>
          </table:table-cell>
          <table:table-cell office:value-type="string" calcext:value-type="string">
            <text:p>Hflg Norm ´83 '84</text:p>
          </table:table-cell>
          <table:table-cell office:value-type="string" calcext:value-type="string">
            <text:p>RAL 6003</text:p>
          </table:table-cell>
          <table:table-cell office:value-type="string" calcext:value-type="string">
            <text:p>#475135</text:p>
          </table:table-cell>
          <table:table-cell office:value-type="string" calcext:value-type="string">
            <text:p>Heeresflieger</text:p>
          </table:table-cell>
          <table:table-cell table:formula="of:=DECIMAL(MID([.$D15];2;2);16)" office:value-type="float" office:value="71" calcext:value-type="float">
            <text:p>71</text:p>
          </table:table-cell>
          <table:table-cell table:formula="of:=DECIMAL(MID([.$D15];4;2);16)" office:value-type="float" office:value="81" calcext:value-type="float">
            <text:p>81</text:p>
          </table:table-cell>
          <table:table-cell table:formula="of:=DECIMAL(MID([.$D15];6;2);16)" office:value-type="float" office:value="53" calcext:value-type="float">
            <text:p>53</text:p>
          </table:table-cell>
          <table:table-cell/>
          <table:table-cell table:formula="of:=CONCATENATE([.F15];&quot;-&quot;;[.G15];&quot;-&quot;;[.H15];&quot;+&quot;;[.E15];&quot;: &quot;;[.B15]; &quot; &quot;;[.C15])" office:value-type="string" office:string-value="71-81-53+Heeresflieger: Hflg Norm ´83 '84 RAL 6003" calcext:value-type="string">
            <text:p>71-81-53+Heeresflieger: Hflg Norm ´83 '84 RAL 6003</text:p>
          </table:table-cell>
        </table:table-row>
        <table:table-row table:style-name="ro1">
          <table:table-cell office:value-type="string" calcext:value-type="string">
            <text:p>Dunkelgrün</text:p>
          </table:table-cell>
          <table:table-cell office:value-type="string" calcext:value-type="string">
            <text:p>Hflg Norm '84</text:p>
          </table:table-cell>
          <table:table-cell office:value-type="string" calcext:value-type="string">
            <text:p>FS 34979</text:p>
          </table:table-cell>
          <table:table-cell office:value-type="string" calcext:value-type="string">
            <text:p>#383D28</text:p>
          </table:table-cell>
          <table:table-cell office:value-type="string" calcext:value-type="string">
            <text:p>Heeresflieger</text:p>
          </table:table-cell>
          <table:table-cell table:formula="of:=DECIMAL(MID([.$D16];2;2);16)" office:value-type="float" office:value="56" calcext:value-type="float">
            <text:p>56</text:p>
          </table:table-cell>
          <table:table-cell table:formula="of:=DECIMAL(MID([.$D16];4;2);16)" office:value-type="float" office:value="61" calcext:value-type="float">
            <text:p>61</text:p>
          </table:table-cell>
          <table:table-cell table:formula="of:=DECIMAL(MID([.$D16];6;2);16)" office:value-type="float" office:value="40" calcext:value-type="float">
            <text:p>40</text:p>
          </table:table-cell>
          <table:table-cell/>
          <table:table-cell table:formula="of:=CONCATENATE([.F16];&quot;-&quot;;[.G16];&quot;-&quot;;[.H16];&quot;+&quot;;[.E16];&quot;: &quot;;[.B16]; &quot; &quot;;[.C16])" office:value-type="string" office:string-value="56-61-40+Heeresflieger: Hflg Norm '84 FS 34979" calcext:value-type="string">
            <text:p>56-61-40+Heeresflieger: Hflg Norm '84 FS 34979</text:p>
          </table:table-cell>
        </table:table-row>
        <table:table-row table:style-name="ro1">
          <table:table-cell office:value-type="string" calcext:value-type="string">
            <text:p>Schwarzgrau</text:p>
          </table:table-cell>
          <table:table-cell office:value-type="string" calcext:value-type="string">
            <text:p>Hflg Norm ´83 '84</text:p>
          </table:table-cell>
          <table:table-cell office:value-type="string" calcext:value-type="string">
            <text:p>RAL 7021</text:p>
          </table:table-cell>
          <table:table-cell office:value-type="string" calcext:value-type="string">
            <text:p>#262B32</text:p>
          </table:table-cell>
          <table:table-cell office:value-type="string" calcext:value-type="string">
            <text:p>Heeresflieger</text:p>
          </table:table-cell>
          <table:table-cell table:formula="of:=DECIMAL(MID([.$D17];2;2);16)" office:value-type="float" office:value="38" calcext:value-type="float">
            <text:p>38</text:p>
          </table:table-cell>
          <table:table-cell table:formula="of:=DECIMAL(MID([.$D17];4;2);16)" office:value-type="float" office:value="43" calcext:value-type="float">
            <text:p>43</text:p>
          </table:table-cell>
          <table:table-cell table:formula="of:=DECIMAL(MID([.$D17];6;2);16)" office:value-type="float" office:value="50" calcext:value-type="float">
            <text:p>50</text:p>
          </table:table-cell>
          <table:table-cell/>
          <table:table-cell table:formula="of:=CONCATENATE([.F17];&quot;-&quot;;[.G17];&quot;-&quot;;[.H17];&quot;+&quot;;[.E17];&quot;: &quot;;[.B17]; &quot; &quot;;[.C17])" office:value-type="string" office:string-value="38-43-50+Heeresflieger: Hflg Norm ´83 '84 RAL 7021" calcext:value-type="string">
            <text:p>38-43-50+Heeresflieger: Hflg Norm ´83 '84 RAL 7021</text:p>
          </table:table-cell>
        </table:table-row>
        <table:table-row table:style-name="ro1">
          <table:table-cell office:value-type="string" calcext:value-type="string">
            <text:p>Forest Green</text:p>
          </table:table-cell>
          <table:table-cell office:value-type="string" calcext:value-type="string">
            <text:p>Hflg Norm ´83</text:p>
          </table:table-cell>
          <table:table-cell office:value-type="string" calcext:value-type="string">
            <text:p>FS 34079</text:p>
          </table:table-cell>
          <table:table-cell office:value-type="string" calcext:value-type="string">
            <text:p>#423f2c</text:p>
          </table:table-cell>
          <table:table-cell office:value-type="string" calcext:value-type="string">
            <text:p>Heeresflieger</text:p>
          </table:table-cell>
          <table:table-cell table:formula="of:=DECIMAL(MID([.$D18];2;2);16)" office:value-type="float" office:value="66" calcext:value-type="float">
            <text:p>66</text:p>
          </table:table-cell>
          <table:table-cell table:formula="of:=DECIMAL(MID([.$D18];4;2);16)" office:value-type="float" office:value="63" calcext:value-type="float">
            <text:p>63</text:p>
          </table:table-cell>
          <table:table-cell table:formula="of:=DECIMAL(MID([.$D18];6;2);16)" office:value-type="float" office:value="44" calcext:value-type="float">
            <text:p>44</text:p>
          </table:table-cell>
          <table:table-cell/>
          <table:table-cell table:formula="of:=CONCATENATE([.F18];&quot;-&quot;;[.G18];&quot;-&quot;;[.H18];&quot;+&quot;;[.E18];&quot;: &quot;;[.B18]; &quot; &quot;;[.C18])" office:value-type="string" office:string-value="66-63-44+Heeresflieger: Hflg Norm ´83 FS 34079" calcext:value-type="string">
            <text:p>66-63-44+Heeresflieger: Hflg Norm ´83 FS 34079</text:p>
          </table:table-cell>
        </table:table-row>
        <table:table-row table:style-name="ro1">
          <table:table-cell office:value-type="string" calcext:value-type="string">
            <text:p>Leuchtorange</text:p>
          </table:table-cell>
          <table:table-cell office:value-type="string" calcext:value-type="string">
            <text:p>Signalfarbe, SAR</text:p>
          </table:table-cell>
          <table:table-cell office:value-type="string" calcext:value-type="string">
            <text:p>RAL 2005</text:p>
          </table:table-cell>
          <table:table-cell office:value-type="string" calcext:value-type="string">
            <text:p>#ff860f</text:p>
          </table:table-cell>
          <table:table-cell office:value-type="string" calcext:value-type="string">
            <text:p>Heeresflieger</text:p>
          </table:table-cell>
          <table:table-cell table:formula="of:=DECIMAL(MID([.$D19];2;2);16)" office:value-type="float" office:value="255" calcext:value-type="float">
            <text:p>255</text:p>
          </table:table-cell>
          <table:table-cell table:formula="of:=DECIMAL(MID([.$D19];4;2);16)" office:value-type="float" office:value="134" calcext:value-type="float">
            <text:p>134</text:p>
          </table:table-cell>
          <table:table-cell table:formula="of:=DECIMAL(MID([.$D19];6;2);16)" office:value-type="float" office:value="15" calcext:value-type="float">
            <text:p>15</text:p>
          </table:table-cell>
          <table:table-cell/>
          <table:table-cell table:formula="of:=CONCATENATE([.F19];&quot;-&quot;;[.G19];&quot;-&quot;;[.H19];&quot;+&quot;;[.E19];&quot;: &quot;;[.B19]; &quot; &quot;;[.C19])" office:value-type="string" office:string-value="255-134-15+Heeresflieger: Signalfarbe, SAR RAL 2005" calcext:value-type="string">
            <text:p>255-134-15+Heeresflieger: Signalfarbe, SAR RAL 2005</text:p>
          </table:table-cell>
        </table:table-row>
        <table:table-row table:style-name="ro1">
          <table:table-cell office:value-type="string" calcext:value-type="string">
            <text:p>Leuchtorange</text:p>
          </table:table-cell>
          <table:table-cell office:value-type="string" calcext:value-type="string">
            <text:p>Seenotrettungsmit.</text:p>
          </table:table-cell>
          <table:table-cell office:value-type="string" calcext:value-type="string">
            <text:p>„safety orange“</text:p>
          </table:table-cell>
          <table:table-cell office:value-type="string" calcext:value-type="string">
            <text:p>#ff2300</text:p>
          </table:table-cell>
          <table:table-cell office:value-type="string" calcext:value-type="string">
            <text:p>Bundesmarine</text:p>
          </table:table-cell>
          <table:table-cell table:formula="of:=DECIMAL(MID([.$D20];2;2);16)" office:value-type="float" office:value="255" calcext:value-type="float">
            <text:p>255</text:p>
          </table:table-cell>
          <table:table-cell table:formula="of:=DECIMAL(MID([.$D20];4;2);16)" office:value-type="float" office:value="35" calcext:value-type="float">
            <text:p>35</text:p>
          </table:table-cell>
          <table:table-cell table:formula="of:=DECIMAL(MID([.$D20];6;2);16)" office:value-type="float" office:value="0" calcext:value-type="float">
            <text:p>0</text:p>
          </table:table-cell>
          <table:table-cell/>
          <table:table-cell table:formula="of:=CONCATENATE([.F20];&quot;-&quot;;[.G20];&quot;-&quot;;[.H20];&quot;+&quot;;[.E20];&quot;: &quot;;[.B20]; &quot; &quot;;[.C20])" office:value-type="string" office:string-value="255-35-0+Bundesmarine: Seenotrettungsmit. „safety orange“" calcext:value-type="string">
            <text:p>255-35-0+Bundesmarine: Seenotrettungsmit. „safety orange“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ilber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01</text:p>
          </table:table-cell>
          <table:table-cell office:value-type="string" calcext:value-type="string">
            <text:p>#8794a5</text:p>
          </table:table-cell>
          <table:table-cell office:value-type="string" calcext:value-type="string">
            <text:p>Bundesluftwaffe</text:p>
          </table:table-cell>
          <table:table-cell table:formula="of:=DECIMAL(MID([.$D23];2;2);16)" office:value-type="float" office:value="135" calcext:value-type="float">
            <text:p>135</text:p>
          </table:table-cell>
          <table:table-cell table:formula="of:=DECIMAL(MID([.$D23];4;2);16)" office:value-type="float" office:value="148" calcext:value-type="float">
            <text:p>148</text:p>
          </table:table-cell>
          <table:table-cell table:formula="of:=DECIMAL(MID([.$D23];6;2);16)" office:value-type="float" office:value="165" calcext:value-type="float">
            <text:p>165</text:p>
          </table:table-cell>
          <table:table-cell/>
          <table:table-cell table:formula="of:=CONCATENATE([.F23];&quot;-&quot;;[.G23];&quot;-&quot;;[.H23];&quot;+&quot;;[.E23];&quot;: &quot;;[.B23]; &quot; &quot;;[.C23])" office:value-type="string" office:string-value="135-148-165+Bundesluftwaffe: Luftwaffe Norm `81 RAL 7001" calcext:value-type="string">
            <text:p>135-148-165+Bundesluftwaffe: Luftwaffe Norm `81 RAL 7001</text:p>
          </table:table-cell>
        </table:table-row>
        <table:table-row table:style-name="ro4">
          <table:table-cell office:value-type="string" calcext:value-type="string">
            <text:p>Grün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09</text:p>
          </table:table-cell>
          <table:table-cell office:value-type="string" calcext:value-type="string">
            <text:p>#4d524b</text:p>
          </table:table-cell>
          <table:table-cell office:value-type="string" calcext:value-type="string">
            <text:p>Bundesluftwaffe</text:p>
          </table:table-cell>
          <table:table-cell table:formula="of:=DECIMAL(MID([.$D24];2;2);16)" office:value-type="float" office:value="77" calcext:value-type="float">
            <text:p>77</text:p>
          </table:table-cell>
          <table:table-cell table:formula="of:=DECIMAL(MID([.$D24];4;2);16)" office:value-type="float" office:value="82" calcext:value-type="float">
            <text:p>82</text:p>
          </table:table-cell>
          <table:table-cell table:formula="of:=DECIMAL(MID([.$D24];6;2);16)" office:value-type="float" office:value="75" calcext:value-type="float">
            <text:p>75</text:p>
          </table:table-cell>
          <table:table-cell/>
          <table:table-cell table:formula="of:=CONCATENATE([.F24];&quot;-&quot;;[.G24];&quot;-&quot;;[.H24];&quot;+&quot;;[.E24];&quot;: &quot;;[.B24]; &quot; &quot;;[.C24])" office:value-type="string" office:string-value="77-82-75+Bundesluftwaffe: Luftwaffe Norm `81 RAL 7009" calcext:value-type="string">
            <text:p>77-82-75+Bundesluftwaffe: Luftwaffe Norm `81 RAL 7009</text:p>
          </table:table-cell>
        </table:table-row>
        <table:table-row table:style-name="ro4">
          <table:table-cell office:value-type="string" calcext:value-type="string">
            <text:p>Basalt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12</text:p>
          </table:table-cell>
          <table:table-cell office:value-type="string" calcext:value-type="string">
            <text:p>#4a5559</text:p>
          </table:table-cell>
          <table:table-cell office:value-type="string" calcext:value-type="string">
            <text:p>Bundesluftwaffe</text:p>
          </table:table-cell>
          <table:table-cell table:formula="of:=DECIMAL(MID([.$D25];2;2);16)" office:value-type="float" office:value="74" calcext:value-type="float">
            <text:p>74</text:p>
          </table:table-cell>
          <table:table-cell table:formula="of:=DECIMAL(MID([.$D25];4;2);16)" office:value-type="float" office:value="85" calcext:value-type="float">
            <text:p>85</text:p>
          </table:table-cell>
          <table:table-cell table:formula="of:=DECIMAL(MID([.$D25];6;2);16)" office:value-type="float" office:value="89" calcext:value-type="float">
            <text:p>89</text:p>
          </table:table-cell>
          <table:table-cell/>
          <table:table-cell table:formula="of:=CONCATENATE([.F25];&quot;-&quot;;[.G25];&quot;-&quot;;[.H25];&quot;+&quot;;[.E25];&quot;: &quot;;[.B25]; &quot; &quot;;[.C25])" office:value-type="string" office:string-value="74-85-89+Bundesluftwaffe: Luftwaffe Norm `81 RAL 7012" calcext:value-type="string">
            <text:p>74-85-89+Bundesluftwaffe: Luftwaffe Norm `81 RAL 7012</text:p>
          </table:table-cell>
        </table:table-row>
        <table:table-row table:style-name="ro4">
          <table:table-cell office:value-type="string" calcext:value-type="string">
            <text:p>Stein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30</text:p>
          </table:table-cell>
          <table:table-cell office:value-type="string" calcext:value-type="string">
            <text:p>#928f88</text:p>
          </table:table-cell>
          <table:table-cell office:value-type="string" calcext:value-type="string">
            <text:p>Bundesluftwaffe</text:p>
          </table:table-cell>
          <table:table-cell table:formula="of:=DECIMAL(MID([.$D26];2;2);16)" office:value-type="float" office:value="146" calcext:value-type="float">
            <text:p>146</text:p>
          </table:table-cell>
          <table:table-cell table:formula="of:=DECIMAL(MID([.$D26];4;2);16)" office:value-type="float" office:value="143" calcext:value-type="float">
            <text:p>143</text:p>
          </table:table-cell>
          <table:table-cell table:formula="of:=DECIMAL(MID([.$D26];6;2);16)" office:value-type="float" office:value="136" calcext:value-type="float">
            <text:p>136</text:p>
          </table:table-cell>
          <table:table-cell/>
          <table:table-cell table:formula="of:=CONCATENATE([.F26];&quot;-&quot;;[.G26];&quot;-&quot;;[.H26];&quot;+&quot;;[.E26];&quot;: &quot;;[.B26]; &quot; &quot;;[.C26])" office:value-type="string" office:string-value="146-143-136+Bundesluftwaffe: Luftwaffe Norm `81 RAL 7030" calcext:value-type="string">
            <text:p>146-143-136+Bundesluftwaffe: Luftwaffe Norm `81 RAL 7030</text:p>
          </table:table-cell>
        </table:table-row>
        <table:table-row table:style-name="ro4">
          <table:table-cell office:value-type="string" calcext:value-type="string">
            <text:p>Licht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35</text:p>
          </table:table-cell>
          <table:table-cell office:value-type="string" calcext:value-type="string">
            <text:p>#d3d8db</text:p>
          </table:table-cell>
          <table:table-cell office:value-type="string" calcext:value-type="string">
            <text:p>Bundesluftwaffe</text:p>
          </table:table-cell>
          <table:table-cell table:formula="of:=DECIMAL(MID([.$D27];2;2);16)" office:value-type="float" office:value="211" calcext:value-type="float">
            <text:p>211</text:p>
          </table:table-cell>
          <table:table-cell table:formula="of:=DECIMAL(MID([.$D27];4;2);16)" office:value-type="float" office:value="216" calcext:value-type="float">
            <text:p>216</text:p>
          </table:table-cell>
          <table:table-cell table:formula="of:=DECIMAL(MID([.$D27];6;2);16)" office:value-type="float" office:value="219" calcext:value-type="float">
            <text:p>219</text:p>
          </table:table-cell>
          <table:table-cell/>
          <table:table-cell table:formula="of:=CONCATENATE([.F27];&quot;-&quot;;[.G27];&quot;-&quot;;[.H27];&quot;+&quot;;[.E27];&quot;: &quot;;[.B27]; &quot; &quot;;[.C27])" office:value-type="string" office:string-value="211-216-219+Bundesluftwaffe: Luftwaffe Norm `81 RAL 7035" calcext:value-type="string">
            <text:p>211-216-219+Bundesluftwaffe: Luftwaffe Norm `81 RAL 7035</text:p>
          </table:table-cell>
        </table:table-row>
        <table:table-row table:style-name="ro4">
          <table:table-cell office:value-type="string" calcext:value-type="string">
            <text:p>Staub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37</text:p>
          </table:table-cell>
          <table:table-cell office:value-type="string" calcext:value-type="string">
            <text:p>#797d80</text:p>
          </table:table-cell>
          <table:table-cell office:value-type="string" calcext:value-type="string">
            <text:p>Bundesluftwaffe</text:p>
          </table:table-cell>
          <table:table-cell table:formula="of:=DECIMAL(MID([.$D28];2;2);16)" office:value-type="float" office:value="121" calcext:value-type="float">
            <text:p>121</text:p>
          </table:table-cell>
          <table:table-cell table:formula="of:=DECIMAL(MID([.$D28];4;2);16)" office:value-type="float" office:value="125" calcext:value-type="float">
            <text:p>125</text:p>
          </table:table-cell>
          <table:table-cell table:formula="of:=DECIMAL(MID([.$D28];6;2);16)" office:value-type="float" office:value="128" calcext:value-type="float">
            <text:p>128</text:p>
          </table:table-cell>
          <table:table-cell/>
          <table:table-cell table:formula="of:=CONCATENATE([.F28];&quot;-&quot;;[.G28];&quot;-&quot;;[.H28];&quot;+&quot;;[.E28];&quot;: &quot;;[.B28]; &quot; &quot;;[.C28])" office:value-type="string" office:string-value="121-125-128+Bundesluftwaffe: Luftwaffe Norm `81 RAL 7037" calcext:value-type="string">
            <text:p>121-125-128+Bundesluftwaffe: Luftwaffe Norm `81 RAL 7037</text:p>
          </table:table-cell>
        </table:table-row>
        <table:table-row table:style-name="ro4">
          <table:table-cell office:value-type="string" calcext:value-type="string">
            <text:p>Quarzgrau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7039</text:p>
          </table:table-cell>
          <table:table-cell office:value-type="string" calcext:value-type="string">
            <text:p>#615e59</text:p>
          </table:table-cell>
          <table:table-cell office:value-type="string" calcext:value-type="string">
            <text:p>Bundesluftwaffe</text:p>
          </table:table-cell>
          <table:table-cell table:formula="of:=DECIMAL(MID([.$D29];2;2);16)" office:value-type="float" office:value="97" calcext:value-type="float">
            <text:p>97</text:p>
          </table:table-cell>
          <table:table-cell table:formula="of:=DECIMAL(MID([.$D29];4;2);16)" office:value-type="float" office:value="94" calcext:value-type="float">
            <text:p>94</text:p>
          </table:table-cell>
          <table:table-cell table:formula="of:=DECIMAL(MID([.$D29];6;2);16)" office:value-type="float" office:value="89" calcext:value-type="float">
            <text:p>89</text:p>
          </table:table-cell>
          <table:table-cell/>
          <table:table-cell table:formula="of:=CONCATENATE([.F29];&quot;-&quot;;[.G29];&quot;-&quot;;[.H29];&quot;+&quot;;[.E29];&quot;: &quot;;[.B29]; &quot; &quot;;[.C29])" office:value-type="string" office:string-value="97-94-89+Bundesluftwaffe: Luftwaffe Norm `81 RAL 7039" calcext:value-type="string">
            <text:p>97-94-89+Bundesluftwaffe: Luftwaffe Norm `81 RAL 7039</text:p>
          </table:table-cell>
        </table:table-row>
        <table:table-row table:style-name="ro4">
          <table:table-cell office:value-type="string" calcext:value-type="string">
            <text:p>Tiefschwarz</text:p>
          </table:table-cell>
          <table:table-cell office:value-type="string" calcext:value-type="string">
            <text:p>Luftwaffe Norm `81</text:p>
          </table:table-cell>
          <table:table-cell office:value-type="string" calcext:value-type="string">
            <text:p>RAL 9005</text:p>
          </table:table-cell>
          <table:table-cell office:value-type="string" calcext:value-type="string">
            <text:p>#151619</text:p>
          </table:table-cell>
          <table:table-cell office:value-type="string" calcext:value-type="string">
            <text:p>Bundesluftwaffe</text:p>
          </table:table-cell>
          <table:table-cell table:formula="of:=DECIMAL(MID([.$D30];2;2);16)" office:value-type="float" office:value="21" calcext:value-type="float">
            <text:p>21</text:p>
          </table:table-cell>
          <table:table-cell table:formula="of:=DECIMAL(MID([.$D30];4;2);16)" office:value-type="float" office:value="22" calcext:value-type="float">
            <text:p>22</text:p>
          </table:table-cell>
          <table:table-cell table:formula="of:=DECIMAL(MID([.$D30];6;2);16)" office:value-type="float" office:value="25" calcext:value-type="float">
            <text:p>25</text:p>
          </table:table-cell>
          <table:table-cell/>
          <table:table-cell table:formula="of:=CONCATENATE([.F30];&quot;-&quot;;[.G30];&quot;-&quot;;[.H30];&quot;+&quot;;[.E30];&quot;: &quot;;[.B30]; &quot; &quot;;[.C30])" office:value-type="string" office:string-value="21-22-25+Bundesluftwaffe: Luftwaffe Norm `81 RAL 9005" calcext:value-type="string">
            <text:p>21-22-25+Bundesluftwaffe: Luftwaffe Norm `81 RAL 9005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F Sandbeige</text:p>
          </table:table-cell>
          <table:table-cell office:value-type="string" calcext:value-type="string">
            <text:p>Umtarnfarbe Wüste</text:p>
          </table:table-cell>
          <table:table-cell office:value-type="string" calcext:value-type="string">
            <text:p>RAL 1039 F9</text:p>
          </table:table-cell>
          <table:table-cell office:value-type="string" calcext:value-type="string">
            <text:p>#bcae8b</text:p>
          </table:table-cell>
          <table:table-cell office:value-type="string" calcext:value-type="string">
            <text:p>Bundeswehr</text:p>
          </table:table-cell>
          <table:table-cell table:formula="of:=DECIMAL(MID([.$D33];2;2);16)" office:value-type="float" office:value="188" calcext:value-type="float">
            <text:p>188</text:p>
          </table:table-cell>
          <table:table-cell table:formula="of:=DECIMAL(MID([.$D33];4;2);16)" office:value-type="float" office:value="174" calcext:value-type="float">
            <text:p>174</text:p>
          </table:table-cell>
          <table:table-cell table:formula="of:=DECIMAL(MID([.$D33];6;2);16)" office:value-type="float" office:value="139" calcext:value-type="float">
            <text:p>139</text:p>
          </table:table-cell>
          <table:table-cell/>
          <table:table-cell table:formula="of:=CONCATENATE([.F33];&quot;-&quot;;[.G33];&quot;-&quot;;[.H33];&quot;+&quot;;[.E33];&quot;: &quot;;[.B33]; &quot; &quot;;[.C33])" office:value-type="string" office:string-value="188-174-139+Bundeswehr: Umtarnfarbe Wüste RAL 1039 F9" calcext:value-type="string">
            <text:p>188-174-139+Bundeswehr: Umtarnfarbe Wüste RAL 1039 F9</text:p>
          </table:table-cell>
        </table:table-row>
        <table:table-row table:style-name="ro1">
          <table:table-cell office:value-type="string" calcext:value-type="string">
            <text:p>UTF Sandbraun</text:p>
          </table:table-cell>
          <table:table-cell office:value-type="string" calcext:value-type="string">
            <text:p>Umtarnfarbe Wüste</text:p>
          </table:table-cell>
          <table:table-cell office:value-type="string" calcext:value-type="string">
            <text:p>RAL 8031 F9</text:p>
          </table:table-cell>
          <table:table-cell office:value-type="string" calcext:value-type="string">
            <text:p>#9d8664</text:p>
          </table:table-cell>
          <table:table-cell office:value-type="string" calcext:value-type="string">
            <text:p>Bundeswehr</text:p>
          </table:table-cell>
          <table:table-cell table:formula="of:=DECIMAL(MID([.$D34];2;2);16)" office:value-type="float" office:value="157" calcext:value-type="float">
            <text:p>157</text:p>
          </table:table-cell>
          <table:table-cell table:formula="of:=DECIMAL(MID([.$D34];4;2);16)" office:value-type="float" office:value="134" calcext:value-type="float">
            <text:p>134</text:p>
          </table:table-cell>
          <table:table-cell table:formula="of:=DECIMAL(MID([.$D34];6;2);16)" office:value-type="float" office:value="100" calcext:value-type="float">
            <text:p>100</text:p>
          </table:table-cell>
          <table:table-cell/>
          <table:table-cell table:formula="of:=CONCATENATE([.F34];&quot;-&quot;;[.G34];&quot;-&quot;;[.H34];&quot;+&quot;;[.E34];&quot;: &quot;;[.B34]; &quot; &quot;;[.C34])" office:value-type="string" office:string-value="157-134-100+Bundeswehr: Umtarnfarbe Wüste RAL 8031 F9" calcext:value-type="string">
            <text:p>157-134-100+Bundeswehr: Umtarnfarbe Wüste RAL 8031 F9</text:p>
          </table:table-cell>
        </table:table-row>
        <table:table-row table:style-name="ro1">
          <table:table-cell office:value-type="string" calcext:value-type="string">
            <text:p>UTF Graubeige</text:p>
          </table:table-cell>
          <table:table-cell office:value-type="string" calcext:value-type="string">
            <text:p>Umtarnfarbe Wüste</text:p>
          </table:table-cell>
          <table:table-cell office:value-type="string" calcext:value-type="string">
            <text:p>RAL 1040 F9</text:p>
          </table:table-cell>
          <table:table-cell office:value-type="string" calcext:value-type="string">
            <text:p>#a4956a</text:p>
          </table:table-cell>
          <table:table-cell office:value-type="string" calcext:value-type="string">
            <text:p>Bundeswehr</text:p>
          </table:table-cell>
          <table:table-cell table:formula="of:=DECIMAL(MID([.$D35];2;2);16)" office:value-type="float" office:value="164" calcext:value-type="float">
            <text:p>164</text:p>
          </table:table-cell>
          <table:table-cell table:formula="of:=DECIMAL(MID([.$D35];4;2);16)" office:value-type="float" office:value="149" calcext:value-type="float">
            <text:p>149</text:p>
          </table:table-cell>
          <table:table-cell table:formula="of:=DECIMAL(MID([.$D35];6;2);16)" office:value-type="float" office:value="106" calcext:value-type="float">
            <text:p>106</text:p>
          </table:table-cell>
          <table:table-cell/>
          <table:table-cell table:formula="of:=CONCATENATE([.F35];&quot;-&quot;;[.G35];&quot;-&quot;;[.H35];&quot;+&quot;;[.E35];&quot;: &quot;;[.B35]; &quot; &quot;;[.C35])" office:value-type="string" office:string-value="164-149-106+Bundeswehr: Umtarnfarbe Wüste RAL 1040 F9" calcext:value-type="string">
            <text:p>164-149-106+Bundeswehr: Umtarnfarbe Wüste RAL 1040 F9</text:p>
          </table:table-cell>
        </table:table-row>
        <table:table-row table:style-name="ro1">
          <table:table-cell office:value-type="string" calcext:value-type="string">
            <text:p>UTF Helloliv</text:p>
          </table:table-cell>
          <table:table-cell office:value-type="string" calcext:value-type="string">
            <text:p>Umtarnfarbe Wüste</text:p>
          </table:table-cell>
          <table:table-cell office:value-type="string" calcext:value-type="string">
            <text:p>RAL 6040 F9</text:p>
          </table:table-cell>
          <table:table-cell office:value-type="string" calcext:value-type="string">
            <text:p>#767557</text:p>
          </table:table-cell>
          <table:table-cell office:value-type="string" calcext:value-type="string">
            <text:p>Bundeswehr</text:p>
          </table:table-cell>
          <table:table-cell table:formula="of:=DECIMAL(MID([.$D36];2;2);16)" office:value-type="float" office:value="118" calcext:value-type="float">
            <text:p>118</text:p>
          </table:table-cell>
          <table:table-cell table:formula="of:=DECIMAL(MID([.$D36];4;2);16)" office:value-type="float" office:value="117" calcext:value-type="float">
            <text:p>117</text:p>
          </table:table-cell>
          <table:table-cell table:formula="of:=DECIMAL(MID([.$D36];6;2);16)" office:value-type="float" office:value="87" calcext:value-type="float">
            <text:p>87</text:p>
          </table:table-cell>
          <table:table-cell/>
          <table:table-cell table:formula="of:=CONCATENATE([.F36];&quot;-&quot;;[.G36];&quot;-&quot;;[.H36];&quot;+&quot;;[.E36];&quot;: &quot;;[.B36]; &quot; &quot;;[.C36])" office:value-type="string" office:string-value="118-117-87+Bundeswehr: Umtarnfarbe Wüste RAL 6040 F9" calcext:value-type="string">
            <text:p>118-117-87+Bundeswehr: Umtarnfarbe Wüste RAL 6040 F9</text:p>
          </table:table-cell>
        </table:table-row>
        <table:table-row table:style-name="ro1">
          <table:table-cell office:value-type="string" calcext:value-type="string">
            <text:p>UTF Tarngrau</text:p>
          </table:table-cell>
          <table:table-cell office:value-type="string" calcext:value-type="string">
            <text:p>Umtarnfarbe Wüste</text:p>
          </table:table-cell>
          <table:table-cell office:value-type="string" calcext:value-type="string">
            <text:p>RAL 7050 F9</text:p>
          </table:table-cell>
          <table:table-cell office:value-type="string" calcext:value-type="string">
            <text:p>#716e65</text:p>
          </table:table-cell>
          <table:table-cell office:value-type="string" calcext:value-type="string">
            <text:p>Bundeswehr</text:p>
          </table:table-cell>
          <table:table-cell table:formula="of:=DECIMAL(MID([.$D37];2;2);16)" office:value-type="float" office:value="113" calcext:value-type="float">
            <text:p>113</text:p>
          </table:table-cell>
          <table:table-cell table:formula="of:=DECIMAL(MID([.$D37];4;2);16)" office:value-type="float" office:value="110" calcext:value-type="float">
            <text:p>110</text:p>
          </table:table-cell>
          <table:table-cell table:formula="of:=DECIMAL(MID([.$D37];6;2);16)" office:value-type="float" office:value="101" calcext:value-type="float">
            <text:p>101</text:p>
          </table:table-cell>
          <table:table-cell/>
          <table:table-cell table:formula="of:=CONCATENATE([.F37];&quot;-&quot;;[.G37];&quot;-&quot;;[.H37];&quot;+&quot;;[.E37];&quot;: &quot;;[.B37]; &quot; &quot;;[.C37])" office:value-type="string" office:string-value="113-110-101+Bundeswehr: Umtarnfarbe Wüste RAL 7050 F9" calcext:value-type="string">
            <text:p>113-110-101+Bundeswehr: Umtarnfarbe Wüste RAL 7050 F9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grün</text:p>
          </table:table-cell>
          <table:table-cell office:value-type="string" calcext:value-type="string">
            <text:p>5-Farb Flecktarn</text:p>
          </table:table-cell>
          <table:table-cell office:value-type="string" calcext:value-type="string">
            <text:p>Flächendeckung 10%</text:p>
          </table:table-cell>
          <table:table-cell office:value-type="string" calcext:value-type="string">
            <text:p>#a7ad6d</text:p>
          </table:table-cell>
          <table:table-cell office:value-type="string" calcext:value-type="string">
            <text:p>BW Uniform</text:p>
          </table:table-cell>
          <table:table-cell table:formula="of:=DECIMAL(MID([.$D40];2;2);16)" office:value-type="float" office:value="167" calcext:value-type="float">
            <text:p>167</text:p>
          </table:table-cell>
          <table:table-cell table:formula="of:=DECIMAL(MID([.$D40];4;2);16)" office:value-type="float" office:value="173" calcext:value-type="float">
            <text:p>173</text:p>
          </table:table-cell>
          <table:table-cell table:formula="of:=DECIMAL(MID([.$D40];6;2);16)" office:value-type="float" office:value="109" calcext:value-type="float">
            <text:p>109</text:p>
          </table:table-cell>
          <table:table-cell/>
          <table:table-cell table:formula="of:=CONCATENATE([.F40];&quot;-&quot;;[.G40];&quot;-&quot;;[.H40];&quot;+&quot;;[.E40];&quot;: &quot;;[.B40]; &quot; &quot;;[.C40])" office:value-type="string" office:string-value="167-173-109+BW Uniform: 5-Farb Flecktarn Flächendeckung 10%" calcext:value-type="string">
            <text:p>167-173-109+BW Uniform: 5-Farb Flecktarn Flächendeckung 10%</text:p>
          </table:table-cell>
        </table:table-row>
        <table:table-row table:style-name="ro1">
          <table:table-cell office:value-type="string" calcext:value-type="string">
            <text:p>Helloliv</text:p>
          </table:table-cell>
          <table:table-cell office:value-type="string" calcext:value-type="string">
            <text:p>5-Farb Flecktarn</text:p>
          </table:table-cell>
          <table:table-cell office:value-type="string" calcext:value-type="string">
            <text:p>Flächendeckung 20%</text:p>
          </table:table-cell>
          <table:table-cell office:value-type="string" calcext:value-type="string">
            <text:p>#616847</text:p>
          </table:table-cell>
          <table:table-cell office:value-type="string" calcext:value-type="string">
            <text:p>BW Uniform</text:p>
          </table:table-cell>
          <table:table-cell table:formula="of:=DECIMAL(MID([.$D41];2;2);16)" office:value-type="float" office:value="97" calcext:value-type="float">
            <text:p>97</text:p>
          </table:table-cell>
          <table:table-cell table:formula="of:=DECIMAL(MID([.$D41];4;2);16)" office:value-type="float" office:value="104" calcext:value-type="float">
            <text:p>104</text:p>
          </table:table-cell>
          <table:table-cell table:formula="of:=DECIMAL(MID([.$D41];6;2);16)" office:value-type="float" office:value="71" calcext:value-type="float">
            <text:p>71</text:p>
          </table:table-cell>
          <table:table-cell/>
          <table:table-cell table:formula="of:=CONCATENATE([.F41];&quot;-&quot;;[.G41];&quot;-&quot;;[.H41];&quot;+&quot;;[.E41];&quot;: &quot;;[.B41]; &quot; &quot;;[.C41])" office:value-type="string" office:string-value="97-104-71+BW Uniform: 5-Farb Flecktarn Flächendeckung 20%" calcext:value-type="string">
            <text:p>97-104-71+BW Uniform: 5-Farb Flecktarn Flächendeckung 20%</text:p>
          </table:table-cell>
        </table:table-row>
        <table:table-row table:style-name="ro1">
          <table:table-cell office:value-type="string" calcext:value-type="string">
            <text:p>Dunkelgrün</text:p>
          </table:table-cell>
          <table:table-cell office:value-type="string" calcext:value-type="string">
            <text:p>5-Farb Flecktarn</text:p>
          </table:table-cell>
          <table:table-cell office:value-type="string" calcext:value-type="string">
            <text:p>Flächendeckung 35%</text:p>
          </table:table-cell>
          <table:table-cell office:value-type="string" calcext:value-type="string">
            <text:p>#434a39</text:p>
          </table:table-cell>
          <table:table-cell office:value-type="string" calcext:value-type="string">
            <text:p>BW Uniform</text:p>
          </table:table-cell>
          <table:table-cell table:formula="of:=DECIMAL(MID([.$D42];2;2);16)" office:value-type="float" office:value="67" calcext:value-type="float">
            <text:p>67</text:p>
          </table:table-cell>
          <table:table-cell table:formula="of:=DECIMAL(MID([.$D42];4;2);16)" office:value-type="float" office:value="74" calcext:value-type="float">
            <text:p>74</text:p>
          </table:table-cell>
          <table:table-cell table:formula="of:=DECIMAL(MID([.$D42];6;2);16)" office:value-type="float" office:value="57" calcext:value-type="float">
            <text:p>57</text:p>
          </table:table-cell>
          <table:table-cell/>
          <table:table-cell table:formula="of:=CONCATENATE([.F42];&quot;-&quot;;[.G42];&quot;-&quot;;[.H42];&quot;+&quot;;[.E42];&quot;: &quot;;[.B42]; &quot; &quot;;[.C42])" office:value-type="string" office:string-value="67-74-57+BW Uniform: 5-Farb Flecktarn Flächendeckung 35%" calcext:value-type="string">
            <text:p>67-74-57+BW Uniform: 5-Farb Flecktarn Flächendeckung 35%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5-Farb Flecktarn</text:p>
          </table:table-cell>
          <table:table-cell office:value-type="string" calcext:value-type="string">
            <text:p>Flächendeckung 20%</text:p>
          </table:table-cell>
          <table:table-cell office:value-type="string" calcext:value-type="string">
            <text:p>#764a2f</text:p>
          </table:table-cell>
          <table:table-cell office:value-type="string" calcext:value-type="string">
            <text:p>BW Uniform</text:p>
          </table:table-cell>
          <table:table-cell table:formula="of:=DECIMAL(MID([.$D43];2;2);16)" office:value-type="float" office:value="118" calcext:value-type="float">
            <text:p>118</text:p>
          </table:table-cell>
          <table:table-cell table:formula="of:=DECIMAL(MID([.$D43];4;2);16)" office:value-type="float" office:value="74" calcext:value-type="float">
            <text:p>74</text:p>
          </table:table-cell>
          <table:table-cell table:formula="of:=DECIMAL(MID([.$D43];6;2);16)" office:value-type="float" office:value="47" calcext:value-type="float">
            <text:p>47</text:p>
          </table:table-cell>
          <table:table-cell/>
          <table:table-cell table:formula="of:=CONCATENATE([.F43];&quot;-&quot;;[.G43];&quot;-&quot;;[.H43];&quot;+&quot;;[.E43];&quot;: &quot;;[.B43]; &quot; &quot;;[.C43])" office:value-type="string" office:string-value="118-74-47+BW Uniform: 5-Farb Flecktarn Flächendeckung 20%" calcext:value-type="string">
            <text:p>118-74-47+BW Uniform: 5-Farb Flecktarn Flächendeckung 20%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5-Farb Flecktarn</text:p>
          </table:table-cell>
          <table:table-cell office:value-type="string" calcext:value-type="string">
            <text:p>Flächendeckung 10%</text:p>
          </table:table-cell>
          <table:table-cell office:value-type="string" calcext:value-type="string">
            <text:p>#312d2a</text:p>
          </table:table-cell>
          <table:table-cell office:value-type="string" calcext:value-type="string">
            <text:p>BW Uniform</text:p>
          </table:table-cell>
          <table:table-cell table:formula="of:=DECIMAL(MID([.$D44];2;2);16)" office:value-type="float" office:value="49" calcext:value-type="float">
            <text:p>49</text:p>
          </table:table-cell>
          <table:table-cell table:formula="of:=DECIMAL(MID([.$D44];4;2);16)" office:value-type="float" office:value="45" calcext:value-type="float">
            <text:p>45</text:p>
          </table:table-cell>
          <table:table-cell table:formula="of:=DECIMAL(MID([.$D44];6;2);16)" office:value-type="float" office:value="42" calcext:value-type="float">
            <text:p>42</text:p>
          </table:table-cell>
          <table:table-cell/>
          <table:table-cell table:formula="of:=CONCATENATE([.F44];&quot;-&quot;;[.G44];&quot;-&quot;;[.H44];&quot;+&quot;;[.E44];&quot;: &quot;;[.B44]; &quot; &quot;;[.C44])" office:value-type="string" office:string-value="49-45-42+BW Uniform: 5-Farb Flecktarn Flächendeckung 10%" calcext:value-type="string">
            <text:p>49-45-42+BW Uniform: 5-Farb Flecktarn Flächendeckung 10%</text:p>
          </table:table-cell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3-Farb Flecktarn</text:p>
          </table:table-cell>
          <table:table-cell office:value-type="string" calcext:value-type="string">
            <text:p>Flächendeckung 70%</text:p>
          </table:table-cell>
          <table:table-cell office:value-type="string" calcext:value-type="string">
            <text:p>#d3c2a6</text:p>
          </table:table-cell>
          <table:table-cell office:value-type="string" calcext:value-type="string">
            <text:p>BW Uniform</text:p>
          </table:table-cell>
          <table:table-cell table:formula="of:=DECIMAL(MID([.$D46];2;2);16)" office:value-type="float" office:value="211" calcext:value-type="float">
            <text:p>211</text:p>
          </table:table-cell>
          <table:table-cell table:formula="of:=DECIMAL(MID([.$D46];4;2);16)" office:value-type="float" office:value="194" calcext:value-type="float">
            <text:p>194</text:p>
          </table:table-cell>
          <table:table-cell table:formula="of:=DECIMAL(MID([.$D46];6;2);16)" office:value-type="float" office:value="166" calcext:value-type="float">
            <text:p>166</text:p>
          </table:table-cell>
          <table:table-cell/>
          <table:table-cell table:formula="of:=CONCATENATE([.F46];&quot;-&quot;;[.G46];&quot;-&quot;;[.H46];&quot;+&quot;;[.E46];&quot;: &quot;;[.B46]; &quot; &quot;;[.C46])" office:value-type="string" office:string-value="211-194-166+BW Uniform: 3-Farb Flecktarn Flächendeckung 70%" calcext:value-type="string">
            <text:p>211-194-166+BW Uniform: 3-Farb Flecktarn Flächendeckung 70%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3-Farb Flecktarn</text:p>
          </table:table-cell>
          <table:table-cell office:value-type="string" calcext:value-type="string">
            <text:p>Flächendeckung 20%</text:p>
          </table:table-cell>
          <table:table-cell office:value-type="string" calcext:value-type="string">
            <text:p>#775735</text:p>
          </table:table-cell>
          <table:table-cell office:value-type="string" calcext:value-type="string">
            <text:p>BW Uniform</text:p>
          </table:table-cell>
          <table:table-cell table:formula="of:=DECIMAL(MID([.$D47];2;2);16)" office:value-type="float" office:value="119" calcext:value-type="float">
            <text:p>119</text:p>
          </table:table-cell>
          <table:table-cell table:formula="of:=DECIMAL(MID([.$D47];4;2);16)" office:value-type="float" office:value="87" calcext:value-type="float">
            <text:p>87</text:p>
          </table:table-cell>
          <table:table-cell table:formula="of:=DECIMAL(MID([.$D47];6;2);16)" office:value-type="float" office:value="53" calcext:value-type="float">
            <text:p>53</text:p>
          </table:table-cell>
          <table:table-cell/>
          <table:table-cell table:formula="of:=CONCATENATE([.F47];&quot;-&quot;;[.G47];&quot;-&quot;;[.H47];&quot;+&quot;;[.E47];&quot;: &quot;;[.B47]; &quot; &quot;;[.C47])" office:value-type="string" office:string-value="119-87-53+BW Uniform: 3-Farb Flecktarn Flächendeckung 20%" calcext:value-type="string">
            <text:p>119-87-53+BW Uniform: 3-Farb Flecktarn Flächendeckung 20%</text:p>
          </table:table-cell>
        </table:table-row>
        <table:table-row table:style-name="ro1">
          <table:table-cell office:value-type="string" calcext:value-type="string">
            <text:p>Grün</text:p>
          </table:table-cell>
          <table:table-cell office:value-type="string" calcext:value-type="string">
            <text:p>3-Farb Flecktarn</text:p>
          </table:table-cell>
          <table:table-cell office:value-type="string" calcext:value-type="string">
            <text:p>Flächendeckung 10%</text:p>
          </table:table-cell>
          <table:table-cell office:value-type="string" calcext:value-type="string">
            <text:p>#434a39</text:p>
          </table:table-cell>
          <table:table-cell office:value-type="string" calcext:value-type="string">
            <text:p>BW Uniform</text:p>
          </table:table-cell>
          <table:table-cell table:formula="of:=DECIMAL(MID([.$D48];2;2);16)" office:value-type="float" office:value="67" calcext:value-type="float">
            <text:p>67</text:p>
          </table:table-cell>
          <table:table-cell table:formula="of:=DECIMAL(MID([.$D48];4;2);16)" office:value-type="float" office:value="74" calcext:value-type="float">
            <text:p>74</text:p>
          </table:table-cell>
          <table:table-cell table:formula="of:=DECIMAL(MID([.$D48];6;2);16)" office:value-type="float" office:value="57" calcext:value-type="float">
            <text:p>57</text:p>
          </table:table-cell>
          <table:table-cell/>
          <table:table-cell table:formula="of:=CONCATENATE([.F48];&quot;-&quot;;[.G48];&quot;-&quot;;[.H48];&quot;+&quot;;[.E48];&quot;: &quot;;[.B48]; &quot; &quot;;[.C48])" office:value-type="string" office:string-value="67-74-57+BW Uniform: 3-Farb Flecktarn Flächendeckung 10%" calcext:value-type="string">
            <text:p>67-74-57+BW Uniform: 3-Farb Flecktarn Flächendeckung 10%</text:p>
          </table:table-cell>
        </table:table-row>
      </table:table>
      <table:named-expressions/>
      <table:database-ranges>
        <table:database-range table:name="__Anonymous_Sheet_DB__3" table:target-range-address="'WH-Colors'.A6:'WH-Colors'.F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17:49:46.49611332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18:24:00.855842031</dc:date>
    <meta:editing-duration>PT3H26M</meta:editing-duration>
    <meta:editing-cycles>41</meta:editing-cycles>
    <meta:generator>LibreOffice/24.8.0.3$Linux_X86_64 LibreOffice_project/480$Build-3</meta:generator>
    <meta:document-statistic meta:table-count="5" meta:cell-count="3497" meta:object-count="0"/>
  </office:meta>
</office:document-meta>
</file>